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776cm"/>
    </style:style>
    <style:style style:name="co2" style:family="table-column">
      <style:table-column-properties fo:break-before="auto" style:column-width="1.543cm"/>
    </style:style>
    <style:style style:name="co3" style:family="table-column">
      <style:table-column-properties fo:break-before="auto" style:column-width="2.722cm"/>
    </style:style>
    <style:style style:name="co4" style:family="table-column">
      <style:table-column-properties fo:break-before="auto" style:column-width="2.598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819cm"/>
    </style:style>
    <style:style style:name="co7" style:family="table-column">
      <style:table-column-properties fo:break-before="auto" style:column-width="1.446cm"/>
    </style:style>
    <style:style style:name="co8" style:family="table-column">
      <style:table-column-properties fo:break-before="auto" style:column-width="2.452cm"/>
    </style:style>
    <style:style style:name="co9" style:family="table-column">
      <style:table-column-properties fo:break-before="auto" style:column-width="2.499cm"/>
    </style:style>
    <style:style style:name="co10" style:family="table-column">
      <style:table-column-properties fo:break-before="auto" style:column-width="2.353cm"/>
    </style:style>
    <style:style style:name="co11" style:family="table-column">
      <style:table-column-properties fo:break-before="auto" style:column-width="2.402cm"/>
    </style:style>
    <style:style style:name="co12" style:family="table-column">
      <style:table-column-properties fo:break-before="auto" style:column-width="2.427cm"/>
    </style:style>
    <style:style style:name="co13" style:family="table-column">
      <style:table-column-properties fo:break-before="auto" style:column-width="2.256cm"/>
    </style:style>
    <style:style style:name="co14" style:family="table-column">
      <style:table-column-properties fo:break-before="auto" style:column-width="2.23cm"/>
    </style:style>
    <style:style style:name="co15" style:family="table-column">
      <style:table-column-properties fo:break-before="auto" style:column-width="2.058cm"/>
    </style:style>
    <style:style style:name="co16" style:family="table-column">
      <style:table-column-properties fo:break-before="auto" style:column-width="2.279cm"/>
    </style:style>
    <style:style style:name="co17" style:family="table-column">
      <style:table-column-properties fo:break-before="auto" style:column-width="2.083cm"/>
    </style:style>
    <style:style style:name="co18" style:family="table-column">
      <style:table-column-properties fo:break-before="auto" style:column-width="2.133cm"/>
    </style:style>
    <style:style style:name="co19" style:family="table-column">
      <style:table-column-properties fo:break-before="auto" style:column-width="1.96cm"/>
    </style:style>
    <style:style style:name="co20" style:family="table-column">
      <style:table-column-properties fo:break-before="auto" style:column-width="1.887cm"/>
    </style:style>
    <style:style style:name="co21" style:family="table-column">
      <style:table-column-properties fo:break-before="auto" style:column-width="3.408cm"/>
    </style:style>
    <style:style style:name="co22" style:family="table-column">
      <style:table-column-properties fo:break-before="auto" style:column-width="1.372cm"/>
    </style:style>
    <style:style style:name="co23" style:family="table-column">
      <style:table-column-properties fo:break-before="page" style:column-width="2.722cm"/>
    </style:style>
    <style:style style:name="ro1" style:family="table-row">
      <style:table-row-properties style:row-height="0.923cm" fo:break-before="auto" style:use-optimal-row-height="false"/>
    </style:style>
    <style:style style:name="ro2" style:family="table-row">
      <style:table-row-properties style:row-height="0.75cm" fo:break-before="auto" style:use-optimal-row-height="false"/>
    </style:style>
    <style:style style:name="ro3" style:family="table-row">
      <style:table-row-properties style:row-height="0.57cm" fo:break-before="auto" style:use-optimal-row-height="false"/>
    </style:style>
    <style:style style:name="ro4" style:family="table-row">
      <style:table-row-properties style:row-height="0.723cm" fo:break-before="auto" style:use-optimal-row-height="false"/>
    </style:style>
    <style:style style:name="ro5" style:family="table-row">
      <style:table-row-properties style:row-height="0.979cm" fo:break-before="auto" style:use-optimal-row-height="false"/>
    </style:style>
    <style:style style:name="ro6" style:family="table-row">
      <style:table-row-properties style:row-height="0.397cm" fo:break-before="auto" style:use-optimal-row-height="false"/>
    </style:style>
    <style:style style:name="ro7" style:family="table-row">
      <style:table-row-properties style:row-height="0.582cm" fo:break-before="auto" style:use-optimal-row-height="false"/>
    </style:style>
    <style:style style:name="ro8" style:family="table-row">
      <style:table-row-properties style:row-height="0.6cm" fo:break-before="auto" style:use-optimal-row-height="false"/>
    </style:style>
    <style:style style:name="ro9" style:family="table-row">
      <style:table-row-properties style:row-height="0.605cm" fo:break-before="auto" style:use-optimal-row-height="false"/>
    </style:style>
    <style:style style:name="ro10" style:family="table-row">
      <style:table-row-properties style:row-height="0.529cm" fo:break-before="auto" style:use-optimal-row-height="false"/>
    </style:style>
    <style:style style:name="ro11" style:family="table-row">
      <style:table-row-properties style:row-height="0.6cm" fo:break-before="auto" style:use-optimal-row-height="false"/>
    </style:style>
    <style:style style:name="ro12" style:family="table-row">
      <style:table-row-properties style:row-height="0.817cm" fo:break-before="auto" style:use-optimal-row-height="false"/>
    </style:style>
    <style:style style:name="ro13" style:family="table-row">
      <style:table-row-properties style:row-height="0.79cm" fo:break-before="auto" style:use-optimal-row-height="false"/>
    </style:style>
    <style:style style:name="ro14" style:family="table-row">
      <style:table-row-properties style:row-height="0.552cm" fo:break-before="auto" style:use-optimal-row-height="false"/>
    </style:style>
    <style:style style:name="ro15" style:family="table-row">
      <style:table-row-properties style:row-height="0.702cm" fo:break-before="auto" style:use-optimal-row-height="false"/>
    </style:style>
    <style:style style:name="ro16" style:family="table-row">
      <style:table-row-properties style:row-height="0.635cm" fo:break-before="auto" style:use-optimal-row-height="false"/>
    </style:style>
    <style:style style:name="ro17" style:family="table-row">
      <style:table-row-properties style:row-height="0.49cm" fo:break-before="auto" style:use-optimal-row-height="false"/>
    </style:style>
    <style:style style:name="ro18" style:family="table-row">
      <style:table-row-properties style:row-height="0.432cm" fo:break-before="auto" style:use-optimal-row-height="false"/>
    </style:style>
    <style:style style:name="ro19" style:family="table-row">
      <style:table-row-properties style:row-height="0.582cm" fo:break-before="page" style:use-optimal-row-height="false"/>
    </style:style>
    <style:style style:name="ro20" style:family="table-row">
      <style:table-row-properties style:row-height="0.617cm" fo:break-before="auto" style:use-optimal-row-height="false"/>
    </style:style>
    <style:style style:name="ro21" style:family="table-row">
      <style:table-row-properties style:row-height="0.808cm" fo:break-before="auto" style:use-optimal-row-height="false"/>
    </style:style>
    <style:style style:name="ta1" style:family="table" style:master-page-name="PageStyle_5f_09離-年月別">
      <style:table-properties table:display="true" style:writing-mode="lr-tb"/>
    </style:style>
    <style:style style:name="ta2" style:family="table" style:master-page-name="PageStyle_5f_09離-縣市別">
      <style:table-properties table:display="true" style:writing-mode="lr-tb"/>
    </style:style>
    <style:style style:name="ta3" style:family="table" style:master-page-name="PageStyle_5f_09離-設籍情形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8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9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size-asian="13pt" style:font-style-asian="normal" style:font-weight-asian="bold" style:font-name-complex="新細明體" style:font-size-complex="13pt" style:font-style-complex="normal" style:font-weight-complex="bold"/>
    </style:style>
    <style:style style:name="ce1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3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6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7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8" style:family="table-cell" style:parent-style-name="Default">
      <style:table-cell-properties style:glyph-orientation-vertical="0" fo:border-bottom="0.74pt solid #000000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0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bold" style:font-size-asian="12pt" style:font-style-asian="normal" style:font-weight-asian="bold" style:font-name-complex="新細明體1" style:font-size-complex="12pt" style:font-style-complex="normal" style:font-weight-complex="bold"/>
    </style:style>
    <style:style style:name="ce21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1" fo:font-size="12pt" fo:font-style="normal" fo:text-shadow="none" style:text-underline-style="none" fo:font-weight="normal" style:font-size-asian="12pt" style:font-style-asian="normal" style:font-weight-asian="normal" style:font-name-complex="新細明體1" style:font-size-complex="12pt" style:font-style-complex="normal" style:font-weight-complex="normal"/>
    </style:style>
    <style:style style:name="ce23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4" style:family="table-cell" style:parent-style-name="一般_5f_速報表" style:data-style-name="N163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5" style:family="table-cell" style:parent-style-name="一般_5f_速報表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6" style:family="table-cell" style:parent-style-name="一般_20_3">
      <style:table-cell-properties fo:background-color="#ffffff" fo:padding="0.071c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7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8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size-asian="17pt" style:font-style-asian="normal" style:font-weight-asian="bold" style:font-name-complex="標楷體" style:font-size-complex="17pt" style:font-style-complex="normal" style:font-weight-complex="bold"/>
    </style:style>
    <style:style style:name="ce29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3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1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3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7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8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39" style:family="table-cell" style:parent-style-name="一般_5f_作業要點之表_20_2" style:data-style-name="N145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0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1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2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43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2.49pt double-thin #000000" style:border-line-width-top="0.018cm 0.053cm 0.018cm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4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5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7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8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49" style:family="table-cell" style:parent-style-name="一般_5f_公務統計表格">
      <style:table-cell-properties style:glyph-orientation-vertical="0" fo:background-color="#ffffff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0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5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2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3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8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5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0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61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2.49pt double-thin #000000" style:border-line-width-top="0.018cm 0.053cm 0.018cm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一般_20_3" style:data-style-name="N170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一般_20_3" style:data-style-name="N170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6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0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1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2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3" style:family="table-cell" style:parent-style-name="千分位_20_2" style:data-style-name="N100">
      <style:table-cell-properties style:glyph-orientation-vertical="0" fo:background-color="#ffffff" style:cell-protect="protected" style:print-content="true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4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5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6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7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8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79" style:family="table-cell" style:parent-style-name="一般_20_3" style:data-style-name="N15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一般_20_3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1" style:family="table-cell" style:parent-style-name="一般_20_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3" style:family="table-cell" style:parent-style-name="一般_5f_公務統計表格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84" style:family="table-cell" style:parent-style-name="一般_5f_公務統計表格" style:data-style-name="N149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6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size-asian="13pt" style:font-style-asian="normal" style:font-weight-asian="normal" style:font-name-complex="新細明體" style:font-size-complex="13pt" style:font-style-complex="normal" style:font-weight-complex="normal"/>
    </style:style>
    <style:style style:name="ce87" style:family="table-cell" style:parent-style-name="Default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8" style:family="table-cell" style:parent-style-name="一般_20_3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9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8" style:family="table-cell" style:parent-style-name="千分位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千分位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0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1" style:family="table-cell" style:parent-style-name="千分位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2" style:family="table-cell" style:parent-style-name="千分位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4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05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6" style:family="table-cell" style:parent-style-name="一般_5f_公務統計表格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07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8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9" style:family="table-cell" style:parent-style-name="千分位_20_2" style:data-style-name="N100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0" style:family="table-cell" style:parent-style-name="千分位_20_2" style:data-style-name="N100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2" style:family="table-cell" style:parent-style-name="一般_20_3" style:data-style-name="N168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3" style:family="table-cell" style:parent-style-name="一般_20_3" style:data-style-name="N168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4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5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千分位_5b_0_5d_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8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bold" style:font-size-asian="12pt" style:font-style-asian="normal" style:font-weight-asian="bold" style:font-name-complex="Times New Roman1" style:font-size-complex="12pt" style:font-style-complex="normal" style:font-weight-complex="bold"/>
    </style:style>
    <style:style style:name="ce119" style:family="table-cell" style:parent-style-name="Default" style:data-style-name="N175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0" style:family="table-cell" style:parent-style-name="Default" style:data-style-name="N175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2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2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2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25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6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27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8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9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30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千分位_5b_0_5d__20_2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2" style:family="table-cell" style:parent-style-name="千分位_5b_0_5d__20_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一般_5f_公務統計表格" style:data-style-name="N149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size-asian="14pt" style:font-style-asian="normal" style:font-weight-asian="bold" style:font-name-complex="標楷體" style:font-size-complex="14pt" style:font-style-complex="normal" style:font-weight-complex="bold"/>
    </style:style>
    <style:style style:name="ce134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5" style:family="table-cell" style:parent-style-name="一般_5f_公務統計表格" style:data-style-name="N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6" style:family="table-cell" style:parent-style-name="一般_5f_公務統計表格" style:data-style-name="N3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7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38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39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0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1" style:family="table-cell" style:parent-style-name="一般_20_3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2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3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45" style:family="table-cell" style:parent-style-name="千分位_5b_0_5d__5f_公務統計表格_20_2" style:data-style-name="N168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6" style:family="table-cell" style:parent-style-name="千分位_5b_0_5d__5f_公務統計表格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1" fo:font-size="12pt" fo:font-style="normal" fo:text-shadow="none" style:text-underline-style="none" fo:font-weight="normal" style:font-size-asian="12pt" style:font-style-asian="normal" style:font-weight-asian="normal" style:font-name-complex="Times New Roman1" style:font-size-complex="12pt" style:font-style-complex="normal" style:font-weight-complex="normal"/>
    </style:style>
    <style:style style:name="ce1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48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4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0" style:family="table-cell" style:parent-style-name="一般_5f_971112離婚按國籍及設籍情形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51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2" style:family="table-cell" style:parent-style-name="一般_5f_作業要點之表_20_2" style:data-style-name="N145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53" style:family="table-cell" style:parent-style-name="一般_5f_速報表">
      <style:table-cell-properties style:glyph-orientation-vertical="0" fo:border-bottom="none" fo:background-color="#ffffff" style:cell-protect="protected" style:print-content="tru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4" style:family="table-cell" style:parent-style-name="一般_20_3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5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56" style:family="table-cell" style:parent-style-name="千分位_5b_0_5d__20_2" style:data-style-name="N171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7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8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59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0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1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2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5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66" style:family="table-cell" style:parent-style-name="一般_20_3">
      <style:table-cell-properties fo:border-bottom="none" fo:background-color="#ffffff" style:diagonal-bl-tr="none" style:diagonal-tl-br="none" fo:border-left="none" fo:padding="0.071cm" fo:border-right="none" style:rotation-align="none" fo:border-top="0.74pt solid #000000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67" style:family="table-cell" style:parent-style-name="一般_5f_公務統計表格" style:data-style-name="N172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8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9" style:family="table-cell" style:parent-style-name="一般_5f_公務統計表格" style:data-style-name="N172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0" style:family="table-cell" style:parent-style-name="千分位_5b_0_5d__20_2" style:data-style-name="N173">
      <style:table-cell-properties style:glyph-orientation-vertical="0" fo:background-color="#ffffff" style:cell-protect="protected" style:print-content="true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2" style:family="table-cell" style:parent-style-name="千分位_5b_0_5d__5f_公務統計表格_20_2" style:data-style-name="N172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7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4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5" style:family="table-cell" style:parent-style-name="一般_5f_971112離婚按國籍及設籍情形">
      <style:table-cell-properties style:glyph-orientation-vertical="0" fo:background-color="#ffffff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6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7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78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79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0" style:family="table-cell" style:parent-style-name="一般_20_3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1" style:family="table-cell" style:parent-style-name="一般_20_3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8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4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85" style:family="table-cell" style:parent-style-name="一般_5f_公務統計表格">
      <style:table-cell-properties style:glyph-orientation-vertical="0" fo:background-color="#ffffff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6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87" style:family="table-cell" style:parent-style-name="一般_5f_公務統計表格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size-asian="16pt" style:font-style-asian="normal" style:font-weight-asian="bold" style:font-name-complex="標楷體" style:font-size-complex="16pt" style:font-style-complex="normal" style:font-weight-complex="bold"/>
    </style:style>
    <style:style style:name="ce188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size-asian="12pt" style:font-style-asian="normal" style:font-weight-asian="bold" style:font-name-complex="細明體" style:font-size-complex="12pt" style:font-style-complex="normal" style:font-weight-complex="bold"/>
    </style:style>
    <style:style style:name="ce189" style:family="table-cell" style:parent-style-name="一般_5f_公務統計表格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size-asian="12pt" style:font-style-asian="normal" style:font-weight-asian="bold" style:font-name-complex="新細明體" style:font-size-complex="12pt" style:font-style-complex="normal" style:font-weight-complex="bold"/>
    </style:style>
    <style:style style:name="ce190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1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2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193" style:family="table-cell" style:parent-style-name="一般_5f_公務統計表格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194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5" style:family="table-cell" style:parent-style-name="千分位_5b_0_5d__5f_公務統計表格_20_2" style:data-style-name="N172">
      <style:table-cell-properties style:glyph-orientation-vertical="0" fo:border-bottom="none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6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7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8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99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0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none" style:direction="ltr" fo:padding="0.071c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1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2" style:family="table-cell" style:parent-style-name="一般_5f_971112離婚按國籍及設籍情形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3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4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size-asian="12pt" style:font-style-asian="normal" style:font-weight-asian="normal" style:font-name-complex="細明體" style:font-size-complex="12pt" style:font-style-complex="normal" style:font-weight-complex="normal"/>
    </style:style>
    <style:style style:name="ce205" style:family="table-cell" style:parent-style-name="一般_5f_公務統計表格">
      <style:table-cell-properties style:glyph-orientation-vertical="0" fo:border-bottom="0.74pt solid #000000" fo:background-color="#ffffff" style:diagonal-bl-tr="none" style:diagonal-tl-br="none" style:text-align-source="fix" style:repeat-content="false" fo:wrap-option="no-wrap" fo:border-left="0.74pt solid #000000" style:direction="ltr" fo:padding="0.071c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06" style:family="table-cell" style:parent-style-name="一般_5f_公務統計表格" style:data-style-name="N172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7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8" style:family="table-cell" style:parent-style-name="千分位_5b_0_5d__20_2" style:data-style-name="N168">
      <style:table-cell-properties style:glyph-orientation-vertical="0" fo:border-bottom="none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09" style:family="table-cell" style:parent-style-name="一般_20_3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0" style:family="table-cell" style:parent-style-name="一般_20_3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1" style:family="table-cell" style:parent-style-name="千分位_5b_0_5d__20_2" style:data-style-name="N168">
      <style:table-cell-properties style:glyph-orientation-vertical="0" fo:border-bottom="0.74pt solid #000000" fo:background-color="#ffffff" style:cell-protect="none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2" style:family="table-cell" style:parent-style-name="一般_5f_公務統計表格" style:data-style-name="N172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3" style:family="table-cell" style:parent-style-name="一般_5f_公務統計表格" style:data-style-name="N172">
      <style:table-cell-properties style:glyph-orientation-vertical="0" fo:border-bottom="0.74pt solid #000000" fo:background-color="#ffffff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4" style:family="table-cell" style:parent-style-name="千分位_5b_0_5d__20_2" style:data-style-name="N168">
      <style:table-cell-properties style:glyph-orientation-vertical="0" fo:border-bottom="0.74pt solid #000000" fo:background-color="#ffffff" style:cell-protect="protected" style:print-content="true" style:diagonal-bl-tr="none" style:diagonal-tl-br="none" style:text-align-source="value-type" style:repeat-content="false" fo:wrap-option="no-wrap" fo:border-left="0.74pt solid #000000" style:direction="ltr" fo:padding="0.071cm" fo:border-right="none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5" style:family="table-cell" style:parent-style-name="一般_5f_公務統計表格" style:data-style-name="N174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ce216" style:family="table-cell" style:parent-style-name="一般_5f_公務統計表格" style:data-style-name="N174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style:font-style-complex="normal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/>
    </style:style>
    <style:style style:name="T2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新細明體" style:font-name-complex="新細明體"/>
    </style:style>
    <style:style style:name="T3" style:family="text">
      <style:text-properties style:font-style-complex="normal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text-position="0% 100%" style:font-name="Times New Roman" style:font-name-complex="Times New Roman"/>
    </style:style>
    <style:style style:name="T4" style:family="text">
      <style:text-properties style:text-underline-style="none" style:text-underline-color="font-color" style:font-weight-asian="normal" style:font-size-asian="12pt" style:font-name-complex="Times New Roman" style:text-position="0% 100%" fo:font-size="12pt" fo:font-weight="normal" style:font-size-complex="12pt" fo:text-shadow="none" style:use-window-font-color="true" style:text-line-through-type="none" style:font-weight-complex="normal" style:font-style-asian="normal" style:font-name="Times New Roman" style:font-style-complex="normal" style:text-outline="false" fo:font-style="normal"/>
    </style:style>
    <style:style style:name="T5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新細明體" style:font-name-complex="新細明體"/>
    </style:style>
    <style:style style:name="T6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="Times New Roman" style:font-name-complex="Times New Roman"/>
    </style:style>
    <style:style style:name="T7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新細明體" style:font-name="新細明體"/>
    </style:style>
    <style:style style:name="T8" style:family="text">
      <style:text-properties style:text-underline-style="none" style:text-underline-color="font-color" style:font-weight-asian="normal" style:font-size-asian="12pt" style:text-position="0% 100%" fo:font-size="12pt" fo:font-weight="normal" style:font-size-complex="12pt" fo:text-shadow="none" style:use-window-font-color="true" style:text-line-through-type="none" style:font-weight-complex="normal" style:font-style-asian="normal" style:font-style-complex="normal" style:text-outline="false" fo:font-style="normal" style:font-name-complex="Times New Roman" style:font-name="Times New Roman"/>
    </style:style>
    <style:style style:name="T9" style:family="text">
      <style:text-properties style:text-position="0% 100%" style:font-name="Times New Roman" style:font-style-asian="normal" style:font-weight-complex="normal" style:font-weight-asian="normal" style:font-size-complex="12pt" style:font-size-asian="12pt" style:font-name-complex="Times New Roman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  <style:style style:name="T10" style:family="text">
      <style:text-properties style:text-position="0% 100%" style:font-style-asian="normal" style:font-weight-complex="normal" style:font-weight-asian="normal" style:font-size-complex="12pt" style:font-size-asian="12pt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 style:font-name="新細明體" style:font-name-complex="新細明體"/>
    </style:style>
    <style:style style:name="T11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name-complex="細明體" style:font-size-asian="12pt" style:font-size-complex="12pt" style:font-weight-asian="normal" style:font-weight-complex="normal" style:font-style-asian="normal" style:font-name="細明體"/>
    </style:style>
    <style:style style:name="T12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3" style:family="text">
      <style:text-properties style:font-style-complex="normal" style:text-position="0% 100%" fo:font-size="12pt" fo:font-weight="normal" style:text-underline-style="none" style:text-underline-color="font-color" style:text-line-through-type="none" fo:font-style="normal" style:text-outline="false" style:use-window-font-color="true" fo:text-shadow="none" style:font-size-asian="12pt" style:font-size-complex="12pt" style:font-weight-asian="normal" style:font-weight-complex="normal" style:font-style-asian="normal" style:font-name="細明體" style:font-name-complex="細明體"/>
    </style:style>
    <style:style style:name="T14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name-complex="Times New Roman" style:font-size-asian="12pt" style:font-size-complex="12pt" style:font-weight-asian="normal" style:font-weight-complex="normal" style:font-style-asian="normal"/>
    </style:style>
    <style:style style:name="T15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新細明體" style:font-name="新細明體"/>
    </style:style>
    <style:style style:name="T16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-complex="Times New Roman" style:font-name="Times New Roman"/>
    </style:style>
    <style:style style:name="T17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新細明體" style:font-name-complex="新細明體"/>
    </style:style>
    <style:style style:name="T18" style:family="text">
      <style:text-properties fo:font-size="12pt" fo:font-weight="normal" style:text-underline-style="none" style:text-underline-color="font-color" style:text-line-through-type="none" fo:font-style="normal" style:text-outline="false" style:use-window-font-color="true" style:font-style-complex="normal" style:text-position="0% 100%" fo:text-shadow="none" style:font-size-asian="12pt" style:font-size-complex="12pt" style:font-weight-asian="normal" style:font-weight-complex="normal" style:font-style-asian="normal" style:font-name="Times New Roman" style:font-name-complex="Times New Roman"/>
    </style:style>
    <style:style style:name="T19" style:family="text">
      <style:text-properties style:text-position="0% 100%" style:font-name="細明體" style:font-style-asian="normal" style:font-weight-complex="normal" style:font-weight-asian="normal" style:font-size-complex="12pt" style:font-size-asian="12pt" style:font-name-complex="細明體" fo:text-shadow="none" style:use-window-font-color="true" style:text-outline="false" fo:font-style="normal" style:text-line-through-type="none" style:text-underline-style="none" style:text-underline-color="font-color" fo:font-weight="normal" fo:font-size="12pt" style:font-style-complex="normal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09離-年月別" table:style-name="ta1">
        <office:forms form:automatic-focus="false" form:apply-design-mode="false"/>
        <table:table-header-columns>
          <table:table-column table:style-name="co1" table:default-cell-style-name="ce27"/>
          <table:table-column table:style-name="co2" table:default-cell-style-name="ce27"/>
        </table:table-header-columns>
        <table:table-column table:style-name="co3" table:number-columns-repeated="2" table:default-cell-style-name="ce27"/>
        <table:table-column table:style-name="co4" table:number-columns-repeated="6" table:default-cell-style-name="ce27"/>
        <table:table-column table:style-name="co3" table:number-columns-repeated="2" table:default-cell-style-name="ce27"/>
        <table:table-column table:style-name="co4" table:number-columns-repeated="14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2">
            <table:table-cell table:style-name="ce2" table:number-columns-repeated="9"/>
            <table:table-cell table:style-name="ce83"/>
            <table:table-cell table:style-name="ce89" table:number-columns-repeated="7"/>
            <table:table-cell table:style-name="ce83"/>
            <table:table-cell table:style-name="ce89" table:number-columns-repeated="7"/>
            <table:table-cell table:style-name="ce106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3">
            <table:table-cell table:style-name="ce3"/>
            <table:table-cell table:style-name="ce29"/>
            <table:table-cell table:style-name="ce50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6" table:style-name="ce65"/>
            <table:covered-table-cell table:style-name="ce84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2">
            <table:table-cell table:style-name="ce4" office:value-type="string" calcext:value-type="string" table:number-columns-spanned="1" table:number-rows-spanned="4">
              <text:p>年<text:span text:style-name="T1">  </text:span><text:span text:style-name="T2">月</text:span><text:span text:style-name="T3">  </text:span><text:span text:style-name="T2">別</text:span></text:p>
            </table:table-cell>
            <table:table-cell table:style-name="ce30" office:value-type="string" calcext:value-type="string" table:number-columns-spanned="1" table:number-rows-spanned="4">
              <text:p>性別</text:p>
            </table:table-cell>
            <table:table-cell table:style-name="ce30" office:value-type="string" calcext:value-type="string" table:number-columns-spanned="1" table:number-rows-spanned="4">
              <text:p>總 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7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85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1">合</text:span><text:span text:style-name="T12"> </text:span><text:span text:style-name="T13">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4">
            <table:covered-table-cell table:style-name="ce5"/>
            <table:covered-table-cell table:number-columns-repeated="2"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裔<text:span text:style-name="T1">  </text:span><text:span text:style-name="T2">、</text:span><text:span text:style-name="T3">  </text:span><text:span text:style-name="T2">外國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5">
            <table:covered-table-cell table:style-name="ce5"/>
            <table:covered-table-cell table:number-columns-repeated="3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6">
            <table:covered-table-cell table:style-name="ce6"/>
            <table:covered-table-cell table:number-columns-repeated="7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7" office:value-type="string" calcext:value-type="string" table:number-columns-spanned="1" table:number-rows-spanned="3">
            <text:p>87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51" office:value-type="float" office:value="87206" calcext:value-type="float">
            <text:p><text:s text:c="3"/>87,206</text:p>
          </table:table-cell>
          <table:table-cell table:style-name="ce51" office:value-type="float" office:value="84562" calcext:value-type="float">
            <text:p><text:s text:c="3"/>84,562</text:p>
          </table:table-cell>
          <table:table-cell table:style-name="ce51" office:value-type="float" office:value="2031" calcext:value-type="float">
            <text:p><text:s text:c="3"/>2,03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9" office:value-type="float" office:value="613" calcext:value-type="float">
            <text:p>613</text:p>
          </table:table-cell>
          <table:table-cell table:style-name="ce82"/>
          <table:table-cell table:style-name="ce86"/>
          <table:table-cell table:style-name="ce91"/>
          <table:table-cell table:style-name="ce51" table:number-columns-repeated="5"/>
          <table:table-cell table:style-name="ce73" table:number-columns-spanned="1" table:number-rows-spanned="3"/>
          <table:table-cell table:style-name="ce107" table:number-columns-spanned="1" table:number-rows-spanned="3"/>
          <table:table-cell table:style-name="ce122"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51" office:value-type="float" office:value="43603" calcext:value-type="float">
            <text:p><text:s text:c="3"/>43,603</text:p>
          </table:table-cell>
          <table:table-cell table:style-name="ce51" office:value-type="float" office:value="42934" calcext:value-type="float">
            <text:p><text:s text:c="3"/>42,934</text:p>
          </table:table-cell>
          <table:table-cell table:style-name="ce51" office:value-type="float" office:value="437" calcext:value-type="float">
            <text:p><text:s text:c="3"/>437</text:p>
          </table:table-cell>
          <table:covered-table-cell table:number-columns-repeated="2" table:style-name="ce74"/>
          <table:table-cell table:style-name="ce51" office:value-type="float" office:value="232" calcext:value-type="float">
            <text:p><text:s text:c="3"/>232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75" office:value-type="string" calcext:value-type="string" table:number-columns-spanned="1" table:number-rows-spanned="2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covered-table-cell table:style-name="ce74"/>
          <table:covered-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52" office:value-type="float" office:value="43603" calcext:value-type="float">
            <text:p><text:s text:c="3"/>43,603</text:p>
          </table:table-cell>
          <table:table-cell table:style-name="ce52" office:value-type="float" office:value="41628" calcext:value-type="float">
            <text:p><text:s text:c="3"/>41,628</text:p>
          </table:table-cell>
          <table:table-cell table:style-name="ce52" office:value-type="float" office:value="1594" calcext:value-type="float">
            <text:p><text:s text:c="3"/>1,594</text:p>
          </table:table-cell>
          <table:covered-table-cell table:number-columns-repeated="2" table:style-name="ce75"/>
          <table:table-cell table:style-name="ce52" office:value-type="float" office:value="381" calcext:value-type="float">
            <text:p><text:s text:c="3"/>381</text:p>
          </table:table-cell>
          <table:covered-table-cell table:number-columns-repeated="2" table:style-name="ce75"/>
          <table:table-cell table:style-name="ce93"/>
          <table:table-cell table:style-name="ce99"/>
          <table:table-cell table:style-name="ce104"/>
          <table:table-cell table:style-name="ce99" table:number-columns-repeated="3"/>
          <table:covered-table-cell table:style-name="ce75"/>
          <table:covered-table-cell table:style-name="ce109"/>
          <table:table-cell table:number-columns-repeated="998"/>
        </table:table-row>
        <table:table-row table:style-name="ro7">
          <table:table-cell table:style-name="ce7" office:value-type="string" calcext:value-type="string" table:number-columns-spanned="1" table:number-rows-spanned="3">
            <text:p>88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98006" calcext:value-type="float">
            <text:p><text:s text:c="3"/>98,006</text:p>
          </table:table-cell>
          <table:table-cell table:style-name="ce53" office:value-type="float" office:value="94176" calcext:value-type="float">
            <text:p><text:s text:c="3"/>94,176</text:p>
          </table:table-cell>
          <table:table-cell table:style-name="ce53" office:value-type="float" office:value="2981" calcext:value-type="float">
            <text:p><text:s text:c="3"/>2,981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849" calcext:value-type="float">
            <text:p><text:s text:c="3"/>849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10"/>
          <table:table-cell table:number-columns-repeated="998"/>
        </table:table-row>
        <table:table-row table:style-name="ro7">
          <table:covered-table-cell table:style-name="ce8"/>
          <table:table-cell table:style-name="ce34" office:value-type="string" calcext:value-type="string">
            <text:p>男</text:p>
          </table:table-cell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51" office:value-type="float" office:value="49003" calcext:value-type="float">
            <text:p><text:s text:c="3"/>49,003</text:p>
          </table:table-cell>
          <table:table-cell table:style-name="ce51" office:value-type="float" office:value="48337" calcext:value-type="float">
            <text:p><text:s text:c="3"/>48,337</text:p>
          </table:table-cell>
          <table:table-cell table:style-name="ce51" office:value-type="float" office:value="421" calcext:value-type="float">
            <text:p><text:s text:c="3"/>421</text:p>
          </table:table-cell>
          <table:covered-table-cell table:number-columns-repeated="2" table:style-name="ce74"/>
          <table:table-cell table:style-name="ce51" office:value-type="float" office:value="245" calcext:value-type="float">
            <text:p><text:s text:c="3"/>245</text:p>
          </table:table-cell>
          <table:covered-table-cell table:number-columns-repeated="2" table:style-name="ce74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9"/>
          <table:table-cell table:style-name="ce35" office:value-type="string" calcext:value-type="string">
            <text:p>女</text:p>
          </table:table-cell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52" office:value-type="float" office:value="49003" calcext:value-type="float">
            <text:p><text:s text:c="3"/>49,003</text:p>
          </table:table-cell>
          <table:table-cell table:style-name="ce52" office:value-type="float" office:value="45839" calcext:value-type="float">
            <text:p><text:s text:c="3"/>45,839</text:p>
          </table:table-cell>
          <table:table-cell table:style-name="ce52" office:value-type="float" office:value="2560" calcext:value-type="float">
            <text:p><text:s text:c="3"/>2,560</text:p>
          </table:table-cell>
          <table:covered-table-cell table:number-columns-repeated="2" table:style-name="ce75"/>
          <table:table-cell table:style-name="ce52" office:value-type="float" office:value="604" calcext:value-type="float">
            <text:p><text:s text:c="3"/>604</text:p>
          </table:table-cell>
          <table:covered-table-cell table:number-columns-repeated="2" table:style-name="ce75"/>
          <table:table-cell table:style-name="ce92"/>
          <table:table-cell table:style-name="ce98"/>
          <table:table-cell table:style-name="ce103"/>
          <table:table-cell table:style-name="ce98" table:number-columns-repeated="3"/>
          <table:table-cell table:style-name="ce74"/>
          <table:table-cell table:style-name="ce108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8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05340" calcext:value-type="float">
            <text:p><text:s text:c="3"/>105,340</text:p>
          </table:table-cell>
          <table:table-cell table:style-name="ce53" office:value-type="float" office:value="99390" calcext:value-type="float">
            <text:p><text:s text:c="3"/>99,390</text:p>
          </table:table-cell>
          <table:table-cell table:style-name="ce53" office:value-type="float" office:value="4350" calcext:value-type="float">
            <text:p><text:s text:c="3"/>4,35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53" office:value-type="float" office:value="1600" calcext:value-type="float">
            <text:p><text:s text:c="3"/>1,600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73" office:value-type="string" calcext:value-type="string" table:number-columns-spanned="1" table:number-rows-spanned="3">
            <text:p><text:s text:c="3"/>…</text:p>
          </table:table-cell>
          <table:table-cell table:style-name="ce94"/>
          <table:table-cell table:style-name="ce100"/>
          <table:table-cell table:style-name="ce54"/>
          <table:table-cell table:style-name="ce100" table:number-columns-repeated="2"/>
          <table:table-cell table:style-name="ce68"/>
          <table:table-cell table:style-name="ce105"/>
          <table:table-cell table:style-name="ce110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51" office:value-type="float" office:value="52670" calcext:value-type="float">
            <text:p><text:s text:c="3"/>52,670</text:p>
          </table:table-cell>
          <table:table-cell table:style-name="ce51" office:value-type="float" office:value="51918" calcext:value-type="float">
            <text:p><text:s text:c="3"/>51,918</text:p>
          </table:table-cell>
          <table:table-cell table:style-name="ce51" office:value-type="float" office:value="308" calcext:value-type="float">
            <text:p><text:s text:c="3"/>308</text:p>
          </table:table-cell>
          <table:covered-table-cell table:number-columns-repeated="2" table:style-name="ce74"/>
          <table:table-cell table:style-name="ce51" office:value-type="float" office:value="444" calcext:value-type="float">
            <text:p><text:s text:c="3"/>444</text:p>
          </table:table-cell>
          <table:covered-table-cell table:number-columns-repeated="2" table:style-name="ce74"/>
          <table:table-cell table:style-name="ce92"/>
          <table:table-cell table:style-name="ce101"/>
          <table:table-cell table:style-name="ce103"/>
          <table:table-cell table:style-name="ce101" table:number-columns-repeated="2"/>
          <table:table-cell table:style-name="ce98"/>
          <table:table-cell table:style-name="ce74"/>
          <table:table-cell table:style-name="ce108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52" office:value-type="float" office:value="52670" calcext:value-type="float">
            <text:p><text:s text:c="3"/>52,670</text:p>
          </table:table-cell>
          <table:table-cell table:style-name="ce52" office:value-type="float" office:value="47472" calcext:value-type="float">
            <text:p><text:s text:c="3"/>47,472</text:p>
          </table:table-cell>
          <table:table-cell table:style-name="ce52" office:value-type="float" office:value="4042" calcext:value-type="float">
            <text:p><text:s text:c="3"/>4,042</text:p>
          </table:table-cell>
          <table:covered-table-cell table:number-columns-repeated="2" table:style-name="ce75"/>
          <table:table-cell table:style-name="ce52" office:value-type="float" office:value="1156" calcext:value-type="float">
            <text:p><text:s text:c="3"/>1,156</text:p>
          </table:table-cell>
          <table:covered-table-cell table:number-columns-repeated="2" table:style-name="ce75"/>
          <table:table-cell table:style-name="ce93"/>
          <table:table-cell table:style-name="ce102"/>
          <table:table-cell table:style-name="ce104"/>
          <table:table-cell table:style-name="ce102" table:number-columns-repeated="2"/>
          <table:table-cell table:style-name="ce99"/>
          <table:table-cell table:style-name="ce75"/>
          <table:table-cell table:style-name="ce109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0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office:value-type="float" office:value="113076" calcext:value-type="float">
            <text:p><text:s text:c="3"/>113,076</text:p>
          </table:table-cell>
          <table:table-cell table:style-name="ce53" office:value-type="float" office:value="105868" calcext:value-type="float">
            <text:p><text:s text:c="3"/>105,868</text:p>
          </table:table-cell>
          <table:table-cell table:style-name="ce53" office:value-type="float" office:value="4702" calcext:value-type="float">
            <text:p><text:s text:c="3"/>4,702</text:p>
          </table:table-cell>
          <table:table-cell table:style-name="ce53" office:value-type="float" office:value="4621" calcext:value-type="float">
            <text:p><text:s text:c="3"/>4,621</text:p>
          </table:table-cell>
          <table:table-cell table:style-name="ce53" office:value-type="float" office:value="81" calcext:value-type="float">
            <text:p><text:s text:c="3"/>81</text:p>
          </table:table-cell>
          <table:table-cell table:style-name="ce53" office:value-type="float" office:value="2506" calcext:value-type="float">
            <text:p><text:s text:c="3"/>2,506</text:p>
          </table:table-cell>
          <table:table-cell table:style-name="ce53" office:value-type="float" office:value="1935" calcext:value-type="float">
            <text:p><text:s text:c="3"/>1,935</text:p>
          </table:table-cell>
          <table:table-cell table:style-name="ce53" office:value-type="float" office:value="571" calcext:value-type="float">
            <text:p><text:s text:c="3"/>571</text:p>
          </table:table-cell>
          <table:table-cell table:style-name="ce53" table:number-columns-repeated="7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office:value-type="float" office:value="56538" calcext:value-type="float">
            <text:p><text:s text:c="3"/>56,538</text:p>
          </table:table-cell>
          <table:table-cell table:style-name="ce51" office:value-type="float" office:value="55778" calcext:value-type="float">
            <text:p><text:s text:c="3"/>55,778</text:p>
          </table:table-cell>
          <table:table-cell table:style-name="ce51" office:value-type="float" office:value="174" calcext:value-type="float">
            <text:p><text:s text:c="3"/>174</text:p>
          </table:table-cell>
          <table:table-cell table:style-name="ce51" office:value-type="float" office:value="110" calcext:value-type="float">
            <text:p><text:s text:c="3"/>110</text:p>
          </table:table-cell>
          <table:table-cell table:style-name="ce51" office:value-type="float" office:value="64" calcext:value-type="float">
            <text:p><text:s text:c="3"/>64</text:p>
          </table:table-cell>
          <table:table-cell table:style-name="ce51" office:value-type="float" office:value="586" calcext:value-type="float">
            <text:p><text:s text:c="3"/>586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495" calcext:value-type="float">
            <text:p><text:s text:c="3"/>49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office:value-type="float" office:value="56538" calcext:value-type="float">
            <text:p><text:s text:c="3"/>56,538</text:p>
          </table:table-cell>
          <table:table-cell table:style-name="ce52" office:value-type="float" office:value="50090" calcext:value-type="float">
            <text:p><text:s text:c="3"/>50,090</text:p>
          </table:table-cell>
          <table:table-cell table:style-name="ce52" office:value-type="float" office:value="4528" calcext:value-type="float">
            <text:p><text:s text:c="3"/>4,528</text:p>
          </table:table-cell>
          <table:table-cell table:style-name="ce52" office:value-type="float" office:value="4511" calcext:value-type="float">
            <text:p><text:s text:c="3"/>4,511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920" calcext:value-type="float">
            <text:p><text:s text:c="3"/>1,920</text:p>
          </table:table-cell>
          <table:table-cell table:style-name="ce52" office:value-type="float" office:value="1844" calcext:value-type="float">
            <text:p><text:s text:c="3"/>1,844</text:p>
          </table:table-cell>
          <table:table-cell table:style-name="ce52" office:value-type="float" office:value="76" calcext:value-type="float">
            <text:p><text:s text:c="3"/>7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1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51" office:value-type="float" office:value="122426" calcext:value-type="float">
            <text:p><text:s text:c="3"/>122,426</text:p>
          </table:table-cell>
          <table:table-cell table:style-name="ce51" office:value-type="float" office:value="114287" calcext:value-type="float">
            <text:p><text:s text:c="3"/>114,287</text:p>
          </table:table-cell>
          <table:table-cell table:style-name="ce51" office:value-type="float" office:value="5496" calcext:value-type="float">
            <text:p><text:s text:c="3"/>5,496</text:p>
          </table:table-cell>
          <table:table-cell table:style-name="ce51" office:value-type="float" office:value="5465" calcext:value-type="float">
            <text:p><text:s text:c="3"/>5,465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style-name="ce51" office:value-type="float" office:value="2643" calcext:value-type="float">
            <text:p><text:s text:c="3"/>2,643</text:p>
          </table:table-cell>
          <table:table-cell table:style-name="ce51" office:value-type="float" office:value="2136" calcext:value-type="float">
            <text:p><text:s text:c="3"/>2,136</text:p>
          </table:table-cell>
          <table:table-cell table:style-name="ce53" office:value-type="float" office:value="507" calcext:value-type="float">
            <text:p><text:s text:c="3"/>50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office:value-type="float" office:value="61213" calcext:value-type="float">
            <text:p><text:s text:c="3"/>61,213</text:p>
          </table:table-cell>
          <table:table-cell table:style-name="ce51" office:value-type="float" office:value="60533" calcext:value-type="float">
            <text:p><text:s text:c="3"/>60,533</text:p>
          </table:table-cell>
          <table:table-cell table:style-name="ce51" office:value-type="float" office:value="128" calcext:value-type="float">
            <text:p><text:s text:c="3"/>128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office:value-type="float" office:value="17" calcext:value-type="float">
            <text:p><text:s text:c="3"/>17</text:p>
          </table:table-cell>
          <table:table-cell table:style-name="ce51" office:value-type="float" office:value="552" calcext:value-type="float">
            <text:p><text:s text:c="3"/>552</text:p>
          </table:table-cell>
          <table:table-cell table:style-name="ce51" office:value-type="float" office:value="116" calcext:value-type="float">
            <text:p><text:s text:c="3"/>116</text:p>
          </table:table-cell>
          <table:table-cell table:style-name="ce51" office:value-type="float" office:value="436" calcext:value-type="float">
            <text:p><text:s text:c="3"/>43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office:value-type="float" office:value="61213" calcext:value-type="float">
            <text:p><text:s text:c="3"/>61,213</text:p>
          </table:table-cell>
          <table:table-cell table:style-name="ce52" office:value-type="float" office:value="53754" calcext:value-type="float">
            <text:p><text:s text:c="3"/>53,754</text:p>
          </table:table-cell>
          <table:table-cell table:style-name="ce52" office:value-type="float" office:value="5368" calcext:value-type="float">
            <text:p><text:s text:c="3"/>5,368</text:p>
          </table:table-cell>
          <table:table-cell table:style-name="ce52" office:value-type="float" office:value="5354" calcext:value-type="float">
            <text:p><text:s text:c="3"/>5,35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091" calcext:value-type="float">
            <text:p><text:s text:c="3"/>2,091</text:p>
          </table:table-cell>
          <table:table-cell table:style-name="ce52" office:value-type="float" office:value="2020" calcext:value-type="float">
            <text:p><text:s text:c="3"/>2,020</text:p>
          </table:table-cell>
          <table:table-cell table:style-name="ce52" office:value-type="float" office:value="71" calcext:value-type="float">
            <text:p><text:s text:c="3"/>7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2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51" office:value-type="float" office:value="129732" calcext:value-type="float">
            <text:p><text:s text:c="3"/>129,732</text:p>
          </table:table-cell>
          <table:table-cell table:style-name="ce51" office:value-type="float" office:value="118764" calcext:value-type="float">
            <text:p><text:s text:c="3"/>118,764</text:p>
          </table:table-cell>
          <table:table-cell table:style-name="ce51" office:value-type="float" office:value="7943" calcext:value-type="float">
            <text:p><text:s text:c="3"/>7,943</text:p>
          </table:table-cell>
          <table:table-cell table:style-name="ce51" office:value-type="float" office:value="7890" calcext:value-type="float">
            <text:p><text:s text:c="3"/>7,890</text:p>
          </table:table-cell>
          <table:table-cell table:style-name="ce51" office:value-type="float" office:value="53" calcext:value-type="float">
            <text:p><text:s text:c="3"/>53</text:p>
          </table:table-cell>
          <table:table-cell table:style-name="ce51" office:value-type="float" office:value="3025" calcext:value-type="float">
            <text:p><text:s text:c="3"/>3,025</text:p>
          </table:table-cell>
          <table:table-cell table:style-name="ce51" office:value-type="float" office:value="2356" calcext:value-type="float">
            <text:p><text:s text:c="3"/>2,356</text:p>
          </table:table-cell>
          <table:table-cell table:style-name="ce53" office:value-type="float" office:value="669" calcext:value-type="float">
            <text:p><text:s text:c="3"/>669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office:value-type="float" office:value="64866" calcext:value-type="float">
            <text:p><text:s text:c="3"/>64,866</text:p>
          </table:table-cell>
          <table:table-cell table:style-name="ce51" office:value-type="float" office:value="63950" calcext:value-type="float">
            <text:p><text:s text:c="3"/>63,950</text:p>
          </table:table-cell>
          <table:table-cell table:style-name="ce51" office:value-type="float" office:value="255" calcext:value-type="float">
            <text:p><text:s text:c="3"/>255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39" calcext:value-type="float">
            <text:p><text:s text:c="3"/>39</text:p>
          </table:table-cell>
          <table:table-cell table:style-name="ce51" office:value-type="float" office:value="661" calcext:value-type="float">
            <text:p><text:s text:c="3"/>661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486" calcext:value-type="float">
            <text:p><text:s text:c="3"/>48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office:value-type="float" office:value="64866" calcext:value-type="float">
            <text:p><text:s text:c="3"/>64,866</text:p>
          </table:table-cell>
          <table:table-cell table:style-name="ce52" office:value-type="float" office:value="54814" calcext:value-type="float">
            <text:p><text:s text:c="3"/>54,814</text:p>
          </table:table-cell>
          <table:table-cell table:style-name="ce52" office:value-type="float" office:value="7688" calcext:value-type="float">
            <text:p><text:s text:c="3"/>7,688</text:p>
          </table:table-cell>
          <table:table-cell table:style-name="ce52" office:value-type="float" office:value="7674" calcext:value-type="float">
            <text:p><text:s text:c="3"/>7,674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2364" calcext:value-type="float">
            <text:p><text:s text:c="3"/>2,364</text:p>
          </table:table-cell>
          <table:table-cell table:style-name="ce52" office:value-type="float" office:value="2181" calcext:value-type="float">
            <text:p><text:s text:c="3"/>2,181</text:p>
          </table:table-cell>
          <table:table-cell table:style-name="ce52" office:value-type="float" office:value="183" calcext:value-type="float">
            <text:p><text:s text:c="3"/>18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3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51" office:value-type="float" office:value="125592" calcext:value-type="float">
            <text:p><text:s text:c="3"/>125,592</text:p>
          </table:table-cell>
          <table:table-cell table:style-name="ce51" office:value-type="float" office:value="114202" calcext:value-type="float">
            <text:p><text:s text:c="3"/>114,202</text:p>
          </table:table-cell>
          <table:table-cell table:style-name="ce51" office:value-type="float" office:value="7849" calcext:value-type="float">
            <text:p><text:s text:c="3"/>7,849</text:p>
          </table:table-cell>
          <table:table-cell table:style-name="ce51" office:value-type="float" office:value="7782" calcext:value-type="float">
            <text:p><text:s text:c="3"/>7,782</text:p>
          </table:table-cell>
          <table:table-cell table:style-name="ce51" office:value-type="float" office:value="67" calcext:value-type="float">
            <text:p><text:s text:c="3"/>67</text:p>
          </table:table-cell>
          <table:table-cell table:style-name="ce51" office:value-type="float" office:value="3541" calcext:value-type="float">
            <text:p><text:s text:c="3"/>3,541</text:p>
          </table:table-cell>
          <table:table-cell table:style-name="ce51" office:value-type="float" office:value="2944" calcext:value-type="float">
            <text:p><text:s text:c="3"/>2,944</text:p>
          </table:table-cell>
          <table:table-cell table:style-name="ce53" office:value-type="float" office:value="597" calcext:value-type="float">
            <text:p><text:s text:c="3"/>597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office:value-type="float" office:value="62796" calcext:value-type="float">
            <text:p><text:s text:c="3"/>62,796</text:p>
          </table:table-cell>
          <table:table-cell table:style-name="ce51" office:value-type="float" office:value="61708" calcext:value-type="float">
            <text:p><text:s text:c="3"/>61,708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342" calcext:value-type="float">
            <text:p><text:s text:c="3"/>342</text:p>
          </table:table-cell>
          <table:table-cell table:style-name="ce51" office:value-type="float" office:value="37" calcext:value-type="float">
            <text:p><text:s text:c="3"/>37</text:p>
          </table:table-cell>
          <table:table-cell table:style-name="ce51" office:value-type="float" office:value="709" calcext:value-type="float">
            <text:p><text:s text:c="3"/>709</text:p>
          </table:table-cell>
          <table:table-cell table:style-name="ce51" office:value-type="float" office:value="199" calcext:value-type="float">
            <text:p><text:s text:c="3"/>199</text:p>
          </table:table-cell>
          <table:table-cell table:style-name="ce51" office:value-type="float" office:value="510" calcext:value-type="float">
            <text:p><text:s text:c="3"/>51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796" calcext:value-type="float">
            <text:p><text:s text:c="3"/>62,796</text:p>
          </table:table-cell>
          <table:table-cell table:style-name="ce52" office:value-type="float" office:value="52494" calcext:value-type="float">
            <text:p><text:s text:c="3"/>52,494</text:p>
          </table:table-cell>
          <table:table-cell table:style-name="ce52" office:value-type="float" office:value="7470" calcext:value-type="float">
            <text:p><text:s text:c="3"/>7,470</text:p>
          </table:table-cell>
          <table:table-cell table:style-name="ce52" office:value-type="float" office:value="7440" calcext:value-type="float">
            <text:p><text:s text:c="3"/>7,440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832" calcext:value-type="float">
            <text:p><text:s text:c="3"/>2,832</text:p>
          </table:table-cell>
          <table:table-cell table:style-name="ce52" office:value-type="float" office:value="2745" calcext:value-type="float">
            <text:p><text:s text:c="3"/>2,745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4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51" office:value-type="float" office:value="125142" calcext:value-type="float">
            <text:p><text:s text:c="3"/>125,142</text:p>
          </table:table-cell>
          <table:table-cell table:style-name="ce51" office:value-type="float" office:value="114100" calcext:value-type="float">
            <text:p><text:s text:c="3"/>114,100</text:p>
          </table:table-cell>
          <table:table-cell table:style-name="ce51" office:value-type="float" office:value="7132" calcext:value-type="float">
            <text:p><text:s text:c="3"/>7,132</text:p>
          </table:table-cell>
          <table:table-cell table:style-name="ce51" office:value-type="float" office:value="7048" calcext:value-type="float">
            <text:p><text:s text:c="3"/>7,048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3910" calcext:value-type="float">
            <text:p><text:s text:c="3"/>3,910</text:p>
          </table:table-cell>
          <table:table-cell table:style-name="ce51" office:value-type="float" office:value="3372" calcext:value-type="float">
            <text:p><text:s text:c="3"/>3,372</text:p>
          </table:table-cell>
          <table:table-cell table:style-name="ce53" office:value-type="float" office:value="538" calcext:value-type="float">
            <text:p><text:s text:c="3"/>53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office:value-type="float" office:value="62571" calcext:value-type="float">
            <text:p><text:s text:c="3"/>62,571</text:p>
          </table:table-cell>
          <table:table-cell table:style-name="ce51" office:value-type="float" office:value="61440" calcext:value-type="float">
            <text:p><text:s text:c="3"/>61,440</text:p>
          </table:table-cell>
          <table:table-cell table:style-name="ce51" office:value-type="float" office:value="416" calcext:value-type="float">
            <text:p><text:s text:c="3"/>416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51" calcext:value-type="float">
            <text:p><text:s text:c="3"/>51</text:p>
          </table:table-cell>
          <table:table-cell table:style-name="ce51" office:value-type="float" office:value="715" calcext:value-type="float">
            <text:p><text:s text:c="3"/>715</text:p>
          </table:table-cell>
          <table:table-cell table:style-name="ce51" office:value-type="float" office:value="264" calcext:value-type="float">
            <text:p><text:s text:c="3"/>264</text:p>
          </table:table-cell>
          <table:table-cell table:style-name="ce51" office:value-type="float" office:value="451" calcext:value-type="float">
            <text:p><text:s text:c="3"/>451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office:value-type="float" office:value="62571" calcext:value-type="float">
            <text:p><text:s text:c="3"/>62,571</text:p>
          </table:table-cell>
          <table:table-cell table:style-name="ce52" office:value-type="float" office:value="52660" calcext:value-type="float">
            <text:p><text:s text:c="3"/>52,660</text:p>
          </table:table-cell>
          <table:table-cell table:style-name="ce52" office:value-type="float" office:value="6716" calcext:value-type="float">
            <text:p><text:s text:c="3"/>6,716</text:p>
          </table:table-cell>
          <table:table-cell table:style-name="ce52" office:value-type="float" office:value="6683" calcext:value-type="float">
            <text:p><text:s text:c="3"/>6,68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195" calcext:value-type="float">
            <text:p><text:s text:c="3"/>3,195</text:p>
          </table:table-cell>
          <table:table-cell table:style-name="ce52" office:value-type="float" office:value="3108" calcext:value-type="float">
            <text:p><text:s text:c="3"/>3,108</text:p>
          </table:table-cell>
          <table:table-cell table:style-name="ce52" office:value-type="float" office:value="87" calcext:value-type="float">
            <text:p><text:s text:c="3"/>8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5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51" office:value-type="float" office:value="129080" calcext:value-type="float">
            <text:p><text:s text:c="3"/>129,080</text:p>
          </table:table-cell>
          <table:table-cell table:style-name="ce51" office:value-type="float" office:value="117490" calcext:value-type="float">
            <text:p><text:s text:c="3"/>117,490</text:p>
          </table:table-cell>
          <table:table-cell table:style-name="ce51" office:value-type="float" office:value="7165" calcext:value-type="float">
            <text:p><text:s text:c="3"/>7,165</text:p>
          </table:table-cell>
          <table:table-cell table:style-name="ce51" office:value-type="float" office:value="7057" calcext:value-type="float">
            <text:p><text:s text:c="3"/>7,057</text:p>
          </table:table-cell>
          <table:table-cell table:style-name="ce51" office:value-type="float" office:value="108" calcext:value-type="float">
            <text:p><text:s text:c="3"/>108</text:p>
          </table:table-cell>
          <table:table-cell table:style-name="ce51" office:value-type="float" office:value="4425" calcext:value-type="float">
            <text:p><text:s text:c="3"/>4,425</text:p>
          </table:table-cell>
          <table:table-cell table:style-name="ce51" office:value-type="float" office:value="3737" calcext:value-type="float">
            <text:p><text:s text:c="3"/>3,737</text:p>
          </table:table-cell>
          <table:table-cell table:style-name="ce53" office:value-type="float" office:value="688" calcext:value-type="float">
            <text:p><text:s text:c="3"/>688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office:value-type="float" office:value="64540" calcext:value-type="float">
            <text:p><text:s text:c="3"/>64,540</text:p>
          </table:table-cell>
          <table:table-cell table:style-name="ce51" office:value-type="float" office:value="63259" calcext:value-type="float">
            <text:p><text:s text:c="3"/>63,259</text:p>
          </table:table-cell>
          <table:table-cell table:style-name="ce51" office:value-type="float" office:value="432" calcext:value-type="float">
            <text:p><text:s text:c="3"/>432</text:p>
          </table:table-cell>
          <table:table-cell table:style-name="ce51" office:value-type="float" office:value="366" calcext:value-type="float">
            <text:p><text:s text:c="3"/>36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849" calcext:value-type="float">
            <text:p><text:s text:c="3"/>849</text:p>
          </table:table-cell>
          <table:table-cell table:style-name="ce51" office:value-type="float" office:value="279" calcext:value-type="float">
            <text:p><text:s text:c="3"/>279</text:p>
          </table:table-cell>
          <table:table-cell table:style-name="ce51" office:value-type="float" office:value="570" calcext:value-type="float">
            <text:p><text:s text:c="3"/>570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64540" calcext:value-type="float">
            <text:p><text:s text:c="3"/>64,540</text:p>
          </table:table-cell>
          <table:table-cell table:style-name="ce52" office:value-type="float" office:value="54231" calcext:value-type="float">
            <text:p><text:s text:c="3"/>54,231</text:p>
          </table:table-cell>
          <table:table-cell table:style-name="ce52" office:value-type="float" office:value="6733" calcext:value-type="float">
            <text:p><text:s text:c="3"/>6,733</text:p>
          </table:table-cell>
          <table:table-cell table:style-name="ce52" office:value-type="float" office:value="6691" calcext:value-type="float">
            <text:p><text:s text:c="3"/>6,691</text:p>
          </table:table-cell>
          <table:table-cell table:style-name="ce52" office:value-type="float" office:value="42" calcext:value-type="float">
            <text:p><text:s text:c="3"/>42</text:p>
          </table:table-cell>
          <table:table-cell table:style-name="ce52" office:value-type="float" office:value="3576" calcext:value-type="float">
            <text:p><text:s text:c="3"/>3,576</text:p>
          </table:table-cell>
          <table:table-cell table:style-name="ce52" office:value-type="float" office:value="3458" calcext:value-type="float">
            <text:p><text:s text:c="3"/>3,458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51" office:value-type="float" office:value="117036" calcext:value-type="float">
            <text:p><text:s text:c="3"/>117,036</text:p>
          </table:table-cell>
          <table:table-cell table:style-name="ce51" office:value-type="float" office:value="105946" calcext:value-type="float">
            <text:p><text:s text:c="3"/>105,946</text:p>
          </table:table-cell>
          <table:table-cell table:style-name="ce51" office:value-type="float" office:value="6603" calcext:value-type="float">
            <text:p><text:s text:c="3"/>6,603</text:p>
          </table:table-cell>
          <table:table-cell table:style-name="ce51" office:value-type="float" office:value="6494" calcext:value-type="float">
            <text:p><text:s text:c="3"/>6,49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office:value-type="float" office:value="4487" calcext:value-type="float">
            <text:p><text:s text:c="3"/>4,487</text:p>
          </table:table-cell>
          <table:table-cell table:style-name="ce51" office:value-type="float" office:value="3844" calcext:value-type="float">
            <text:p><text:s text:c="3"/>3,844</text:p>
          </table:table-cell>
          <table:table-cell table:style-name="ce53" office:value-type="float" office:value="643" calcext:value-type="float">
            <text:p><text:s text:c="3"/>643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office:value-type="float" office:value="58518" calcext:value-type="float">
            <text:p><text:s text:c="3"/>58,518</text:p>
          </table:table-cell>
          <table:table-cell table:style-name="ce51" office:value-type="float" office:value="57358" calcext:value-type="float">
            <text:p><text:s text:c="3"/>57,358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304" calcext:value-type="float">
            <text:p><text:s text:c="3"/>304</text:p>
          </table:table-cell>
          <table:table-cell table:style-name="ce51" office:value-type="float" office:value="57" calcext:value-type="float">
            <text:p><text:s text:c="3"/>57</text:p>
          </table:table-cell>
          <table:table-cell table:style-name="ce51" office:value-type="float" office:value="799" calcext:value-type="float">
            <text:p><text:s text:c="3"/>799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523" calcext:value-type="float">
            <text:p><text:s text:c="3"/>52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office:value-type="float" office:value="58518" calcext:value-type="float">
            <text:p><text:s text:c="3"/>58,518</text:p>
          </table:table-cell>
          <table:table-cell table:style-name="ce52" office:value-type="float" office:value="48588" calcext:value-type="float">
            <text:p><text:s text:c="3"/>48,588</text:p>
          </table:table-cell>
          <table:table-cell table:style-name="ce52" office:value-type="float" office:value="6242" calcext:value-type="float">
            <text:p><text:s text:c="3"/>6,242</text:p>
          </table:table-cell>
          <table:table-cell table:style-name="ce52" office:value-type="float" office:value="6190" calcext:value-type="float">
            <text:p><text:s text:c="3"/>6,190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3688" calcext:value-type="float">
            <text:p><text:s text:c="3"/>3,688</text:p>
          </table:table-cell>
          <table:table-cell table:style-name="ce52" office:value-type="float" office:value="3568" calcext:value-type="float">
            <text:p><text:s text:c="3"/>3,568</text:p>
          </table:table-cell>
          <table:table-cell table:style-name="ce52" office:value-type="float" office:value="120" calcext:value-type="float">
            <text:p><text:s text:c="3"/>120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53" office:value-type="float" office:value="111990" calcext:value-type="float">
            <text:p><text:s text:c="3"/>111,990</text:p>
          </table:table-cell>
          <table:table-cell table:style-name="ce53" office:value-type="float" office:value="100569" calcext:value-type="float">
            <text:p><text:s text:c="3"/>100,569</text:p>
          </table:table-cell>
          <table:table-cell table:style-name="ce53" office:value-type="float" office:value="6578" calcext:value-type="float">
            <text:p><text:s text:c="3"/>6,578</text:p>
          </table:table-cell>
          <table:table-cell table:style-name="ce53" office:value-type="float" office:value="6482" calcext:value-type="float">
            <text:p><text:s text:c="3"/>6,482</text:p>
          </table:table-cell>
          <table:table-cell table:style-name="ce53" office:value-type="float" office:value="96" calcext:value-type="float">
            <text:p><text:s text:c="3"/>96</text:p>
          </table:table-cell>
          <table:table-cell table:style-name="ce53" office:value-type="float" office:value="4843" calcext:value-type="float">
            <text:p><text:s text:c="3"/>4,843</text:p>
          </table:table-cell>
          <table:table-cell table:style-name="ce53" office:value-type="float" office:value="4179" calcext:value-type="float">
            <text:p><text:s text:c="3"/>4,179</text:p>
          </table:table-cell>
          <table:table-cell table:style-name="ce53" office:value-type="float" office:value="664" calcext:value-type="float">
            <text:p><text:s text:c="3"/>66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office:value-type="float" office:value="55995" calcext:value-type="float">
            <text:p><text:s text:c="3"/>55,995</text:p>
          </table:table-cell>
          <table:table-cell table:style-name="ce51" office:value-type="float" office:value="54873" calcext:value-type="float">
            <text:p><text:s text:c="3"/>54,873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291" calcext:value-type="float">
            <text:p><text:s text:c="3"/>291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81" calcext:value-type="float">
            <text:p><text:s text:c="3"/>781</text:p>
          </table:table-cell>
          <table:table-cell table:style-name="ce51" office:value-type="float" office:value="233" calcext:value-type="float">
            <text:p><text:s text:c="3"/>233</text:p>
          </table:table-cell>
          <table:table-cell table:style-name="ce51" office:value-type="float" office:value="548" calcext:value-type="float">
            <text:p><text:s text:c="3"/>54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office:value-type="float" office:value="55995" calcext:value-type="float">
            <text:p><text:s text:c="3"/>55,995</text:p>
          </table:table-cell>
          <table:table-cell table:style-name="ce52" office:value-type="float" office:value="45696" calcext:value-type="float">
            <text:p><text:s text:c="3"/>45,696</text:p>
          </table:table-cell>
          <table:table-cell table:style-name="ce52" office:value-type="float" office:value="6237" calcext:value-type="float">
            <text:p><text:s text:c="3"/>6,237</text:p>
          </table:table-cell>
          <table:table-cell table:style-name="ce52" office:value-type="float" office:value="6191" calcext:value-type="float">
            <text:p><text:s text:c="3"/>6,191</text:p>
          </table:table-cell>
          <table:table-cell table:style-name="ce52" office:value-type="float" office:value="46" calcext:value-type="float">
            <text:p><text:s text:c="3"/>46</text:p>
          </table:table-cell>
          <table:table-cell table:style-name="ce52" office:value-type="float" office:value="4062" calcext:value-type="float">
            <text:p><text:s text:c="3"/>4,062</text:p>
          </table:table-cell>
          <table:table-cell table:style-name="ce52" office:value-type="float" office:value="3946" calcext:value-type="float">
            <text:p><text:s text:c="3"/>3,946</text:p>
          </table:table-cell>
          <table:table-cell table:style-name="ce52" office:value-type="float" office:value="116" calcext:value-type="float">
            <text:p><text:s text:c="3"/>11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51" office:value-type="float" office:value="114446" calcext:value-type="float">
            <text:p><text:s text:c="3"/>114,446</text:p>
          </table:table-cell>
          <table:table-cell table:style-name="ce51" office:value-type="float" office:value="101289" calcext:value-type="float">
            <text:p><text:s text:c="3"/>101,289</text:p>
          </table:table-cell>
          <table:table-cell table:style-name="ce51" office:value-type="float" office:value="7794" calcext:value-type="float">
            <text:p><text:s text:c="3"/>7,794</text:p>
          </table:table-cell>
          <table:table-cell table:style-name="ce51" office:value-type="float" office:value="7672" calcext:value-type="float">
            <text:p><text:s text:c="3"/>7,672</text:p>
          </table:table-cell>
          <table:table-cell table:style-name="ce51" office:value-type="float" office:value="122" calcext:value-type="float">
            <text:p><text:s text:c="3"/>122</text:p>
          </table:table-cell>
          <table:table-cell table:style-name="ce51" office:value-type="float" office:value="5363" calcext:value-type="float">
            <text:p><text:s text:c="3"/>5,363</text:p>
          </table:table-cell>
          <table:table-cell table:style-name="ce51" office:value-type="float" office:value="4632" calcext:value-type="float">
            <text:p><text:s text:c="3"/>4,632</text:p>
          </table:table-cell>
          <table:table-cell table:style-name="ce53" office:value-type="float" office:value="731" calcext:value-type="float">
            <text:p><text:s text:c="3"/>73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office:value-type="float" office:value="57223" calcext:value-type="float">
            <text:p><text:s text:c="3"/>57,223</text:p>
          </table:table-cell>
          <table:table-cell table:style-name="ce51" office:value-type="float" office:value="55998" calcext:value-type="float">
            <text:p><text:s text:c="3"/>55,998</text:p>
          </table:table-cell>
          <table:table-cell table:style-name="ce51" office:value-type="float" office:value="401" calcext:value-type="float">
            <text:p><text:s text:c="3"/>401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70" calcext:value-type="float">
            <text:p><text:s text:c="3"/>70</text:p>
          </table:table-cell>
          <table:table-cell table:style-name="ce51" office:value-type="float" office:value="824" calcext:value-type="float">
            <text:p><text:s text:c="3"/>824</text:p>
          </table:table-cell>
          <table:table-cell table:style-name="ce51" office:value-type="float" office:value="221" calcext:value-type="float">
            <text:p><text:s text:c="3"/>221</text:p>
          </table:table-cell>
          <table:table-cell table:style-name="ce51" office:value-type="float" office:value="603" calcext:value-type="float">
            <text:p><text:s text:c="3"/>60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office:value-type="float" office:value="57223" calcext:value-type="float">
            <text:p><text:s text:c="3"/>57,223</text:p>
          </table:table-cell>
          <table:table-cell table:style-name="ce52" office:value-type="float" office:value="45291" calcext:value-type="float">
            <text:p><text:s text:c="3"/>45,291</text:p>
          </table:table-cell>
          <table:table-cell table:style-name="ce52" office:value-type="float" office:value="7393" calcext:value-type="float">
            <text:p><text:s text:c="3"/>7,393</text:p>
          </table:table-cell>
          <table:table-cell table:style-name="ce52" office:value-type="float" office:value="7341" calcext:value-type="float">
            <text:p><text:s text:c="3"/>7,341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539" calcext:value-type="float">
            <text:p><text:s text:c="3"/>4,539</text:p>
          </table:table-cell>
          <table:table-cell table:style-name="ce52" office:value-type="float" office:value="4411" calcext:value-type="float">
            <text:p><text:s text:c="3"/>4,411</text:p>
          </table:table-cell>
          <table:table-cell table:style-name="ce52" office:value-type="float" office:value="128" calcext:value-type="float">
            <text:p><text:s text:c="3"/>128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53" office:value-type="float" office:value="116230" calcext:value-type="float">
            <text:p><text:s text:c="3"/>116,230</text:p>
          </table:table-cell>
          <table:table-cell table:style-name="ce53" office:value-type="float" office:value="100997" calcext:value-type="float">
            <text:p><text:s text:c="3"/>100,997</text:p>
          </table:table-cell>
          <table:table-cell table:style-name="ce53" office:value-type="float" office:value="9694" calcext:value-type="float">
            <text:p><text:s text:c="3"/>9,694</text:p>
          </table:table-cell>
          <table:table-cell table:style-name="ce53" office:value-type="float" office:value="9592" calcext:value-type="float">
            <text:p><text:s text:c="3"/>9,592</text:p>
          </table:table-cell>
          <table:table-cell table:style-name="ce53" office:value-type="float" office:value="102" calcext:value-type="float">
            <text:p><text:s text:c="3"/>102</text:p>
          </table:table-cell>
          <table:table-cell table:style-name="ce53" office:value-type="float" office:value="5539" calcext:value-type="float">
            <text:p><text:s text:c="3"/>5,539</text:p>
          </table:table-cell>
          <table:table-cell table:style-name="ce53" office:value-type="float" office:value="4755" calcext:value-type="float">
            <text:p><text:s text:c="3"/>4,755</text:p>
          </table:table-cell>
          <table:table-cell table:style-name="ce53" office:value-type="float" office:value="784" calcext:value-type="float">
            <text:p><text:s text:c="3"/>784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office:value-type="float" office:value="58115" calcext:value-type="float">
            <text:p><text:s text:c="3"/>58,115</text:p>
          </table:table-cell>
          <table:table-cell table:style-name="ce51" office:value-type="float" office:value="56800" calcext:value-type="float">
            <text:p><text:s text:c="3"/>56,800</text:p>
          </table:table-cell>
          <table:table-cell table:style-name="ce51" office:value-type="float" office:value="469" calcext:value-type="float">
            <text:p><text:s text:c="3"/>469</text:p>
          </table:table-cell>
          <table:table-cell table:style-name="ce51" office:value-type="float" office:value="425" calcext:value-type="float">
            <text:p><text:s text:c="3"/>425</text:p>
          </table:table-cell>
          <table:table-cell table:style-name="ce51" office:value-type="float" office:value="44" calcext:value-type="float">
            <text:p><text:s text:c="3"/>44</text:p>
          </table:table-cell>
          <table:table-cell table:style-name="ce51" office:value-type="float" office:value="846" calcext:value-type="float">
            <text:p><text:s text:c="3"/>846</text:p>
          </table:table-cell>
          <table:table-cell table:style-name="ce51" office:value-type="float" office:value="208" calcext:value-type="float">
            <text:p><text:s text:c="3"/>208</text:p>
          </table:table-cell>
          <table:table-cell table:style-name="ce51" office:value-type="float" office:value="638" calcext:value-type="float">
            <text:p><text:s text:c="3"/>6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8115" calcext:value-type="float">
            <text:p><text:s text:c="3"/>58,115</text:p>
          </table:table-cell>
          <table:table-cell table:style-name="ce52" office:value-type="float" office:value="44197" calcext:value-type="float">
            <text:p><text:s text:c="3"/>44,197</text:p>
          </table:table-cell>
          <table:table-cell table:style-name="ce52" office:value-type="float" office:value="9225" calcext:value-type="float">
            <text:p><text:s text:c="3"/>9,225</text:p>
          </table:table-cell>
          <table:table-cell table:style-name="ce52" office:value-type="float" office:value="9167" calcext:value-type="float">
            <text:p><text:s text:c="3"/>9,167</text:p>
          </table:table-cell>
          <table:table-cell table:style-name="ce52" office:value-type="float" office:value="58" calcext:value-type="float">
            <text:p><text:s text:c="3"/>58</text:p>
          </table:table-cell>
          <table:table-cell table:style-name="ce52" office:value-type="float" office:value="4693" calcext:value-type="float">
            <text:p><text:s text:c="3"/>4,693</text:p>
          </table:table-cell>
          <table:table-cell table:style-name="ce52" office:value-type="float" office:value="4547" calcext:value-type="float">
            <text:p><text:s text:c="3"/>4,547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100年</text:p>
          </table:table-cell>
          <table:table-cell table:style-name="ce33" office:value-type="string" calcext:value-type="string">
            <text:p>計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51" office:value-type="float" office:value="114016" calcext:value-type="float">
            <text:p><text:s text:c="3"/>114,016</text:p>
          </table:table-cell>
          <table:table-cell table:style-name="ce51" office:value-type="float" office:value="99862" calcext:value-type="float">
            <text:p><text:s text:c="3"/>99,862</text:p>
          </table:table-cell>
          <table:table-cell table:style-name="ce51" office:value-type="float" office:value="8740" calcext:value-type="float">
            <text:p><text:s text:c="3"/>8,740</text:p>
          </table:table-cell>
          <table:table-cell table:style-name="ce51" office:value-type="float" office:value="8628" calcext:value-type="float">
            <text:p><text:s text:c="3"/>8,628</text:p>
          </table:table-cell>
          <table:table-cell table:style-name="ce51" office:value-type="float" office:value="112" calcext:value-type="float">
            <text:p><text:s text:c="3"/>112</text:p>
          </table:table-cell>
          <table:table-cell table:style-name="ce51" office:value-type="float" office:value="5414" calcext:value-type="float">
            <text:p><text:s text:c="3"/>5,414</text:p>
          </table:table-cell>
          <table:table-cell table:style-name="ce51" office:value-type="float" office:value="4723" calcext:value-type="float">
            <text:p><text:s text:c="3"/>4,723</text:p>
          </table:table-cell>
          <table:table-cell table:style-name="ce53" office:value-type="float" office:value="691" calcext:value-type="float">
            <text:p><text:s text:c="3"/>691</text:p>
          </table:table-cell>
          <table:table-cell table:style-name="ce91"/>
          <table:table-cell table:style-name="ce51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1"/>
          <table:table-cell table:style-name="ce34" office:value-type="string" calcext:value-type="string">
            <text:p>男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7008" calcext:value-type="float">
            <text:p><text:s text:c="3"/>57,008</text:p>
          </table:table-cell>
          <table:table-cell table:style-name="ce51" office:value-type="float" office:value="55826" calcext:value-type="float">
            <text:p><text:s text:c="3"/>55,826</text:p>
          </table:table-cell>
          <table:table-cell table:style-name="ce51" office:value-type="float" office:value="408" calcext:value-type="float">
            <text:p><text:s text:c="3"/>408</text:p>
          </table:table-cell>
          <table:table-cell table:style-name="ce51" office:value-type="float" office:value="358" calcext:value-type="float">
            <text:p><text:s text:c="3"/>358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774" calcext:value-type="float">
            <text:p><text:s text:c="3"/>774</text:p>
          </table:table-cell>
          <table:table-cell table:style-name="ce51" office:value-type="float" office:value="217" calcext:value-type="float">
            <text:p><text:s text:c="3"/>217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office:value-type="float" office:value="57008" calcext:value-type="float">
            <text:p><text:s text:c="3"/>57,008</text:p>
          </table:table-cell>
          <table:table-cell table:style-name="ce52" office:value-type="float" office:value="44036" calcext:value-type="float">
            <text:p><text:s text:c="3"/>44,036</text:p>
          </table:table-cell>
          <table:table-cell table:style-name="ce52" office:value-type="float" office:value="8332" calcext:value-type="float">
            <text:p><text:s text:c="3"/>8,332</text:p>
          </table:table-cell>
          <table:table-cell table:style-name="ce52" office:value-type="float" office:value="8270" calcext:value-type="float">
            <text:p><text:s text:c="3"/>8,270</text:p>
          </table:table-cell>
          <table:table-cell table:style-name="ce52" office:value-type="float" office:value="62" calcext:value-type="float">
            <text:p><text:s text:c="3"/>62</text:p>
          </table:table-cell>
          <table:table-cell table:style-name="ce52" office:value-type="float" office:value="4640" calcext:value-type="float">
            <text:p><text:s text:c="3"/>4,640</text:p>
          </table:table-cell>
          <table:table-cell table:style-name="ce52" office:value-type="float" office:value="4506" calcext:value-type="float">
            <text:p><text:s text:c="3"/>4,506</text:p>
          </table:table-cell>
          <table:table-cell table:style-name="ce52" office:value-type="float" office:value="134" calcext:value-type="float">
            <text:p><text:s text:c="3"/>134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33" office:value-type="string" calcext:value-type="string">
            <text:p>計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53" office:value-type="float" office:value="111960" calcext:value-type="float">
            <text:p><text:s text:c="3"/>111,960</text:p>
          </table:table-cell>
          <table:table-cell table:style-name="ce53" office:value-type="float" office:value="98525" calcext:value-type="float">
            <text:p><text:s text:c="3"/>98,525</text:p>
          </table:table-cell>
          <table:table-cell table:style-name="ce53" office:value-type="float" office:value="8235" calcext:value-type="float">
            <text:p><text:s text:c="3"/>8,235</text:p>
          </table:table-cell>
          <table:table-cell table:style-name="ce53" office:value-type="float" office:value="8110" calcext:value-type="float">
            <text:p><text:s text:c="3"/>8,110</text:p>
          </table:table-cell>
          <table:table-cell table:style-name="ce53" office:value-type="float" office:value="125" calcext:value-type="float">
            <text:p><text:s text:c="3"/>125</text:p>
          </table:table-cell>
          <table:table-cell table:style-name="ce53" office:value-type="float" office:value="5200" calcext:value-type="float">
            <text:p><text:s text:c="3"/>5,200</text:p>
          </table:table-cell>
          <table:table-cell table:style-name="ce53" office:value-type="float" office:value="4428" calcext:value-type="float">
            <text:p><text:s text:c="3"/>4,428</text:p>
          </table:table-cell>
          <table:table-cell table:style-name="ce53" office:value-type="float" office:value="772" calcext:value-type="float">
            <text:p><text:s text:c="3"/>772</text:p>
          </table:table-cell>
          <table:table-cell table:style-name="ce95"/>
          <table:table-cell table:style-name="ce53" table:number-columns-repeated="6"/>
          <table:table-cell table:style-name="ce111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office:value-type="float" office:value="55980" calcext:value-type="float">
            <text:p><text:s text:c="3"/>55,980</text:p>
          </table:table-cell>
          <table:table-cell table:style-name="ce51" office:value-type="float" office:value="54758" calcext:value-type="float">
            <text:p><text:s text:c="3"/>54,758</text:p>
          </table:table-cell>
          <table:table-cell table:style-name="ce51" office:value-type="float" office:value="364" calcext:value-type="float">
            <text:p><text:s text:c="3"/>364</text:p>
          </table:table-cell>
          <table:table-cell table:style-name="ce51" office:value-type="float" office:value="295" calcext:value-type="float">
            <text:p><text:s text:c="3"/>295</text:p>
          </table:table-cell>
          <table:table-cell table:style-name="ce51" office:value-type="float" office:value="69" calcext:value-type="float">
            <text:p><text:s text:c="3"/>69</text:p>
          </table:table-cell>
          <table:table-cell table:style-name="ce51" office:value-type="float" office:value="858" calcext:value-type="float">
            <text:p><text:s text:c="3"/>858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646" calcext:value-type="float">
            <text:p><text:s text:c="3"/>646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office:value-type="float" office:value="55980" calcext:value-type="float">
            <text:p><text:s text:c="3"/>55,980</text:p>
          </table:table-cell>
          <table:table-cell table:style-name="ce52" office:value-type="float" office:value="43767" calcext:value-type="float">
            <text:p><text:s text:c="3"/>43,767</text:p>
          </table:table-cell>
          <table:table-cell table:style-name="ce52" office:value-type="float" office:value="7871" calcext:value-type="float">
            <text:p><text:s text:c="3"/>7,871</text:p>
          </table:table-cell>
          <table:table-cell table:style-name="ce52" office:value-type="float" office:value="7815" calcext:value-type="float">
            <text:p><text:s text:c="3"/>7,815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4342" calcext:value-type="float">
            <text:p><text:s text:c="3"/>4,342</text:p>
          </table:table-cell>
          <table:table-cell table:style-name="ce52" office:value-type="float" office:value="4216" calcext:value-type="float">
            <text:p><text:s text:c="3"/>4,216</text:p>
          </table:table-cell>
          <table:table-cell table:style-name="ce52" office:value-type="float" office:value="126" calcext:value-type="float">
            <text:p><text:s text:c="3"/>12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54" office:value-type="float" office:value="107208" calcext:value-type="float">
            <text:p><text:s text:c="3"/>107,208</text:p>
          </table:table-cell>
          <table:table-cell table:style-name="ce54" office:value-type="float" office:value="95117" calcext:value-type="float">
            <text:p><text:s text:c="3"/>95,117</text:p>
          </table:table-cell>
          <table:table-cell table:style-name="ce54" office:value-type="float" office:value="7277" calcext:value-type="float">
            <text:p><text:s text:c="3"/>7,277</text:p>
          </table:table-cell>
          <table:table-cell table:style-name="ce54" office:value-type="float" office:value="7144" calcext:value-type="float">
            <text:p><text:s text:c="3"/>7,144</text:p>
          </table:table-cell>
          <table:table-cell table:style-name="ce54" office:value-type="float" office:value="133" calcext:value-type="float">
            <text:p><text:s text:c="3"/>133</text:p>
          </table:table-cell>
          <table:table-cell table:style-name="ce54" office:value-type="float" office:value="4814" calcext:value-type="float">
            <text:p><text:s text:c="3"/>4,814</text:p>
          </table:table-cell>
          <table:table-cell table:style-name="ce54" office:value-type="float" office:value="4122" calcext:value-type="float">
            <text:p><text:s text:c="3"/>4,122</text:p>
          </table:table-cell>
          <table:table-cell table:style-name="ce54" office:value-type="float" office:value="692" calcext:value-type="float">
            <text:p><text:s text:c="3"/>692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office:value-type="float" office:value="53604" calcext:value-type="float">
            <text:p><text:s text:c="3"/>53,604</text:p>
          </table:table-cell>
          <table:table-cell table:style-name="ce51" office:value-type="float" office:value="52499" calcext:value-type="float">
            <text:p><text:s text:c="3"/>52,499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59" calcext:value-type="float">
            <text:p><text:s text:c="3"/>59</text:p>
          </table:table-cell>
          <table:table-cell table:style-name="ce51" office:value-type="float" office:value="768" calcext:value-type="float">
            <text:p><text:s text:c="3"/>768</text:p>
          </table:table-cell>
          <table:table-cell table:style-name="ce51" office:value-type="float" office:value="193" calcext:value-type="float">
            <text:p><text:s text:c="3"/>193</text:p>
          </table:table-cell>
          <table:table-cell table:style-name="ce51" office:value-type="float" office:value="575" calcext:value-type="float">
            <text:p><text:s text:c="3"/>57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office:value-type="float" office:value="53604" calcext:value-type="float">
            <text:p><text:s text:c="3"/>53,604</text:p>
          </table:table-cell>
          <table:table-cell table:style-name="ce52" office:value-type="float" office:value="42618" calcext:value-type="float">
            <text:p><text:s text:c="3"/>42,618</text:p>
          </table:table-cell>
          <table:table-cell table:style-name="ce52" office:value-type="float" office:value="6940" calcext:value-type="float">
            <text:p><text:s text:c="3"/>6,940</text:p>
          </table:table-cell>
          <table:table-cell table:style-name="ce52" office:value-type="float" office:value="6866" calcext:value-type="float">
            <text:p><text:s text:c="3"/>6,866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4046" calcext:value-type="float">
            <text:p><text:s text:c="3"/>4,046</text:p>
          </table:table-cell>
          <table:table-cell table:style-name="ce52" office:value-type="float" office:value="3929" calcext:value-type="float">
            <text:p><text:s text:c="3"/>3,929</text:p>
          </table:table-cell>
          <table:table-cell table:style-name="ce52" office:value-type="float" office:value="117" calcext:value-type="float">
            <text:p><text:s text:c="3"/>117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6890" calcext:value-type="float">
            <text:p><text:s text:c="3"/>6,89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94"/>
          <table:table-cell table:style-name="ce54" table:number-columns-repeated="6"/>
          <table:table-cell table:style-name="ce114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office:value-type="float" office:value="53190" calcext:value-type="float">
            <text:p><text:s text:c="3"/>53,190</text:p>
          </table:table-cell>
          <table:table-cell table:style-name="ce51" office:value-type="float" office:value="52093" calcext:value-type="float">
            <text:p><text:s text:c="3"/>52,093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61" calcext:value-type="float">
            <text:p><text:s text:c="3"/>61</text:p>
          </table:table-cell>
          <table:table-cell table:style-name="ce51" office:value-type="float" office:value="760" calcext:value-type="float">
            <text:p><text:s text:c="3"/>760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82" calcext:value-type="float">
            <text:p><text:s text:c="3"/>582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office:value-type="float" office:value="53190" calcext:value-type="float">
            <text:p><text:s text:c="3"/>53,190</text:p>
          </table:table-cell>
          <table:table-cell table:style-name="ce52" office:value-type="float" office:value="42805" calcext:value-type="float">
            <text:p><text:s text:c="3"/>42,805</text:p>
          </table:table-cell>
          <table:table-cell table:style-name="ce52" office:value-type="float" office:value="6553" calcext:value-type="float">
            <text:p><text:s text:c="3"/>6,553</text:p>
          </table:table-cell>
          <table:table-cell table:style-name="ce52" office:value-type="float" office:value="6459" calcext:value-type="float">
            <text:p><text:s text:c="3"/>6,459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3832" calcext:value-type="float">
            <text:p><text:s text:c="3"/>3,832</text:p>
          </table:table-cell>
          <table:table-cell table:style-name="ce52" office:value-type="float" office:value="3686" calcext:value-type="float">
            <text:p><text:s text:c="3"/>3,686</text:p>
          </table:table-cell>
          <table:table-cell table:style-name="ce52" office:value-type="float" office:value="146" calcext:value-type="float">
            <text:p><text:s text:c="3"/>146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6521" calcext:value-type="float">
            <text:p><text:s text:c="3"/>6,521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office:value-type="float" office:value="53459" calcext:value-type="float">
            <text:p><text:s text:c="3"/>53,459</text:p>
          </table:table-cell>
          <table:table-cell table:style-name="ce51" office:value-type="float" office:value="52385" calcext:value-type="float">
            <text:p><text:s text:c="3"/>52,385</text:p>
          </table:table-cell>
          <table:table-cell table:style-name="ce51" office:value-type="float" office:value="344" calcext:value-type="float">
            <text:p><text:s text:c="3"/>344</text:p>
          </table:table-cell>
          <table:table-cell table:style-name="ce51" office:value-type="float" office:value="256" calcext:value-type="float">
            <text:p><text:s text:c="3"/>256</text:p>
          </table:table-cell>
          <table:table-cell table:style-name="ce51" office:value-type="float" office:value="88" calcext:value-type="float">
            <text:p><text:s text:c="3"/>88</text:p>
          </table:table-cell>
          <table:table-cell table:style-name="ce51" office:value-type="float" office:value="730" calcext:value-type="float">
            <text:p><text:s text:c="3"/>730</text:p>
          </table:table-cell>
          <table:table-cell table:style-name="ce51" office:value-type="float" office:value="195" calcext:value-type="float">
            <text:p><text:s text:c="3"/>195</text:p>
          </table:table-cell>
          <table:table-cell table:style-name="ce51" office:value-type="float" office:value="535" calcext:value-type="float">
            <text:p><text:s text:c="3"/>535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9" office:value-type="string" calcext:value-type="string">
            <text:p>女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office:value-type="float" office:value="53459" calcext:value-type="float">
            <text:p><text:s text:c="3"/>53,459</text:p>
          </table:table-cell>
          <table:table-cell table:style-name="ce52" office:value-type="float" office:value="43433" calcext:value-type="float">
            <text:p><text:s text:c="3"/>43,433</text:p>
          </table:table-cell>
          <table:table-cell table:style-name="ce52" office:value-type="float" office:value="6177" calcext:value-type="float">
            <text:p><text:s text:c="3"/>6,177</text:p>
          </table:table-cell>
          <table:table-cell table:style-name="ce52" office:value-type="float" office:value="6098" calcext:value-type="float">
            <text:p><text:s text:c="3"/>6,098</text:p>
          </table:table-cell>
          <table:table-cell table:style-name="ce52" office:value-type="float" office:value="79" calcext:value-type="float">
            <text:p><text:s text:c="3"/>79</text:p>
          </table:table-cell>
          <table:table-cell table:style-name="ce52" office:value-type="float" office:value="3849" calcext:value-type="float">
            <text:p><text:s text:c="3"/>3,849</text:p>
          </table:table-cell>
          <table:table-cell table:style-name="ce52" office:value-type="float" office:value="3728" calcext:value-type="float">
            <text:p><text:s text:c="3"/>3,728</text:p>
          </table:table-cell>
          <table:table-cell table:style-name="ce52" office:value-type="float" office:value="121" calcext:value-type="float">
            <text:p><text:s text:c="3"/>121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6288" calcext:value-type="float">
            <text:p><text:s text:c="3"/>6,288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office:value-type="float" office:value="53837" calcext:value-type="float">
            <text:p><text:s text:c="3"/>53,837</text:p>
          </table:table-cell>
          <table:table-cell table:style-name="ce51" office:value-type="float" office:value="52741" calcext:value-type="float">
            <text:p><text:s text:c="3"/>52,741</text:p>
          </table:table-cell>
          <table:table-cell table:style-name="ce51" office:value-type="float" office:value="361" calcext:value-type="float">
            <text:p><text:s text:c="3"/>361</text:p>
          </table:table-cell>
          <table:table-cell table:style-name="ce51" office:value-type="float" office:value="270" calcext:value-type="float">
            <text:p><text:s text:c="3"/>270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78" calcext:value-type="float">
            <text:p><text:s text:c="3"/>178</text:p>
          </table:table-cell>
          <table:table-cell table:style-name="ce51" office:value-type="float" office:value="557" calcext:value-type="float">
            <text:p><text:s text:c="3"/>557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3837" calcext:value-type="float">
            <text:p><text:s text:c="3"/>53,837</text:p>
          </table:table-cell>
          <table:table-cell table:style-name="ce52" office:value-type="float" office:value="44158" calcext:value-type="float">
            <text:p><text:s text:c="3"/>44,158</text:p>
          </table:table-cell>
          <table:table-cell table:style-name="ce52" office:value-type="float" office:value="5927" calcext:value-type="float">
            <text:p><text:s text:c="3"/>5,927</text:p>
          </table:table-cell>
          <table:table-cell table:style-name="ce52" office:value-type="float" office:value="5822" calcext:value-type="float">
            <text:p><text:s text:c="3"/>5,822</text:p>
          </table:table-cell>
          <table:table-cell table:style-name="ce52" office:value-type="float" office:value="105" calcext:value-type="float">
            <text:p><text:s text:c="3"/>105</text:p>
          </table:table-cell>
          <table:table-cell table:style-name="ce52" office:value-type="float" office:value="3752" calcext:value-type="float">
            <text:p><text:s text:c="3"/>3,752</text:p>
          </table:table-cell>
          <table:table-cell table:style-name="ce52" office:value-type="float" office:value="3629" calcext:value-type="float">
            <text:p><text:s text:c="3"/>3,629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54" office:value-type="float" office:value="108824" calcext:value-type="float">
            <text:p><text:s text:c="3"/>108,824</text:p>
          </table:table-cell>
          <table:table-cell table:style-name="ce54" office:value-type="float" office:value="98024" calcext:value-type="float">
            <text:p><text:s text:c="3"/>98,024</text:p>
          </table:table-cell>
          <table:table-cell table:style-name="ce54" office:value-type="float" office:value="6094" calcext:value-type="float">
            <text:p><text:s text:c="3"/>6,094</text:p>
          </table:table-cell>
          <table:table-cell table:style-name="ce54" office:value-type="float" office:value="5892" calcext:value-type="float">
            <text:p><text:s text:c="3"/>5,892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4706" calcext:value-type="float">
            <text:p><text:s text:c="3"/>4,706</text:p>
          </table:table-cell>
          <table:table-cell table:style-name="ce54" office:value-type="float" office:value="4040" calcext:value-type="float">
            <text:p><text:s text:c="3"/>4,040</text:p>
          </table:table-cell>
          <table:table-cell table:style-name="ce54" office:value-type="float" office:value="666" calcext:value-type="float">
            <text:p><text:s text:c="3"/>666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office:value-type="float" office:value="54412" calcext:value-type="float">
            <text:p><text:s text:c="3"/>54,412</text:p>
          </table:table-cell>
          <table:table-cell table:style-name="ce51" office:value-type="float" office:value="53273" calcext:value-type="float">
            <text:p><text:s text:c="3"/>53,273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84" calcext:value-type="float">
            <text:p><text:s text:c="3"/>84</text:p>
          </table:table-cell>
          <table:table-cell table:style-name="ce51" office:value-type="float" office:value="779" calcext:value-type="float">
            <text:p><text:s text:c="3"/>779</text:p>
          </table:table-cell>
          <table:table-cell table:style-name="ce51" office:value-type="float" office:value="236" calcext:value-type="float">
            <text:p><text:s text:c="3"/>236</text:p>
          </table:table-cell>
          <table:table-cell table:style-name="ce51" office:value-type="float" office:value="543" calcext:value-type="float">
            <text:p><text:s text:c="3"/>543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40" office:value-type="string" calcext:value-type="string">
            <text:p>女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office:value-type="float" office:value="54412" calcext:value-type="float">
            <text:p><text:s text:c="3"/>54,412</text:p>
          </table:table-cell>
          <table:table-cell table:style-name="ce52" office:value-type="float" office:value="44751" calcext:value-type="float">
            <text:p><text:s text:c="3"/>44,751</text:p>
          </table:table-cell>
          <table:table-cell table:style-name="ce52" office:value-type="float" office:value="5734" calcext:value-type="float">
            <text:p><text:s text:c="3"/>5,734</text:p>
          </table:table-cell>
          <table:table-cell table:style-name="ce52" office:value-type="float" office:value="5616" calcext:value-type="float">
            <text:p><text:s text:c="3"/>5,616</text:p>
          </table:table-cell>
          <table:table-cell table:style-name="ce52" office:value-type="float" office:value="118" calcext:value-type="float">
            <text:p><text:s text:c="3"/>118</text:p>
          </table:table-cell>
          <table:table-cell table:style-name="ce52" office:value-type="float" office:value="3927" calcext:value-type="float">
            <text:p><text:s text:c="3"/>3,927</text:p>
          </table:table-cell>
          <table:table-cell table:style-name="ce52" office:value-type="float" office:value="3804" calcext:value-type="float">
            <text:p><text:s text:c="3"/>3,804</text:p>
          </table:table-cell>
          <table:table-cell table:style-name="ce52" office:value-type="float" office:value="123" calcext:value-type="float">
            <text:p><text:s text:c="3"/>123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6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5817" calcext:value-type="float">
            <text:p><text:s text:c="3"/>5,817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96"/>
          <table:table-cell table:style-name="ce55" table:number-columns-repeated="6"/>
          <table:table-cell table:style-name="ce115"/>
          <table:table-cell table:number-columns-repeated="998"/>
        </table:table-row>
        <table:table-row table:style-name="ro7">
          <table:covered-table-cell table:style-name="ce14"/>
          <table:table-cell table:style-name="ce34" office:value-type="string" calcext:value-type="string">
            <text:p>男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office:value-type="float" office:value="54443" calcext:value-type="float">
            <text:p><text:s text:c="3"/>54,443</text:p>
          </table:table-cell>
          <table:table-cell table:style-name="ce51" office:value-type="float" office:value="53323" calcext:value-type="float">
            <text:p><text:s text:c="3"/>53,323</text:p>
          </table:table-cell>
          <table:table-cell table:style-name="ce51" office:value-type="float" office:value="380" calcext:value-type="float">
            <text:p><text:s text:c="3"/>380</text:p>
          </table:table-cell>
          <table:table-cell table:style-name="ce51" office:value-type="float" office:value="287" calcext:value-type="float">
            <text:p><text:s text:c="3"/>287</text:p>
          </table:table-cell>
          <table:table-cell table:style-name="ce51" office:value-type="float" office:value="93" calcext:value-type="float">
            <text:p><text:s text:c="3"/>93</text:p>
          </table:table-cell>
          <table:table-cell table:style-name="ce51" office:value-type="float" office:value="740" calcext:value-type="float">
            <text:p><text:s text:c="3"/>740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538" calcext:value-type="float">
            <text:p><text:s text:c="3"/>538</text:p>
          </table:table-cell>
          <table:table-cell table:style-name="ce51" table:number-columns-repeated="7"/>
          <table:table-cell table:style-name="ce112"/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office:value-type="float" office:value="54443" calcext:value-type="float">
            <text:p><text:s text:c="3"/>54,443</text:p>
          </table:table-cell>
          <table:table-cell table:style-name="ce52" office:value-type="float" office:value="45167" calcext:value-type="float">
            <text:p><text:s text:c="3"/>45,167</text:p>
          </table:table-cell>
          <table:table-cell table:style-name="ce52" office:value-type="float" office:value="5437" calcext:value-type="float">
            <text:p><text:s text:c="3"/>5,437</text:p>
          </table:table-cell>
          <table:table-cell table:style-name="ce52" office:value-type="float" office:value="5286" calcext:value-type="float">
            <text:p><text:s text:c="3"/>5,286</text:p>
          </table:table-cell>
          <table:table-cell table:style-name="ce52" office:value-type="float" office:value="151" calcext:value-type="float">
            <text:p><text:s text:c="3"/>151</text:p>
          </table:table-cell>
          <table:table-cell table:style-name="ce52" office:value-type="float" office:value="3839" calcext:value-type="float">
            <text:p><text:s text:c="3"/>3,839</text:p>
          </table:table-cell>
          <table:table-cell table:style-name="ce52" office:value-type="float" office:value="3707" calcext:value-type="float">
            <text:p><text:s text:c="3"/>3,707</text:p>
          </table:table-cell>
          <table:table-cell table:style-name="ce52" office:value-type="float" office:value="132" calcext:value-type="float">
            <text:p><text:s text:c="3"/>132</text:p>
          </table:table-cell>
          <table:table-cell table:style-name="ce52" table:number-columns-repeated="7"/>
          <table:table-cell table:style-name="ce113"/>
          <table:table-cell table:number-columns-repeated="998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8946" calcext:value-type="float">
            <text:p><text:s text:c="3"/>108,946</text:p>
          </table:table-cell>
          <table:table-cell table:style-name="ce56" office:value-type="float" office:value="99139" calcext:value-type="float">
            <text:p><text:s text:c="3"/>99,13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56" office:value-type="float" office:value="108726" calcext:value-type="float">
            <text:p><text:s text:c="3"/>108,726</text:p>
          </table:table-cell>
          <table:table-cell table:style-name="ce56" office:value-type="float" office:value="98919" calcext:value-type="float">
            <text:p><text:s text:c="3"/>98,919</text:p>
          </table:table-cell>
          <table:table-cell table:style-name="ce56" office:value-type="float" office:value="5323" calcext:value-type="float">
            <text:p><text:s text:c="3"/>5,323</text:p>
          </table:table-cell>
          <table:table-cell table:style-name="ce56" office:value-type="float" office:value="5068" calcext:value-type="float">
            <text:p><text:s text:c="3"/>5,068</text:p>
          </table:table-cell>
          <table:table-cell table:style-name="ce56" office:value-type="float" office:value="255" calcext:value-type="float">
            <text:p><text:s text:c="3"/>255</text:p>
          </table:table-cell>
          <table:table-cell table:style-name="ce56" office:value-type="float" office:value="4484" calcext:value-type="float">
            <text:p><text:s text:c="3"/>4,484</text:p>
          </table:table-cell>
          <table:table-cell table:style-name="ce56" office:value-type="float" office:value="3778" calcext:value-type="float">
            <text:p><text:s text:c="3"/>3,778</text:p>
          </table:table-cell>
          <table:table-cell table:style-name="ce56" office:value-type="float" office:value="706" calcext:value-type="float">
            <text:p><text:s text:c="3"/>706</text:p>
          </table:table-cell>
          <table:table-cell table:style-name="ce97" office:value-type="float" office:value="220" calcext:value-type="float">
            <text:p><text:s text:c="3"/>220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number-columns-repeated="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1" office:value-type="float" office:value="54463" calcext:value-type="float">
            <text:p><text:s text:c="3"/>54,463</text:p>
          </table:table-cell>
          <table:table-cell table:style-name="ce51" office:value-type="float" office:value="53314" calcext:value-type="float">
            <text:p><text:s text:c="3"/>53,3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style-name="ce51" office:value-type="float" office:value="54363" calcext:value-type="float">
            <text:p><text:s text:c="3"/>54,363</text:p>
          </table:table-cell>
          <table:table-cell table:style-name="ce51" office:value-type="float" office:value="53214" calcext:value-type="float">
            <text:p><text:s text:c="3"/>53,214</text:p>
          </table:table-cell>
          <table:table-cell table:style-name="ce51" office:value-type="float" office:value="386" calcext:value-type="float">
            <text:p><text:s text:c="3"/>386</text:p>
          </table:table-cell>
          <table:table-cell table:style-name="ce51" office:value-type="float" office:value="269" calcext:value-type="float">
            <text:p><text:s text:c="3"/>269</text:p>
          </table:table-cell>
          <table:table-cell table:style-name="ce51" office:value-type="float" office:value="117" calcext:value-type="float">
            <text:p><text:s text:c="3"/>117</text:p>
          </table:table-cell>
          <table:table-cell table:style-name="ce51" office:value-type="float" office:value="763" calcext:value-type="float">
            <text:p><text:s text:c="3"/>763</text:p>
          </table:table-cell>
          <table:table-cell table:style-name="ce51" office:value-type="float" office:value="212" calcext:value-type="float">
            <text:p><text:s text:c="3"/>212</text:p>
          </table:table-cell>
          <table:table-cell table:style-name="ce51" office:value-type="float" office:value="551" calcext:value-type="float">
            <text:p><text:s text:c="3"/>551</text:p>
          </table:table-cell>
          <table:table-cell table:number-columns-repeated="2" table:style-name="ce51" office:value-type="float" office:value="100" calcext:value-type="float">
            <text:p><text:s text:c="3"/>1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52" office:value-type="float" office:value="54483" calcext:value-type="float">
            <text:p><text:s text:c="3"/>54,483</text:p>
          </table:table-cell>
          <table:table-cell table:style-name="ce52" office:value-type="float" office:value="45825" calcext:value-type="float">
            <text:p><text:s text:c="3"/>45,82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style-name="ce52" office:value-type="float" office:value="54363" calcext:value-type="float">
            <text:p><text:s text:c="3"/>54,363</text:p>
          </table:table-cell>
          <table:table-cell table:style-name="ce52" office:value-type="float" office:value="45705" calcext:value-type="float">
            <text:p><text:s text:c="3"/>45,705</text:p>
          </table:table-cell>
          <table:table-cell table:style-name="ce52" office:value-type="float" office:value="4937" calcext:value-type="float">
            <text:p><text:s text:c="3"/>4,937</text:p>
          </table:table-cell>
          <table:table-cell table:style-name="ce52" office:value-type="float" office:value="4799" calcext:value-type="float">
            <text:p><text:s text:c="3"/>4,799</text:p>
          </table:table-cell>
          <table:table-cell table:style-name="ce52" office:value-type="float" office:value="138" calcext:value-type="float">
            <text:p><text:s text:c="3"/>138</text:p>
          </table:table-cell>
          <table:table-cell table:style-name="ce52" office:value-type="float" office:value="3721" calcext:value-type="float">
            <text:p><text:s text:c="3"/>3,721</text:p>
          </table:table-cell>
          <table:table-cell table:style-name="ce52" office:value-type="float" office:value="3566" calcext:value-type="float">
            <text:p><text:s text:c="3"/>3,566</text:p>
          </table:table-cell>
          <table:table-cell table:style-name="ce52" office:value-type="float" office:value="155" calcext:value-type="float">
            <text:p><text:s text:c="3"/>155</text:p>
          </table:table-cell>
          <table:table-cell table:number-columns-repeated="2" table:style-name="ce52" office:value-type="float" office:value="120" calcext:value-type="float">
            <text:p><text:s text:c="3"/>1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41" office:value-type="string" calcext:value-type="string">
            <text:p>計</text:p>
          </table:table-cell>
          <table:table-cell table:style-name="ce56" office:value-type="float" office:value="103360" calcext:value-type="float">
            <text:p><text:s text:c="3"/>103,360</text:p>
          </table:table-cell>
          <table:table-cell table:style-name="ce56" office:value-type="float" office:value="96058" calcext:value-type="float">
            <text:p><text:s text:c="3"/>96,058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1" calcext:value-type="float">
            <text:p><text:s text:c="3"/>3,711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60" calcext:value-type="float">
            <text:p><text:s text:c="3"/>460</text:p>
          </table:table-cell>
          <table:table-cell table:style-name="ce56" office:value-type="float" office:value="102618" calcext:value-type="float">
            <text:p><text:s text:c="3"/>102,618</text:p>
          </table:table-cell>
          <table:table-cell table:style-name="ce56" office:value-type="float" office:value="95317" calcext:value-type="float">
            <text:p><text:s text:c="3"/>95,317</text:p>
          </table:table-cell>
          <table:table-cell table:style-name="ce56" office:value-type="float" office:value="3591" calcext:value-type="float">
            <text:p><text:s text:c="3"/>3,591</text:p>
          </table:table-cell>
          <table:table-cell table:style-name="ce56" office:value-type="float" office:value="3428" calcext:value-type="float">
            <text:p><text:s text:c="3"/>3,428</text:p>
          </table:table-cell>
          <table:table-cell table:style-name="ce56" office:value-type="float" office:value="163" calcext:value-type="float">
            <text:p><text:s text:c="3"/>163</text:p>
          </table:table-cell>
          <table:table-cell table:style-name="ce56" office:value-type="float" office:value="3710" calcext:value-type="float">
            <text:p><text:s text:c="3"/>3,710</text:p>
          </table:table-cell>
          <table:table-cell table:style-name="ce56" office:value-type="float" office:value="3251" calcext:value-type="float">
            <text:p><text:s text:c="3"/>3,251</text:p>
          </table:table-cell>
          <table:table-cell table:style-name="ce56" office:value-type="float" office:value="459" calcext:value-type="float">
            <text:p><text:s text:c="3"/>459</text:p>
          </table:table-cell>
          <table:table-cell table:style-name="ce56" office:value-type="float" office:value="742" calcext:value-type="float">
            <text:p><text:s text:c="3"/>742</text:p>
          </table:table-cell>
          <table:table-cell table:style-name="ce56" office:value-type="float" office:value="741" calcext:value-type="float">
            <text:p><text:s text:c="3"/>74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5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51509" calcext:value-type="float">
            <text:p><text:s text:c="3"/>51,509</text:p>
          </table:table-cell>
          <table:table-cell table:style-name="ce51" office:value-type="float" office:value="50705" calcext:value-type="float">
            <text:p><text:s text:c="3"/>50,7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style-name="ce51" office:value-type="float" office:value="51309" calcext:value-type="float">
            <text:p><text:s text:c="3"/>51,309</text:p>
          </table:table-cell>
          <table:table-cell table:style-name="ce51" office:value-type="float" office:value="50505" calcext:value-type="float">
            <text:p><text:s text:c="3"/>50,505</text:p>
          </table:table-cell>
          <table:table-cell table:style-name="ce51" office:value-type="float" office:value="254" calcext:value-type="float">
            <text:p><text:s text:c="3"/>254</text:p>
          </table:table-cell>
          <table:table-cell table:style-name="ce51" office:value-type="float" office:value="182" calcext:value-type="float">
            <text:p><text:s text:c="3"/>182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50" calcext:value-type="float">
            <text:p><text:s text:c="3"/>550</text:p>
          </table:table-cell>
          <table:table-cell table:style-name="ce51" office:value-type="float" office:value="198" calcext:value-type="float">
            <text:p><text:s text:c="3"/>198</text:p>
          </table:table-cell>
          <table:table-cell table:style-name="ce51" office:value-type="float" office:value="352" calcext:value-type="float">
            <text:p><text:s text:c="3"/>352</text:p>
          </table:table-cell>
          <table:table-cell table:number-columns-repeated="2" table:style-name="ce51" office:value-type="float" office:value="200" calcext:value-type="float">
            <text:p><text:s text:c="3"/>20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41" office:value-type="string" calcext:value-type="string">
            <text:p>女</text:p>
          </table:table-cell>
          <table:table-cell table:style-name="ce52" office:value-type="float" office:value="51851" calcext:value-type="float">
            <text:p><text:s text:c="3"/>51,851</text:p>
          </table:table-cell>
          <table:table-cell table:style-name="ce52" office:value-type="float" office:value="45353" calcext:value-type="float">
            <text:p><text:s text:c="3"/>45,353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1" calcext:value-type="float">
            <text:p><text:s text:c="3"/>3,161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8" calcext:value-type="float">
            <text:p><text:s text:c="3"/>108</text:p>
          </table:table-cell>
          <table:table-cell table:style-name="ce52" office:value-type="float" office:value="51309" calcext:value-type="float">
            <text:p><text:s text:c="3"/>51,309</text:p>
          </table:table-cell>
          <table:table-cell table:style-name="ce52" office:value-type="float" office:value="44812" calcext:value-type="float">
            <text:p><text:s text:c="3"/>44,812</text:p>
          </table:table-cell>
          <table:table-cell table:style-name="ce52" office:value-type="float" office:value="3337" calcext:value-type="float">
            <text:p><text:s text:c="3"/>3,337</text:p>
          </table:table-cell>
          <table:table-cell table:style-name="ce52" office:value-type="float" office:value="3246" calcext:value-type="float">
            <text:p><text:s text:c="3"/>3,246</text:p>
          </table:table-cell>
          <table:table-cell table:style-name="ce52" office:value-type="float" office:value="91" calcext:value-type="float">
            <text:p><text:s text:c="3"/>91</text:p>
          </table:table-cell>
          <table:table-cell table:style-name="ce52" office:value-type="float" office:value="3160" calcext:value-type="float">
            <text:p><text:s text:c="3"/>3,160</text:p>
          </table:table-cell>
          <table:table-cell table:style-name="ce52" office:value-type="float" office:value="3053" calcext:value-type="float">
            <text:p><text:s text:c="3"/>3,053</text:p>
          </table:table-cell>
          <table:table-cell table:style-name="ce52" office:value-type="float" office:value="107" calcext:value-type="float">
            <text:p><text:s text:c="3"/>107</text:p>
          </table:table-cell>
          <table:table-cell table:style-name="ce52" office:value-type="float" office:value="542" calcext:value-type="float">
            <text:p><text:s text:c="3"/>542</text:p>
          </table:table-cell>
          <table:table-cell table:style-name="ce52" office:value-type="float" office:value="541" calcext:value-type="float">
            <text:p><text:s text:c="3"/>541</text:p>
          </table:table-cell>
          <table:table-cell table:number-columns-repeated="3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113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42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68" office:value-type="float" office:value="89245" calcext:value-type="float">
            <text:p><text:s text:c="3"/>89,245</text:p>
          </table:table-cell>
          <table:table-cell table:style-name="ce54" office:value-type="float" office:value="3125" calcext:value-type="float">
            <text:p><text:s text:c="3"/>3,125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68" office:value-type="float" office:value="3404" calcext:value-type="float">
            <text:p><text:s text:c="3"/>3,404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87" office:value-type="float" office:value="493" calcext:value-type="float">
            <text:p><text:s text:c="3"/>493</text:p>
          </table:table-cell>
          <table:table-cell table:style-name="ce55" office:value-type="float" office:value="94758" calcext:value-type="float">
            <text:p><text:s text:c="3"/>94,758</text:p>
          </table:table-cell>
          <table:table-cell table:style-name="ce55" office:value-type="float" office:value="88236" calcext:value-type="float">
            <text:p><text:s text:c="3"/>88,236</text:p>
          </table:table-cell>
          <table:table-cell table:style-name="ce55" office:value-type="float" office:value="3124" calcext:value-type="float">
            <text:p><text:s text:c="3"/>3,124</text:p>
          </table:table-cell>
          <table:table-cell table:style-name="ce55" office:value-type="float" office:value="2962" calcext:value-type="float">
            <text:p><text:s text:c="3"/>2,962</text:p>
          </table:table-cell>
          <table:table-cell table:style-name="ce55" office:value-type="float" office:value="162" calcext:value-type="float">
            <text:p><text:s text:c="3"/>162</text:p>
          </table:table-cell>
          <table:table-cell table:style-name="ce55" office:value-type="float" office:value="3398" calcext:value-type="float">
            <text:p><text:s text:c="3"/>3,398</text:p>
          </table:table-cell>
          <table:table-cell table:style-name="ce55" office:value-type="float" office:value="2909" calcext:value-type="float">
            <text:p><text:s text:c="3"/>2,909</text:p>
          </table:table-cell>
          <table:table-cell table:style-name="ce55" office:value-type="float" office:value="489" calcext:value-type="float">
            <text:p><text:s text:c="3"/>489</text:p>
          </table:table-cell>
          <table:table-cell table:style-name="ce55" office:value-type="float" office:value="1016" calcext:value-type="float">
            <text:p><text:s text:c="3"/>1,016</text:p>
          </table:table-cell>
          <table:table-cell table:style-name="ce55" office:value-type="float" office:value="1009" calcext:value-type="float">
            <text:p><text:s text:c="3"/>1,009</text:p>
          </table:table-cell>
          <table:table-cell table:number-columns-repeated="2" table:style-name="ce55" office:value-type="float" office:value="1" calcext:value-type="float">
            <text:p><text:s text:c="3"/>1</text:p>
          </table:table-cell>
          <table:table-cell table:style-name="ce55" office:value-type="float" office:value="0" calcext:value-type="float">
            <text:p>—</text:p>
          </table:table-cell>
          <table:table-cell table:style-name="ce55" office:value-type="float" office:value="6" calcext:value-type="float">
            <text:p><text:s text:c="3"/>6</text:p>
          </table:table-cell>
          <table:table-cell table:style-name="ce55" office:value-type="float" office:value="2" calcext:value-type="float">
            <text:p><text:s text:c="3"/>2</text:p>
          </table:table-cell>
          <table:table-cell table:style-name="ce115" office:value-type="float" office:value="4" calcext:value-type="float">
            <text:p><text:s text:c="3"/>4</text:p>
          </table:table-cell>
          <table:table-cell table:number-columns-repeated="998"/>
        </table:table-row>
        <table:table-row table:style-name="ro7">
          <table:covered-table-cell table:style-name="ce17"/>
          <table:table-cell table:style-name="ce41" office:value-type="string" calcext:value-type="string">
            <text:p>男</text:p>
          </table:table-cell>
          <table:table-cell table:style-name="ce51" office:value-type="float" office:value="47631" calcext:value-type="float">
            <text:p><text:s text:c="3"/>47,631</text:p>
          </table:table-cell>
          <table:table-cell table:style-name="ce51" office:value-type="float" office:value="46756" calcext:value-type="float">
            <text:p><text:s text:c="3"/>46,756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9" calcext:value-type="float">
            <text:p><text:s text:c="3"/>599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47379" calcext:value-type="float">
            <text:p><text:s text:c="3"/>47,379</text:p>
          </table:table-cell>
          <table:table-cell table:style-name="ce51" office:value-type="float" office:value="46505" calcext:value-type="float">
            <text:p><text:s text:c="3"/>46,505</text:p>
          </table:table-cell>
          <table:table-cell table:style-name="ce51" office:value-type="float" office:value="276" calcext:value-type="float">
            <text:p><text:s text:c="3"/>276</text:p>
          </table:table-cell>
          <table:table-cell table:style-name="ce51" office:value-type="float" office:value="204" calcext:value-type="float">
            <text:p><text:s text:c="3"/>204</text:p>
          </table:table-cell>
          <table:table-cell table:style-name="ce51" office:value-type="float" office:value="72" calcext:value-type="float">
            <text:p><text:s text:c="3"/>72</text:p>
          </table:table-cell>
          <table:table-cell table:style-name="ce51" office:value-type="float" office:value="598" calcext:value-type="float">
            <text:p><text:s text:c="3"/>598</text:p>
          </table:table-cell>
          <table:table-cell table:style-name="ce51" office:value-type="float" office:value="220" calcext:value-type="float">
            <text:p><text:s text:c="3"/>220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252" calcext:value-type="float">
            <text:p><text:s text:c="3"/>252</text:p>
          </table:table-cell>
          <table:table-cell table:style-name="ce51" office:value-type="float" office:value="251" calcext:value-type="float">
            <text:p><text:s text:c="3"/>25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2" office:value-type="float" office:value="48143" calcext:value-type="float">
            <text:p><text:s text:c="3"/>48,143</text:p>
          </table:table-cell>
          <table:table-cell table:style-name="ce52" office:value-type="float" office:value="42489" calcext:value-type="float">
            <text:p><text:s text:c="3"/>42,489</text:p>
          </table:table-cell>
          <table:table-cell table:style-name="ce52" office:value-type="float" office:value="2849" calcext:value-type="float">
            <text:p><text:s text:c="3"/>2,849</text:p>
          </table:table-cell>
          <table:table-cell table:style-name="ce52" office:value-type="float" office:value="2759" calcext:value-type="float">
            <text:p><text:s text:c="3"/>2,759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5" calcext:value-type="float">
            <text:p><text:s text:c="3"/>2,805</text:p>
          </table:table-cell>
          <table:table-cell table:style-name="ce52" office:value-type="float" office:value="2691" calcext:value-type="float">
            <text:p><text:s text:c="3"/>2,691</text:p>
          </table:table-cell>
          <table:table-cell table:style-name="ce52" office:value-type="float" office:value="114" calcext:value-type="float">
            <text:p><text:s text:c="3"/>114</text:p>
          </table:table-cell>
          <table:table-cell table:style-name="ce52" office:value-type="float" office:value="47379" calcext:value-type="float">
            <text:p><text:s text:c="3"/>47,379</text:p>
          </table:table-cell>
          <table:table-cell table:style-name="ce52" office:value-type="float" office:value="41731" calcext:value-type="float">
            <text:p><text:s text:c="3"/>41,731</text:p>
          </table:table-cell>
          <table:table-cell table:style-name="ce52" office:value-type="float" office:value="2848" calcext:value-type="float">
            <text:p><text:s text:c="3"/>2,848</text:p>
          </table:table-cell>
          <table:table-cell table:style-name="ce52" office:value-type="float" office:value="2758" calcext:value-type="float">
            <text:p><text:s text:c="3"/>2,758</text:p>
          </table:table-cell>
          <table:table-cell table:style-name="ce52" office:value-type="float" office:value="90" calcext:value-type="float">
            <text:p><text:s text:c="3"/>90</text:p>
          </table:table-cell>
          <table:table-cell table:style-name="ce52" office:value-type="float" office:value="2800" calcext:value-type="float">
            <text:p><text:s text:c="3"/>2,800</text:p>
          </table:table-cell>
          <table:table-cell table:style-name="ce52" office:value-type="float" office:value="2689" calcext:value-type="float">
            <text:p><text:s text:c="3"/>2,689</text:p>
          </table:table-cell>
          <table:table-cell table:style-name="ce52" office:value-type="float" office:value="111" calcext:value-type="float">
            <text:p><text:s text:c="3"/>111</text:p>
          </table:table-cell>
          <table:table-cell table:style-name="ce52" office:value-type="float" office:value="764" calcext:value-type="float">
            <text:p><text:s text:c="3"/>764</text:p>
          </table:table-cell>
          <table:table-cell table:style-name="ce52" office:value-type="float" office:value="758" calcext:value-type="float">
            <text:p><text:s text:c="3"/>758</text:p>
          </table:table-cell>
          <table:table-cell table:number-columns-repeated="2"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5" calcext:value-type="float">
            <text:p><text:s text:c="3"/>5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113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3224" calcext:value-type="float">
            <text:p><text:s text:c="3"/>3,224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3221" calcext:value-type="float">
            <text:p><text:s text:c="3"/>3,221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style-name="ce57" office:value-type="float" office:value="1211" calcext:value-type="float">
            <text:p><text:s text:c="3"/>1,211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321" calcext:value-type="float">
            <text:p><text:s text:c="3"/>321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319" calcext:value-type="float">
            <text:p><text:s text:c="3"/>319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style-name="ce58" office:value-type="float" office:value="309" calcext:value-type="float">
            <text:p><text:s text:c="3"/>309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2902" calcext:value-type="float">
            <text:p><text:s text:c="3"/>2,902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4313" calcext:value-type="float">
            <text:p><text:s text:c="3"/>4,313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4310" calcext:value-type="float">
            <text:p><text:s text:c="3"/>4,3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485" calcext:value-type="float">
            <text:p><text:s text:c="3"/>485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3828" calcext:value-type="float">
            <text:p><text:s text:c="3"/>3,828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3825" calcext:value-type="float">
            <text:p><text:s text:c="3"/>3,825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style-name="ce58" office:value-type="float" office:value="1144" calcext:value-type="float">
            <text:p><text:s text:c="3"/>1,14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3938" calcext:value-type="float">
            <text:p><text:s text:c="3"/>3,938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3932" calcext:value-type="float">
            <text:p><text:s text:c="3"/>3,932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style-name="ce57" office:value-type="float" office:value="1831" calcext:value-type="float">
            <text:p><text:s text:c="3"/>1,83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9" calcext:value-type="float">
            <text:p><text:s text:c="3"/>9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418" calcext:value-type="float">
            <text:p><text:s text:c="3"/>418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417" calcext:value-type="float">
            <text:p><text:s text:c="3"/>417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3520" calcext:value-type="float">
            <text:p><text:s text:c="3"/>3,520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3515" calcext:value-type="float">
            <text:p><text:s text:c="3"/>3,515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style-name="ce58" office:value-type="float" office:value="1359" calcext:value-type="float">
            <text:p><text:s text:c="3"/>1,359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style-name="ce59" office:value-type="float" office:value="8309" calcext:value-type="float">
            <text:p><text:s text:c="3"/>8,309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60" calcext:value-type="float">
            <text:p><text:s text:c="3"/>8,160</text:p>
          </table:table-cell>
          <table:table-cell table:style-name="ce59" office:value-type="float" office:value="366" calcext:value-type="float">
            <text:p><text:s text:c="3"/>366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style-name="ce59" office:value-type="float" office:value="149" calcext:value-type="float">
            <text:p><text:s text:c="3"/>149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style-name="ce60" office:value-type="float" office:value="4349" calcext:value-type="float">
            <text:p><text:s text:c="3"/>4,349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296" calcext:value-type="float">
            <text:p><text:s text:c="3"/>4,29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style-name="ce60" office:value-type="float" office:value="3960" calcext:value-type="float">
            <text:p><text:s text:c="3"/>3,960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4" calcext:value-type="float">
            <text:p><text:s text:c="3"/>3,864</text:p>
          </table:table-cell>
          <table:table-cell table:style-name="ce60" office:value-type="float" office:value="326" calcext:value-type="float">
            <text:p><text:s text:c="3"/>326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96" calcext:value-type="float">
            <text:p><text:s text:c="3"/>96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style-name="ce59" office:value-type="float" office:value="7136" calcext:value-type="float">
            <text:p><text:s text:c="3"/>7,1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style-name="ce59" office:value-type="float" office:value="6975" calcext:value-type="float">
            <text:p><text:s text:c="3"/>6,975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style-name="ce60" office:value-type="float" office:value="3703" calcext:value-type="float">
            <text:p><text:s text:c="3"/>3,7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665" calcext:value-type="float">
            <text:p><text:s text:c="3"/>3,665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2" table:style-name="ce60" office:value-type="float" office:value="38" calcext:value-type="float">
            <text:p><text:s text:c="3"/>3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style-name="ce60" office:value-type="float" office:value="3433" calcext:value-type="float">
            <text:p><text:s text:c="3"/>3,433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style-name="ce60" office:value-type="float" office:value="3310" calcext:value-type="float">
            <text:p><text:s text:c="3"/>3,310</text:p>
          </table:table-cell>
          <table:table-cell table:style-name="ce60" office:value-type="float" office:value="242" calcext:value-type="float">
            <text:p><text:s text:c="3"/>242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style-name="ce60" office:value-type="float" office:value="123" calcext:value-type="float">
            <text:p><text:s text:c="3"/>12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317" calcext:value-type="float">
            <text:p><text:s text:c="3"/>317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28" calcext:value-type="float">
            <text:p><text:s text:c="3"/>2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2" table:style-name="ce60" office:value-type="float" office:value="36" calcext:value-type="float">
            <text:p><text:s text:c="3"/>36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style-name="ce60" office:value-type="float" office:value="3977" calcext:value-type="float">
            <text:p><text:s text:c="3"/>3,97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3867" calcext:value-type="float">
            <text:p><text:s text:c="3"/>3,867</text:p>
          </table:table-cell>
          <table:table-cell table:style-name="ce60" office:value-type="float" office:value="289" calcext:value-type="float">
            <text:p><text:s text:c="3"/>289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number-columns-repeated="2" table:style-name="ce60" office:value-type="float" office:value="110" calcext:value-type="float">
            <text:p><text:s text:c="3"/>11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style-name="ce60" office:value-type="float" office:value="41" calcext:value-type="float">
            <text:p><text:s text:c="3"/>4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3848" calcext:value-type="float">
            <text:p><text:s text:c="3"/>3,848</text:p>
          </table:table-cell>
          <table:table-cell table:style-name="ce60" office:value-type="float" office:value="306" calcext:value-type="float">
            <text:p><text:s text:c="3"/>306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style-name="ce60" office:value-type="float" office:value="119" calcext:value-type="float">
            <text:p><text:s text:c="3"/>119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348" calcext:value-type="float">
            <text:p><text:s text:c="3"/>348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2" table:style-name="ce59" office:value-type="float" office:value="162" calcext:value-type="float">
            <text:p><text:s text:c="3"/>162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style-name="ce60" office:value-type="float" office:value="4440" calcext:value-type="float">
            <text:p><text:s text:c="3"/>4,440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318" calcext:value-type="float">
            <text:p><text:s text:c="3"/>4,318</text:p>
          </table:table-cell>
          <table:table-cell table:style-name="ce60" office:value-type="float" office:value="311" calcext:value-type="float">
            <text:p><text:s text:c="3"/>311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2" table:style-name="ce60" office:value-type="float" office:value="122" calcext:value-type="float">
            <text:p><text:s text:c="3"/>12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298" calcext:value-type="float">
            <text:p><text:s text:c="3"/>298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297" calcext:value-type="float">
            <text:p><text:s text:c="3"/>297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style-name="ce60" office:value-type="float" office:value="3967" calcext:value-type="float">
            <text:p><text:s text:c="3"/>3,967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930" calcext:value-type="float">
            <text:p><text:s text:c="3"/>3,930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267" calcext:value-type="float">
            <text:p><text:s text:c="3"/>267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266" calcext:value-type="float">
            <text:p><text:s text:c="3"/>266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style-name="ce60" office:value-type="float" office:value="111" calcext:value-type="float">
            <text:p><text:s text:c="3"/>11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style-name="ce59" office:value-type="float" office:value="8349" calcext:value-type="float">
            <text:p><text:s text:c="3"/>8,349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style-name="ce59" office:value-type="float" office:value="8203" calcext:value-type="float">
            <text:p><text:s text:c="3"/>8,203</text:p>
          </table:table-cell>
          <table:table-cell table:style-name="ce59" office:value-type="float" office:value="341" calcext:value-type="float">
            <text:p><text:s text:c="3"/>341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number-columns-repeated="2" table:style-name="ce59" office:value-type="float" office:value="146" calcext:value-type="float">
            <text:p><text:s text:c="3"/>146</text:p>
          </table:table-cell>
          <table:table-cell table:number-columns-repeated="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style-name="ce60" office:value-type="float" office:value="4369" calcext:value-type="float">
            <text:p><text:s text:c="3"/>4,369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4341" calcext:value-type="float">
            <text:p><text:s text:c="3"/>4,341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28" calcext:value-type="float">
            <text:p><text:s text:c="3"/>2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style-name="ce60" office:value-type="float" office:value="3980" calcext:value-type="float">
            <text:p><text:s text:c="3"/>3,980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style-name="ce60" office:value-type="float" office:value="3862" calcext:value-type="float">
            <text:p><text:s text:c="3"/>3,862</text:p>
          </table:table-cell>
          <table:table-cell table:style-name="ce60" office:value-type="float" office:value="305" calcext:value-type="float">
            <text:p><text:s text:c="3"/>305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number-columns-repeated="2" table:style-name="ce60" office:value-type="float" office:value="118" calcext:value-type="float">
            <text:p><text:s text:c="3"/>11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358" calcext:value-type="float">
            <text:p><text:s text:c="3"/>358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357" calcext:value-type="float">
            <text:p><text:s text:c="3"/>357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43" calcext:value-type="float">
            <text:p><text:s text:c="3"/>14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style-name="ce60" office:value-type="float" office:value="4559" calcext:value-type="float">
            <text:p><text:s text:c="3"/>4,55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number-columns-repeated="2" table:style-name="ce60" office:value-type="float" office:value="40" calcext:value-type="float">
            <text:p><text:s text:c="3"/>40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347" calcext:value-type="float">
            <text:p><text:s text:c="3"/>347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346" calcext:value-type="float">
            <text:p><text:s text:c="3"/>346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75" calcext:value-type="float">
            <text:p><text:s text:c="3"/>1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4" calcext:value-type="float">
            <text:p><text:s text:c="3"/>4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style-name="ce60" office:value-type="float" office:value="39" calcext:value-type="float">
            <text:p><text:s text:c="3"/>39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style-name="ce60" office:value-type="float" office:value="4029" calcext:value-type="float">
            <text:p><text:s text:c="3"/>4,029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3893" calcext:value-type="float">
            <text:p><text:s text:c="3"/>3,893</text:p>
          </table:table-cell>
          <table:table-cell table:style-name="ce60" office:value-type="float" office:value="312" calcext:value-type="float">
            <text:p><text:s text:c="3"/>312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style-name="ce60" office:value-type="float" office:value="136" calcext:value-type="float">
            <text:p><text:s text:c="3"/>13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style-name="ce59" office:value-type="float" office:value="7864" calcext:value-type="float">
            <text:p><text:s text:c="3"/>7,864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style-name="ce59" office:value-type="float" office:value="7711" calcext:value-type="float">
            <text:p><text:s text:c="3"/>7,71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style-name="ce59" office:value-type="float" office:value="153" calcext:value-type="float">
            <text:p><text:s text:c="3"/>15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style-name="ce60" office:value-type="float" office:value="4110" calcext:value-type="float">
            <text:p><text:s text:c="3"/>4,110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4065" calcext:value-type="float">
            <text:p><text:s text:c="3"/>4,06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style-name="ce60" office:value-type="float" office:value="3754" calcext:value-type="float">
            <text:p><text:s text:c="3"/>3,754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style-name="ce60" office:value-type="float" office:value="3646" calcext:value-type="float">
            <text:p><text:s text:c="3"/>3,646</text:p>
          </table:table-cell>
          <table:table-cell table:style-name="ce60" office:value-type="float" office:value="276" calcext:value-type="float">
            <text:p><text:s text:c="3"/>276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2" table:style-name="ce60" office:value-type="float" office:value="108" calcext:value-type="float">
            <text:p><text:s text:c="3"/>108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304" calcext:value-type="float">
            <text:p><text:s text:c="3"/>304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2" table:style-name="ce60" office:value-type="float" office:value="42" calcext:value-type="float">
            <text:p><text:s text:c="3"/>42</text:p>
          </table:table-cell>
          <table:table-cell table:number-columns-repeated="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style-name="ce60" office:value-type="float" office:value="115" calcext:value-type="float">
            <text:p><text:s text:c="3"/>115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330" calcext:value-type="float">
            <text:p><text:s text:c="3"/>330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2" table:style-name="ce59" office:value-type="float" office:value="3" calcext:value-type="float">
            <text:p><text:s text:c="3"/>3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style-name="ce60" office:value-type="float" office:value="4039" calcext:value-type="float">
            <text:p><text:s text:c="3"/>4,039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3941" calcext:value-type="float">
            <text:p><text:s text:c="3"/>3,941</text:p>
          </table:table-cell>
          <table:table-cell table:style-name="ce60" office:value-type="float" office:value="296" calcext:value-type="float">
            <text:p><text:s text:c="3"/>296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19" office:value-type="string" calcext:value-type="string" table:number-columns-spanned="1" table:number-rows-spanned="3">
            <text:p>114年</text:p>
            <text:p>截至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50" calcext:value-type="float">
            <text:p><text:s text:c="3"/>6,750</text:p>
          </table:table-cell>
          <table:table-cell table:style-name="ce57" office:value-type="float" office:value="6254" calcext:value-type="float">
            <text:p><text:s text:c="3"/>6,254</text:p>
          </table:table-cell>
          <table:table-cell table:style-name="ce57" office:value-type="float" office:value="233" calcext:value-type="float">
            <text:p><text:s text:c="3"/>233</text:p>
          </table:table-cell>
          <table:table-cell table:style-name="ce57" office:value-type="float" office:value="215" calcext:value-type="float">
            <text:p><text:s text:c="3"/>215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263" calcext:value-type="float">
            <text:p><text:s text:c="3"/>263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6624" calcext:value-type="float">
            <text:p><text:s text:c="3"/>6,624</text:p>
          </table:table-cell>
          <table:table-cell table:style-name="ce57" office:value-type="float" office:value="6131" calcext:value-type="float">
            <text:p><text:s text:c="3"/>6,131</text:p>
          </table:table-cell>
          <table:table-cell table:style-name="ce57" office:value-type="float" office:value="231" calcext:value-type="float">
            <text:p><text:s text:c="3"/>231</text:p>
          </table:table-cell>
          <table:table-cell table:style-name="ce57" office:value-type="float" office:value="215" calcext:value-type="float">
            <text:p><text:s text:c="3"/>21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126" calcext:value-type="float">
            <text:p><text:s text:c="3"/>126</text:p>
          </table:table-cell>
          <table:table-cell table:style-name="ce57" office:value-type="float" office:value="123" calcext:value-type="float">
            <text:p><text:s text:c="3"/>123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44" calcext:value-type="float">
            <text:p><text:s text:c="3"/>3,344</text:p>
          </table:table-cell>
          <table:table-cell table:style-name="ce58" office:value-type="float" office:value="3258" calcext:value-type="float">
            <text:p><text:s text:c="3"/>3,258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3312" calcext:value-type="float">
            <text:p><text:s text:c="3"/>3,312</text:p>
          </table:table-cell>
          <table:table-cell table:style-name="ce58" office:value-type="float" office:value="3227" calcext:value-type="float">
            <text:p><text:s text:c="3"/>3,227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31" calcext:value-type="float">
            <text:p><text:s text:c="3"/>3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406" calcext:value-type="float">
            <text:p><text:s text:c="3"/>3,406</text:p>
          </table:table-cell>
          <table:table-cell table:style-name="ce58" office:value-type="float" office:value="2996" calcext:value-type="float">
            <text:p><text:s text:c="3"/>2,996</text:p>
          </table:table-cell>
          <table:table-cell table:style-name="ce58" office:value-type="float" office:value="197" calcext:value-type="float">
            <text:p><text:s text:c="3"/>197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312" calcext:value-type="float">
            <text:p><text:s text:c="3"/>3,312</text:p>
          </table:table-cell>
          <table:table-cell table:style-name="ce58" office:value-type="float" office:value="2904" calcext:value-type="float">
            <text:p><text:s text:c="3"/>2,904</text:p>
          </table:table-cell>
          <table:table-cell table:style-name="ce58" office:value-type="float" office:value="195" calcext:value-type="float">
            <text:p><text:s text:c="3"/>195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98"/>
        </table:table-row>
        <table:table-row table:style-name="ro8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231" calcext:value-type="float">
            <text:p><text:s text:c="3"/>23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style-name="ce59" office:value-type="float" office:value="123" calcext:value-type="float">
            <text:p><text:s text:c="3"/>12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style-name="ce60" office:value-type="float" office:value="3258" calcext:value-type="float">
            <text:p><text:s text:c="3"/>3,258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3227" calcext:value-type="float">
            <text:p><text:s text:c="3"/>3,227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8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197" calcext:value-type="float">
            <text:p><text:s text:c="3"/>197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3" office:value-type="string" calcext:value-type="string" table:number-columns-spanned="1" table:number-rows-spanned="3">
            <text:p>較上年同月</text:p>
            <text:p>増減 (%) </text:p>
          </table:table-cell>
          <table:table-cell table:style-name="ce43" office:value-type="string" calcext:value-type="string">
            <text:p>計</text:p>
          </table:table-cell>
          <table:table-cell table:style-name="ce61" office:value-type="float" office:value="-25.0499666888741" calcext:value-type="float">
            <text:p>–25.05</text:p>
          </table:table-cell>
          <table:table-cell table:style-name="ce61" office:value-type="float" office:value="-24.7322180767842" calcext:value-type="float">
            <text:p>–24.73</text:p>
          </table:table-cell>
          <table:table-cell table:style-name="ce61" office:value-type="float" office:value="-36.3387978142077" calcext:value-type="float">
            <text:p>–36.34</text:p>
          </table:table-cell>
          <table:table-cell table:style-name="ce61" office:value-type="float" office:value="-37.3177842565598" calcext:value-type="float">
            <text:p>–37.32</text:p>
          </table:table-cell>
          <table:table-cell table:style-name="ce61" office:value-type="float" office:value="-21.7391304347826" calcext:value-type="float">
            <text:p>–21.74</text:p>
          </table:table-cell>
          <table:table-cell table:style-name="ce61" office:value-type="float" office:value="-20.5438066465257" calcext:value-type="float">
            <text:p>–20.54</text:p>
          </table:table-cell>
          <table:table-cell table:style-name="ce61" office:value-type="float" office:value="-18.7022900763359" calcext:value-type="float">
            <text:p>–18.70</text:p>
          </table:table-cell>
          <table:table-cell table:style-name="ce61" office:value-type="float" office:value="-27.536231884058" calcext:value-type="float">
            <text:p>–27.54</text:p>
          </table:table-cell>
          <table:table-cell table:style-name="ce61" office:value-type="float" office:value="-25.1863564490626" calcext:value-type="float">
            <text:p>–25.19</text:p>
          </table:table-cell>
          <table:table-cell table:style-name="ce61" office:value-type="float" office:value="-24.8651960784314" calcext:value-type="float">
            <text:p>–24.87</text:p>
          </table:table-cell>
          <table:table-cell table:style-name="ce61" office:value-type="float" office:value="-36.8852459016393" calcext:value-type="float">
            <text:p>–36.89</text:p>
          </table:table-cell>
          <table:table-cell table:style-name="ce61" office:value-type="float" office:value="-37.3177842565598" calcext:value-type="float">
            <text:p>–37.32</text:p>
          </table:table-cell>
          <table:table-cell table:style-name="ce61" office:value-type="float" office:value="-30.4347826086957" calcext:value-type="float">
            <text:p>–30.43</text:p>
          </table:table-cell>
          <table:table-cell table:style-name="ce61" office:value-type="float" office:value="-20.1219512195122" calcext:value-type="float">
            <text:p>–20.12</text:p>
          </table:table-cell>
          <table:table-cell table:style-name="ce61" office:value-type="float" office:value="-18.7022900763359" calcext:value-type="float">
            <text:p>–18.70</text:p>
          </table:table-cell>
          <table:table-cell table:style-name="ce61" office:value-type="float" office:value="-25.7575757575758" calcext:value-type="float">
            <text:p>–25.76</text:p>
          </table:table-cell>
          <table:table-cell table:style-name="ce61" office:value-type="float" office:value="-17.1052631578947" calcext:value-type="float">
            <text:p>–17.11</text:p>
          </table:table-cell>
          <table:table-cell table:style-name="ce61" office:value-type="float" office:value="-17.4496644295302" calcext:value-type="float">
            <text:p>–17.45</text:p>
          </table:table-cell>
          <table:table-cell table:number-columns-repeated="3" table:style-name="ce61" office:value-type="string" calcext:value-type="string">
            <text:p>--</text:p>
          </table:table-cell>
          <table:table-cell table:style-name="ce61" office:value-type="float" office:value="-66.6666666666667" calcext:value-type="float">
            <text:p>–66.67</text:p>
          </table:table-cell>
          <table:table-cell table:style-name="ce61" office:value-type="string" calcext:value-type="string">
            <text:p>--</text:p>
          </table:table-cell>
          <table:table-cell table:style-name="ce61" office:value-type="float" office:value="-66.6666666666667" calcext:value-type="float">
            <text:p>–66.67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4" office:value-type="string" calcext:value-type="string">
            <text:p>男</text:p>
          </table:table-cell>
          <table:table-cell table:style-name="ce62" office:value-type="float" office:value="-25.3738004909618" calcext:value-type="float">
            <text:p>–25.37</text:p>
          </table:table-cell>
          <table:table-cell table:style-name="ce62" office:value-type="float" office:value="-25.0862267187859" calcext:value-type="float">
            <text:p>–25.09</text:p>
          </table:table-cell>
          <table:table-cell table:number-columns-repeated="3" table:style-name="ce62" office:value-type="float" office:value="-10" calcext:value-type="float">
            <text:p>–10.00</text:p>
          </table:table-cell>
          <table:table-cell table:style-name="ce62" office:value-type="float" office:value="-45.6521739130435" calcext:value-type="float">
            <text:p>–45.65</text:p>
          </table:table-cell>
          <table:table-cell table:style-name="ce62" office:value-type="float" office:value="-53.3333333333333" calcext:value-type="float">
            <text:p>–53.33</text:p>
          </table:table-cell>
          <table:table-cell table:style-name="ce62" office:value-type="float" office:value="-41.9354838709677" calcext:value-type="float">
            <text:p>–41.94</text:p>
          </table:table-cell>
          <table:table-cell table:style-name="ce62" office:value-type="float" office:value="-25.1863564490626" calcext:value-type="float">
            <text:p>–25.19</text:p>
          </table:table-cell>
          <table:table-cell table:style-name="ce62" office:value-type="float" office:value="-24.8836126629423" calcext:value-type="float">
            <text:p>–24.88</text:p>
          </table:table-cell>
          <table:table-cell table:number-columns-repeated="3" table:style-name="ce62" office:value-type="float" office:value="-10" calcext:value-type="float">
            <text:p>–10.00</text:p>
          </table:table-cell>
          <table:table-cell table:style-name="ce62" office:value-type="float" office:value="-46.1538461538462" calcext:value-type="float">
            <text:p>–46.15</text:p>
          </table:table-cell>
          <table:table-cell table:style-name="ce62" office:value-type="float" office:value="-53.3333333333333" calcext:value-type="float">
            <text:p>–53.33</text:p>
          </table:table-cell>
          <table:table-cell table:style-name="ce62" office:value-type="float" office:value="-42.6229508196721" calcext:value-type="float">
            <text:p>–42.62</text:p>
          </table:table-cell>
          <table:table-cell table:style-name="ce62" office:value-type="float" office:value="-40.7407407407407" calcext:value-type="float">
            <text:p>–40.74</text:p>
          </table:table-cell>
          <table:table-cell table:style-name="ce62" office:value-type="float" office:value="-41.5094339622642" calcext:value-type="float">
            <text:p>–41.51</text:p>
          </table:table-cell>
          <table:table-cell table:number-columns-repeated="3"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5" office:value-type="string" calcext:value-type="string">
            <text:p>女</text:p>
          </table:table-cell>
          <table:table-cell table:style-name="ce63" office:value-type="float" office:value="-24.7292817679558" calcext:value-type="float">
            <text:p>–24.73</text:p>
          </table:table-cell>
          <table:table-cell table:style-name="ce63" office:value-type="float" office:value="-24.3434343434343" calcext:value-type="float">
            <text:p>–24.34</text:p>
          </table:table-cell>
          <table:table-cell table:style-name="ce63" office:value-type="float" office:value="-39.5705521472393" calcext:value-type="float">
            <text:p>–39.57</text:p>
          </table:table-cell>
          <table:table-cell table:style-name="ce63" office:value-type="float" office:value="-39.9361022364217" calcext:value-type="float">
            <text:p>–39.94</text:p>
          </table:table-cell>
          <table:table-cell table:style-name="ce63" office:value-type="float" office:value="-30.7692307692308" calcext:value-type="float">
            <text:p>–30.77</text:p>
          </table:table-cell>
          <table:table-cell table:style-name="ce63" office:value-type="float" office:value="-10.8786610878661" calcext:value-type="float">
            <text:p>–10.88</text:p>
          </table:table-cell>
          <table:table-cell table:style-name="ce63" office:value-type="float" office:value="-14.2241379310345" calcext:value-type="float">
            <text:p>–14.22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float" office:value="-25.1863564490626" calcext:value-type="float">
            <text:p>–25.19</text:p>
          </table:table-cell>
          <table:table-cell table:style-name="ce63" office:value-type="float" office:value="-24.8447204968944" calcext:value-type="float">
            <text:p>–24.84</text:p>
          </table:table-cell>
          <table:table-cell table:style-name="ce63" office:value-type="float" office:value="-40.1840490797546" calcext:value-type="float">
            <text:p>–40.18</text:p>
          </table:table-cell>
          <table:table-cell table:style-name="ce63" office:value-type="float" office:value="-39.9361022364217" calcext:value-type="float">
            <text:p>–39.94</text:p>
          </table:table-cell>
          <table:table-cell table:style-name="ce63" office:value-type="float" office:value="-46.1538461538462" calcext:value-type="float">
            <text:p>–46.15</text:p>
          </table:table-cell>
          <table:table-cell table:style-name="ce63" office:value-type="float" office:value="-10.126582278481" calcext:value-type="float">
            <text:p>–10.13</text:p>
          </table:table-cell>
          <table:table-cell table:style-name="ce63" office:value-type="float" office:value="-14.2241379310345" calcext:value-type="float">
            <text:p>–14.22</text:p>
          </table:table-cell>
          <table:table-cell table:style-name="ce63" office:value-type="float" office:value="180" calcext:value-type="float">
            <text:p>180.00</text:p>
          </table:table-cell>
          <table:table-cell table:style-name="ce63" office:value-type="float" office:value="-4.08163265306122" calcext:value-type="float">
            <text:p>–4.08</text:p>
          </table:table-cell>
          <table:table-cell table:style-name="ce63" office:value-type="float" office:value="-4.16666666666667" calcext:value-type="float">
            <text:p>–4.17</text:p>
          </table:table-cell>
          <table:table-cell table:number-columns-repeated="3"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-100" calcext:value-type="float">
            <text:p>–100.00</text:p>
          </table:table-cell>
          <table:table-cell table:number-columns-repeated="998"/>
        </table:table-row>
        <table:table-row table:style-name="ro7">
          <table:table-cell table:style-name="ce24" office:value-type="string" calcext:value-type="string" table:number-columns-spanned="1" table:number-rows-spanned="3">
            <text:p>較上月</text:p>
            <text:p>増減 (%) </text:p>
          </table:table-cell>
          <table:table-cell table:style-name="ce46" office:value-type="string" calcext:value-type="string">
            <text:p>計</text:p>
          </table:table-cell>
          <table:table-cell table:style-name="ce64" office:value-type="float" office:value="-26.084099868594" calcext:value-type="float">
            <text:p>–26.08</text:p>
          </table:table-cell>
          <table:table-cell table:style-name="ce64" office:value-type="float" office:value="-25.9706439393939" calcext:value-type="float">
            <text:p>–25.97</text:p>
          </table:table-cell>
          <table:table-cell table:style-name="ce64" office:value-type="float" office:value="-29.3939393939394" calcext:value-type="float">
            <text:p>–29.39</text:p>
          </table:table-cell>
          <table:table-cell table:style-name="ce64" office:value-type="float" office:value="-29.7385620915033" calcext:value-type="float">
            <text:p>–29.74</text:p>
          </table:table-cell>
          <table:table-cell table:style-name="ce64" office:value-type="float" office:value="-25" calcext:value-type="float">
            <text:p>–25.00</text:p>
          </table:table-cell>
          <table:table-cell table:style-name="ce64" office:value-type="float" office:value="-25.7062146892655" calcext:value-type="float">
            <text:p>–25.71</text:p>
          </table:table-cell>
          <table:table-cell table:style-name="ce64" office:value-type="float" office:value="-20.817843866171" calcext:value-type="float">
            <text:p>–20.82</text:p>
          </table:table-cell>
          <table:table-cell table:style-name="ce64" office:value-type="float" office:value="-41.1764705882353" calcext:value-type="float">
            <text:p>–41.18</text:p>
          </table:table-cell>
          <table:table-cell table:style-name="ce64" office:value-type="float" office:value="-26.367274344153" calcext:value-type="float">
            <text:p>–26.37</text:p>
          </table:table-cell>
          <table:table-cell table:style-name="ce64" office:value-type="float" office:value="-26.2835156907539" calcext:value-type="float">
            <text:p>–26.28</text:p>
          </table:table-cell>
          <table:table-cell table:style-name="ce64" office:value-type="float" office:value="-29.5731707317073" calcext:value-type="float">
            <text:p>–29.57</text:p>
          </table:table-cell>
          <table:table-cell table:style-name="ce64" office:value-type="float" office:value="-29.7385620915033" calcext:value-type="float">
            <text:p>–29.74</text:p>
          </table:table-cell>
          <table:table-cell table:style-name="ce64" office:value-type="float" office:value="-27.2727272727273" calcext:value-type="float">
            <text:p>–27.27</text:p>
          </table:table-cell>
          <table:table-cell table:style-name="ce64" office:value-type="float" office:value="-25.3561253561254" calcext:value-type="float">
            <text:p>–25.36</text:p>
          </table:table-cell>
          <table:table-cell table:style-name="ce64" office:value-type="float" office:value="-19.9248120300752" calcext:value-type="float">
            <text:p>–19.92</text:p>
          </table:table-cell>
          <table:table-cell table:style-name="ce64" office:value-type="float" office:value="-42.3529411764706" calcext:value-type="float">
            <text:p>–42.35</text:p>
          </table:table-cell>
          <table:table-cell table:style-name="ce64" office:value-type="float" office:value="-7.35294117647059" calcext:value-type="float">
            <text:p>–7.35</text:p>
          </table:table-cell>
          <table:table-cell table:style-name="ce64" office:value-type="float" office:value="-6.10687022900763" calcext:value-type="float">
            <text:p>–6.11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string" calcext:value-type="string">
            <text:p>--</text:p>
          </table:table-cell>
          <table:table-cell table:style-name="ce64" office:value-type="float" office:value="0" calcext:value-type="float">
            <text:p>—</text:p>
          </table:table-cell>
          <table:table-cell table:style-name="ce64" office:value-type="float" office:value="-66.6666666666667" calcext:value-type="float">
            <text:p>–66.67</text:p>
          </table:table-cell>
          <table:table-cell table:style-name="ce64" office:value-type="float" office:value="-100" calcext:value-type="float">
            <text:p>–100.00</text:p>
          </table:table-cell>
          <table:table-cell table:style-name="ce64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5"/>
          <table:table-cell table:style-name="ce47" office:value-type="string" calcext:value-type="string">
            <text:p>男</text:p>
          </table:table-cell>
          <table:table-cell table:style-name="ce62" office:value-type="float" office:value="-26.2135922330097" calcext:value-type="float">
            <text:p>–26.21</text:p>
          </table:table-cell>
          <table:table-cell table:style-name="ce62" office:value-type="float" office:value="-26.1056929008846" calcext:value-type="float">
            <text:p>–26.11</text:p>
          </table:table-cell>
          <table:table-cell table:style-name="ce62" office:value-type="float" office:value="9.09090909090909" calcext:value-type="float">
            <text:p>9.09</text:p>
          </table:table-cell>
          <table:table-cell table:style-name="ce62" office:value-type="float" office:value="22.7272727272727" calcext:value-type="float">
            <text:p>22.73</text:p>
          </table:table-cell>
          <table:table-cell table:style-name="ce62" office:value-type="float" office:value="-18.1818181818182" calcext:value-type="float">
            <text:p>–18.18</text:p>
          </table:table-cell>
          <table:table-cell table:style-name="ce62" office:value-type="float" office:value="-44.4444444444444" calcext:value-type="float">
            <text:p>–44.44</text:p>
          </table:table-cell>
          <table:table-cell table:style-name="ce62" office:value-type="float" office:value="-36.3636363636364" calcext:value-type="float">
            <text:p>–36.36</text:p>
          </table:table-cell>
          <table:table-cell table:style-name="ce62" office:value-type="float" office:value="-47.0588235294118" calcext:value-type="float">
            <text:p>–47.06</text:p>
          </table:table-cell>
          <table:table-cell table:style-name="ce62" office:value-type="float" office:value="-26.367274344153" calcext:value-type="float">
            <text:p>–26.37</text:p>
          </table:table-cell>
          <table:table-cell table:style-name="ce62" office:value-type="float" office:value="-26.2568555758684" calcext:value-type="float">
            <text:p>–26.26</text:p>
          </table:table-cell>
          <table:table-cell table:style-name="ce62" office:value-type="float" office:value="12.5" calcext:value-type="float">
            <text:p>12.50</text:p>
          </table:table-cell>
          <table:table-cell table:style-name="ce62" office:value-type="float" office:value="22.7272727272727" calcext:value-type="float">
            <text:p>22.73</text:p>
          </table:table-cell>
          <table:table-cell table:style-name="ce62" office:value-type="float" office:value="-10" calcext:value-type="float">
            <text:p>–10.00</text:p>
          </table:table-cell>
          <table:table-cell table:style-name="ce62" office:value-type="float" office:value="-45.5555555555556" calcext:value-type="float">
            <text:p>–45.56</text:p>
          </table:table-cell>
          <table:table-cell table:style-name="ce62" office:value-type="float" office:value="-36.3636363636364" calcext:value-type="float">
            <text:p>–36.36</text:p>
          </table:table-cell>
          <table:table-cell table:style-name="ce62" office:value-type="float" office:value="-48.5294117647059" calcext:value-type="float">
            <text:p>–48.53</text:p>
          </table:table-cell>
          <table:table-cell table:style-name="ce62" office:value-type="float" office:value="-5.88235294117647" calcext:value-type="float">
            <text:p>–5.88</text:p>
          </table:table-cell>
          <table:table-cell table:style-name="ce62" office:value-type="float" office:value="-6.06060606060606" calcext:value-type="float">
            <text:p>–6.06</text:p>
          </table:table-cell>
          <table:table-cell table:style-name="ce62" office:value-type="float" office:value="-100" calcext:value-type="float">
            <text:p>–100.00</text:p>
          </table:table-cell>
          <table:table-cell table:style-name="ce62" office:value-type="string" calcext:value-type="string">
            <text:p>--</text:p>
          </table:table-cell>
          <table:table-cell table:style-name="ce62" office:value-type="float" office:value="-100" calcext:value-type="float">
            <text:p>–100.00</text:p>
          </table:table-cell>
          <table:table-cell table:number-columns-repeated="3" table:style-name="ce62" office:value-type="string" calcext:value-type="string">
            <text:p>--</text:p>
          </table:table-cell>
          <table:table-cell table:number-columns-repeated="998"/>
        </table:table-row>
        <table:table-row table:style-name="ro7">
          <table:covered-table-cell table:style-name="ce6"/>
          <table:table-cell table:style-name="ce48" office:value-type="string" calcext:value-type="string">
            <text:p>女</text:p>
          </table:table-cell>
          <table:table-cell table:style-name="ce63" office:value-type="float" office:value="-25.9565217391304" calcext:value-type="float">
            <text:p>–25.96</text:p>
          </table:table-cell>
          <table:table-cell table:style-name="ce63" office:value-type="float" office:value="-25.8232235701906" calcext:value-type="float">
            <text:p>–25.82</text:p>
          </table:table-cell>
          <table:table-cell table:style-name="ce63" office:value-type="float" office:value="-33.6700336700337" calcext:value-type="float">
            <text:p>–33.67</text:p>
          </table:table-cell>
          <table:table-cell table:style-name="ce63" office:value-type="float" office:value="-33.8028169014084" calcext:value-type="float">
            <text:p>–33.80</text:p>
          </table:table-cell>
          <table:table-cell table:style-name="ce63" office:value-type="float" office:value="-30.7692307692308" calcext:value-type="float">
            <text:p>–30.77</text:p>
          </table:table-cell>
          <table:table-cell table:style-name="ce63" office:value-type="float" office:value="-19.3181818181818" calcext:value-type="float">
            <text:p>–19.32</text:p>
          </table:table-cell>
          <table:table-cell table:style-name="ce63" office:value-type="float" office:value="-19.4331983805668" calcext:value-type="float">
            <text:p>–19.43</text:p>
          </table:table-cell>
          <table:table-cell table:style-name="ce63" office:value-type="float" office:value="-17.6470588235294" calcext:value-type="float">
            <text:p>–17.65</text:p>
          </table:table-cell>
          <table:table-cell table:style-name="ce63" office:value-type="float" office:value="-26.367274344153" calcext:value-type="float">
            <text:p>–26.37</text:p>
          </table:table-cell>
          <table:table-cell table:style-name="ce63" office:value-type="float" office:value="-26.3131184978432" calcext:value-type="float">
            <text:p>–26.31</text:p>
          </table:table-cell>
          <table:table-cell table:style-name="ce63" office:value-type="float" office:value="-34.1216216216216" calcext:value-type="float">
            <text:p>–34.12</text:p>
          </table:table-cell>
          <table:table-cell table:style-name="ce63" office:value-type="float" office:value="-33.8028169014084" calcext:value-type="float">
            <text:p>–33.80</text:p>
          </table:table-cell>
          <table:table-cell table:style-name="ce63" office:value-type="float" office:value="-41.6666666666667" calcext:value-type="float">
            <text:p>–41.67</text:p>
          </table:table-cell>
          <table:table-cell table:style-name="ce63" office:value-type="float" office:value="-18.3908045977011" calcext:value-type="float">
            <text:p>–18.39</text:p>
          </table:table-cell>
          <table:table-cell table:style-name="ce63" office:value-type="float" office:value="-18.4426229508197" calcext:value-type="float">
            <text:p>–18.44</text:p>
          </table:table-cell>
          <table:table-cell table:style-name="ce63" office:value-type="float" office:value="-17.6470588235294" calcext:value-type="float">
            <text:p>–17.65</text:p>
          </table:table-cell>
          <table:table-cell table:style-name="ce63" office:value-type="float" office:value="-7.84313725490196" calcext:value-type="float">
            <text:p>–7.84</text:p>
          </table:table-cell>
          <table:table-cell table:style-name="ce63" office:value-type="float" office:value="-6.12244897959184" calcext:value-type="float">
            <text:p>–6.12</text:p>
          </table:table-cell>
          <table:table-cell table:style-name="ce63" office:value-type="float" office:value="100" calcext:value-type="float">
            <text:p>100.00</text:p>
          </table:table-cell>
          <table:table-cell table:style-name="ce63" office:value-type="string" calcext:value-type="string">
            <text:p>--</text:p>
          </table:table-cell>
          <table:table-cell table:style-name="ce63" office:value-type="float" office:value="100" calcext:value-type="float">
            <text:p>100.00</text:p>
          </table:table-cell>
          <table:table-cell table:number-columns-repeated="2" table:style-name="ce63" office:value-type="float" office:value="-100" calcext:value-type="float">
            <text:p>–100.00</text:p>
          </table:table-cell>
          <table:table-cell table:style-name="ce63" office:value-type="string" calcext:value-type="string">
            <text:p>--</text:p>
          </table:table-cell>
          <table:table-cell table:number-columns-repeated="998"/>
        </table:table-row>
        <table:table-row table:style-name="ro9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77"/>
          <table:table-cell table:style-name="ce80" table:number-columns-repeated="2"/>
          <table:table-cell table:style-name="ce88"/>
          <table:table-cell table:style-name="ce80" table:number-columns-repeated="3"/>
          <table:table-cell table:number-columns-repeated="12"/>
          <table:table-cell table:style-name="ce121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10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 table:style-name="ce49" table:number-columns-repeated="6"/>
          <table:table-cell table:number-columns-repeated="1017"/>
        </table:table-row>
        <table:table-row table:style-name="ro10">
          <table:table-cell table:style-name="ce26" office:value-type="string" calcext:value-type="string">
            <text:p><text:s text:c="6"/>4.表內列有「－」者表示無數字，「0.00」表示未滿百分之0.005，「--」表示該數值無意義。</text:p>
          </table:table-cell>
          <table:table-cell table:number-columns-repeated="1023"/>
        </table:table-row>
        <table:table-row table:style-name="ro10">
          <table:table-cell table:style-name="ce26" office:value-type="string" calcext:value-type="string">
            <text:p><text:s text:c="6"/>5.終止結婚(相同性別)資料係自108年5月24日起統計。</text:p>
          </table:table-cell>
          <table:table-cell table:number-columns-repeated="1023"/>
        </table:table-row>
        <table:table-row table:style-name="ro11" table:number-rows-repeated="1048434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expression table:name="Excel_BuiltIn_Print_Titles" table:base-cell-address="$'09離-年月別'.$A$1" table:expression="[$'09離-年月別'.$A$1:.$B$1048576];[$'09離-年月別'.$A$1:.$AMJ$7]"/>
        </table:named-expressions>
      </table:table>
      <table:table table:name="09離-縣市別" table:style-name="ta2" table:print-ranges="'09離-縣市別'.A1:'09離-縣市別'.Z86"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8" table:default-cell-style-name="ce27"/>
        <table:table-column table:style-name="co12" table:default-cell-style-name="ce27"/>
        <table:table-column table:style-name="co16" table:default-cell-style-name="ce27"/>
        <table:table-column table:style-name="co8" table:number-columns-repeated="2" table:default-cell-style-name="ce27"/>
        <table:table-column table:style-name="co17" table:default-cell-style-name="ce27"/>
        <table:table-column table:style-name="co14" table:default-cell-style-name="ce27"/>
        <table:table-column table:style-name="co15" table:default-cell-style-name="ce27"/>
        <table:table-column table:style-name="co10" table:default-cell-style-name="ce27"/>
        <table:table-column table:style-name="co18" table:default-cell-style-name="ce27"/>
        <table:table-column table:style-name="co10" table:default-cell-style-name="ce27"/>
        <table:table-column table:style-name="co11" table:default-cell-style-name="ce27"/>
        <table:table-column table:style-name="co9" table:default-cell-style-name="ce27"/>
        <table:table-column table:style-name="co19" table:default-cell-style-name="ce27"/>
        <table:table-column table:style-name="co17" table:default-cell-style-name="ce27"/>
        <table:table-column table:style-name="co20" table:default-cell-style-name="ce27"/>
        <table:table-column table:style-name="co5" table:number-columns-repeated="231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" office:value-type="string" calcext:value-type="string" table:number-columns-spanned="26" table:number-rows-spanned="1">
              <text:p>離婚/終止結婚人數按雙方原屬國籍分</text:p>
            </table:table-cell>
            <table:covered-table-cell table:number-columns-repeated="25" table:style-name="ce28"/>
            <table:table-cell table:style-name="ce89" table:number-columns-repeated="998"/>
          </table:table-row>
          <table:table-row table:style-name="ro13">
            <table:table-cell table:style-name="ce123"/>
            <table:table-cell table:style-name="ce133" table:number-columns-repeated="2"/>
            <table:table-cell table:style-name="ce89" table:number-columns-repeated="2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/>
            <table:table-cell table:style-name="ce123" office:value-type="string" office:string-value="中華民國114年1月份" calcext:value-type="string">
              <text:p><text:s/>中華民國114年1月份 </text:p>
            </table:table-cell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06"/>
            <table:table-cell table:style-name="ce89" table:number-columns-repeated="998"/>
          </table:table-row>
          <table:table-row table:style-name="ro14">
            <table:table-cell table:style-name="ce123"/>
            <table:table-cell table:style-name="ce133" table:number-columns-repeated="2"/>
            <table:table-cell table:style-name="ce123"/>
            <table:table-cell table:style-name="ce89"/>
            <table:table-cell table:style-name="ce133" table:number-columns-repeated="2"/>
            <table:table-cell table:style-name="ce29" table:number-columns-repeated="2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83"/>
            <table:table-cell table:style-name="ce89" table:number-columns-repeated="2"/>
            <table:table-cell table:style-name="ce123"/>
            <table:table-cell table:style-name="ce89" table:number-columns-repeated="4"/>
            <table:table-cell table:style-name="ce144" office:value-type="string" calcext:value-type="string">
              <text:p><text:s/>單位︰人</text:p>
            </table:table-cell>
            <table:table-cell table:style-name="ce89" table:number-columns-repeated="998"/>
          </table:table-row>
          <table:table-row table:style-name="ro15">
            <table:table-cell table:style-name="ce90" office:value-type="string" calcext:value-type="string" table:number-columns-spanned="1" table:number-rows-spanned="5">
              <text:p>區 域 別</text:p>
            </table:table-cell>
            <table:table-cell table:style-name="ce67" office:value-type="string" calcext:value-type="string" table:number-columns-spanned="1" table:number-rows-spanned="5">
              <text:p>性<text:span text:style-name="T9"> </text:span><text:span text:style-name="T10">別</text:span></text:p>
            </table:table-cell>
            <table:table-cell table:style-name="ce65" office:value-type="string" office:string-value="總                計" calcext:value-type="string" table:number-columns-spanned="8" table:number-rows-spanned="1">
              <text:p><text:s/>總 <text:s text:c="15"/>計 </text:p>
            </table:table-cell>
            <table:covered-table-cell table:number-columns-repeated="7" table:style-name="ce65"/>
            <table:table-cell table:style-name="ce67" office:value-type="string" calcext:value-type="string" table:number-columns-spanned="8" table:number-rows-spanned="1">
              <text:p>離 <text:s text:c="12"/>婚 <text:s text:c="3"/>( <text:s/>不 <text:s text:c="4"/>同 <text:s text:c="4"/>性 <text:s text:c="4"/>別 <text:s/>)</text:p>
            </table:table-cell>
            <table:covered-table-cell table:number-columns-repeated="6" table:style-name="ce85"/>
            <table:covered-table-cell table:style-name="ce90"/>
            <table:table-cell table:style-name="ce85" office:value-type="string" calcext:value-type="string" table:number-columns-spanned="8" table:number-rows-spanned="1">
              <text:p>終 <text:s text:c="3"/>止 <text:s text:c="3"/>結 <text:s text:c="3"/>婚 <text:s text:c="2"/>( 相 <text:s text:c="4"/>同 <text:s text:c="4"/>性 <text:s text:c="4"/>別 )</text:p>
            </table:table-cell>
            <table:covered-table-cell table:number-columns-repeated="7" table:style-name="ce85"/>
            <table:table-cell table:style-name="ce89" table:number-columns-repeated="998"/>
          </table:table-row>
          <table:table-row table:style-name="ro16">
            <table:covered-table-cell table:style-name="ce124"/>
            <table:covered-table-cell table:style-name="ce134"/>
            <table:table-cell table:style-name="ce30" office:value-type="string" calcext:value-type="string" table:number-columns-spanned="1" table:number-rows-spanned="4">
              <text:p>總　計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30" office:value-type="string" calcext:value-type="string" table:number-columns-spanned="1" table:number-rows-spanned="4">
              <text:p>合　計</text:p>
            </table:table-cell>
            <table:table-cell table:style-name="ce30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90"/>
            <table:table-cell table:style-name="ce4" office:value-type="string" calcext:value-type="string" table:number-columns-spanned="1" table:number-rows-spanned="4">
              <text:p><text:span text:style-name="T19">合</text:span><text:span text:style-name="T10">　計</text:span></text:p>
            </table:table-cell>
            <table:table-cell table:style-name="ce66" office:value-type="string" calcext:value-type="string" table:number-columns-spanned="7" table:number-rows-spanned="1">
              <text:p>原<text:span text:style-name="T4">      </text:span><text:span text:style-name="T5">屬</text:span><text:span text:style-name="T6">      </text:span><text:span text:style-name="T5">國</text:span><text:span text:style-name="T6">      </text:span><text:span text:style-name="T5">籍</text:span><text:span text:style-name="T6">   </text:span><text:span text:style-name="T7">（</text:span><text:span text:style-name="T8">   </text:span><text:span text:style-name="T5">地</text:span><text:span text:style-name="T6">      </text:span><text:span text:style-name="T5">區</text:span><text:span text:style-name="T6">    </text:span><text:span text:style-name="T5">）</text:span></text:p>
            </table:table-cell>
            <table:covered-table-cell table:number-columns-repeated="5" table:style-name="ce69"/>
            <table:covered-table-cell table:style-name="ce85"/>
            <table:table-cell table:style-name="ce122" table:number-columns-repeated="998"/>
          </table:table-row>
          <table:table-row table:style-name="ro16">
            <table:covered-table-cell table:style-name="ce124"/>
            <table:covered-table-cell table:style-name="ce134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covered-table-cell table:style-name="ce31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0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style-name="ce72"/>
            <table:covered-table-cell table:style-name="ce76"/>
            <table:covered-table-cell table:style-name="ce5"/>
            <table:table-cell table:style-name="ce67" office:value-type="string" calcext:value-type="string" table:number-columns-spanned="1" table:number-rows-spanned="3">
              <text:p>本國籍</text:p>
            </table:table-cell>
            <table:table-cell table:style-name="ce67" office:value-type="string" calcext:value-type="string" table:number-columns-spanned="3" table:number-rows-spanned="1">
              <text:p>大陸、港澳地區</text:p>
            </table:table-cell>
            <table:covered-table-cell table:style-name="ce72"/>
            <table:covered-table-cell table:style-name="ce76"/>
            <table:table-cell table:style-name="ce78" office:value-type="string" calcext:value-type="string" table:number-columns-spanned="3" table:number-rows-spanned="1">
              <text:p>外<text:span text:style-name="T14">  </text:span><text:span text:style-name="T15">裔</text:span><text:span text:style-name="T16">  </text:span><text:span text:style-name="T17">、</text:span><text:span text:style-name="T18"> </text:span><text:span text:style-name="T17">外</text:span><text:span text:style-name="T18">  </text:span><text:span text:style-name="T17">國</text:span><text:span text:style-name="T18">  </text:span><text:span text:style-name="T17">籍</text:span></text:p>
            </table:table-cell>
            <table:covered-table-cell table:number-columns-repeated="2" table:style-name="ce72"/>
            <table:table-cell table:style-name="ce122" table:number-columns-repeated="998"/>
          </table:table-row>
          <table:table-row table:style-name="ro17">
            <table:covered-table-cell table:style-name="ce124"/>
            <table:covered-table-cell table:style-name="ce134"/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covered-table-cell table:number-columns-repeated="2"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0" office:value-type="string" calcext:value-type="string" table:number-columns-spanned="1" table:number-rows-spanned="2">
              <text:p>其他</text:p>
            </table:table-cell>
            <table:covered-table-cell table:style-name="ce5"/>
            <table:covered-table-cell table:style-name="ce31"/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0" office:value-type="string" calcext:value-type="string" table:number-columns-spanned="1" table:number-rows-spanned="2">
              <text:p>大陸地區</text:p>
            </table:table-cell>
            <table:table-cell table:style-name="ce70" office:value-type="string" calcext:value-type="string" table:number-columns-spanned="1" table:number-rows-spanned="2">
              <text:p>港澳地區</text:p>
            </table:table-cell>
            <table:table-cell table:style-name="ce70" office:value-type="string" calcext:value-type="string" table:number-columns-spanned="1" table:number-rows-spanned="2">
              <text:p>合<text:span text:style-name="T9">  </text:span><text:span text:style-name="T10">計</text:span></text:p>
            </table:table-cell>
            <table:table-cell table:style-name="ce78" office:value-type="string" calcext:value-type="string" table:number-columns-spanned="1" table:number-rows-spanned="2">
              <text:p>東南亞</text:p>
            </table:table-cell>
            <table:table-cell table:style-name="ce78" office:value-type="string" calcext:value-type="string" table:number-columns-spanned="1" table:number-rows-spanned="2">
              <text:p>其他</text:p>
            </table:table-cell>
            <table:table-cell table:style-name="ce122" table:number-columns-repeated="998"/>
          </table:table-row>
          <table:table-row table:style-name="ro18">
            <table:covered-table-cell table:style-name="ce4"/>
            <table:covered-table-cell table:style-name="ce30"/>
            <table:covered-table-cell table:number-columns-repeated="6" table:style-name="ce32"/>
            <table:covered-table-cell table:number-columns-repeated="2" table:style-name="ce81"/>
            <table:covered-table-cell table:number-columns-repeated="6" table:style-name="ce32"/>
            <table:covered-table-cell table:style-name="ce81"/>
            <table:covered-table-cell table:style-name="ce32"/>
            <table:covered-table-cell table:style-name="ce6"/>
            <table:covered-table-cell table:number-columns-repeated="5" table:style-name="ce32"/>
            <table:covered-table-cell table:number-columns-repeated="2" table:style-name="ce81"/>
            <table:table-cell table:style-name="ce122" table:number-columns-repeated="998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總 <text:s text:c="3"/>計</text:p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6750" calcext:value-type="float">
            <text:p><text:s text:c="3"/>6,750</text:p>
          </table:table-cell>
          <table:table-cell table:style-name="ce54" office:value-type="float" office:value="6254" calcext:value-type="float">
            <text:p><text:s text:c="3"/>6,254</text:p>
          </table:table-cell>
          <table:table-cell table:style-name="ce54" office:value-type="float" office:value="233" calcext:value-type="float">
            <text:p><text:s text:c="3"/>233</text:p>
          </table:table-cell>
          <table:table-cell table:style-name="ce54" office:value-type="float" office:value="215" calcext:value-type="float">
            <text:p><text:s text:c="3"/>215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263" calcext:value-type="float">
            <text:p><text:s text:c="3"/>263</text:p>
          </table:table-cell>
          <table:table-cell table:style-name="ce54" office:value-type="float" office:value="213" calcext:value-type="float">
            <text:p><text:s text:c="3"/>213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6624" calcext:value-type="float">
            <text:p><text:s text:c="3"/>6,624</text:p>
          </table:table-cell>
          <table:table-cell table:style-name="ce54" office:value-type="float" office:value="6131" calcext:value-type="float">
            <text:p><text:s text:c="3"/>6,131</text:p>
          </table:table-cell>
          <table:table-cell table:style-name="ce54" office:value-type="float" office:value="231" calcext:value-type="float">
            <text:p><text:s text:c="3"/>231</text:p>
          </table:table-cell>
          <table:table-cell table:style-name="ce54" office:value-type="float" office:value="215" calcext:value-type="float">
            <text:p><text:s text:c="3"/>215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262" calcext:value-type="float">
            <text:p><text:s text:c="3"/>262</text:p>
          </table:table-cell>
          <table:table-cell table:style-name="ce54" office:value-type="float" office:value="213" calcext:value-type="float">
            <text:p><text:s text:c="3"/>213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126" calcext:value-type="float">
            <text:p><text:s text:c="3"/>126</text:p>
          </table:table-cell>
          <table:table-cell table:style-name="ce54" office:value-type="float" office:value="123" calcext:value-type="float">
            <text:p><text:s text:c="3"/>123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style-name="ce122"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344" calcext:value-type="float">
            <text:p><text:s text:c="3"/>3,344</text:p>
          </table:table-cell>
          <table:table-cell table:style-name="ce51" office:value-type="float" office:value="3258" calcext:value-type="float">
            <text:p><text:s text:c="3"/>3,258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3312" calcext:value-type="float">
            <text:p><text:s text:c="3"/>3,312</text:p>
          </table:table-cell>
          <table:table-cell table:style-name="ce51" office:value-type="float" office:value="3227" calcext:value-type="float">
            <text:p><text:s text:c="3"/>3,227</text:p>
          </table:table-cell>
          <table:table-cell table:style-name="ce51" office:value-type="float" office:value="36" calcext:value-type="float">
            <text:p><text:s text:c="3"/>36</text:p>
          </table:table-cell>
          <table:table-cell table:style-name="ce51" office:value-type="float" office:value="27" calcext:value-type="float">
            <text:p><text:s text:c="3"/>27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49" calcext:value-type="float">
            <text:p><text:s text:c="3"/>49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35" calcext:value-type="float">
            <text:p><text:s text:c="3"/>35</text:p>
          </table:table-cell>
          <table:table-cell table:style-name="ce51" office:value-type="float" office:value="32" calcext:value-type="float">
            <text:p><text:s text:c="3"/>32</text:p>
          </table:table-cell>
          <table:table-cell table:style-name="ce51" office:value-type="float" office:value="31" calcext:value-type="float">
            <text:p><text:s text:c="3"/>31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406" calcext:value-type="float">
            <text:p><text:s text:c="3"/>3,406</text:p>
          </table:table-cell>
          <table:table-cell table:style-name="ce52" office:value-type="float" office:value="2996" calcext:value-type="float">
            <text:p><text:s text:c="3"/>2,996</text:p>
          </table:table-cell>
          <table:table-cell table:style-name="ce52" office:value-type="float" office:value="197" calcext:value-type="float">
            <text:p><text:s text:c="3"/>197</text:p>
          </table:table-cell>
          <table:table-cell table:style-name="ce52" office:value-type="float" office:value="188" calcext:value-type="float">
            <text:p><text:s text:c="3"/>188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213" calcext:value-type="float">
            <text:p><text:s text:c="3"/>213</text:p>
          </table:table-cell>
          <table:table-cell table:style-name="ce52" office:value-type="float" office:value="199" calcext:value-type="float">
            <text:p><text:s text:c="3"/>19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3312" calcext:value-type="float">
            <text:p><text:s text:c="3"/>3,312</text:p>
          </table:table-cell>
          <table:table-cell table:style-name="ce52" office:value-type="float" office:value="2904" calcext:value-type="float">
            <text:p><text:s text:c="3"/>2,904</text:p>
          </table:table-cell>
          <table:table-cell table:style-name="ce52" office:value-type="float" office:value="195" calcext:value-type="float">
            <text:p><text:s text:c="3"/>195</text:p>
          </table:table-cell>
          <table:table-cell table:style-name="ce52" office:value-type="float" office:value="188" calcext:value-type="float">
            <text:p><text:s text:c="3"/>188</text:p>
          </table:table-cell>
          <table:table-cell table:style-name="ce52" office:value-type="float" office:value="7" calcext:value-type="float">
            <text:p><text:s text:c="3"/>7</text:p>
          </table:table-cell>
          <table:table-cell table:style-name="ce52" office:value-type="float" office:value="213" calcext:value-type="float">
            <text:p><text:s text:c="3"/>213</text:p>
          </table:table-cell>
          <table:table-cell table:style-name="ce52" office:value-type="float" office:value="199" calcext:value-type="float">
            <text:p><text:s text:c="3"/>199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94" calcext:value-type="float">
            <text:p><text:s text:c="3"/>94</text:p>
          </table:table-cell>
          <table:table-cell table:style-name="ce52" office:value-type="float" office:value="92" calcext:value-type="float">
            <text:p><text:s text:c="3"/>92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新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1182" calcext:value-type="float">
            <text:p><text:s text:c="3"/>1,182</text:p>
          </table:table-cell>
          <table:table-cell table:style-name="ce54" office:value-type="float" office:value="1103" calcext:value-type="float">
            <text:p><text:s text:c="3"/>1,103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1158" calcext:value-type="float">
            <text:p><text:s text:c="3"/>1,158</text:p>
          </table:table-cell>
          <table:table-cell table:style-name="ce54" office:value-type="float" office:value="1079" calcext:value-type="float">
            <text:p><text:s text:c="3"/>1,079</text:p>
          </table:table-cell>
          <table:table-cell table:style-name="ce54" office:value-type="float" office:value="42" calcext:value-type="float">
            <text:p><text:s text:c="3"/>42</text:p>
          </table:table-cell>
          <table:table-cell table:style-name="ce54" office:value-type="float" office:value="38" calcext:value-type="float">
            <text:p><text:s text:c="3"/>3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37" calcext:value-type="float">
            <text:p><text:s text:c="3"/>37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6" calcext:value-type="float">
            <text:p><text:s text:c="3"/>6</text:p>
          </table:table-cell>
          <table:table-cell table:number-columns-repeated="2" table:style-name="ce54" office:value-type="float" office:value="24" calcext:value-type="float">
            <text:p><text:s text:c="3"/>2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585" calcext:value-type="float">
            <text:p><text:s text:c="3"/>585</text:p>
          </table:table-cell>
          <table:table-cell table:style-name="ce51" office:value-type="float" office:value="574" calcext:value-type="float">
            <text:p><text:s text:c="3"/>574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579" calcext:value-type="float">
            <text:p><text:s text:c="3"/>579</text:p>
          </table:table-cell>
          <table:table-cell table:style-name="ce51" office:value-type="float" office:value="568" calcext:value-type="float">
            <text:p><text:s text:c="3"/>56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6" calcext:value-type="float">
            <text:p><text:s text:c="3"/>6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597" calcext:value-type="float">
            <text:p><text:s text:c="3"/>597</text:p>
          </table:table-cell>
          <table:table-cell table:style-name="ce52" office:value-type="float" office:value="529" calcext:value-type="float">
            <text:p><text:s text:c="3"/>529</text:p>
          </table:table-cell>
          <table:table-cell table:number-columns-repeated="2" table:style-name="ce52" office:value-type="float" office:value="35" calcext:value-type="float">
            <text:p><text:s text:c="3"/>3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579" calcext:value-type="float">
            <text:p><text:s text:c="3"/>579</text:p>
          </table:table-cell>
          <table:table-cell table:style-name="ce52" office:value-type="float" office:value="511" calcext:value-type="float">
            <text:p><text:s text:c="3"/>511</text:p>
          </table:table-cell>
          <table:table-cell table:number-columns-repeated="2" table:style-name="ce52" office:value-type="float" office:value="35" calcext:value-type="float">
            <text:p><text:s text:c="3"/>3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18" calcext:value-type="float">
            <text:p><text:s text:c="3"/>1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臺北市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682" calcext:value-type="float">
            <text:p><text:s text:c="3"/>682</text:p>
          </table:table-cell>
          <table:table-cell table:style-name="ce54" office:value-type="float" office:value="623" calcext:value-type="float">
            <text:p><text:s text:c="3"/>623</text:p>
          </table:table-cell>
          <table:table-cell table:style-name="ce54" office:value-type="float" office:value="32" calcext:value-type="float">
            <text:p><text:s text:c="3"/>32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74" calcext:value-type="float">
            <text:p><text:s text:c="3"/>674</text:p>
          </table:table-cell>
          <table:table-cell table:style-name="ce54" office:value-type="float" office:value="616" calcext:value-type="float">
            <text:p><text:s text:c="3"/>616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27" calcext:value-type="float">
            <text:p><text:s text:c="3"/>27</text:p>
          </table:table-cell>
          <table:table-cell table:style-name="ce54" office:value-type="float" office:value="18" calcext:value-type="float">
            <text:p><text:s text:c="3"/>1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341" calcext:value-type="float">
            <text:p><text:s text:c="3"/>341</text:p>
          </table:table-cell>
          <table:table-cell table:style-name="ce51" office:value-type="float" office:value="325" calcext:value-type="float">
            <text:p><text:s text:c="3"/>325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337" calcext:value-type="float">
            <text:p><text:s text:c="3"/>337</text:p>
          </table:table-cell>
          <table:table-cell table:style-name="ce51" office:value-type="float" office:value="321" calcext:value-type="float">
            <text:p><text:s text:c="3"/>321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2" table:style-name="ce51" office:value-type="float" office:value="4" calcext:value-type="float">
            <text:p><text:s text:c="3"/>4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341" calcext:value-type="float">
            <text:p><text:s text:c="3"/>341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style-name="ce52" office:value-type="float" office:value="25" calcext:value-type="float">
            <text:p><text:s text:c="3"/>25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37" calcext:value-type="float">
            <text:p><text:s text:c="3"/>337</text:p>
          </table:table-cell>
          <table:table-cell table:style-name="ce52" office:value-type="float" office:value="295" calcext:value-type="float">
            <text:p><text:s text:c="3"/>295</text:p>
          </table:table-cell>
          <table:table-cell table:style-name="ce52" office:value-type="float" office:value="24" calcext:value-type="float">
            <text:p><text:s text:c="3"/>24</text:p>
          </table:table-cell>
          <table:table-cell table:style-name="ce52" office:value-type="float" office:value="23" calcext:value-type="float">
            <text:p><text:s text:c="3"/>2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804" calcext:value-type="float">
            <text:p><text:s text:c="3"/>804</text:p>
          </table:table-cell>
          <table:table-cell table:style-name="ce54" office:value-type="float" office:value="734" calcext:value-type="float">
            <text:p><text:s text:c="3"/>734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782" calcext:value-type="float">
            <text:p><text:s text:c="3"/>782</text:p>
          </table:table-cell>
          <table:table-cell table:style-name="ce54" office:value-type="float" office:value="712" calcext:value-type="float">
            <text:p><text:s text:c="3"/>712</text:p>
          </table:table-cell>
          <table:table-cell table:style-name="ce54" office:value-type="float" office:value="31" calcext:value-type="float">
            <text:p><text:s text:c="3"/>31</text:p>
          </table:table-cell>
          <table:table-cell table:style-name="ce54" office:value-type="float" office:value="29" calcext:value-type="float">
            <text:p><text:s text:c="3"/>2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39" calcext:value-type="float">
            <text:p><text:s text:c="3"/>39</text:p>
          </table:table-cell>
          <table:table-cell table:style-name="ce54" office:value-type="float" office:value="34" calcext:value-type="float">
            <text:p><text:s text:c="3"/>34</text:p>
          </table:table-cell>
          <table:table-cell table:style-name="ce54" office:value-type="float" office:value="5" calcext:value-type="float">
            <text:p><text:s text:c="3"/>5</text:p>
          </table:table-cell>
          <table:table-cell table:number-columns-repeated="2" table:style-name="ce54" office:value-type="float" office:value="22" calcext:value-type="float">
            <text:p><text:s text:c="3"/>2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桃園市" calcext:value-type="string">
            <text:p><text:s/>桃園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93" calcext:value-type="float">
            <text:p><text:s text:c="3"/>393</text:p>
          </table:table-cell>
          <table:table-cell table:style-name="ce51" office:value-type="float" office:value="383" calcext:value-type="float">
            <text:p><text:s text:c="3"/>383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391" calcext:value-type="float">
            <text:p><text:s text:c="3"/>391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number-columns-repeated="2" table:style-name="ce51" office:value-type="float" office:value="3" calcext:value-type="float">
            <text:p><text:s text:c="3"/>3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11" calcext:value-type="float">
            <text:p><text:s text:c="3"/>411</text:p>
          </table:table-cell>
          <table:table-cell table:style-name="ce52" office:value-type="float" office:value="351" calcext:value-type="float">
            <text:p><text:s text:c="3"/>35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91" calcext:value-type="float">
            <text:p><text:s text:c="3"/>391</text:p>
          </table:table-cell>
          <table:table-cell table:style-name="ce52" office:value-type="float" office:value="331" calcext:value-type="float">
            <text:p><text:s text:c="3"/>331</text:p>
          </table:table-cell>
          <table:table-cell table:style-name="ce52" office:value-type="float" office:value="28" calcext:value-type="float">
            <text:p><text:s text:c="3"/>28</text:p>
          </table:table-cell>
          <table:table-cell table:style-name="ce52" office:value-type="float" office:value="26" calcext:value-type="float">
            <text:p><text:s text:c="3"/>26</text:p>
          </table:table-cell>
          <table:table-cell table:style-name="ce52" office:value-type="float" office:value="2" calcext:value-type="float">
            <text:p><text:s text:c="3"/>2</text:p>
          </table:table-cell>
          <table:table-cell table:style-name="ce52" office:value-type="float" office:value="32" calcext:value-type="float">
            <text:p><text:s text:c="3"/>32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2" calcext:value-type="float">
            <text:p><text:s text:c="3"/>2</text:p>
          </table:table-cell>
          <table:table-cell table:number-columns-repeated="2" table:style-name="ce52" office:value-type="float" office:value="20" calcext:value-type="float">
            <text:p><text:s text:c="3"/>2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3" office:value-type="string" calcext:value-type="string">
            <text:p>計</text:p>
          </table:table-cell>
          <table:table-cell table:style-name="ce54" office:value-type="float" office:value="828" calcext:value-type="float">
            <text:p><text:s text:c="3"/>828</text:p>
          </table:table-cell>
          <table:table-cell table:style-name="ce54" office:value-type="float" office:value="777" calcext:value-type="float">
            <text:p><text:s text:c="3"/>777</text:p>
          </table:table-cell>
          <table:table-cell table:number-columns-repeated="2" table:style-name="ce54" office:value-type="float" office:value="25" calcext:value-type="float">
            <text:p><text:s text:c="3"/>2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6" calcext:value-type="float">
            <text:p><text:s text:c="3"/>26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812" calcext:value-type="float">
            <text:p><text:s text:c="3"/>812</text:p>
          </table:table-cell>
          <table:table-cell table:style-name="ce54" office:value-type="float" office:value="762" calcext:value-type="float">
            <text:p><text:s text:c="3"/>762</text:p>
          </table:table-cell>
          <table:table-cell table:number-columns-repeated="2" table:style-name="ce54" office:value-type="float" office:value="25" calcext:value-type="float">
            <text:p><text:s text:c="3"/>25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5" calcext:value-type="float">
            <text:p><text:s text:c="3"/>25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15" calcext:value-type="float">
            <text:p><text:s text:c="3"/>15</text:p>
          </table:table-cell>
          <table:table-cell table:number-columns-repeated="3"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14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中市" calcext:value-type="string">
            <text:p><text:s/>臺中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414" calcext:value-type="float">
            <text:p><text:s text:c="3"/>414</text:p>
          </table:table-cell>
          <table:table-cell table:style-name="ce51" office:value-type="float" office:value="405" calcext:value-type="float">
            <text:p><text:s text:c="3"/>405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06" calcext:value-type="float">
            <text:p><text:s text:c="3"/>406</text:p>
          </table:table-cell>
          <table:table-cell table:style-name="ce51" office:value-type="float" office:value="398" calcext:value-type="float">
            <text:p><text:s text:c="3"/>398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number-columns-repeated="3" table:style-name="ce51" office:value-type="float" office:value="0" calcext:value-type="float">
            <text:p>—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12" office:value-type="float" office:value="1" calcext:value-type="float">
            <text:p><text:s text:c="3"/>1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414" calcext:value-type="float">
            <text:p><text:s text:c="3"/>414</text:p>
          </table:table-cell>
          <table:table-cell table:style-name="ce52" office:value-type="float" office:value="372" calcext:value-type="float">
            <text:p><text:s text:c="3"/>372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406" calcext:value-type="float">
            <text:p><text:s text:c="3"/>406</text:p>
          </table:table-cell>
          <table:table-cell table:style-name="ce52" office:value-type="float" office:value="364" calcext:value-type="float">
            <text:p><text:s text:c="3"/>364</text:p>
          </table:table-cell>
          <table:table-cell table:number-columns-repeated="2" table:style-name="ce52" office:value-type="float" office:value="23" calcext:value-type="float">
            <text:p><text:s text:c="3"/>23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19" calcext:value-type="float">
            <text:p><text:s text:c="3"/>19</text:p>
          </table:table-cell>
          <table:table-cell table:style-name="ce52" office:value-type="float" office:value="0" calcext:value-type="float">
            <text:p>—</text:p>
          </table:table-cell>
          <table:table-cell table:number-columns-repeated="2" table:style-name="ce52" office:value-type="float" office:value="8" calcext:value-type="float">
            <text:p><text:s text:c="3"/>8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544" calcext:value-type="float">
            <text:p><text:s text:c="3"/>544</text:p>
          </table:table-cell>
          <table:table-cell table:style-name="ce54" office:value-type="float" office:value="511" calcext:value-type="float">
            <text:p><text:s text:c="3"/>511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532" calcext:value-type="float">
            <text:p><text:s text:c="3"/>532</text:p>
          </table:table-cell>
          <table:table-cell table:style-name="ce54" office:value-type="float" office:value="499" calcext:value-type="float">
            <text:p><text:s text:c="3"/>499</text:p>
          </table:table-cell>
          <table:table-cell table:number-columns-repeated="2" table:style-name="ce54" office:value-type="float" office:value="13" calcext:value-type="float">
            <text:p><text:s text:c="3"/>13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12" calcext:value-type="float">
            <text:p><text:s text:c="3"/>12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6" office:value-type="string" office:string-value="臺南市" calcext:value-type="string">
            <text:p><text:s/>臺南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268" calcext:value-type="float">
            <text:p><text:s text:c="3"/>268</text:p>
          </table:table-cell>
          <table:table-cell table:style-name="ce51" office:value-type="float" office:value="262" calcext:value-type="float">
            <text:p><text:s text:c="3"/>26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266" calcext:value-type="float">
            <text:p><text:s text:c="3"/>266</text:p>
          </table:table-cell>
          <table:table-cell table:style-name="ce51" office:value-type="float" office:value="260" calcext:value-type="float">
            <text:p><text:s text:c="3"/>260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style-name="ce51" office:value-type="float" office:value="0" calcext:value-type="float">
            <text:p>—</text:p>
          </table:table-cell>
          <table:table-cell table:style-name="ce51" office:value-type="float" office:value="4" calcext:value-type="float">
            <text:p><text:s text:c="3"/>4</text:p>
          </table:table-cell>
          <table:table-cell table:number-columns-repeated="4" table:style-name="ce51" office:value-type="float" office:value="2" calcext:value-type="float">
            <text:p><text:s text:c="3"/>2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276" calcext:value-type="float">
            <text:p><text:s text:c="3"/>276</text:p>
          </table:table-cell>
          <table:table-cell table:style-name="ce52" office:value-type="float" office:value="249" calcext:value-type="float">
            <text:p><text:s text:c="3"/>249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266" calcext:value-type="float">
            <text:p><text:s text:c="3"/>266</text:p>
          </table:table-cell>
          <table:table-cell table:style-name="ce52" office:value-type="float" office:value="239" calcext:value-type="float">
            <text:p><text:s text:c="3"/>239</text:p>
          </table:table-cell>
          <table:table-cell table:number-columns-repeated="2" table:style-name="ce52" office:value-type="float" office:value="11" calcext:value-type="float">
            <text:p><text:s text:c="3"/>1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10" calcext:value-type="float">
            <text:p><text:s text:c="3"/>10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3" office:value-type="string" calcext:value-type="string">
            <text:p>計</text:p>
          </table:table-cell>
          <table:table-cell table:style-name="ce54" office:value-type="float" office:value="802" calcext:value-type="float">
            <text:p><text:s text:c="3"/>802</text:p>
          </table:table-cell>
          <table:table-cell table:style-name="ce54" office:value-type="float" office:value="757" calcext:value-type="float">
            <text:p><text:s text:c="3"/>757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792" calcext:value-type="float">
            <text:p><text:s text:c="3"/>792</text:p>
          </table:table-cell>
          <table:table-cell table:style-name="ce54" office:value-type="float" office:value="748" calcext:value-type="float">
            <text:p><text:s text:c="3"/>74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19" calcext:value-type="float">
            <text:p><text:s text:c="3"/>1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24" calcext:value-type="float">
            <text:p><text:s text:c="3"/>24</text:p>
          </table:table-cell>
          <table:table-cell table:style-name="ce54" office:value-type="float" office:value="16" calcext:value-type="float">
            <text:p><text:s text:c="3"/>16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54" office:value-type="float" office:value="1" calcext:value-type="float">
            <text:p><text:s text:c="3"/>1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高雄市" calcext:value-type="string">
            <text:p><text:s/>高雄市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85" calcext:value-type="float">
            <text:p><text:s text:c="3"/>38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85" calcext:value-type="float">
            <text:p><text:s text:c="3"/>385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5" calcext:value-type="float">
            <text:p><text:s text:c="3"/>5</text:p>
          </table:table-cell>
          <table:table-cell table:number-columns-repeated="7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8"/>
          <table:table-cell table:style-name="ce35" office:value-type="string" calcext:value-type="string">
            <text:p>女</text:p>
          </table:table-cell>
          <table:table-cell table:style-name="ce52" office:value-type="float" office:value="406" calcext:value-type="float">
            <text:p><text:s text:c="3"/>406</text:p>
          </table:table-cell>
          <table:table-cell table:style-name="ce52" office:value-type="float" office:value="372" calcext:value-type="float">
            <text:p><text:s text:c="3"/>372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396" calcext:value-type="float">
            <text:p><text:s text:c="3"/>396</text:p>
          </table:table-cell>
          <table:table-cell table:style-name="ce52" office:value-type="float" office:value="363" calcext:value-type="float">
            <text:p><text:s text:c="3"/>363</text:p>
          </table:table-cell>
          <table:table-cell table:number-columns-repeated="2" table:style-name="ce52" office:value-type="float" office:value="15" calcext:value-type="float">
            <text:p><text:s text:c="3"/>15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8" calcext:value-type="float">
            <text:p><text:s text:c="3"/>18</text:p>
          </table:table-cell>
          <table:table-cell table:style-name="ce52" office:value-type="float" office:value="15" calcext:value-type="float">
            <text:p><text:s text:c="3"/>15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10" calcext:value-type="float">
            <text:p><text:s text:c="3"/>10</text:p>
          </table:table-cell>
          <table:table-cell table:style-name="ce52" office:value-type="float" office:value="9" calcext:value-type="float">
            <text:p><text:s text:c="3"/>9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5"/>
          <table:table-cell table:style-name="ce36" office:value-type="string" calcext:value-type="string">
            <text:p>計</text:p>
          </table:table-cell>
          <table:table-cell table:style-name="ce54" office:value-type="float" office:value="1880" calcext:value-type="float">
            <text:p><text:s text:c="3"/>1,880</text:p>
          </table:table-cell>
          <table:table-cell table:style-name="ce54" office:value-type="float" office:value="1726" calcext:value-type="float">
            <text:p><text:s text:c="3"/>1,726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style-name="ce54" office:value-type="float" office:value="1846" calcext:value-type="float">
            <text:p><text:s text:c="3"/>1,846</text:p>
          </table:table-cell>
          <table:table-cell table:style-name="ce54" office:value-type="float" office:value="1692" calcext:value-type="float">
            <text:p><text:s text:c="3"/>1,692</text:p>
          </table:table-cell>
          <table:table-cell table:style-name="ce54" office:value-type="float" office:value="64" calcext:value-type="float">
            <text:p><text:s text:c="3"/>64</text:p>
          </table:table-cell>
          <table:table-cell table:style-name="ce54" office:value-type="float" office:value="58" calcext:value-type="float">
            <text:p><text:s text:c="3"/>5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90" calcext:value-type="float">
            <text:p><text:s text:c="3"/>90</text:p>
          </table:table-cell>
          <table:table-cell table:style-name="ce54" office:value-type="float" office:value="76" calcext:value-type="float">
            <text:p><text:s text:c="3"/>76</text:p>
          </table:table-cell>
          <table:table-cell table:style-name="ce54" office:value-type="float" office:value="14" calcext:value-type="float">
            <text:p><text:s text:c="3"/>14</text:p>
          </table:table-cell>
          <table:table-cell table:number-columns-repeated="2" table:style-name="ce54" office:value-type="float" office:value="34" calcext:value-type="float">
            <text:p><text:s text:c="3"/>34</text:p>
          </table:table-cell>
          <table:table-cell table:number-columns-repeated="5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9" office:value-type="string" office:string-value="臺灣省" calcext:value-type="string">
            <text:p><text:s/>臺灣省 </text:p>
          </table:table-cell>
          <table:table-cell table:style-name="ce41" office:value-type="string" calcext:value-type="string">
            <text:p>男</text:p>
          </table:table-cell>
          <table:table-cell table:style-name="ce51" office:value-type="float" office:value="933" calcext:value-type="float">
            <text:p><text:s text:c="3"/>933</text:p>
          </table:table-cell>
          <table:table-cell table:style-name="ce51" office:value-type="float" office:value="912" calcext:value-type="float">
            <text:p><text:s text:c="3"/>91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923" calcext:value-type="float">
            <text:p><text:s text:c="3"/>923</text:p>
          </table:table-cell>
          <table:table-cell table:style-name="ce51" office:value-type="float" office:value="902" calcext:value-type="float">
            <text:p><text:s text:c="3"/>902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3" calcext:value-type="float">
            <text:p><text:s text:c="3"/>13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number-columns-repeated="2" table:style-name="ce51" office:value-type="float" office:value="10" calcext:value-type="float">
            <text:p><text:s text:c="3"/>10</text:p>
          </table:table-cell>
          <table:table-cell table:number-columns-repeated="5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27"/>
          <table:table-cell table:style-name="ce35" office:value-type="string" calcext:value-type="string">
            <text:p>女</text:p>
          </table:table-cell>
          <table:table-cell table:style-name="ce52" office:value-type="float" office:value="947" calcext:value-type="float">
            <text:p><text:s text:c="3"/>947</text:p>
          </table:table-cell>
          <table:table-cell table:style-name="ce52" office:value-type="float" office:value="814" calcext:value-type="float">
            <text:p><text:s text:c="3"/>814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3" calcext:value-type="float">
            <text:p><text:s text:c="3"/>3</text:p>
          </table:table-cell>
          <table:table-cell table:style-name="ce52" office:value-type="float" office:value="923" calcext:value-type="float">
            <text:p><text:s text:c="3"/>923</text:p>
          </table:table-cell>
          <table:table-cell table:style-name="ce52" office:value-type="float" office:value="790" calcext:value-type="float">
            <text:p><text:s text:c="3"/>790</text:p>
          </table:table-cell>
          <table:table-cell table:style-name="ce52" office:value-type="float" office:value="56" calcext:value-type="float">
            <text:p><text:s text:c="3"/>56</text:p>
          </table:table-cell>
          <table:table-cell table:style-name="ce52" office:value-type="float" office:value="52" calcext:value-type="float">
            <text:p><text:s text:c="3"/>52</text:p>
          </table:table-cell>
          <table:table-cell table:style-name="ce52" office:value-type="float" office:value="4" calcext:value-type="float">
            <text:p><text:s text:c="3"/>4</text:p>
          </table:table-cell>
          <table:table-cell table:style-name="ce52" office:value-type="float" office:value="77" calcext:value-type="float">
            <text:p><text:s text:c="3"/>77</text:p>
          </table:table-cell>
          <table:table-cell table:style-name="ce52" office:value-type="float" office:value="74" calcext:value-type="float">
            <text:p><text:s text:c="3"/>74</text:p>
          </table:table-cell>
          <table:table-cell table:style-name="ce52" office:value-type="float" office:value="3" calcext:value-type="float">
            <text:p><text:s text:c="3"/>3</text:p>
          </table:table-cell>
          <table:table-cell table:number-columns-repeated="2" table:style-name="ce52" office:value-type="float" office:value="24" calcext:value-type="float">
            <text:p><text:s text:c="3"/>24</text:p>
          </table:table-cell>
          <table:table-cell table:number-columns-repeated="5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0"/>
          <table:table-cell table:style-name="ce31" office:value-type="string" calcext:value-type="string">
            <text:p>計</text:p>
          </table:table-cell>
          <table:table-cell table:style-name="ce103" office:value-type="float" office:value="146" calcext:value-type="float">
            <text:p><text:s text:c="3"/>146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44" calcext:value-type="float">
            <text:p><text:s text:c="3"/>144</text:p>
          </table:table-cell>
          <table:table-cell table:style-name="ce103" office:value-type="float" office:value="134" calcext:value-type="float">
            <text:p><text:s text:c="3"/>134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1" office:value-type="string" office:string-value="宜蘭縣" calcext:value-type="string">
            <text:p><text:s/>宜蘭縣 </text:p>
          </table:table-cell>
          <table:table-cell table:style-name="ce135" office:value-type="string" calcext:value-type="string">
            <text:p>男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2" calcext:value-type="float">
            <text:p><text:s text:c="3"/>72</text:p>
          </table:table-cell>
          <table:table-cell table:style-name="ce103" office:value-type="float" office:value="71" calcext:value-type="float">
            <text:p><text:s text:c="3"/>7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32"/>
          <table:table-cell table:style-name="ce136" office:value-type="string" calcext:value-type="string">
            <text:p>女</text:p>
          </table:table-cell>
          <table:table-cell table:style-name="ce104" office:value-type="float" office:value="74" calcext:value-type="float">
            <text:p><text:s text:c="3"/>74</text:p>
          </table:table-cell>
          <table:table-cell table:style-name="ce104" office:value-type="float" office:value="65" calcext:value-type="float">
            <text:p><text:s text:c="3"/>65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78" calcext:value-type="float">
            <text:p><text:s text:c="3"/>178</text:p>
          </table:table-cell>
          <table:table-cell table:style-name="ce103" office:value-type="float" office:value="159" calcext:value-type="float">
            <text:p><text:s text:c="3"/>159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74" calcext:value-type="float">
            <text:p><text:s text:c="3"/>174</text:p>
          </table:table-cell>
          <table:table-cell table:style-name="ce103" office:value-type="float" office:value="155" calcext:value-type="float">
            <text:p><text:s text:c="3"/>155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11" calcext:value-type="float">
            <text:p><text:s text:c="3"/>11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89" calcext:value-type="float">
            <text:p><text:s text:c="3"/>89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87" calcext:value-type="float">
            <text:p><text:s text:c="3"/>87</text:p>
          </table:table-cell>
          <table:table-cell table:style-name="ce103" office:value-type="float" office:value="85" calcext:value-type="float">
            <text:p><text:s text:c="3"/>8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3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89" calcext:value-type="float">
            <text:p><text:s text:c="3"/>89</text:p>
          </table:table-cell>
          <table:table-cell table:style-name="ce104" office:value-type="float" office:value="72" calcext:value-type="float">
            <text:p><text:s text:c="3"/>72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87" calcext:value-type="float">
            <text:p><text:s text:c="3"/>87</text:p>
          </table:table-cell>
          <table:table-cell table:style-name="ce104" office:value-type="float" office:value="70" calcext:value-type="float">
            <text:p><text:s text:c="3"/>70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苗栗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54" calcext:value-type="float">
            <text:p><text:s text:c="3"/>154</text:p>
          </table:table-cell>
          <table:table-cell table:style-name="ce103" office:value-type="float" office:value="141" calcext:value-type="float">
            <text:p><text:s text:c="3"/>141</text:p>
          </table:table-cell>
          <table:table-cell table:number-columns-repeated="2"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52" calcext:value-type="float">
            <text:p><text:s text:c="3"/>152</text:p>
          </table:table-cell>
          <table:table-cell table:style-name="ce103" office:value-type="float" office:value="139" calcext:value-type="float">
            <text:p><text:s text:c="3"/>139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6" calcext:value-type="float">
            <text:p><text:s text:c="3"/>76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8" calcext:value-type="float">
            <text:p><text:s text:c="3"/>78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6" calcext:value-type="float">
            <text:p><text:s text:c="3"/>76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9" calcext:value-type="float">
            <text:p><text:s text:c="3"/>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彰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76" calcext:value-type="float">
            <text:p><text:s text:c="3"/>276</text:p>
          </table:table-cell>
          <table:table-cell table:style-name="ce103" office:value-type="float" office:value="249" calcext:value-type="float">
            <text:p><text:s text:c="3"/>249</text:p>
          </table:table-cell>
          <table:table-cell table:number-columns-repeated="2"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66" calcext:value-type="float">
            <text:p><text:s text:c="3"/>266</text:p>
          </table:table-cell>
          <table:table-cell table:style-name="ce103" office:value-type="float" office:value="239" calcext:value-type="float">
            <text:p><text:s text:c="3"/>239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10" calcext:value-type="float">
            <text:p><text:s text:c="3"/>1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37" calcext:value-type="float">
            <text:p><text:s text:c="3"/>137</text:p>
          </table:table-cell>
          <table:table-cell table:style-name="ce103" office:value-type="float" office:value="135" calcext:value-type="float">
            <text:p><text:s text:c="3"/>135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133" calcext:value-type="float">
            <text:p><text:s text:c="3"/>133</text:p>
          </table:table-cell>
          <table:table-cell table:style-name="ce103" office:value-type="float" office:value="131" calcext:value-type="float">
            <text:p><text:s text:c="3"/>131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39" calcext:value-type="float">
            <text:p><text:s text:c="3"/>139</text:p>
          </table:table-cell>
          <table:table-cell table:style-name="ce104" office:value-type="float" office:value="114" calcext:value-type="float">
            <text:p><text:s text:c="3"/>114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9" calcext:value-type="float">
            <text:p><text:s text:c="3"/>19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133" calcext:value-type="float">
            <text:p><text:s text:c="3"/>133</text:p>
          </table:table-cell>
          <table:table-cell table:style-name="ce104" office:value-type="float" office:value="108" calcext:value-type="float">
            <text:p><text:s text:c="3"/>108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9" calcext:value-type="float">
            <text:p><text:s text:c="3"/>19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6" calcext:value-type="float">
            <text:p><text:s text:c="3"/>6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南投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116" calcext:value-type="float">
            <text:p><text:s text:c="3"/>116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4" calcext:value-type="float">
            <text:p><text:s text:c="3"/>114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1" calcext:value-type="float">
            <text:p><text:s text:c="3"/>61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1" calcext:value-type="float">
            <text:p><text:s text:c="3"/>61</text:p>
          </table:table-cell>
          <table:table-cell table:number-columns-repeated="13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5" calcext:value-type="float">
            <text:p><text:s text:c="3"/>55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61" calcext:value-type="float">
            <text:p><text:s text:c="3"/>61</text:p>
          </table:table-cell>
          <table:table-cell table:style-name="ce104" office:value-type="float" office:value="53" calcext:value-type="float">
            <text:p><text:s text:c="3"/>53</text:p>
          </table:table-cell>
          <table:table-cell table:number-columns-repeated="2" table:style-name="ce104" office:value-type="float" office:value="3" calcext:value-type="float">
            <text:p><text:s text:c="3"/>3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19">
          <table:table-cell table:style-name="ce90" office:value-type="string" calcext:value-type="string" table:number-columns-spanned="1" table:number-rows-spanned="3">
            <text:p>雲林縣</text:p>
          </table:table-cell>
          <table:table-cell table:style-name="ce137" office:value-type="string" calcext:value-type="string">
            <text:p>計</text:p>
          </table:table-cell>
          <table:table-cell table:style-name="ce138" office:value-type="float" office:value="152" calcext:value-type="float">
            <text:p><text:s text:c="3"/>152</text:p>
          </table:table-cell>
          <table:table-cell table:style-name="ce138" office:value-type="float" office:value="140" calcext:value-type="float">
            <text:p><text:s text:c="3"/>140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38" office:value-type="float" office:value="4" calcext:value-type="float">
            <text:p><text:s text:c="3"/>4</text:p>
          </table:table-cell>
          <table:table-cell table:style-name="ce138" office:value-type="float" office:value="0" calcext:value-type="float">
            <text:p>—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38" office:value-type="float" office:value="7" calcext:value-type="float">
            <text:p><text:s text:c="3"/>7</text:p>
          </table:table-cell>
          <table:table-cell table:style-name="ce138" office:value-type="float" office:value="1" calcext:value-type="float">
            <text:p><text:s text:c="3"/>1</text:p>
          </table:table-cell>
          <table:table-cell table:style-name="ce138" office:value-type="float" office:value="150" calcext:value-type="float">
            <text:p><text:s text:c="3"/>150</text:p>
          </table:table-cell>
          <table:table-cell table:style-name="ce103" office:value-type="float" office:value="138" calcext:value-type="float">
            <text:p><text:s text:c="3"/>138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38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75" calcext:value-type="float">
            <text:p><text:s text:c="3"/>75</text:p>
          </table:table-cell>
          <table:table-cell table:style-name="ce103" office:value-type="float" office:value="74" calcext:value-type="float">
            <text:p><text:s text:c="3"/>7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77" calcext:value-type="float">
            <text:p><text:s text:c="3"/>77</text:p>
          </table:table-cell>
          <table:table-cell table:style-name="ce104" office:value-type="float" office:value="66" calcext:value-type="float">
            <text:p><text:s text:c="3"/>66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75" calcext:value-type="float">
            <text:p><text:s text:c="3"/>75</text:p>
          </table:table-cell>
          <table:table-cell table:style-name="ce104" office:value-type="float" office:value="64" calcext:value-type="float">
            <text:p><text:s text:c="3"/>64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7" calcext:value-type="float">
            <text:p><text:s text:c="3"/>7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2" calcext:value-type="float">
            <text:p><text:s text:c="3"/>122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20" calcext:value-type="float">
            <text:p><text:s text:c="3"/>120</text:p>
          </table:table-cell>
          <table:table-cell table:style-name="ce103" office:value-type="float" office:value="110" calcext:value-type="float">
            <text:p><text:s text:c="3"/>110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5" calcext:value-type="float">
            <text:p><text:s text:c="3"/>5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number-columns-repeated="2" table:style-name="ce103" office:value-type="float" office:value="62" calcext:value-type="float">
            <text:p><text:s text:c="3"/>62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60" calcext:value-type="float">
            <text:p><text:s text:c="3"/>60</text:p>
          </table:table-cell>
          <table:table-cell table:number-columns-repeated="6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0" calcext:value-type="float">
            <text:p><text:s text:c="3"/>60</text:p>
          </table:table-cell>
          <table:table-cell table:style-name="ce104" office:value-type="float" office:value="50" calcext:value-type="float">
            <text:p><text:s text:c="3"/>50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屏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94" calcext:value-type="float">
            <text:p><text:s text:c="3"/>194</text:p>
          </table:table-cell>
          <table:table-cell table:style-name="ce103" office:value-type="float" office:value="177" calcext:value-type="float">
            <text:p><text:s text:c="3"/>177</text:p>
          </table:table-cell>
          <table:table-cell table:style-name="ce103" office:value-type="float" office:value="9" calcext:value-type="float">
            <text:p><text:s text:c="3"/>9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92" calcext:value-type="float">
            <text:p><text:s text:c="3"/>192</text:p>
          </table:table-cell>
          <table:table-cell table:style-name="ce103" office:value-type="float" office:value="175" calcext:value-type="float">
            <text:p><text:s text:c="3"/>175</text:p>
          </table:table-cell>
          <table:table-cell table:style-name="ce143" office:value-type="float" office:value="9" calcext:value-type="float">
            <text:p><text:s text:c="3"/>9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96" calcext:value-type="float">
            <text:p><text:s text:c="3"/>96</text:p>
          </table:table-cell>
          <table:table-cell table:style-name="ce103" office:value-type="float" office:value="92" calcext:value-type="float">
            <text:p><text:s text:c="3"/>92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10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98" calcext:value-type="float">
            <text:p><text:s text:c="3"/>98</text:p>
          </table:table-cell>
          <table:table-cell table:style-name="ce104" office:value-type="float" office:value="85" calcext:value-type="float">
            <text:p><text:s text:c="3"/>85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96" calcext:value-type="float">
            <text:p><text:s text:c="3"/>96</text:p>
          </table:table-cell>
          <table:table-cell table:style-name="ce104" office:value-type="float" office:value="83" calcext:value-type="float">
            <text:p><text:s text:c="3"/>83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number-columns-repeated="2" table:style-name="ce104" office:value-type="float" office:value="8" calcext:value-type="float">
            <text:p><text:s text:c="3"/>8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臺東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3" calcext:value-type="float">
            <text:p><text:s text:c="3"/>4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42" calcext:value-type="float">
            <text:p><text:s text:c="3"/>42</text:p>
          </table:table-cell>
          <table:table-cell table:style-name="ce103" office:value-type="float" office:value="39" calcext:value-type="float">
            <text:p><text:s text:c="3"/>39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21" calcext:value-type="float">
            <text:p><text:s text:c="3"/>21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5" calcext:value-type="float">
            <text:p><text:s text:c="3"/>25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21" calcext:value-type="float">
            <text:p><text:s text:c="3"/>21</text:p>
          </table:table-cell>
          <table:table-cell table:style-name="ce104" office:value-type="float" office:value="19" calcext:value-type="float">
            <text:p><text:s text:c="3"/>19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4" calcext:value-type="float">
            <text:p><text:s text:c="3"/>4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花蓮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12" calcext:value-type="float">
            <text:p><text:s text:c="3"/>112</text:p>
          </table:table-cell>
          <table:table-cell table:style-name="ce103" office:value-type="float" office:value="105" calcext:value-type="float">
            <text:p><text:s text:c="3"/>105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108" calcext:value-type="float">
            <text:p><text:s text:c="3"/>108</text:p>
          </table:table-cell>
          <table:table-cell table:style-name="ce103" office:value-type="float" office:value="101" calcext:value-type="float">
            <text:p><text:s text:c="3"/>101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4" calcext:value-type="float">
            <text:p><text:s text:c="3"/>4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56" calcext:value-type="float">
            <text:p><text:s text:c="3"/>56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54" calcext:value-type="float">
            <text:p><text:s text:c="3"/>54</text:p>
          </table:table-cell>
          <table:table-cell table:style-name="ce103" office:value-type="float" office:value="52" calcext:value-type="float">
            <text:p><text:s text:c="3"/>5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56" calcext:value-type="float">
            <text:p><text:s text:c="3"/>56</text:p>
          </table:table-cell>
          <table:table-cell table:style-name="ce104" office:value-type="float" office:value="51" calcext:value-type="float">
            <text:p><text:s text:c="3"/>51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54" calcext:value-type="float">
            <text:p><text:s text:c="3"/>54</text:p>
          </table:table-cell>
          <table:table-cell table:style-name="ce104" office:value-type="float" office:value="49" calcext:value-type="float">
            <text:p><text:s text:c="3"/>49</text:p>
          </table:table-cell>
          <table:table-cell table:number-columns-repeated="3" table:style-name="ce104" office:value-type="float" office:value="0" calcext:value-type="float">
            <text:p>—</text:p>
          </table:table-cell>
          <table:table-cell table:style-name="ce104" office:value-type="float" office:value="5" calcext:value-type="float">
            <text:p><text:s text:c="3"/>5</text:p>
          </table:table-cell>
          <table:table-cell table:style-name="ce104" office:value-type="float" office:value="4" calcext:value-type="float">
            <text:p><text:s text:c="3"/>4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5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澎湖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46" calcext:value-type="float">
            <text:p><text:s text:c="3"/>46</text:p>
          </table:table-cell>
          <table:table-cell table:style-name="ce103" office:value-type="float" office:value="44" calcext:value-type="float">
            <text:p><text:s text:c="3"/>44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23" calcext:value-type="float">
            <text:p><text:s text:c="3"/>23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23" calcext:value-type="float">
            <text:p><text:s text:c="3"/>23</text:p>
          </table:table-cell>
          <table:table-cell table:style-name="ce104" office:value-type="float" office:value="22" calcext:value-type="float">
            <text:p><text:s text:c="3"/>22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基隆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0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136" calcext:value-type="float">
            <text:p><text:s text:c="3"/>136</text:p>
          </table:table-cell>
          <table:table-cell table:style-name="ce103" office:value-type="float" office:value="124" calcext:value-type="float">
            <text:p><text:s text:c="3"/>124</text:p>
          </table:table-cell>
          <table:table-cell table:style-name="ce143" office:value-type="float" office:value="8" calcext:value-type="float">
            <text:p><text:s text:c="3"/>8</text:p>
          </table:table-cell>
          <table:table-cell table:style-name="ce103" office:value-type="float" office:value="7" calcext:value-type="float">
            <text:p><text:s text:c="3"/>7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43" office:value-type="float" office:value="4" calcext:value-type="float">
            <text:p><text:s text:c="3"/>4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6" calcext:value-type="float">
            <text:p><text:s text:c="3"/>66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8" calcext:value-type="float">
            <text:p><text:s text:c="3"/>68</text:p>
          </table:table-cell>
          <table:table-cell table:style-name="ce104" office:value-type="float" office:value="58" calcext:value-type="float">
            <text:p><text:s text:c="3"/>58</text:p>
          </table:table-cell>
          <table:table-cell table:style-name="ce104" office:value-type="float" office:value="8" calcext:value-type="float">
            <text:p><text:s text:c="3"/>8</text:p>
          </table:table-cell>
          <table:table-cell table:style-name="ce104" office:value-type="float" office:value="7" calcext:value-type="float">
            <text:p><text:s text:c="3"/>7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新竹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number-columns-repeated="2"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126" calcext:value-type="float">
            <text:p><text:s text:c="3"/>126</text:p>
          </table:table-cell>
          <table:table-cell table:style-name="ce103" office:value-type="float" office:value="117" calcext:value-type="float">
            <text:p><text:s text:c="3"/>117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6" calcext:value-type="float">
            <text:p><text:s text:c="3"/>6</text:p>
          </table:table-cell>
          <table:table-cell table:style-name="ce103" office:value-type="float" office:value="5" calcext:value-type="float">
            <text:p><text:s text:c="3"/>5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03" office:value-type="float" office:value="60" calcext:value-type="float">
            <text:p><text:s text:c="3"/>6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63" calcext:value-type="float">
            <text:p><text:s text:c="3"/>63</text:p>
          </table:table-cell>
          <table:table-cell table:style-name="ce104" office:value-type="float" office:value="57" calcext:value-type="float">
            <text:p><text:s text:c="3"/>57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number-columns-repeated="2" table:style-name="ce104" office:value-type="float" office:value="5" calcext:value-type="float">
            <text:p><text:s text:c="3"/>5</text:p>
          </table:table-cell>
          <table:table-cell table:number-columns-repeated="8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嘉義市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68" calcext:value-type="float">
            <text:p><text:s text:c="3"/>68</text:p>
          </table:table-cell>
          <table:table-cell table:style-name="ce103" office:value-type="float" office:value="63" calcext:value-type="float">
            <text:p><text:s text:c="3"/>63</text:p>
          </table:table-cell>
          <table:table-cell table:style-name="ce143" office:value-type="float" office:value="1" calcext:value-type="float">
            <text:p><text:s text:c="3"/>1</text:p>
          </table:table-cell>
          <table:table-cell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4" calcext:value-type="float">
            <text:p><text:s text:c="3"/>4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1" calcext:value-type="float">
            <text:p><text:s text:c="3"/>1</text:p>
          </table:table-cell>
          <table:table-cell table:number-columns-repeated="5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style-name="ce103" office:value-type="float" office:value="0" calcext:value-type="float">
            <text:p>—</text:p>
          </table:table-cell>
          <table:table-cell table:style-name="ce103" office:value-type="float" office:value="34" calcext:value-type="float">
            <text:p><text:s text:c="3"/>34</text:p>
          </table:table-cell>
          <table:table-cell table:style-name="ce103" office:value-type="float" office:value="33" calcext:value-type="float">
            <text:p><text:s text:c="3"/>33</text:p>
          </table:table-cell>
          <table:table-cell table:number-columns-repeated="3" table:style-name="ce103" office:value-type="float" office:value="0" calcext:value-type="float">
            <text:p>—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8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style-name="ce104" office:value-type="float" office:value="34" calcext:value-type="float">
            <text:p><text:s text:c="3"/>34</text:p>
          </table:table-cell>
          <table:table-cell table:style-name="ce104" office:value-type="float" office:value="30" calcext:value-type="float">
            <text:p><text:s text:c="3"/>3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2" calcext:value-type="float">
            <text:p><text:s text:c="3"/>2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7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10" office:value-type="string" calcext:value-type="string" table:number-columns-spanned="1" table:number-rows-spanned="3">
            <text:p>福建省</text:p>
          </table:table-cell>
          <table:table-cell table:style-name="ce33" office:value-type="string" calcext:value-type="string">
            <text:p>計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4" table:style-name="ce54" office:value-type="float" office:value="0" calcext:value-type="float">
            <text:p>—</text:p>
          </table:table-cell>
          <table:table-cell table:style-name="ce54" office:value-type="float" office:value="28" calcext:value-type="float">
            <text:p><text:s text:c="3"/>28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number-columns-repeated="2" table:style-name="ce54" office:value-type="float" office:value="5" calcext:value-type="float">
            <text:p><text:s text:c="3"/>5</text:p>
          </table:table-cell>
          <table:table-cell table:number-columns-repeated="11" table:style-name="ce54" office:value-type="float" office:value="0" calcext:value-type="float">
            <text:p>—</text:p>
          </table:table-cell>
          <table:table-cell table:style-name="ce114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4" table:style-name="ce51" office:value-type="float" office:value="0" calcext:value-type="float">
            <text:p>—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12" calcext:value-type="float">
            <text:p><text:s text:c="3"/>12</text:p>
          </table:table-cell>
          <table:table-cell table:number-columns-repeated="2" table:style-name="ce51" office:value-type="float" office:value="2" calcext:value-type="float">
            <text:p><text:s text:c="3"/>2</text:p>
          </table:table-cell>
          <table:table-cell table:number-columns-repeated="11" table:style-name="ce51" office:value-type="float" office:value="0" calcext:value-type="float">
            <text:p>—</text:p>
          </table:table-cell>
          <table:table-cell table:style-name="ce112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4" table:style-name="ce52" office:value-type="float" office:value="0" calcext:value-type="float">
            <text:p>—</text:p>
          </table:table-cell>
          <table:table-cell table:style-name="ce52" office:value-type="float" office:value="14" calcext:value-type="float">
            <text:p><text:s text:c="3"/>14</text:p>
          </table:table-cell>
          <table:table-cell table:style-name="ce52" office:value-type="float" office:value="11" calcext:value-type="float">
            <text:p><text:s text:c="3"/>11</text:p>
          </table:table-cell>
          <table:table-cell table:number-columns-repeated="2" table:style-name="ce52" office:value-type="float" office:value="3" calcext:value-type="float">
            <text:p><text:s text:c="3"/>3</text:p>
          </table:table-cell>
          <table:table-cell table:number-columns-repeated="11" table:style-name="ce52" office:value-type="float" office:value="0" calcext:value-type="float">
            <text:p>—</text:p>
          </table:table-cell>
          <table:table-cell table:style-name="ce113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金門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number-columns-repeated="2" table:style-name="ce103" office:value-type="float" office:value="2" calcext:value-type="float">
            <text:p><text:s text:c="3"/>2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22" calcext:value-type="float">
            <text:p><text:s text:c="3"/>22</text:p>
          </table:table-cell>
          <table:table-cell table:style-name="ce103" office:value-type="float" office:value="20" calcext:value-type="float">
            <text:p><text:s text:c="3"/>20</text:p>
          </table:table-cell>
          <table:table-cell table:style-name="ce143" office:value-type="float" office:value="2" calcext:value-type="float">
            <text:p><text:s text:c="3"/>2</text:p>
          </table:table-cell>
          <table:table-cell table:style-name="ce103" office:value-type="float" office:value="2" calcext:value-type="float">
            <text:p><text:s text:c="3"/>2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11" calcext:value-type="float">
            <text:p><text:s text:c="3"/>11</text:p>
          </table:table-cell>
          <table:table-cell table:style-name="ce103" office:value-type="float" office:value="10" calcext:value-type="float">
            <text:p><text:s text:c="3"/>10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11" calcext:value-type="float">
            <text:p><text:s text:c="3"/>11</text:p>
          </table:table-cell>
          <table:table-cell table:style-name="ce104" office:value-type="float" office:value="10" calcext:value-type="float">
            <text:p><text:s text:c="3"/>10</text:p>
          </table:table-cell>
          <table:table-cell table:number-columns-repeated="2" table:style-name="ce104" office:value-type="float" office:value="1" calcext:value-type="float">
            <text:p><text:s text:c="3"/>1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90" office:value-type="string" calcext:value-type="string" table:number-columns-spanned="1" table:number-rows-spanned="3">
            <text:p>連江縣</text:p>
          </table:table-cell>
          <table:table-cell table:style-name="ce31" office:value-type="string" calcext:value-type="string">
            <text:p>計</text:p>
          </table:table-cell>
          <table:table-cell table:style-name="ce103" office:value-type="float" office:value="6" calcext:value-type="float">
            <text:p><text:s text:c="3"/>6</text:p>
          </table:table-cell>
          <table:table-cell table:number-columns-repeated="3" table:style-name="ce103" office:value-type="float" office:value="3" calcext:value-type="float">
            <text:p><text:s text:c="3"/>3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6" calcext:value-type="float">
            <text:p><text:s text:c="3"/>6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43" office:value-type="float" office:value="3" calcext:value-type="float">
            <text:p><text:s text:c="3"/>3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number-columns-repeated="7" table:style-name="ce103" office:value-type="float" office:value="0" calcext:value-type="float">
            <text:p>—</text:p>
          </table:table-cell>
          <table:table-cell table:style-name="ce143" office:value-type="float" office:value="0" calcext:value-type="float">
            <text:p>—</text:p>
          </table:table-cell>
          <table:table-cell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124"/>
          <table:table-cell table:style-name="ce135" office:value-type="string" calcext:value-type="string">
            <text:p>男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4" table:style-name="ce103" office:value-type="float" office:value="0" calcext:value-type="float">
            <text:p>—</text:p>
          </table:table-cell>
          <table:table-cell table:style-name="ce103" office:value-type="float" office:value="3" calcext:value-type="float">
            <text:p><text:s text:c="3"/>3</text:p>
          </table:table-cell>
          <table:table-cell table:style-name="ce103" office:value-type="float" office:value="2" calcext:value-type="float">
            <text:p><text:s text:c="3"/>2</text:p>
          </table:table-cell>
          <table:table-cell table:number-columns-repeated="2" table:style-name="ce103" office:value-type="float" office:value="1" calcext:value-type="float">
            <text:p><text:s text:c="3"/>1</text:p>
          </table:table-cell>
          <table:table-cell table:number-columns-repeated="11" table:style-name="ce103" office:value-type="float" office:value="0" calcext:value-type="float">
            <text:p>—</text:p>
          </table:table-cell>
          <table:table-cell table:style-name="ce145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covered-table-cell table:style-name="ce4"/>
          <table:table-cell table:style-name="ce136" office:value-type="string" calcext:value-type="string">
            <text:p>女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4" table:style-name="ce104" office:value-type="float" office:value="0" calcext:value-type="float">
            <text:p>—</text:p>
          </table:table-cell>
          <table:table-cell table:style-name="ce104" office:value-type="float" office:value="3" calcext:value-type="float">
            <text:p><text:s text:c="3"/>3</text:p>
          </table:table-cell>
          <table:table-cell table:style-name="ce104" office:value-type="float" office:value="1" calcext:value-type="float">
            <text:p><text:s text:c="3"/>1</text:p>
          </table:table-cell>
          <table:table-cell table:number-columns-repeated="2" table:style-name="ce104" office:value-type="float" office:value="2" calcext:value-type="float">
            <text:p><text:s text:c="3"/>2</text:p>
          </table:table-cell>
          <table:table-cell table:number-columns-repeated="11" table:style-name="ce104" office:value-type="float" office:value="0" calcext:value-type="float">
            <text:p>—</text:p>
          </table:table-cell>
          <table:table-cell table:style-name="ce146" office:value-type="float" office:value="0" calcext:value-type="float">
            <text:p>—</text:p>
          </table:table-cell>
          <table:table-cell table:number-columns-repeated="998"/>
        </table:table-row>
        <table:table-row table:style-name="ro7">
          <table:table-cell table:style-name="ce25" office:value-type="string" calcext:value-type="string">
            <text:p>說明：1.本表按登記日期統計。</text:p>
          </table:table-cell>
          <table:table-cell table:number-columns-repeated="3"/>
          <table:table-cell table:style-name="ce71" table:number-columns-repeated="2"/>
          <table:table-cell table:style-name="ce140"/>
          <table:table-cell table:style-name="ce141" table:number-columns-repeated="2"/>
          <table:table-cell table:style-name="ce142"/>
          <table:table-cell table:number-columns-repeated="15"/>
          <table:table-cell table:style-name="ce147" office:value-type="string" calcext:value-type="string">
            <text:p>內政部戶政司編製</text:p>
          </table:table-cell>
          <table:table-cell table:number-columns-repeated="998"/>
        </table:table-row>
        <table:table-row table:style-name="ro7">
          <table:table-cell table:style-name="ce26" office:value-type="string" calcext:value-type="string">
            <text:p><text:s text:c="6"/>2.本表係統計離婚/終止結婚者之原屬國籍(地區)，凡外國籍或大陸、港澳地區人士取得我國國籍者，仍以其原屬國籍(地區)統計；外裔係指外國籍歸化(取得)我國國籍者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7">
          <table:table-cell table:style-name="ce26" office:value-type="string" calcext:value-type="string">
            <text:p><text:s text:c="6"/>3.終止結婚(相同性別)原屬國籍(地區)有部分為大陸、港澳地區或東南亞人士(同婚尚未合法國家)，乃係其已取得我國國籍故可辦理登記。</text:p>
          </table:table-cell>
          <table:table-cell/>
          <table:table-cell table:style-name="ce139" table:number-columns-repeated="2"/>
          <table:table-cell table:number-columns-repeated="1020"/>
        </table:table-row>
        <table:table-row table:style-name="ro11" table:number-rows-repeated="1048489">
          <table:table-cell table:number-columns-repeated="1024"/>
        </table:table-row>
        <table:table-row table:style-name="ro11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縣市別'.$A$1:.$Z$86" table:range-usable-as="print-range"/>
          <table:named-range table:name="Excel_BuiltIn_Print_Titles" table:base-cell-address="$'09離-年月別'.$A$1" table:cell-range-address="$'09離-縣市別'.$A$1:.$AMJ$8" table:range-usable-as="repeat-column repeat-row"/>
        </table:named-expressions>
      </table:table>
      <table:table table:name="09離-設籍情形" table:style-name="ta3" table:print-ranges="'09離-設籍情形'.A1:'09離-設籍情形'.BG108">
        <table:table-header-columns>
          <table:table-column table:style-name="co21" table:default-cell-style-name="ce27"/>
          <table:table-column table:style-name="co22" table:default-cell-style-name="ce27"/>
        </table:table-header-columns>
        <table:table-column table:style-name="co3" table:number-columns-repeated="3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23" table:default-cell-style-name="ce27"/>
        <table:table-column table:style-name="co3" table:number-columns-repeated="2" table:default-cell-style-name="ce27"/>
        <table:table-column table:style-name="co15" table:default-cell-style-name="ce27"/>
        <table:table-column table:style-name="co8" table:number-columns-repeated="3" table:default-cell-style-name="ce27"/>
        <table:table-column table:style-name="co15" table:number-columns-repeated="3" table:default-cell-style-name="ce27"/>
        <table:table-column table:style-name="co8" table:number-columns-repeated="3" table:default-cell-style-name="ce27"/>
        <table:table-column table:style-name="co15" table:number-columns-repeated="6" table:default-cell-style-name="ce27"/>
        <table:table-column table:style-name="co5" table:number-columns-repeated="198" table:default-cell-style-name="ce27"/>
        <table:table-column table:style-name="co5" table:number-columns-repeated="767" table:default-cell-style-name="Default"/>
        <table:table-header-rows>
          <table:table-row table:style-name="ro12">
            <table:table-cell table:style-name="ce148" office:value-type="string" calcext:value-type="string" table:number-columns-spanned="21" table:number-rows-spanned="1">
              <text:p>離婚/終止結婚人數按雙方原屬國籍（地區）及設籍情形分</text:p>
            </table:table-cell>
            <table:covered-table-cell table:number-columns-repeated="19" table:style-name="ce150"/>
            <table:covered-table-cell table:style-name="ce181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185" office:value-type="string" calcext:value-type="string" table:number-columns-spanned="19" table:number-rows-spanned="1">
              <text:p>離婚/終止結婚人數按雙方原屬國籍（地區）及設籍情形分</text:p>
            </table:table-cell>
            <table:covered-table-cell table:number-columns-repeated="18" table:style-name="ce187"/>
            <table:table-cell table:style-name="ce89" table:number-columns-repeated="965"/>
          </table:table-row>
          <table:table-row table:style-name="ro7">
            <table:table-cell table:style-name="ce2" table:number-columns-repeated="6"/>
            <table:table-cell table:style-name="ce29" table:number-columns-repeated="5"/>
            <table:table-cell table:style-name="ce89" table:number-columns-repeated="9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18"/>
            <table:table-cell table:style-name="ce106" office:value-type="string" calcext:value-type="string">
              <text:p>單位︰人</text:p>
            </table:table-cell>
            <table:table-cell table:style-name="ce89" table:number-columns-repeated="965"/>
          </table:table-row>
          <table:table-row table:style-name="ro20">
            <table:table-cell table:style-name="ce90" office:value-type="string" calcext:value-type="string" table:number-columns-spanned="1" table:number-rows-spanned="4">
              <text:p>年 <text:s/>月 <text:s/>別</text:p>
            </table:table-cell>
            <table:table-cell table:style-name="ce67" office:value-type="string" calcext:value-type="string" table:number-columns-spanned="1" table:number-rows-spanned="4">
              <text:p>性別</text:p>
            </table:table-cell>
            <table:table-cell table:style-name="ce29"/>
            <table:table-cell table:style-name="ce2" table:number-columns-repeated="3"/>
            <table:table-cell table:style-name="ce85" office:value-type="string" calcext:value-type="string" table:number-columns-spanned="8" table:number-rows-spanned="1">
              <text:p>總 <text:s text:c="34"/>計</text:p>
            </table:table-cell>
            <table:covered-table-cell table:number-columns-repeated="7" table:style-name="ce85"/>
            <table:table-cell table:style-name="ce177" table:number-columns-repeated="6"/>
            <table:table-cell table:style-name="ce182"/>
            <table:table-cell table:style-name="ce186" office:value-type="string" calcext:value-type="string">
              <text:p><text:s text:c="44"/>離 <text:s text:c="12"/>婚 <text:s text:c="5"/>( <text:s text:c="2"/>不 <text:s text:c="4"/>同 <text:s text:c="4"/>性 <text:s text:c="4"/>別 <text:s text:c="3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192"/>
            <table:table-cell table:style-name="ce186" office:value-type="string" calcext:value-type="string">
              <text:p><text:s text:c="45"/>終 <text:s text:c="5"/>止 <text:s text:c="5"/>結 <text:s text:c="5"/>婚 <text:s text:c="2"/>( <text:s/>相 <text:s text:c="3"/>同 <text:s text:c="3"/>性 <text:s text:c="2"/>別 <text:s text:c="2"/>)</text:p>
            </table:table-cell>
            <table:table-cell table:style-name="ce188" table:number-columns-repeated="3"/>
            <table:table-cell table:style-name="ce190" table:number-columns-repeated="8"/>
            <table:table-cell table:style-name="ce191" table:number-columns-repeated="6"/>
            <table:table-cell table:style-name="ce204"/>
            <table:table-cell table:style-name="ce89" table:number-columns-repeated="965"/>
          </table:table-row>
          <table:table-row table:style-name="ro16">
            <table:covered-table-cell table:style-name="ce124"/>
            <table:covered-table-cell table:style-name="ce134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55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7" table:style-name="ce176"/>
            <table:covered-table-cell table:style-name="ce178"/>
            <table:table-cell table:style-name="ce193"/>
            <table:table-cell table:style-name="ce67" office:value-type="string" calcext:value-type="string" table:number-columns-spanned="3" table:number-rows-spanned="1">
              <text:p>本　　國　　籍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大　陸　地　區</text:p>
            </table:table-cell>
            <table:covered-table-cell table:style-name="ce85"/>
            <table:covered-table-cell table:style-name="ce90"/>
            <table:table-cell table:style-name="ce67" office:value-type="string" calcext:value-type="string" table:number-columns-spanned="3" table:number-rows-spanned="1">
              <text:p>港　澳　地　區</text:p>
            </table:table-cell>
            <table:covered-table-cell table:style-name="ce85"/>
            <table:covered-table-cell table:style-name="ce90"/>
            <table:table-cell table:style-name="ce202" office:value-type="string" calcext:value-type="string" table:number-columns-spanned="9" table:number-rows-spanned="1">
              <text:p>外　　　裔　　、　　外　　　國　　　籍</text:p>
            </table:table-cell>
            <table:covered-table-cell table:number-columns-repeated="8" table:style-name="ce176"/>
            <table:table-cell table:style-name="ce122" table:number-columns-repeated="965"/>
          </table:table-row>
          <table:table-row table:style-name="ro4">
            <table:covered-table-cell table:style-name="ce124"/>
            <table:covered-table-cell table:style-name="ce134"/>
            <table:table-cell table:style-name="ce134" office:value-type="string" calcext:value-type="string">
              <text:p>總 <text:s/>計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3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175" office:value-type="string" calcext:value-type="string" table:number-columns-spanned="3" table:number-rows-spanned="1">
              <text:p>其他</text:p>
            </table:table-cell>
            <table:covered-table-cell table:style-name="ce176"/>
            <table:covered-table-cell table:style-name="ce178"/>
            <table:table-cell table:style-name="ce124" office:value-type="string" calcext:value-type="string">
              <text:p><text:span text:style-name="T19">合</text:span><text:span text:style-name="T10">  計</text:span>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1" table:number-rows-spanned="2">
              <text:p>合計</text:p>
            </table:table-cell>
            <table:table-cell table:style-name="ce67" office:value-type="string" calcext:value-type="string" table:number-columns-spanned="1" table:number-rows-spanned="2">
              <text:p>已設籍</text:p>
            </table:table-cell>
            <table:table-cell table:style-name="ce67" office:value-type="string" calcext:value-type="string" table:number-columns-spanned="1" table:number-rows-spanned="2">
              <text:p>未設籍</text:p>
            </table:table-cell>
            <table:table-cell table:style-name="ce67" office:value-type="string" calcext:value-type="string" table:number-columns-spanned="3" table:number-rows-spanned="1">
              <text:p>合 <text:s/>計</text:p>
            </table:table-cell>
            <table:covered-table-cell table:style-name="ce85"/>
            <table:covered-table-cell table:style-name="ce90"/>
            <table:table-cell table:style-name="ce175" office:value-type="string" calcext:value-type="string" table:number-columns-spanned="3" table:number-rows-spanned="1">
              <text:p>東南亞</text:p>
            </table:table-cell>
            <table:covered-table-cell table:style-name="ce176"/>
            <table:covered-table-cell table:style-name="ce178"/>
            <table:table-cell table:style-name="ce202" office:value-type="string" calcext:value-type="string" table:number-columns-spanned="3" table:number-rows-spanned="1">
              <text:p>其他</text:p>
            </table:table-cell>
            <table:covered-table-cell table:number-columns-repeated="2" table:style-name="ce176"/>
            <table:table-cell table:style-name="ce122" table:number-columns-repeated="965"/>
          </table:table-row>
          <table:table-row table:style-name="ro21">
            <table:covered-table-cell table:style-name="ce4"/>
            <table:covered-table-cell table:style-name="ce30"/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30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4"/>
            <table:covered-table-cell table:number-columns-repeated="9" table:style-name="ce30"/>
            <table:table-cell table:style-name="ce67" office:value-type="string" calcext:value-type="string">
              <text:p>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67" office:value-type="string" calcext:value-type="string">
              <text:p>未設籍</text:p>
            </table:table-cell>
            <table:table-cell table:style-name="ce67" office:value-type="string" calcext:value-type="string">
              <text:p>小計</text:p>
            </table:table-cell>
            <table:table-cell table:style-name="ce67" office:value-type="string" calcext:value-type="string">
              <text:p>已設籍</text:p>
            </table:table-cell>
            <table:table-cell table:style-name="ce205" office:value-type="string" calcext:value-type="string">
              <text:p>未設籍</text:p>
            </table:table-cell>
            <table:table-cell table:style-name="ce122" table:number-columns-repeated="965"/>
          </table:table-row>
        </table:table-header-rows>
        <table:table-row table:style-name="ro7">
          <table:table-cell table:style-name="ce10" office:value-type="string" calcext:value-type="string" table:number-columns-spanned="1" table:number-rows-spanned="3">
            <text:p>96 年</text:p>
          </table:table-cell>
          <table:table-cell table:style-name="ce151" office:value-type="string" calcext:value-type="string">
            <text:p>計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56" office:value-type="float" office:value="117036" calcext:value-type="float">
            <text:p>117,036</text:p>
          </table:table-cell>
          <table:table-cell table:style-name="ce156" office:value-type="float" office:value="105946" calcext:value-type="float">
            <text:p>105,946</text:p>
          </table:table-cell>
          <table:table-cell table:style-name="ce159" office:value-type="float" office:value="105936" calcext:value-type="float">
            <text:p><text:s text:c="3"/>105,936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494" calcext:value-type="float">
            <text:p><text:s text:c="3"/>6,494</text:p>
          </table:table-cell>
          <table:table-cell table:style-name="ce159" office:value-type="float" office:value="1008" calcext:value-type="float">
            <text:p><text:s text:c="3"/>1,008</text:p>
          </table:table-cell>
          <table:table-cell table:style-name="ce159" office:value-type="float" office:value="5486" calcext:value-type="float">
            <text:p><text:s text:c="3"/>5,486</text:p>
          </table:table-cell>
          <table:table-cell table:style-name="ce159" office:value-type="float" office:value="109" calcext:value-type="float">
            <text:p><text:s text:c="3"/>109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81" calcext:value-type="float">
            <text:p><text:s text:c="3"/>81</text:p>
          </table:table-cell>
          <table:table-cell table:style-name="ce159" office:value-type="float" office:value="4487" calcext:value-type="float">
            <text:p><text:s text:c="3"/>4,487</text:p>
          </table:table-cell>
          <table:table-cell table:style-name="ce159" office:value-type="float" office:value="1275" calcext:value-type="float">
            <text:p><text:s text:c="3"/>1,275</text:p>
          </table:table-cell>
          <table:table-cell table:style-name="ce159" office:value-type="float" office:value="3212" calcext:value-type="float">
            <text:p><text:s text:c="3"/>3,212</text:p>
          </table:table-cell>
          <table:table-cell table:style-name="ce159" office:value-type="float" office:value="3844" calcext:value-type="float">
            <text:p><text:s text:c="3"/>3,844</text:p>
          </table:table-cell>
          <table:table-cell table:style-name="ce159" office:value-type="float" office:value="1266" calcext:value-type="float">
            <text:p><text:s text:c="3"/>1,266</text:p>
          </table:table-cell>
          <table:table-cell table:style-name="ce159" office:value-type="float" office:value="2578" calcext:value-type="float">
            <text:p><text:s text:c="3"/>2,578</text:p>
          </table:table-cell>
          <table:table-cell table:style-name="ce159" office:value-type="float" office:value="643" calcext:value-type="float">
            <text:p><text:s text:c="3"/>643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34" calcext:value-type="float">
            <text:p><text:s text:c="3"/>63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122" table:number-columns-repeated="965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57" office:value-type="float" office:value="58518" calcext:value-type="float">
            <text:p><text:s text:c="3"/>58,518</text:p>
          </table:table-cell>
          <table:table-cell table:style-name="ce170" office:value-type="float" office:value="57358" calcext:value-type="float">
            <text:p>57,358</text:p>
          </table:table-cell>
          <table:table-cell table:style-name="ce157" office:value-type="float" office:value="57351" calcext:value-type="float">
            <text:p><text:s text:c="3"/>57,351</text:p>
          </table:table-cell>
          <table:table-cell table:style-name="ce157" office:value-type="float" office:value="7" calcext:value-type="float">
            <text:p><text:s text:c="3"/>7</text:p>
          </table:table-cell>
          <table:table-cell table:style-name="ce157" office:value-type="float" office:value="304" calcext:value-type="float">
            <text:p><text:s text:c="3"/>304</text:p>
          </table:table-cell>
          <table:table-cell table:style-name="ce157" office:value-type="float" office:value="9" calcext:value-type="float">
            <text:p><text:s text:c="3"/>9</text:p>
          </table:table-cell>
          <table:table-cell table:style-name="ce157" office:value-type="float" office:value="295" calcext:value-type="float">
            <text:p><text:s text:c="3"/>295</text:p>
          </table:table-cell>
          <table:table-cell table:style-name="ce157" office:value-type="float" office:value="57" calcext:value-type="float">
            <text:p><text:s text:c="3"/>57</text:p>
          </table:table-cell>
          <table:table-cell table:style-name="ce157" office:value-type="float" office:value="8" calcext:value-type="float">
            <text:p><text:s text:c="3"/>8</text:p>
          </table:table-cell>
          <table:table-cell table:style-name="ce157" office:value-type="float" office:value="49" calcext:value-type="float">
            <text:p><text:s text:c="3"/>49</text:p>
          </table:table-cell>
          <table:table-cell table:style-name="ce163" office:value-type="float" office:value="799" calcext:value-type="float">
            <text:p><text:s text:c="3"/>799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786" calcext:value-type="float">
            <text:p><text:s text:c="3"/>786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8" calcext:value-type="float">
            <text:p><text:s text:c="3"/>8</text:p>
          </table:table-cell>
          <table:table-cell table:style-name="ce163" office:value-type="float" office:value="268" calcext:value-type="float">
            <text:p><text:s text:c="3"/>268</text:p>
          </table:table-cell>
          <table:table-cell table:style-name="ce163" office:value-type="float" office:value="523" calcext:value-type="float">
            <text:p><text:s text:c="3"/>52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83" office:value-type="float" office:value="518" calcext:value-type="float">
            <text:p><text:s text:c="3"/>518</text:p>
          </table:table-cell>
          <table:table-cell table:style-name="ce195"/>
          <table:table-cell table:style-name="ce163"/>
          <table:table-cell table:style-name="ce157" table:number-columns-repeated="8"/>
          <table:table-cell table:style-name="ce163" table:number-columns-repeated="8"/>
          <table:table-cell table:style-name="ce206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58" office:value-type="float" office:value="58518" calcext:value-type="float">
            <text:p><text:s text:c="3"/>58,518</text:p>
          </table:table-cell>
          <table:table-cell table:style-name="ce164" office:value-type="float" office:value="48588" calcext:value-type="float">
            <text:p><text:s text:c="3"/>48,588</text:p>
          </table:table-cell>
          <table:table-cell table:style-name="ce172" office:value-type="float" office:value="48585" calcext:value-type="float">
            <text:p><text:s text:c="3"/>48,585</text:p>
          </table:table-cell>
          <table:table-cell table:style-name="ce172" office:value-type="float" office:value="3" calcext:value-type="float">
            <text:p><text:s text:c="3"/>3</text:p>
          </table:table-cell>
          <table:table-cell table:style-name="ce172" office:value-type="float" office:value="6190" calcext:value-type="float">
            <text:p><text:s text:c="3"/>6,190</text:p>
          </table:table-cell>
          <table:table-cell table:style-name="ce172" office:value-type="float" office:value="999" calcext:value-type="float">
            <text:p><text:s text:c="3"/>999</text:p>
          </table:table-cell>
          <table:table-cell table:style-name="ce172" office:value-type="float" office:value="5191" calcext:value-type="float">
            <text:p><text:s text:c="3"/>5,191</text:p>
          </table:table-cell>
          <table:table-cell table:style-name="ce172" office:value-type="float" office:value="52" calcext:value-type="float">
            <text:p><text:s text:c="3"/>52</text:p>
          </table:table-cell>
          <table:table-cell table:style-name="ce172" office:value-type="float" office:value="20" calcext:value-type="float">
            <text:p><text:s text:c="3"/>20</text:p>
          </table:table-cell>
          <table:table-cell table:style-name="ce172" office:value-type="float" office:value="32" calcext:value-type="float">
            <text:p><text:s text:c="3"/>32</text:p>
          </table:table-cell>
          <table:table-cell table:style-name="ce164" office:value-type="float" office:value="3688" calcext:value-type="float">
            <text:p><text:s text:c="3"/>3,688</text:p>
          </table:table-cell>
          <table:table-cell table:style-name="ce164" office:value-type="float" office:value="1262" calcext:value-type="float">
            <text:p><text:s text:c="3"/>1,262</text:p>
          </table:table-cell>
          <table:table-cell table:style-name="ce164" office:value-type="float" office:value="2426" calcext:value-type="float">
            <text:p><text:s text:c="3"/>2,426</text:p>
          </table:table-cell>
          <table:table-cell table:style-name="ce164" office:value-type="float" office:value="3568" calcext:value-type="float">
            <text:p><text:s text:c="3"/>3,568</text:p>
          </table:table-cell>
          <table:table-cell table:style-name="ce164" office:value-type="float" office:value="1258" calcext:value-type="float">
            <text:p><text:s text:c="3"/>1,258</text:p>
          </table:table-cell>
          <table:table-cell table:style-name="ce164" office:value-type="float" office:value="2310" calcext:value-type="float">
            <text:p><text:s text:c="3"/>2,310</text:p>
          </table:table-cell>
          <table:table-cell table:style-name="ce164" office:value-type="float" office:value="120" calcext:value-type="float">
            <text:p><text:s text:c="3"/>120</text:p>
          </table:table-cell>
          <table:table-cell table:style-name="ce164" office:value-type="float" office:value="4" calcext:value-type="float">
            <text:p><text:s text:c="3"/>4</text:p>
          </table:table-cell>
          <table:table-cell table:style-name="ce184" office:value-type="float" office:value="116" calcext:value-type="float">
            <text:p><text:s text:c="3"/>116</text:p>
          </table:table-cell>
          <table:table-cell table:style-name="ce196"/>
          <table:table-cell table:style-name="ce164"/>
          <table:table-cell table:style-name="ce172" table:number-columns-repeated="8"/>
          <table:table-cell table:style-name="ce164" table:number-columns-repeated="8"/>
          <table:table-cell table:style-name="ce207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7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59" office:value-type="float" office:value="111990" calcext:value-type="float">
            <text:p><text:s text:c="3"/>111,990</text:p>
          </table:table-cell>
          <table:table-cell table:style-name="ce159" office:value-type="float" office:value="100569" calcext:value-type="float">
            <text:p><text:s text:c="3"/>100,569</text:p>
          </table:table-cell>
          <table:table-cell table:style-name="ce159" office:value-type="float" office:value="100556" calcext:value-type="float">
            <text:p><text:s text:c="3"/>100,556</text:p>
          </table:table-cell>
          <table:table-cell table:style-name="ce159" office:value-type="float" office:value="13" calcext:value-type="float">
            <text:p><text:s text:c="3"/>13</text:p>
          </table:table-cell>
          <table:table-cell table:style-name="ce159" office:value-type="float" office:value="6482" calcext:value-type="float">
            <text:p><text:s text:c="3"/>6,482</text:p>
          </table:table-cell>
          <table:table-cell table:style-name="ce159" office:value-type="float" office:value="1336" calcext:value-type="float">
            <text:p><text:s text:c="3"/>1,336</text:p>
          </table:table-cell>
          <table:table-cell table:style-name="ce159" office:value-type="float" office:value="5146" calcext:value-type="float">
            <text:p><text:s text:c="3"/>5,146</text:p>
          </table:table-cell>
          <table:table-cell table:style-name="ce159" office:value-type="float" office:value="96" calcext:value-type="float">
            <text:p><text:s text:c="3"/>96</text:p>
          </table:table-cell>
          <table:table-cell table:style-name="ce159" office:value-type="float" office:value="31" calcext:value-type="float">
            <text:p><text:s text:c="3"/>31</text:p>
          </table:table-cell>
          <table:table-cell table:style-name="ce159" office:value-type="float" office:value="65" calcext:value-type="float">
            <text:p><text:s text:c="3"/>65</text:p>
          </table:table-cell>
          <table:table-cell table:style-name="ce159" office:value-type="float" office:value="4843" calcext:value-type="float">
            <text:p><text:s text:c="3"/>4,843</text:p>
          </table:table-cell>
          <table:table-cell table:style-name="ce159" office:value-type="float" office:value="1774" calcext:value-type="float">
            <text:p><text:s text:c="3"/>1,774</text:p>
          </table:table-cell>
          <table:table-cell table:style-name="ce159" office:value-type="float" office:value="3069" calcext:value-type="float">
            <text:p><text:s text:c="3"/>3,069</text:p>
          </table:table-cell>
          <table:table-cell table:style-name="ce159" office:value-type="float" office:value="4179" calcext:value-type="float">
            <text:p><text:s text:c="3"/>4,179</text:p>
          </table:table-cell>
          <table:table-cell table:style-name="ce159" office:value-type="float" office:value="1766" calcext:value-type="float">
            <text:p><text:s text:c="3"/>1,766</text:p>
          </table:table-cell>
          <table:table-cell table:style-name="ce159" office:value-type="float" office:value="2413" calcext:value-type="float">
            <text:p><text:s text:c="3"/>2,413</text:p>
          </table:table-cell>
          <table:table-cell table:style-name="ce159" office:value-type="float" office:value="664" calcext:value-type="float">
            <text:p><text:s text:c="3"/>664</text:p>
          </table:table-cell>
          <table:table-cell table:style-name="ce159" office:value-type="float" office:value="8" calcext:value-type="float">
            <text:p><text:s text:c="3"/>8</text:p>
          </table:table-cell>
          <table:table-cell table:style-name="ce159" office:value-type="float" office:value="656" calcext:value-type="float">
            <text:p><text:s text:c="3"/>656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54873" calcext:value-type="float">
            <text:p><text:s text:c="3"/>54,873</text:p>
          </table:table-cell>
          <table:table-cell table:style-name="ce160" office:value-type="float" office:value="54865" calcext:value-type="float">
            <text:p><text:s text:c="3"/>54,865</text:p>
          </table:table-cell>
          <table:table-cell table:style-name="ce160" office:value-type="float" office:value="8" calcext:value-type="float">
            <text:p><text:s text:c="3"/>8</text:p>
          </table:table-cell>
          <table:table-cell table:style-name="ce160" office:value-type="float" office:value="291" calcext:value-type="float">
            <text:p><text:s text:c="3"/>291</text:p>
          </table:table-cell>
          <table:table-cell table:style-name="ce160" office:value-type="float" office:value="15" calcext:value-type="float">
            <text:p><text:s text:c="3"/>15</text:p>
          </table:table-cell>
          <table:table-cell table:style-name="ce160" office:value-type="float" office:value="276" calcext:value-type="float">
            <text:p><text:s text:c="3"/>276</text:p>
          </table:table-cell>
          <table:table-cell table:style-name="ce160" office:value-type="float" office:value="50" calcext:value-type="float">
            <text:p><text:s text:c="3"/>50</text:p>
          </table:table-cell>
          <table:table-cell table:style-name="ce160" office:value-type="float" office:value="12" calcext:value-type="float">
            <text:p><text:s text:c="3"/>12</text:p>
          </table:table-cell>
          <table:table-cell table:style-name="ce160" office:value-type="float" office:value="38" calcext:value-type="float">
            <text:p><text:s text:c="3"/>38</text:p>
          </table:table-cell>
          <table:table-cell table:style-name="ce160" office:value-type="float" office:value="781" calcext:value-type="float">
            <text:p><text:s text:c="3"/>781</text:p>
          </table:table-cell>
          <table:table-cell table:style-name="ce160" office:value-type="float" office:value="13" calcext:value-type="float">
            <text:p><text:s text:c="3"/>13</text:p>
          </table:table-cell>
          <table:table-cell table:style-name="ce160" office:value-type="float" office:value="768" calcext:value-type="float">
            <text:p><text:s text:c="3"/>768</text:p>
          </table:table-cell>
          <table:table-cell table:style-name="ce160" office:value-type="float" office:value="233" calcext:value-type="float">
            <text:p><text:s text:c="3"/>233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226" calcext:value-type="float">
            <text:p><text:s text:c="3"/>226</text:p>
          </table:table-cell>
          <table:table-cell table:style-name="ce160" office:value-type="float" office:value="548" calcext:value-type="float">
            <text:p><text:s text:c="3"/>548</text:p>
          </table:table-cell>
          <table:table-cell table:style-name="ce160" office:value-type="float" office:value="6" calcext:value-type="float">
            <text:p><text:s text:c="3"/>6</text:p>
          </table:table-cell>
          <table:table-cell table:style-name="ce160" office:value-type="float" office:value="542" calcext:value-type="float">
            <text:p><text:s text:c="3"/>542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60" office:value-type="float" office:value="55995" calcext:value-type="float">
            <text:p><text:s text:c="3"/>55,995</text:p>
          </table:table-cell>
          <table:table-cell table:style-name="ce160" office:value-type="float" office:value="45696" calcext:value-type="float">
            <text:p><text:s text:c="3"/>45,696</text:p>
          </table:table-cell>
          <table:table-cell table:style-name="ce160" office:value-type="float" office:value="45691" calcext:value-type="float">
            <text:p><text:s text:c="3"/>45,691</text:p>
          </table:table-cell>
          <table:table-cell table:style-name="ce160" office:value-type="float" office:value="5" calcext:value-type="float">
            <text:p><text:s text:c="3"/>5</text:p>
          </table:table-cell>
          <table:table-cell table:style-name="ce160" office:value-type="float" office:value="6191" calcext:value-type="float">
            <text:p><text:s text:c="3"/>6,191</text:p>
          </table:table-cell>
          <table:table-cell table:style-name="ce160" office:value-type="float" office:value="1321" calcext:value-type="float">
            <text:p><text:s text:c="3"/>1,321</text:p>
          </table:table-cell>
          <table:table-cell table:style-name="ce160" office:value-type="float" office:value="4870" calcext:value-type="float">
            <text:p><text:s text:c="3"/>4,870</text:p>
          </table:table-cell>
          <table:table-cell table:style-name="ce160" office:value-type="float" office:value="46" calcext:value-type="float">
            <text:p><text:s text:c="3"/>46</text:p>
          </table:table-cell>
          <table:table-cell table:style-name="ce160" office:value-type="float" office:value="19" calcext:value-type="float">
            <text:p><text:s text:c="3"/>19</text:p>
          </table:table-cell>
          <table:table-cell table:style-name="ce160" office:value-type="float" office:value="27" calcext:value-type="float">
            <text:p><text:s text:c="3"/>27</text:p>
          </table:table-cell>
          <table:table-cell table:style-name="ce160" office:value-type="float" office:value="4062" calcext:value-type="float">
            <text:p><text:s text:c="3"/>4,062</text:p>
          </table:table-cell>
          <table:table-cell table:style-name="ce160" office:value-type="float" office:value="1761" calcext:value-type="float">
            <text:p><text:s text:c="3"/>1,761</text:p>
          </table:table-cell>
          <table:table-cell table:style-name="ce160" office:value-type="float" office:value="2301" calcext:value-type="float">
            <text:p><text:s text:c="3"/>2,301</text:p>
          </table:table-cell>
          <table:table-cell table:style-name="ce160" office:value-type="float" office:value="3946" calcext:value-type="float">
            <text:p><text:s text:c="3"/>3,946</text:p>
          </table:table-cell>
          <table:table-cell table:style-name="ce160" office:value-type="float" office:value="1759" calcext:value-type="float">
            <text:p><text:s text:c="3"/>1,759</text:p>
          </table:table-cell>
          <table:table-cell table:style-name="ce160" office:value-type="float" office:value="2187" calcext:value-type="float">
            <text:p><text:s text:c="3"/>2,187</text:p>
          </table:table-cell>
          <table:table-cell table:style-name="ce160" office:value-type="float" office:value="116" calcext:value-type="float">
            <text:p><text:s text:c="3"/>116</text:p>
          </table:table-cell>
          <table:table-cell table:style-name="ce160" office:value-type="float" office:value="2" calcext:value-type="float">
            <text:p><text:s text:c="3"/>2</text:p>
          </table:table-cell>
          <table:table-cell table:style-name="ce160" office:value-type="float" office:value="114" calcext:value-type="float">
            <text:p><text:s text:c="3"/>114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8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59" office:value-type="float" office:value="114446" calcext:value-type="float">
            <text:p><text:s text:c="3"/>114,446</text:p>
          </table:table-cell>
          <table:table-cell table:style-name="ce159" office:value-type="float" office:value="101289" calcext:value-type="float">
            <text:p><text:s text:c="3"/>101,289</text:p>
          </table:table-cell>
          <table:table-cell table:style-name="ce159" office:value-type="float" office:value="101272" calcext:value-type="float">
            <text:p><text:s text:c="3"/>101,272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7672" calcext:value-type="float">
            <text:p><text:s text:c="3"/>7,672</text:p>
          </table:table-cell>
          <table:table-cell table:style-name="ce159" office:value-type="float" office:value="2574" calcext:value-type="float">
            <text:p><text:s text:c="3"/>2,574</text:p>
          </table:table-cell>
          <table:table-cell table:style-name="ce159" office:value-type="float" office:value="5098" calcext:value-type="float">
            <text:p><text:s text:c="3"/>5,098</text:p>
          </table:table-cell>
          <table:table-cell table:style-name="ce159" office:value-type="float" office:value="122" calcext:value-type="float">
            <text:p><text:s text:c="3"/>122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79" calcext:value-type="float">
            <text:p><text:s text:c="3"/>79</text:p>
          </table:table-cell>
          <table:table-cell table:style-name="ce159" office:value-type="float" office:value="5363" calcext:value-type="float">
            <text:p><text:s text:c="3"/>5,363</text:p>
          </table:table-cell>
          <table:table-cell table:style-name="ce159" office:value-type="float" office:value="2471" calcext:value-type="float">
            <text:p><text:s text:c="3"/>2,471</text:p>
          </table:table-cell>
          <table:table-cell table:style-name="ce159" office:value-type="float" office:value="2892" calcext:value-type="float">
            <text:p><text:s text:c="3"/>2,892</text:p>
          </table:table-cell>
          <table:table-cell table:style-name="ce159" office:value-type="float" office:value="4632" calcext:value-type="float">
            <text:p><text:s text:c="3"/>4,632</text:p>
          </table:table-cell>
          <table:table-cell table:style-name="ce159" office:value-type="float" office:value="2464" calcext:value-type="float">
            <text:p><text:s text:c="3"/>2,464</text:p>
          </table:table-cell>
          <table:table-cell table:style-name="ce159" office:value-type="float" office:value="2168" calcext:value-type="float">
            <text:p><text:s text:c="3"/>2,168</text:p>
          </table:table-cell>
          <table:table-cell table:style-name="ce159" office:value-type="float" office:value="731" calcext:value-type="float">
            <text:p><text:s text:c="3"/>731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24" calcext:value-type="float">
            <text:p><text:s text:c="3"/>724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61" office:value-type="float" office:value="57223" calcext:value-type="float">
            <text:p><text:s text:c="3"/>57,223</text:p>
          </table:table-cell>
          <table:table-cell table:style-name="ce161" office:value-type="float" office:value="55998" calcext:value-type="float">
            <text:p><text:s text:c="3"/>55,998</text:p>
          </table:table-cell>
          <table:table-cell table:style-name="ce161" office:value-type="float" office:value="55988" calcext:value-type="float">
            <text:p><text:s text:c="3"/>55,988</text:p>
          </table:table-cell>
          <table:table-cell table:style-name="ce161" office:value-type="float" office:value="10" calcext:value-type="float">
            <text:p><text:s text:c="3"/>10</text:p>
          </table:table-cell>
          <table:table-cell table:style-name="ce161" office:value-type="float" office:value="331" calcext:value-type="float">
            <text:p><text:s text:c="3"/>331</text:p>
          </table:table-cell>
          <table:table-cell table:style-name="ce161" office:value-type="float" office:value="63" calcext:value-type="float">
            <text:p><text:s text:c="3"/>63</text:p>
          </table:table-cell>
          <table:table-cell table:style-name="ce161" office:value-type="float" office:value="268" calcext:value-type="float">
            <text:p><text:s text:c="3"/>268</text:p>
          </table:table-cell>
          <table:table-cell table:style-name="ce161" office:value-type="float" office:value="70" calcext:value-type="float">
            <text:p><text:s text:c="3"/>70</text:p>
          </table:table-cell>
          <table:table-cell table:style-name="ce161" office:value-type="float" office:value="21" calcext:value-type="float">
            <text:p><text:s text:c="3"/>21</text:p>
          </table:table-cell>
          <table:table-cell table:style-name="ce161" office:value-type="float" office:value="49" calcext:value-type="float">
            <text:p><text:s text:c="3"/>49</text:p>
          </table:table-cell>
          <table:table-cell table:style-name="ce161" office:value-type="float" office:value="824" calcext:value-type="float">
            <text:p><text:s text:c="3"/>824</text:p>
          </table:table-cell>
          <table:table-cell table:style-name="ce161" office:value-type="float" office:value="28" calcext:value-type="float">
            <text:p><text:s text:c="3"/>28</text:p>
          </table:table-cell>
          <table:table-cell table:style-name="ce161" office:value-type="float" office:value="796" calcext:value-type="float">
            <text:p><text:s text:c="3"/>796</text:p>
          </table:table-cell>
          <table:table-cell table:style-name="ce161" office:value-type="float" office:value="221" calcext:value-type="float">
            <text:p><text:s text:c="3"/>221</text:p>
          </table:table-cell>
          <table:table-cell table:style-name="ce161" office:value-type="float" office:value="22" calcext:value-type="float">
            <text:p><text:s text:c="3"/>22</text:p>
          </table:table-cell>
          <table:table-cell table:style-name="ce161" office:value-type="float" office:value="199" calcext:value-type="float">
            <text:p><text:s text:c="3"/>199</text:p>
          </table:table-cell>
          <table:table-cell table:style-name="ce161" office:value-type="float" office:value="603" calcext:value-type="float">
            <text:p><text:s text:c="3"/>603</text:p>
          </table:table-cell>
          <table:table-cell table:style-name="ce161" office:value-type="float" office:value="6" calcext:value-type="float">
            <text:p><text:s text:c="3"/>6</text:p>
          </table:table-cell>
          <table:table-cell table:style-name="ce161" office:value-type="float" office:value="597" calcext:value-type="float">
            <text:p><text:s text:c="3"/>597</text:p>
          </table:table-cell>
          <table:table-cell table:style-name="ce198"/>
          <table:table-cell table:style-name="ce161" table:number-columns-repeated="17"/>
          <table:table-cell table:style-name="ce209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58" office:value-type="float" office:value="57223" calcext:value-type="float">
            <text:p><text:s text:c="3"/>57,223</text:p>
          </table:table-cell>
          <table:table-cell table:style-name="ce158" office:value-type="float" office:value="45291" calcext:value-type="float">
            <text:p><text:s text:c="3"/>45,291</text:p>
          </table:table-cell>
          <table:table-cell table:style-name="ce158" office:value-type="float" office:value="45284" calcext:value-type="float">
            <text:p><text:s text:c="3"/>45,284</text:p>
          </table:table-cell>
          <table:table-cell table:style-name="ce158" office:value-type="float" office:value="7" calcext:value-type="float">
            <text:p><text:s text:c="3"/>7</text:p>
          </table:table-cell>
          <table:table-cell table:style-name="ce158" office:value-type="float" office:value="7341" calcext:value-type="float">
            <text:p><text:s text:c="3"/>7,341</text:p>
          </table:table-cell>
          <table:table-cell table:style-name="ce158" office:value-type="float" office:value="2511" calcext:value-type="float">
            <text:p><text:s text:c="3"/>2,511</text:p>
          </table:table-cell>
          <table:table-cell table:style-name="ce158" office:value-type="float" office:value="4830" calcext:value-type="float">
            <text:p><text:s text:c="3"/>4,830</text:p>
          </table:table-cell>
          <table:table-cell table:style-name="ce158" office:value-type="float" office:value="52" calcext:value-type="float">
            <text:p><text:s text:c="3"/>52</text:p>
          </table:table-cell>
          <table:table-cell table:style-name="ce158" office:value-type="float" office:value="22" calcext:value-type="float">
            <text:p><text:s text:c="3"/>22</text:p>
          </table:table-cell>
          <table:table-cell table:style-name="ce158" office:value-type="float" office:value="30" calcext:value-type="float">
            <text:p><text:s text:c="3"/>30</text:p>
          </table:table-cell>
          <table:table-cell table:style-name="ce158" office:value-type="float" office:value="4539" calcext:value-type="float">
            <text:p><text:s text:c="3"/>4,539</text:p>
          </table:table-cell>
          <table:table-cell table:style-name="ce158" office:value-type="float" office:value="2443" calcext:value-type="float">
            <text:p><text:s text:c="3"/>2,443</text:p>
          </table:table-cell>
          <table:table-cell table:style-name="ce158" office:value-type="float" office:value="2096" calcext:value-type="float">
            <text:p><text:s text:c="3"/>2,096</text:p>
          </table:table-cell>
          <table:table-cell table:style-name="ce158" office:value-type="float" office:value="4411" calcext:value-type="float">
            <text:p><text:s text:c="3"/>4,411</text:p>
          </table:table-cell>
          <table:table-cell table:style-name="ce158" office:value-type="float" office:value="2442" calcext:value-type="float">
            <text:p><text:s text:c="3"/>2,442</text:p>
          </table:table-cell>
          <table:table-cell table:style-name="ce158" office:value-type="float" office:value="1969" calcext:value-type="float">
            <text:p><text:s text:c="3"/>1,969</text:p>
          </table:table-cell>
          <table:table-cell table:style-name="ce158" office:value-type="float" office:value="128" calcext:value-type="float">
            <text:p><text:s text:c="3"/>128</text:p>
          </table:table-cell>
          <table:table-cell table:style-name="ce158" office:value-type="float" office:value="1" calcext:value-type="float">
            <text:p><text:s text:c="3"/>1</text:p>
          </table:table-cell>
          <table:table-cell table:style-name="ce158" office:value-type="float" office:value="127" calcext:value-type="float">
            <text:p><text:s text:c="3"/>127</text:p>
          </table:table-cell>
          <table:table-cell table:style-name="ce196"/>
          <table:table-cell table:style-name="ce158" table:number-columns-repeated="17"/>
          <table:table-cell table:style-name="ce210"/>
          <table:table-cell table:style-name="ce215"/>
          <table:table-cell table:number-columns-repeated="964"/>
        </table:table-row>
        <table:table-row table:style-name="ro7">
          <table:table-cell table:style-name="ce10" office:value-type="string" calcext:value-type="string" table:number-columns-spanned="1" table:number-rows-spanned="3">
            <text:p>99 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59" office:value-type="float" office:value="116230" calcext:value-type="float">
            <text:p><text:s text:c="3"/>116,230</text:p>
          </table:table-cell>
          <table:table-cell table:style-name="ce159" office:value-type="float" office:value="100997" calcext:value-type="float">
            <text:p><text:s text:c="3"/>100,997</text:p>
          </table:table-cell>
          <table:table-cell table:style-name="ce159" office:value-type="float" office:value="100986" calcext:value-type="float">
            <text:p><text:s text:c="3"/>100,986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9592" calcext:value-type="float">
            <text:p><text:s text:c="3"/>9,592</text:p>
          </table:table-cell>
          <table:table-cell table:style-name="ce159" office:value-type="float" office:value="4947" calcext:value-type="float">
            <text:p><text:s text:c="3"/>4,947</text:p>
          </table:table-cell>
          <table:table-cell table:style-name="ce159" office:value-type="float" office:value="4645" calcext:value-type="float">
            <text:p><text:s text:c="3"/>4,645</text:p>
          </table:table-cell>
          <table:table-cell table:style-name="ce159" office:value-type="float" office:value="102" calcext:value-type="float">
            <text:p><text:s text:c="3"/>102</text:p>
          </table:table-cell>
          <table:table-cell table:style-name="ce159" office:value-type="float" office:value="28" calcext:value-type="float">
            <text:p><text:s text:c="3"/>2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539" calcext:value-type="float">
            <text:p><text:s text:c="3"/>5,539</text:p>
          </table:table-cell>
          <table:table-cell table:style-name="ce159" office:value-type="float" office:value="2917" calcext:value-type="float">
            <text:p><text:s text:c="3"/>2,917</text:p>
          </table:table-cell>
          <table:table-cell table:style-name="ce159" office:value-type="float" office:value="2622" calcext:value-type="float">
            <text:p><text:s text:c="3"/>2,622</text:p>
          </table:table-cell>
          <table:table-cell table:style-name="ce159" office:value-type="float" office:value="4755" calcext:value-type="float">
            <text:p><text:s text:c="3"/>4,755</text:p>
          </table:table-cell>
          <table:table-cell table:style-name="ce159" office:value-type="float" office:value="2903" calcext:value-type="float">
            <text:p><text:s text:c="3"/>2,903</text:p>
          </table:table-cell>
          <table:table-cell table:style-name="ce159" office:value-type="float" office:value="1852" calcext:value-type="float">
            <text:p><text:s text:c="3"/>1,852</text:p>
          </table:table-cell>
          <table:table-cell table:style-name="ce159" office:value-type="float" office:value="784" calcext:value-type="float">
            <text:p><text:s text:c="3"/>784</text:p>
          </table:table-cell>
          <table:table-cell table:style-name="ce159" office:value-type="float" office:value="14" calcext:value-type="float">
            <text:p><text:s text:c="3"/>14</text:p>
          </table:table-cell>
          <table:table-cell table:style-name="ce159" office:value-type="float" office:value="770" calcext:value-type="float">
            <text:p><text:s text:c="3"/>770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1"/>
          <table:table-cell table:style-name="ce41" office:value-type="string" calcext:value-type="string">
            <text:p>男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60" office:value-type="float" office:value="58115" calcext:value-type="float">
            <text:p><text:s text:c="3"/>58,115</text:p>
          </table:table-cell>
          <table:table-cell table:style-name="ce160" office:value-type="float" office:value="56800" calcext:value-type="float">
            <text:p><text:s text:c="3"/>56,800</text:p>
          </table:table-cell>
          <table:table-cell table:style-name="ce160" office:value-type="float" office:value="56797" calcext:value-type="float">
            <text:p><text:s text:c="3"/>56,797</text:p>
          </table:table-cell>
          <table:table-cell table:style-name="ce160" office:value-type="float" office:value="3" calcext:value-type="float">
            <text:p><text:s text:c="3"/>3</text:p>
          </table:table-cell>
          <table:table-cell table:style-name="ce160" office:value-type="float" office:value="425" calcext:value-type="float">
            <text:p><text:s text:c="3"/>425</text:p>
          </table:table-cell>
          <table:table-cell table:style-name="ce160" office:value-type="float" office:value="174" calcext:value-type="float">
            <text:p><text:s text:c="3"/>174</text:p>
          </table:table-cell>
          <table:table-cell table:style-name="ce160" office:value-type="float" office:value="251" calcext:value-type="float">
            <text:p><text:s text:c="3"/>251</text:p>
          </table:table-cell>
          <table:table-cell table:style-name="ce160" office:value-type="float" office:value="44" calcext:value-type="float">
            <text:p><text:s text:c="3"/>44</text:p>
          </table:table-cell>
          <table:table-cell table:style-name="ce160" office:value-type="float" office:value="7" calcext:value-type="float">
            <text:p><text:s text:c="3"/>7</text:p>
          </table:table-cell>
          <table:table-cell table:style-name="ce160" office:value-type="float" office:value="37" calcext:value-type="float">
            <text:p><text:s text:c="3"/>37</text:p>
          </table:table-cell>
          <table:table-cell table:style-name="ce160" office:value-type="float" office:value="846" calcext:value-type="float">
            <text:p><text:s text:c="3"/>846</text:p>
          </table:table-cell>
          <table:table-cell table:style-name="ce160" office:value-type="float" office:value="39" calcext:value-type="float">
            <text:p><text:s text:c="3"/>39</text:p>
          </table:table-cell>
          <table:table-cell table:style-name="ce160" office:value-type="float" office:value="807" calcext:value-type="float">
            <text:p><text:s text:c="3"/>807</text:p>
          </table:table-cell>
          <table:table-cell table:style-name="ce160" office:value-type="float" office:value="208" calcext:value-type="float">
            <text:p><text:s text:c="3"/>208</text:p>
          </table:table-cell>
          <table:table-cell table:style-name="ce160" office:value-type="float" office:value="30" calcext:value-type="float">
            <text:p><text:s text:c="3"/>30</text:p>
          </table:table-cell>
          <table:table-cell table:style-name="ce160" office:value-type="float" office:value="178" calcext:value-type="float">
            <text:p><text:s text:c="3"/>178</text:p>
          </table:table-cell>
          <table:table-cell table:style-name="ce160" office:value-type="float" office:value="638" calcext:value-type="float">
            <text:p><text:s text:c="3"/>638</text:p>
          </table:table-cell>
          <table:table-cell table:style-name="ce160" office:value-type="float" office:value="9" calcext:value-type="float">
            <text:p><text:s text:c="3"/>9</text:p>
          </table:table-cell>
          <table:table-cell table:style-name="ce160" office:value-type="float" office:value="629" calcext:value-type="float">
            <text:p><text:s text:c="3"/>629</text:p>
          </table:table-cell>
          <table:table-cell table:style-name="ce197"/>
          <table:table-cell table:style-name="ce160" table:number-columns-repeated="17"/>
          <table:table-cell table:style-name="ce208"/>
          <table:table-cell table:style-name="ce215"/>
          <table:table-cell table:number-columns-repeated="964"/>
        </table:table-row>
        <table:table-row table:style-name="ro7">
          <table:covered-table-cell table:style-name="ce12"/>
          <table:table-cell table:style-name="ce35" office:value-type="string" calcext:value-type="string">
            <text:p>女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62" office:value-type="float" office:value="58115" calcext:value-type="float">
            <text:p><text:s text:c="3"/>58,115</text:p>
          </table:table-cell>
          <table:table-cell table:style-name="ce162" office:value-type="float" office:value="44197" calcext:value-type="float">
            <text:p><text:s text:c="3"/>44,197</text:p>
          </table:table-cell>
          <table:table-cell table:style-name="ce162" office:value-type="float" office:value="44189" calcext:value-type="float">
            <text:p><text:s text:c="3"/>44,189</text:p>
          </table:table-cell>
          <table:table-cell table:style-name="ce162" office:value-type="float" office:value="8" calcext:value-type="float">
            <text:p><text:s text:c="3"/>8</text:p>
          </table:table-cell>
          <table:table-cell table:style-name="ce162" office:value-type="float" office:value="9167" calcext:value-type="float">
            <text:p><text:s text:c="3"/>9,167</text:p>
          </table:table-cell>
          <table:table-cell table:style-name="ce162" office:value-type="float" office:value="4773" calcext:value-type="float">
            <text:p><text:s text:c="3"/>4,773</text:p>
          </table:table-cell>
          <table:table-cell table:style-name="ce162" office:value-type="float" office:value="4394" calcext:value-type="float">
            <text:p><text:s text:c="3"/>4,394</text:p>
          </table:table-cell>
          <table:table-cell table:style-name="ce162" office:value-type="float" office:value="58" calcext:value-type="float">
            <text:p><text:s text:c="3"/>58</text:p>
          </table:table-cell>
          <table:table-cell table:style-name="ce162" office:value-type="float" office:value="21" calcext:value-type="float">
            <text:p><text:s text:c="3"/>21</text:p>
          </table:table-cell>
          <table:table-cell table:style-name="ce162" office:value-type="float" office:value="37" calcext:value-type="float">
            <text:p><text:s text:c="3"/>37</text:p>
          </table:table-cell>
          <table:table-cell table:style-name="ce162" office:value-type="float" office:value="4693" calcext:value-type="float">
            <text:p><text:s text:c="3"/>4,693</text:p>
          </table:table-cell>
          <table:table-cell table:style-name="ce162" office:value-type="float" office:value="2878" calcext:value-type="float">
            <text:p><text:s text:c="3"/>2,878</text:p>
          </table:table-cell>
          <table:table-cell table:style-name="ce162" office:value-type="float" office:value="1815" calcext:value-type="float">
            <text:p><text:s text:c="3"/>1,815</text:p>
          </table:table-cell>
          <table:table-cell table:style-name="ce162" office:value-type="float" office:value="4547" calcext:value-type="float">
            <text:p><text:s text:c="3"/>4,547</text:p>
          </table:table-cell>
          <table:table-cell table:style-name="ce162" office:value-type="float" office:value="2873" calcext:value-type="float">
            <text:p><text:s text:c="3"/>2,873</text:p>
          </table:table-cell>
          <table:table-cell table:style-name="ce162" office:value-type="float" office:value="1674" calcext:value-type="float">
            <text:p><text:s text:c="3"/>1,674</text:p>
          </table:table-cell>
          <table:table-cell table:style-name="ce162" office:value-type="float" office:value="146" calcext:value-type="float">
            <text:p><text:s text:c="3"/>146</text:p>
          </table:table-cell>
          <table:table-cell table:style-name="ce162" office:value-type="float" office:value="5" calcext:value-type="float">
            <text:p><text:s text:c="3"/>5</text:p>
          </table:table-cell>
          <table:table-cell table:style-name="ce162" office:value-type="float" office:value="141" calcext:value-type="float">
            <text:p><text:s text:c="3"/>141</text:p>
          </table:table-cell>
          <table:table-cell table:style-name="ce199"/>
          <table:table-cell table:style-name="ce162" table:number-columns-repeated="17"/>
          <table:table-cell table:style-name="ce211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0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14016" calcext:value-type="float">
            <text:p><text:s text:c="3"/>114,016</text:p>
          </table:table-cell>
          <table:table-cell table:style-name="ce159" office:value-type="float" office:value="99862" calcext:value-type="float">
            <text:p><text:s text:c="3"/>99,862</text:p>
          </table:table-cell>
          <table:table-cell table:style-name="ce159" office:value-type="float" office:value="99846" calcext:value-type="float">
            <text:p><text:s text:c="3"/>99,846</text:p>
          </table:table-cell>
          <table:table-cell table:style-name="ce159" office:value-type="float" office:value="16" calcext:value-type="float">
            <text:p><text:s text:c="3"/>16</text:p>
          </table:table-cell>
          <table:table-cell table:style-name="ce159" office:value-type="float" office:value="8628" calcext:value-type="float">
            <text:p><text:s text:c="3"/>8,628</text:p>
          </table:table-cell>
          <table:table-cell table:style-name="ce159" office:value-type="float" office:value="3819" calcext:value-type="float">
            <text:p><text:s text:c="3"/>3,819</text:p>
          </table:table-cell>
          <table:table-cell table:style-name="ce159" office:value-type="float" office:value="4809" calcext:value-type="float">
            <text:p><text:s text:c="3"/>4,809</text:p>
          </table:table-cell>
          <table:table-cell table:style-name="ce159" office:value-type="float" office:value="112" calcext:value-type="float">
            <text:p><text:s text:c="3"/>112</text:p>
          </table:table-cell>
          <table:table-cell table:style-name="ce159" office:value-type="float" office:value="38" calcext:value-type="float">
            <text:p><text:s text:c="3"/>38</text:p>
          </table:table-cell>
          <table:table-cell table:style-name="ce159" office:value-type="float" office:value="74" calcext:value-type="float">
            <text:p><text:s text:c="3"/>74</text:p>
          </table:table-cell>
          <table:table-cell table:style-name="ce159" office:value-type="float" office:value="5414" calcext:value-type="float">
            <text:p><text:s text:c="3"/>5,414</text:p>
          </table:table-cell>
          <table:table-cell table:style-name="ce159" office:value-type="float" office:value="3133" calcext:value-type="float">
            <text:p><text:s text:c="3"/>3,133</text:p>
          </table:table-cell>
          <table:table-cell table:style-name="ce159" office:value-type="float" office:value="2281" calcext:value-type="float">
            <text:p><text:s text:c="3"/>2,281</text:p>
          </table:table-cell>
          <table:table-cell table:style-name="ce159" office:value-type="float" office:value="4723" calcext:value-type="float">
            <text:p><text:s text:c="3"/>4,723</text:p>
          </table:table-cell>
          <table:table-cell table:style-name="ce159" office:value-type="float" office:value="3124" calcext:value-type="float">
            <text:p><text:s text:c="3"/>3,124</text:p>
          </table:table-cell>
          <table:table-cell table:style-name="ce159" office:value-type="float" office:value="1599" calcext:value-type="float">
            <text:p><text:s text:c="3"/>1,599</text:p>
          </table:table-cell>
          <table:table-cell table:style-name="ce159" office:value-type="float" office:value="691" calcext:value-type="float">
            <text:p><text:s text:c="3"/>691</text:p>
          </table:table-cell>
          <table:table-cell table:style-name="ce159" office:value-type="float" office:value="9" calcext:value-type="float">
            <text:p><text:s text:c="3"/>9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63" office:value-type="float" office:value="57008" calcext:value-type="float">
            <text:p><text:s text:c="3"/>57,008</text:p>
          </table:table-cell>
          <table:table-cell table:style-name="ce163" office:value-type="float" office:value="55826" calcext:value-type="float">
            <text:p><text:s text:c="3"/>55,826</text:p>
          </table:table-cell>
          <table:table-cell table:style-name="ce163" office:value-type="float" office:value="55816" calcext:value-type="float">
            <text:p><text:s text:c="3"/>55,816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358" calcext:value-type="float">
            <text:p><text:s text:c="3"/>358</text:p>
          </table:table-cell>
          <table:table-cell table:style-name="ce163" office:value-type="float" office:value="96" calcext:value-type="float">
            <text:p><text:s text:c="3"/>96</text:p>
          </table:table-cell>
          <table:table-cell table:style-name="ce163" office:value-type="float" office:value="262" calcext:value-type="float">
            <text:p><text:s text:c="3"/>262</text:p>
          </table:table-cell>
          <table:table-cell table:style-name="ce163" office:value-type="float" office:value="50" calcext:value-type="float">
            <text:p><text:s text:c="3"/>50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37" calcext:value-type="float">
            <text:p><text:s text:c="3"/>37</text:p>
          </table:table-cell>
          <table:table-cell table:style-name="ce163" office:value-type="float" office:value="774" calcext:value-type="float">
            <text:p><text:s text:c="3"/>77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29" calcext:value-type="float">
            <text:p><text:s text:c="3"/>729</text:p>
          </table:table-cell>
          <table:table-cell table:style-name="ce163" office:value-type="float" office:value="217" calcext:value-type="float">
            <text:p><text:s text:c="3"/>217</text:p>
          </table:table-cell>
          <table:table-cell table:style-name="ce163" office:value-type="float" office:value="39" calcext:value-type="float">
            <text:p><text:s text:c="3"/>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557" calcext:value-type="float">
            <text:p><text:s text:c="3"/>557</text:p>
          </table:table-cell>
          <table:table-cell table:style-name="ce163" office:value-type="float" office:value="6" calcext:value-type="float">
            <text:p><text:s text:c="3"/>6</text:p>
          </table:table-cell>
          <table:table-cell table:style-name="ce163" office:value-type="float" office:value="551" calcext:value-type="float">
            <text:p><text:s text:c="3"/>551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64" office:value-type="float" office:value="57008" calcext:value-type="float">
            <text:p><text:s text:c="3"/>57,008</text:p>
          </table:table-cell>
          <table:table-cell table:style-name="ce164" office:value-type="float" office:value="44036" calcext:value-type="float">
            <text:p><text:s text:c="3"/>44,036</text:p>
          </table:table-cell>
          <table:table-cell table:style-name="ce164" office:value-type="float" office:value="44030" calcext:value-type="float">
            <text:p><text:s text:c="3"/>44,030</text:p>
          </table:table-cell>
          <table:table-cell table:style-name="ce164" office:value-type="float" office:value="6" calcext:value-type="float">
            <text:p><text:s text:c="3"/>6</text:p>
          </table:table-cell>
          <table:table-cell table:style-name="ce164" office:value-type="float" office:value="8270" calcext:value-type="float">
            <text:p><text:s text:c="3"/>8,270</text:p>
          </table:table-cell>
          <table:table-cell table:style-name="ce164" office:value-type="float" office:value="3723" calcext:value-type="float">
            <text:p><text:s text:c="3"/>3,723</text:p>
          </table:table-cell>
          <table:table-cell table:style-name="ce164" office:value-type="float" office:value="4547" calcext:value-type="float">
            <text:p><text:s text:c="3"/>4,547</text:p>
          </table:table-cell>
          <table:table-cell table:style-name="ce164" office:value-type="float" office:value="62" calcext:value-type="float">
            <text:p><text:s text:c="3"/>62</text:p>
          </table:table-cell>
          <table:table-cell table:style-name="ce164" office:value-type="float" office:value="25" calcext:value-type="float">
            <text:p><text:s text:c="3"/>25</text:p>
          </table:table-cell>
          <table:table-cell table:style-name="ce164" office:value-type="float" office:value="37" calcext:value-type="float">
            <text:p><text:s text:c="3"/>37</text:p>
          </table:table-cell>
          <table:table-cell table:style-name="ce164" office:value-type="float" office:value="4640" calcext:value-type="float">
            <text:p><text:s text:c="3"/>4,640</text:p>
          </table:table-cell>
          <table:table-cell table:style-name="ce164" office:value-type="float" office:value="3088" calcext:value-type="float">
            <text:p><text:s text:c="3"/>3,088</text:p>
          </table:table-cell>
          <table:table-cell table:style-name="ce164" office:value-type="float" office:value="1552" calcext:value-type="float">
            <text:p><text:s text:c="3"/>1,552</text:p>
          </table:table-cell>
          <table:table-cell table:style-name="ce164" office:value-type="float" office:value="4506" calcext:value-type="float">
            <text:p><text:s text:c="3"/>4,506</text:p>
          </table:table-cell>
          <table:table-cell table:style-name="ce164" office:value-type="float" office:value="3085" calcext:value-type="float">
            <text:p><text:s text:c="3"/>3,085</text:p>
          </table:table-cell>
          <table:table-cell table:style-name="ce164" office:value-type="float" office:value="1421" calcext:value-type="float">
            <text:p><text:s text:c="3"/>1,421</text:p>
          </table:table-cell>
          <table:table-cell table:style-name="ce164" office:value-type="float" office:value="134" calcext:value-type="float">
            <text:p><text:s text:c="3"/>134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31" calcext:value-type="float">
            <text:p><text:s text:c="3"/>131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1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59" office:value-type="float" office:value="111960" calcext:value-type="float">
            <text:p><text:s text:c="3"/>111,960</text:p>
          </table:table-cell>
          <table:table-cell table:style-name="ce159" office:value-type="float" office:value="98525" calcext:value-type="float">
            <text:p><text:s text:c="3"/>98,525</text:p>
          </table:table-cell>
          <table:table-cell table:style-name="ce159" office:value-type="float" office:value="98513" calcext:value-type="float">
            <text:p><text:s text:c="3"/>98,513</text:p>
          </table:table-cell>
          <table:table-cell table:style-name="ce159" office:value-type="float" office:value="12" calcext:value-type="float">
            <text:p><text:s text:c="3"/>12</text:p>
          </table:table-cell>
          <table:table-cell table:style-name="ce159" office:value-type="float" office:value="8110" calcext:value-type="float">
            <text:p><text:s text:c="3"/>8,110</text:p>
          </table:table-cell>
          <table:table-cell table:style-name="ce159" office:value-type="float" office:value="3409" calcext:value-type="float">
            <text:p><text:s text:c="3"/>3,409</text:p>
          </table:table-cell>
          <table:table-cell table:style-name="ce159" office:value-type="float" office:value="4701" calcext:value-type="float">
            <text:p><text:s text:c="3"/>4,701</text:p>
          </table:table-cell>
          <table:table-cell table:style-name="ce159" office:value-type="float" office:value="125" calcext:value-type="float">
            <text:p><text:s text:c="3"/>125</text:p>
          </table:table-cell>
          <table:table-cell table:style-name="ce159" office:value-type="float" office:value="41" calcext:value-type="float">
            <text:p><text:s text:c="3"/>41</text:p>
          </table:table-cell>
          <table:table-cell table:style-name="ce159" office:value-type="float" office:value="84" calcext:value-type="float">
            <text:p><text:s text:c="3"/>84</text:p>
          </table:table-cell>
          <table:table-cell table:style-name="ce159" office:value-type="float" office:value="5200" calcext:value-type="float">
            <text:p><text:s text:c="3"/>5,200</text:p>
          </table:table-cell>
          <table:table-cell table:style-name="ce159" office:value-type="float" office:value="2897" calcext:value-type="float">
            <text:p><text:s text:c="3"/>2,897</text:p>
          </table:table-cell>
          <table:table-cell table:style-name="ce159" office:value-type="float" office:value="2303" calcext:value-type="float">
            <text:p><text:s text:c="3"/>2,303</text:p>
          </table:table-cell>
          <table:table-cell table:style-name="ce159" office:value-type="float" office:value="4428" calcext:value-type="float">
            <text:p><text:s text:c="3"/>4,428</text:p>
          </table:table-cell>
          <table:table-cell table:style-name="ce159" office:value-type="float" office:value="2893" calcext:value-type="float">
            <text:p><text:s text:c="3"/>2,893</text:p>
          </table:table-cell>
          <table:table-cell table:style-name="ce159" office:value-type="float" office:value="1535" calcext:value-type="float">
            <text:p><text:s text:c="3"/>1,535</text:p>
          </table:table-cell>
          <table:table-cell table:style-name="ce159" office:value-type="float" office:value="772" calcext:value-type="float">
            <text:p><text:s text:c="3"/>77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159" office:value-type="float" office:value="768" calcext:value-type="float">
            <text:p><text:s text:c="3"/>768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63" office:value-type="float" office:value="55980" calcext:value-type="float">
            <text:p><text:s text:c="3"/>55,980</text:p>
          </table:table-cell>
          <table:table-cell table:style-name="ce163" office:value-type="float" office:value="54758" calcext:value-type="float">
            <text:p><text:s text:c="3"/>54,758</text:p>
          </table:table-cell>
          <table:table-cell table:style-name="ce163" office:value-type="float" office:value="54753" calcext:value-type="float">
            <text:p><text:s text:c="3"/>54,753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95" calcext:value-type="float">
            <text:p><text:s text:c="3"/>295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247" calcext:value-type="float">
            <text:p><text:s text:c="3"/>247</text:p>
          </table:table-cell>
          <table:table-cell table:style-name="ce163" office:value-type="float" office:value="69" calcext:value-type="float">
            <text:p><text:s text:c="3"/>69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858" calcext:value-type="float">
            <text:p><text:s text:c="3"/>858</text:p>
          </table:table-cell>
          <table:table-cell table:style-name="ce163" office:value-type="float" office:value="26" calcext:value-type="float">
            <text:p><text:s text:c="3"/>26</text:p>
          </table:table-cell>
          <table:table-cell table:style-name="ce163" office:value-type="float" office:value="832" calcext:value-type="float">
            <text:p><text:s text:c="3"/>832</text:p>
          </table:table-cell>
          <table:table-cell table:style-name="ce163" office:value-type="float" office:value="212" calcext:value-type="float">
            <text:p><text:s text:c="3"/>212</text:p>
          </table:table-cell>
          <table:table-cell table:style-name="ce163" office:value-type="float" office:value="25" calcext:value-type="float">
            <text:p><text:s text:c="3"/>25</text:p>
          </table:table-cell>
          <table:table-cell table:style-name="ce163" office:value-type="float" office:value="187" calcext:value-type="float">
            <text:p><text:s text:c="3"/>187</text:p>
          </table:table-cell>
          <table:table-cell table:style-name="ce163" office:value-type="float" office:value="646" calcext:value-type="float">
            <text:p><text:s text:c="3"/>646</text:p>
          </table:table-cell>
          <table:table-cell table:style-name="ce163" office:value-type="float" office:value="1" calcext:value-type="float">
            <text:p><text:s text:c="3"/>1</text:p>
          </table:table-cell>
          <table:table-cell table:style-name="ce163" office:value-type="float" office:value="645" calcext:value-type="float">
            <text:p><text:s text:c="3"/>645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64" office:value-type="float" office:value="55980" calcext:value-type="float">
            <text:p><text:s text:c="3"/>55,980</text:p>
          </table:table-cell>
          <table:table-cell table:style-name="ce164" office:value-type="float" office:value="43767" calcext:value-type="float">
            <text:p><text:s text:c="3"/>43,767</text:p>
          </table:table-cell>
          <table:table-cell table:style-name="ce164" office:value-type="float" office:value="43760" calcext:value-type="float">
            <text:p><text:s text:c="3"/>43,760</text:p>
          </table:table-cell>
          <table:table-cell table:style-name="ce164" office:value-type="float" office:value="7" calcext:value-type="float">
            <text:p><text:s text:c="3"/>7</text:p>
          </table:table-cell>
          <table:table-cell table:style-name="ce164" office:value-type="float" office:value="7815" calcext:value-type="float">
            <text:p><text:s text:c="3"/>7,815</text:p>
          </table:table-cell>
          <table:table-cell table:style-name="ce164" office:value-type="float" office:value="3361" calcext:value-type="float">
            <text:p><text:s text:c="3"/>3,361</text:p>
          </table:table-cell>
          <table:table-cell table:style-name="ce164" office:value-type="float" office:value="4454" calcext:value-type="float">
            <text:p><text:s text:c="3"/>4,454</text:p>
          </table:table-cell>
          <table:table-cell table:style-name="ce164" office:value-type="float" office:value="56" calcext:value-type="float">
            <text:p><text:s text:c="3"/>56</text:p>
          </table:table-cell>
          <table:table-cell table:style-name="ce164" office:value-type="float" office:value="20" calcext:value-type="float">
            <text:p><text:s text:c="3"/>20</text:p>
          </table:table-cell>
          <table:table-cell table:style-name="ce164" office:value-type="float" office:value="36" calcext:value-type="float">
            <text:p><text:s text:c="3"/>36</text:p>
          </table:table-cell>
          <table:table-cell table:style-name="ce164" office:value-type="float" office:value="4342" calcext:value-type="float">
            <text:p><text:s text:c="3"/>4,342</text:p>
          </table:table-cell>
          <table:table-cell table:style-name="ce164" office:value-type="float" office:value="2871" calcext:value-type="float">
            <text:p><text:s text:c="3"/>2,871</text:p>
          </table:table-cell>
          <table:table-cell table:style-name="ce164" office:value-type="float" office:value="1471" calcext:value-type="float">
            <text:p><text:s text:c="3"/>1,471</text:p>
          </table:table-cell>
          <table:table-cell table:style-name="ce164" office:value-type="float" office:value="4216" calcext:value-type="float">
            <text:p><text:s text:c="3"/>4,216</text:p>
          </table:table-cell>
          <table:table-cell table:style-name="ce164" office:value-type="float" office:value="2868" calcext:value-type="float">
            <text:p><text:s text:c="3"/>2,868</text:p>
          </table:table-cell>
          <table:table-cell table:style-name="ce164" office:value-type="float" office:value="1348" calcext:value-type="float">
            <text:p><text:s text:c="3"/>1,348</text:p>
          </table:table-cell>
          <table:table-cell table:style-name="ce164" office:value-type="float" office:value="126" calcext:value-type="float">
            <text:p><text:s text:c="3"/>126</text:p>
          </table:table-cell>
          <table:table-cell table:style-name="ce164" office:value-type="float" office:value="3" calcext:value-type="float">
            <text:p><text:s text:c="3"/>3</text:p>
          </table:table-cell>
          <table:table-cell table:style-name="ce164" office:value-type="float" office:value="123" calcext:value-type="float">
            <text:p><text:s text:c="3"/>123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2年</text:p>
          </table:table-cell>
          <table:table-cell table:style-name="ce151" office:value-type="string" calcext:value-type="string">
            <text:p>計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59" office:value-type="float" office:value="107208" calcext:value-type="float">
            <text:p><text:s text:c="3"/>107,208</text:p>
          </table:table-cell>
          <table:table-cell table:style-name="ce159" office:value-type="float" office:value="95117" calcext:value-type="float">
            <text:p><text:s text:c="3"/>95,117</text:p>
          </table:table-cell>
          <table:table-cell table:style-name="ce159" office:value-type="float" office:value="95110" calcext:value-type="float">
            <text:p><text:s text:c="3"/>95,1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7144" calcext:value-type="float">
            <text:p><text:s text:c="3"/>7,144</text:p>
          </table:table-cell>
          <table:table-cell table:style-name="ce159" office:value-type="float" office:value="3034" calcext:value-type="float">
            <text:p><text:s text:c="3"/>3,034</text:p>
          </table:table-cell>
          <table:table-cell table:style-name="ce159" office:value-type="float" office:value="4110" calcext:value-type="float">
            <text:p><text:s text:c="3"/>4,110</text:p>
          </table:table-cell>
          <table:table-cell table:style-name="ce159" office:value-type="float" office:value="133" calcext:value-type="float">
            <text:p><text:s text:c="3"/>133</text:p>
          </table:table-cell>
          <table:table-cell table:style-name="ce159" office:value-type="float" office:value="43" calcext:value-type="float">
            <text:p><text:s text:c="3"/>43</text:p>
          </table:table-cell>
          <table:table-cell table:style-name="ce159" office:value-type="float" office:value="90" calcext:value-type="float">
            <text:p><text:s text:c="3"/>90</text:p>
          </table:table-cell>
          <table:table-cell table:style-name="ce159" office:value-type="float" office:value="4814" calcext:value-type="float">
            <text:p><text:s text:c="3"/>4,814</text:p>
          </table:table-cell>
          <table:table-cell table:style-name="ce159" office:value-type="float" office:value="2896" calcext:value-type="float">
            <text:p><text:s text:c="3"/>2,896</text:p>
          </table:table-cell>
          <table:table-cell table:style-name="ce159" office:value-type="float" office:value="1918" calcext:value-type="float">
            <text:p><text:s text:c="3"/>1,918</text:p>
          </table:table-cell>
          <table:table-cell table:style-name="ce159" office:value-type="float" office:value="4122" calcext:value-type="float">
            <text:p><text:s text:c="3"/>4,122</text:p>
          </table:table-cell>
          <table:table-cell table:style-name="ce159" office:value-type="float" office:value="2886" calcext:value-type="float">
            <text:p><text:s text:c="3"/>2,886</text:p>
          </table:table-cell>
          <table:table-cell table:style-name="ce159" office:value-type="float" office:value="1236" calcext:value-type="float">
            <text:p><text:s text:c="3"/>1,236</text:p>
          </table:table-cell>
          <table:table-cell table:style-name="ce159" office:value-type="float" office:value="692" calcext:value-type="float">
            <text:p><text:s text:c="3"/>692</text:p>
          </table:table-cell>
          <table:table-cell table:style-name="ce159" office:value-type="float" office:value="10" calcext:value-type="float">
            <text:p><text:s text:c="3"/>10</text:p>
          </table:table-cell>
          <table:table-cell table:style-name="ce159" office:value-type="float" office:value="682" calcext:value-type="float">
            <text:p><text:s text:c="3"/>682</text:p>
          </table:table-cell>
          <table:table-cell table:style-name="ce194"/>
          <table:table-cell table:style-name="ce159" table:number-columns-repeated="17"/>
          <table:table-cell table:style-name="ce203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3" office:value-type="float" office:value="52499" calcext:value-type="float">
            <text:p><text:s text:c="3"/>52,499</text:p>
          </table:table-cell>
          <table:table-cell table:style-name="ce163" office:value-type="float" office:value="52494" calcext:value-type="float">
            <text:p><text:s text:c="3"/>52,494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278" calcext:value-type="float">
            <text:p><text:s text:c="3"/>278</text:p>
          </table:table-cell>
          <table:table-cell table:style-name="ce163" office:value-type="float" office:value="43" calcext:value-type="float">
            <text:p><text:s text:c="3"/>43</text:p>
          </table:table-cell>
          <table:table-cell table:style-name="ce163" office:value-type="float" office:value="235" calcext:value-type="float">
            <text:p><text:s text:c="3"/>235</text:p>
          </table:table-cell>
          <table:table-cell table:style-name="ce163" office:value-type="float" office:value="59" calcext:value-type="float">
            <text:p><text:s text:c="3"/>59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5" calcext:value-type="float">
            <text:p><text:s text:c="3"/>45</text:p>
          </table:table-cell>
          <table:table-cell table:style-name="ce163" office:value-type="float" office:value="768" calcext:value-type="float">
            <text:p><text:s text:c="3"/>768</text:p>
          </table:table-cell>
          <table:table-cell table:style-name="ce163" office:value-type="float" office:value="22" calcext:value-type="float">
            <text:p><text:s text:c="3"/>22</text:p>
          </table:table-cell>
          <table:table-cell table:style-name="ce163" office:value-type="float" office:value="746" calcext:value-type="float">
            <text:p><text:s text:c="3"/>746</text:p>
          </table:table-cell>
          <table:table-cell table:style-name="ce163" office:value-type="float" office:value="193" calcext:value-type="float">
            <text:p><text:s text:c="3"/>193</text:p>
          </table:table-cell>
          <table:table-cell table:style-name="ce163" office:value-type="float" office:value="13" calcext:value-type="float">
            <text:p><text:s text:c="3"/>13</text:p>
          </table:table-cell>
          <table:table-cell table:style-name="ce163" office:value-type="float" office:value="180" calcext:value-type="float">
            <text:p><text:s text:c="3"/>180</text:p>
          </table:table-cell>
          <table:table-cell table:style-name="ce163" office:value-type="float" office:value="575" calcext:value-type="float">
            <text:p><text:s text:c="3"/>575</text:p>
          </table:table-cell>
          <table:table-cell table:style-name="ce163" office:value-type="float" office:value="9" calcext:value-type="float">
            <text:p><text:s text:c="3"/>9</text:p>
          </table:table-cell>
          <table:table-cell table:style-name="ce163" office:value-type="float" office:value="566" calcext:value-type="float">
            <text:p><text:s text:c="3"/>566</text:p>
          </table:table-cell>
          <table:table-cell table:style-name="ce183"/>
          <table:table-cell table:style-name="ce163" table:number-columns-repeated="17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64" office:value-type="float" office:value="53604" calcext:value-type="float">
            <text:p><text:s text:c="3"/>53,604</text:p>
          </table:table-cell>
          <table:table-cell table:style-name="ce164" office:value-type="float" office:value="42618" calcext:value-type="float">
            <text:p><text:s text:c="3"/>42,618</text:p>
          </table:table-cell>
          <table:table-cell table:style-name="ce164" office:value-type="float" office:value="42616" calcext:value-type="float">
            <text:p><text:s text:c="3"/>42,616</text:p>
          </table:table-cell>
          <table:table-cell table:style-name="ce164" office:value-type="float" office:value="2" calcext:value-type="float">
            <text:p><text:s text:c="3"/>2</text:p>
          </table:table-cell>
          <table:table-cell table:style-name="ce164" office:value-type="float" office:value="6866" calcext:value-type="float">
            <text:p><text:s text:c="3"/>6,866</text:p>
          </table:table-cell>
          <table:table-cell table:style-name="ce164" office:value-type="float" office:value="2991" calcext:value-type="float">
            <text:p><text:s text:c="3"/>2,991</text:p>
          </table:table-cell>
          <table:table-cell table:style-name="ce164" office:value-type="float" office:value="3875" calcext:value-type="float">
            <text:p><text:s text:c="3"/>3,875</text:p>
          </table:table-cell>
          <table:table-cell table:style-name="ce164" office:value-type="float" office:value="74" calcext:value-type="float">
            <text:p><text:s text:c="3"/>74</text:p>
          </table:table-cell>
          <table:table-cell table:style-name="ce164" office:value-type="float" office:value="29" calcext:value-type="float">
            <text:p><text:s text:c="3"/>29</text:p>
          </table:table-cell>
          <table:table-cell table:style-name="ce164" office:value-type="float" office:value="45" calcext:value-type="float">
            <text:p><text:s text:c="3"/>45</text:p>
          </table:table-cell>
          <table:table-cell table:style-name="ce164" office:value-type="float" office:value="4046" calcext:value-type="float">
            <text:p><text:s text:c="3"/>4,046</text:p>
          </table:table-cell>
          <table:table-cell table:style-name="ce164" office:value-type="float" office:value="2874" calcext:value-type="float">
            <text:p><text:s text:c="3"/>2,874</text:p>
          </table:table-cell>
          <table:table-cell table:style-name="ce164" office:value-type="float" office:value="1172" calcext:value-type="float">
            <text:p><text:s text:c="3"/>1,172</text:p>
          </table:table-cell>
          <table:table-cell table:style-name="ce164" office:value-type="float" office:value="3929" calcext:value-type="float">
            <text:p><text:s text:c="3"/>3,929</text:p>
          </table:table-cell>
          <table:table-cell table:style-name="ce164" office:value-type="float" office:value="2873" calcext:value-type="float">
            <text:p><text:s text:c="3"/>2,873</text:p>
          </table:table-cell>
          <table:table-cell table:style-name="ce164" office:value-type="float" office:value="1056" calcext:value-type="float">
            <text:p><text:s text:c="3"/>1,056</text:p>
          </table:table-cell>
          <table:table-cell table:style-name="ce164" office:value-type="float" office:value="117" calcext:value-type="float">
            <text:p><text:s text:c="3"/>117</text:p>
          </table:table-cell>
          <table:table-cell table:style-name="ce164" office:value-type="float" office:value="1" calcext:value-type="float">
            <text:p><text:s text:c="3"/>1</text:p>
          </table:table-cell>
          <table:table-cell table:style-name="ce164" office:value-type="float" office:value="116" calcext:value-type="float">
            <text:p><text:s text:c="3"/>116</text:p>
          </table:table-cell>
          <table:table-cell table:style-name="ce184"/>
          <table:table-cell table:style-name="ce164" table:number-columns-repeated="17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3年</text:p>
          </table:table-cell>
          <table:table-cell table:style-name="ce151" office:value-type="string" calcext:value-type="string">
            <text:p>計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54" office:value-type="float" office:value="106380" calcext:value-type="float">
            <text:p><text:s text:c="3"/>106,380</text:p>
          </table:table-cell>
          <table:table-cell table:style-name="ce54" office:value-type="float" office:value="94898" calcext:value-type="float">
            <text:p><text:s text:c="3"/>94,898</text:p>
          </table:table-cell>
          <table:table-cell table:style-name="ce54" office:value-type="float" office:value="94878" calcext:value-type="float">
            <text:p><text:s text:c="3"/>94,878</text:p>
          </table:table-cell>
          <table:table-cell table:style-name="ce54" office:value-type="float" office:value="20" calcext:value-type="float">
            <text:p><text:s text:c="3"/>20</text:p>
          </table:table-cell>
          <table:table-cell table:style-name="ce54" office:value-type="float" office:value="6735" calcext:value-type="float">
            <text:p><text:s text:c="3"/>6,735</text:p>
          </table:table-cell>
          <table:table-cell table:style-name="ce54" office:value-type="float" office:value="2807" calcext:value-type="float">
            <text:p><text:s text:c="3"/>2,807</text:p>
          </table:table-cell>
          <table:table-cell table:style-name="ce54" office:value-type="float" office:value="3928" calcext:value-type="float">
            <text:p><text:s text:c="3"/>3,928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4592" calcext:value-type="float">
            <text:p><text:s text:c="3"/>4,592</text:p>
          </table:table-cell>
          <table:table-cell table:style-name="ce54" office:value-type="float" office:value="2795" calcext:value-type="float">
            <text:p><text:s text:c="3"/>2,795</text:p>
          </table:table-cell>
          <table:table-cell table:style-name="ce54" office:value-type="float" office:value="1797" calcext:value-type="float">
            <text:p><text:s text:c="3"/>1,797</text:p>
          </table:table-cell>
          <table:table-cell table:style-name="ce54" office:value-type="float" office:value="3864" calcext:value-type="float">
            <text:p><text:s text:c="3"/>3,864</text:p>
          </table:table-cell>
          <table:table-cell table:style-name="ce54" office:value-type="float" office:value="2786" calcext:value-type="float">
            <text:p><text:s text:c="3"/>2,786</text:p>
          </table:table-cell>
          <table:table-cell table:style-name="ce54" office:value-type="float" office:value="1078" calcext:value-type="float">
            <text:p><text:s text:c="3"/>1,078</text:p>
          </table:table-cell>
          <table:table-cell table:style-name="ce54" office:value-type="float" office:value="728" calcext:value-type="float">
            <text:p><text:s text:c="3"/>728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719" calcext:value-type="float">
            <text:p><text:s text:c="3"/>719</text:p>
          </table:table-cell>
          <table:table-cell table:style-name="ce94"/>
          <table:table-cell table:style-name="ce54" table:number-columns-repeated="17"/>
          <table:table-cell table:style-name="ce114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52093" calcext:value-type="float">
            <text:p><text:s text:c="3"/>52,093</text:p>
          </table:table-cell>
          <table:table-cell table:style-name="ce163" office:value-type="float" office:value="52083" calcext:value-type="float">
            <text:p><text:s text:c="3"/>52,083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276" calcext:value-type="float">
            <text:p><text:s text:c="3"/>276</text:p>
          </table:table-cell>
          <table:table-cell table:style-name="ce163" office:value-type="float" office:value="44" calcext:value-type="float">
            <text:p><text:s text:c="3"/>44</text:p>
          </table:table-cell>
          <table:table-cell table:style-name="ce163" office:value-type="float" office:value="232" calcext:value-type="float">
            <text:p><text:s text:c="3"/>232</text:p>
          </table:table-cell>
          <table:table-cell table:style-name="ce163" office:value-type="float" office:value="61" calcext:value-type="float">
            <text:p><text:s text:c="3"/>61</text:p>
          </table:table-cell>
          <table:table-cell table:style-name="ce163" office:value-type="float" office:value="14" calcext:value-type="float">
            <text:p><text:s text:c="3"/>14</text:p>
          </table:table-cell>
          <table:table-cell table:style-name="ce163" office:value-type="float" office:value="47" calcext:value-type="float">
            <text:p><text:s text:c="3"/>47</text:p>
          </table:table-cell>
          <table:table-cell table:style-name="ce163" office:value-type="float" office:value="760" calcext:value-type="float">
            <text:p><text:s text:c="3"/>760</text:p>
          </table:table-cell>
          <table:table-cell table:style-name="ce163" office:value-type="float" office:value="21" calcext:value-type="float">
            <text:p><text:s text:c="3"/>21</text:p>
          </table:table-cell>
          <table:table-cell table:style-name="ce163" office:value-type="float" office:value="739" calcext:value-type="float">
            <text:p><text:s text:c="3"/>739</text:p>
          </table:table-cell>
          <table:table-cell table:style-name="ce163" office:value-type="float" office:value="178" calcext:value-type="float">
            <text:p><text:s text:c="3"/>178</text:p>
          </table:table-cell>
          <table:table-cell table:style-name="ce163" office:value-type="float" office:value="16" calcext:value-type="float">
            <text:p><text:s text:c="3"/>16</text:p>
          </table:table-cell>
          <table:table-cell table:style-name="ce163" office:value-type="float" office:value="162" calcext:value-type="float">
            <text:p><text:s text:c="3"/>162</text:p>
          </table:table-cell>
          <table:table-cell table:style-name="ce163" office:value-type="float" office:value="582" calcext:value-type="float">
            <text:p><text:s text:c="3"/>582</text:p>
          </table:table-cell>
          <table:table-cell table:style-name="ce163" office:value-type="float" office:value="5" calcext:value-type="float">
            <text:p><text:s text:c="3"/>5</text:p>
          </table:table-cell>
          <table:table-cell table:style-name="ce163" office:value-type="float" office:value="577" calcext:value-type="float">
            <text:p><text:s text:c="3"/>577</text:p>
          </table:table-cell>
          <table:table-cell table:style-name="ce163" table:number-columns-repeated="18"/>
          <table:table-cell table:style-name="ce212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office:value-type="float" office:value="53190" calcext:value-type="float">
            <text:p><text:s text:c="3"/>53,190</text:p>
          </table:table-cell>
          <table:table-cell table:style-name="ce163" office:value-type="float" office:value="42805" calcext:value-type="float">
            <text:p><text:s text:c="3"/>42,805</text:p>
          </table:table-cell>
          <table:table-cell table:style-name="ce163" office:value-type="float" office:value="42795" calcext:value-type="float">
            <text:p><text:s text:c="3"/>42,795</text:p>
          </table:table-cell>
          <table:table-cell table:style-name="ce163" office:value-type="float" office:value="10" calcext:value-type="float">
            <text:p><text:s text:c="3"/>10</text:p>
          </table:table-cell>
          <table:table-cell table:style-name="ce163" office:value-type="float" office:value="6459" calcext:value-type="float">
            <text:p><text:s text:c="3"/>6,459</text:p>
          </table:table-cell>
          <table:table-cell table:style-name="ce163" office:value-type="float" office:value="2763" calcext:value-type="float">
            <text:p><text:s text:c="3"/>2,763</text:p>
          </table:table-cell>
          <table:table-cell table:style-name="ce163" office:value-type="float" office:value="3696" calcext:value-type="float">
            <text:p><text:s text:c="3"/>3,696</text:p>
          </table:table-cell>
          <table:table-cell table:style-name="ce163" office:value-type="float" office:value="94" calcext:value-type="float">
            <text:p><text:s text:c="3"/>94</text:p>
          </table:table-cell>
          <table:table-cell table:style-name="ce163" office:value-type="float" office:value="48" calcext:value-type="float">
            <text:p><text:s text:c="3"/>48</text:p>
          </table:table-cell>
          <table:table-cell table:style-name="ce163" office:value-type="float" office:value="46" calcext:value-type="float">
            <text:p><text:s text:c="3"/>46</text:p>
          </table:table-cell>
          <table:table-cell table:style-name="ce163" office:value-type="float" office:value="3832" calcext:value-type="float">
            <text:p><text:s text:c="3"/>3,832</text:p>
          </table:table-cell>
          <table:table-cell table:style-name="ce163" office:value-type="float" office:value="2774" calcext:value-type="float">
            <text:p><text:s text:c="3"/>2,774</text:p>
          </table:table-cell>
          <table:table-cell table:style-name="ce163" office:value-type="float" office:value="1058" calcext:value-type="float">
            <text:p><text:s text:c="3"/>1,058</text:p>
          </table:table-cell>
          <table:table-cell table:style-name="ce163" office:value-type="float" office:value="3686" calcext:value-type="float">
            <text:p><text:s text:c="3"/>3,686</text:p>
          </table:table-cell>
          <table:table-cell table:style-name="ce163" office:value-type="float" office:value="2770" calcext:value-type="float">
            <text:p><text:s text:c="3"/>2,770</text:p>
          </table:table-cell>
          <table:table-cell table:style-name="ce163" office:value-type="float" office:value="916" calcext:value-type="float">
            <text:p><text:s text:c="3"/>916</text:p>
          </table:table-cell>
          <table:table-cell table:style-name="ce163" office:value-type="float" office:value="146" calcext:value-type="float">
            <text:p><text:s text:c="3"/>146</text:p>
          </table:table-cell>
          <table:table-cell table:style-name="ce163" office:value-type="float" office:value="4" calcext:value-type="float">
            <text:p><text:s text:c="3"/>4</text:p>
          </table:table-cell>
          <table:table-cell table:style-name="ce163" office:value-type="float" office:value="142" calcext:value-type="float">
            <text:p><text:s text:c="3"/>142</text:p>
          </table:table-cell>
          <table:table-cell table:style-name="ce163" table:number-columns-repeated="18"/>
          <table:table-cell table:style-name="ce213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4年</text:p>
          </table:table-cell>
          <table:table-cell table:style-name="ce151" office:value-type="string" calcext:value-type="string">
            <text:p>計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55" office:value-type="float" office:value="106918" calcext:value-type="float">
            <text:p><text:s text:c="3"/>106,918</text:p>
          </table:table-cell>
          <table:table-cell table:style-name="ce55" office:value-type="float" office:value="95818" calcext:value-type="float">
            <text:p><text:s text:c="3"/>95,818</text:p>
          </table:table-cell>
          <table:table-cell table:style-name="ce55" office:value-type="float" office:value="95796" calcext:value-type="float">
            <text:p><text:s text:c="3"/>95,796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354" calcext:value-type="float">
            <text:p><text:s text:c="3"/>6,354</text:p>
          </table:table-cell>
          <table:table-cell table:style-name="ce55" office:value-type="float" office:value="2673" calcext:value-type="float">
            <text:p><text:s text:c="3"/>2,673</text:p>
          </table:table-cell>
          <table:table-cell table:style-name="ce55" office:value-type="float" office:value="3681" calcext:value-type="float">
            <text:p><text:s text:c="3"/>3,681</text:p>
          </table:table-cell>
          <table:table-cell table:style-name="ce55" office:value-type="float" office:value="167" calcext:value-type="float">
            <text:p><text:s text:c="3"/>167</text:p>
          </table:table-cell>
          <table:table-cell table:style-name="ce55" office:value-type="float" office:value="58" calcext:value-type="float">
            <text:p><text:s text:c="3"/>58</text:p>
          </table:table-cell>
          <table:table-cell table:style-name="ce55" office:value-type="float" office:value="109" calcext:value-type="float">
            <text:p><text:s text:c="3"/>109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836" calcext:value-type="float">
            <text:p><text:s text:c="3"/>2,836</text:p>
          </table:table-cell>
          <table:table-cell table:style-name="ce55" office:value-type="float" office:value="1743" calcext:value-type="float">
            <text:p><text:s text:c="3"/>1,743</text:p>
          </table:table-cell>
          <table:table-cell table:style-name="ce55" office:value-type="float" office:value="3923" calcext:value-type="float">
            <text:p><text:s text:c="3"/>3,923</text:p>
          </table:table-cell>
          <table:table-cell table:style-name="ce55" office:value-type="float" office:value="2817" calcext:value-type="float">
            <text:p><text:s text:c="3"/>2,817</text:p>
          </table:table-cell>
          <table:table-cell table:style-name="ce55" office:value-type="float" office:value="1106" calcext:value-type="float">
            <text:p><text:s text:c="3"/>1,106</text:p>
          </table:table-cell>
          <table:table-cell table:style-name="ce55" office:value-type="float" office:value="656" calcext:value-type="float">
            <text:p><text:s text:c="3"/>656</text:p>
          </table:table-cell>
          <table:table-cell table:style-name="ce55" office:value-type="float" office:value="19" calcext:value-type="float">
            <text:p><text:s text:c="3"/>19</text:p>
          </table:table-cell>
          <table:table-cell table:style-name="ce55" office:value-type="float" office:value="637" calcext:value-type="float">
            <text:p><text:s text:c="3"/>637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41" office:value-type="string" calcext:value-type="string">
            <text:p>男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56" office:value-type="float" office:value="53459" calcext:value-type="float">
            <text:p><text:s text:c="3"/>53,459</text:p>
          </table:table-cell>
          <table:table-cell table:style-name="ce56" office:value-type="float" office:value="52385" calcext:value-type="float">
            <text:p><text:s text:c="3"/>52,385</text:p>
          </table:table-cell>
          <table:table-cell table:style-name="ce56" office:value-type="float" office:value="52369" calcext:value-type="float">
            <text:p><text:s text:c="3"/>52,369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56" calcext:value-type="float">
            <text:p><text:s text:c="3"/>256</text:p>
          </table:table-cell>
          <table:table-cell table:style-name="ce56" office:value-type="float" office:value="44" calcext:value-type="float">
            <text:p><text:s text:c="3"/>4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88" calcext:value-type="float">
            <text:p><text:s text:c="3"/>88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4" calcext:value-type="float">
            <text:p><text:s text:c="3"/>64</text:p>
          </table:table-cell>
          <table:table-cell table:style-name="ce56" office:value-type="float" office:value="730" calcext:value-type="float">
            <text:p><text:s text:c="3"/>730</text:p>
          </table:table-cell>
          <table:table-cell table:style-name="ce56" office:value-type="float" office:value="39" calcext:value-type="float">
            <text:p><text:s text:c="3"/>39</text:p>
          </table:table-cell>
          <table:table-cell table:style-name="ce56" office:value-type="float" office:value="691" calcext:value-type="float">
            <text:p><text:s text:c="3"/>691</text:p>
          </table:table-cell>
          <table:table-cell table:style-name="ce56" office:value-type="float" office:value="195" calcext:value-type="float">
            <text:p><text:s text:c="3"/>195</text:p>
          </table:table-cell>
          <table:table-cell table:style-name="ce56" office:value-type="float" office:value="26" calcext:value-type="float">
            <text:p><text:s text:c="3"/>26</text:p>
          </table:table-cell>
          <table:table-cell table:style-name="ce56" office:value-type="float" office:value="169" calcext:value-type="float">
            <text:p><text:s text:c="3"/>169</text:p>
          </table:table-cell>
          <table:table-cell table:style-name="ce56" office:value-type="float" office:value="535" calcext:value-type="float">
            <text:p><text:s text:c="3"/>535</text:p>
          </table:table-cell>
          <table:table-cell table:style-name="ce56" office:value-type="float" office:value="13" calcext:value-type="float">
            <text:p><text:s text:c="3"/>13</text:p>
          </table:table-cell>
          <table:table-cell table:style-name="ce56" office:value-type="float" office:value="522" calcext:value-type="float">
            <text:p><text:s text:c="3"/>522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35" office:value-type="string" calcext:value-type="string">
            <text:p>女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165" office:value-type="float" office:value="53459" calcext:value-type="float">
            <text:p><text:s text:c="3"/>53,459</text:p>
          </table:table-cell>
          <table:table-cell table:style-name="ce165" office:value-type="float" office:value="43433" calcext:value-type="float">
            <text:p><text:s text:c="3"/>43,433</text:p>
          </table:table-cell>
          <table:table-cell table:style-name="ce165" office:value-type="float" office:value="43427" calcext:value-type="float">
            <text:p><text:s text:c="3"/>43,427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6098" calcext:value-type="float">
            <text:p><text:s text:c="3"/>6,098</text:p>
          </table:table-cell>
          <table:table-cell table:style-name="ce165" office:value-type="float" office:value="2629" calcext:value-type="float">
            <text:p><text:s text:c="3"/>2,629</text:p>
          </table:table-cell>
          <table:table-cell table:style-name="ce165" office:value-type="float" office:value="3469" calcext:value-type="float">
            <text:p><text:s text:c="3"/>3,469</text:p>
          </table:table-cell>
          <table:table-cell table:style-name="ce165" office:value-type="float" office:value="79" calcext:value-type="float">
            <text:p><text:s text:c="3"/>79</text:p>
          </table:table-cell>
          <table:table-cell table:style-name="ce165" office:value-type="float" office:value="34" calcext:value-type="float">
            <text:p><text:s text:c="3"/>34</text:p>
          </table:table-cell>
          <table:table-cell table:style-name="ce165" office:value-type="float" office:value="45" calcext:value-type="float">
            <text:p><text:s text:c="3"/>45</text:p>
          </table:table-cell>
          <table:table-cell table:style-name="ce165" office:value-type="float" office:value="3849" calcext:value-type="float">
            <text:p><text:s text:c="3"/>3,849</text:p>
          </table:table-cell>
          <table:table-cell table:style-name="ce165" office:value-type="float" office:value="2797" calcext:value-type="float">
            <text:p><text:s text:c="3"/>2,797</text:p>
          </table:table-cell>
          <table:table-cell table:style-name="ce165" office:value-type="float" office:value="1052" calcext:value-type="float">
            <text:p><text:s text:c="3"/>1,052</text:p>
          </table:table-cell>
          <table:table-cell table:style-name="ce165" office:value-type="float" office:value="3728" calcext:value-type="float">
            <text:p><text:s text:c="3"/>3,728</text:p>
          </table:table-cell>
          <table:table-cell table:style-name="ce165" office:value-type="float" office:value="2791" calcext:value-type="float">
            <text:p><text:s text:c="3"/>2,791</text:p>
          </table:table-cell>
          <table:table-cell table:style-name="ce165" office:value-type="float" office:value="937" calcext:value-type="float">
            <text:p><text:s text:c="3"/>937</text:p>
          </table:table-cell>
          <table:table-cell table:style-name="ce165" office:value-type="float" office:value="121" calcext:value-type="float">
            <text:p><text:s text:c="3"/>121</text:p>
          </table:table-cell>
          <table:table-cell table:style-name="ce165" office:value-type="float" office:value="6" calcext:value-type="float">
            <text:p><text:s text:c="3"/>6</text:p>
          </table:table-cell>
          <table:table-cell table:style-name="ce165" office:value-type="float" office:value="115" calcext:value-type="float">
            <text:p><text:s text:c="3"/>11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5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55" office:value-type="float" office:value="107674" calcext:value-type="float">
            <text:p><text:s text:c="3"/>107,674</text:p>
          </table:table-cell>
          <table:table-cell table:style-name="ce55" office:value-type="float" office:value="96899" calcext:value-type="float">
            <text:p><text:s text:c="3"/>96,899</text:p>
          </table:table-cell>
          <table:table-cell table:style-name="ce55" office:value-type="float" office:value="96879" calcext:value-type="float">
            <text:p><text:s text:c="3"/>96,879</text:p>
          </table:table-cell>
          <table:table-cell table:style-name="ce55" office:value-type="float" office:value="20" calcext:value-type="float">
            <text:p><text:s text:c="3"/>20</text:p>
          </table:table-cell>
          <table:table-cell table:style-name="ce55" office:value-type="float" office:value="6092" calcext:value-type="float">
            <text:p><text:s text:c="3"/>6,092</text:p>
          </table:table-cell>
          <table:table-cell table:style-name="ce55" office:value-type="float" office:value="2716" calcext:value-type="float">
            <text:p><text:s text:c="3"/>2,716</text:p>
          </table:table-cell>
          <table:table-cell table:style-name="ce55" office:value-type="float" office:value="3376" calcext:value-type="float">
            <text:p><text:s text:c="3"/>3,376</text:p>
          </table:table-cell>
          <table:table-cell table:style-name="ce55" office:value-type="float" office:value="196" calcext:value-type="float">
            <text:p><text:s text:c="3"/>196</text:p>
          </table:table-cell>
          <table:table-cell table:style-name="ce55" office:value-type="float" office:value="69" calcext:value-type="float">
            <text:p><text:s text:c="3"/>69</text:p>
          </table:table-cell>
          <table:table-cell table:style-name="ce55" office:value-type="float" office:value="127" calcext:value-type="float">
            <text:p><text:s text:c="3"/>127</text:p>
          </table:table-cell>
          <table:table-cell table:style-name="ce55" office:value-type="float" office:value="4487" calcext:value-type="float">
            <text:p><text:s text:c="3"/>4,487</text:p>
          </table:table-cell>
          <table:table-cell table:style-name="ce55" office:value-type="float" office:value="2780" calcext:value-type="float">
            <text:p><text:s text:c="3"/>2,780</text:p>
          </table:table-cell>
          <table:table-cell table:style-name="ce55" office:value-type="float" office:value="1707" calcext:value-type="float">
            <text:p><text:s text:c="3"/>1,707</text:p>
          </table:table-cell>
          <table:table-cell table:style-name="ce55" office:value-type="float" office:value="3807" calcext:value-type="float">
            <text:p><text:s text:c="3"/>3,807</text:p>
          </table:table-cell>
          <table:table-cell table:style-name="ce55" office:value-type="float" office:value="2758" calcext:value-type="float">
            <text:p><text:s text:c="3"/>2,758</text:p>
          </table:table-cell>
          <table:table-cell table:style-name="ce55" office:value-type="float" office:value="1049" calcext:value-type="float">
            <text:p><text:s text:c="3"/>1,049</text:p>
          </table:table-cell>
          <table:table-cell table:style-name="ce55" office:value-type="float" office:value="680" calcext:value-type="float">
            <text:p><text:s text:c="3"/>680</text:p>
          </table:table-cell>
          <table:table-cell table:style-name="ce55" office:value-type="float" office:value="22" calcext:value-type="float">
            <text:p><text:s text:c="3"/>22</text:p>
          </table:table-cell>
          <table:table-cell table:style-name="ce55" office:value-type="float" office:value="658" calcext:value-type="float">
            <text:p><text:s text:c="3"/>658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56" office:value-type="float" office:value="53837" calcext:value-type="float">
            <text:p><text:s text:c="3"/>53,837</text:p>
          </table:table-cell>
          <table:table-cell table:style-name="ce56" office:value-type="float" office:value="52741" calcext:value-type="float">
            <text:p><text:s text:c="3"/>52,741</text:p>
          </table:table-cell>
          <table:table-cell table:style-name="ce56" office:value-type="float" office:value="52733" calcext:value-type="float">
            <text:p><text:s text:c="3"/>52,733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70" calcext:value-type="float">
            <text:p><text:s text:c="3"/>270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29" calcext:value-type="float">
            <text:p><text:s text:c="3"/>229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79" calcext:value-type="float">
            <text:p><text:s text:c="3"/>79</text:p>
          </table:table-cell>
          <table:table-cell table:style-name="ce56" office:value-type="float" office:value="735" calcext:value-type="float">
            <text:p><text:s text:c="3"/>735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695" calcext:value-type="float">
            <text:p><text:s text:c="3"/>695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22" calcext:value-type="float">
            <text:p><text:s text:c="3"/>22</text:p>
          </table:table-cell>
          <table:table-cell table:style-name="ce56" office:value-type="float" office:value="156" calcext:value-type="float">
            <text:p><text:s text:c="3"/>156</text:p>
          </table:table-cell>
          <table:table-cell table:style-name="ce56" office:value-type="float" office:value="557" calcext:value-type="float">
            <text:p><text:s text:c="3"/>557</text:p>
          </table:table-cell>
          <table:table-cell table:style-name="ce56" office:value-type="float" office:value="18" calcext:value-type="float">
            <text:p><text:s text:c="3"/>18</text:p>
          </table:table-cell>
          <table:table-cell table:style-name="ce56" office:value-type="float" office:value="539" calcext:value-type="float">
            <text:p><text:s text:c="3"/>539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165" office:value-type="float" office:value="53837" calcext:value-type="float">
            <text:p><text:s text:c="3"/>53,837</text:p>
          </table:table-cell>
          <table:table-cell table:style-name="ce165" office:value-type="float" office:value="44158" calcext:value-type="float">
            <text:p><text:s text:c="3"/>44,158</text:p>
          </table:table-cell>
          <table:table-cell table:style-name="ce165" office:value-type="float" office:value="44146" calcext:value-type="float">
            <text:p><text:s text:c="3"/>44,146</text:p>
          </table:table-cell>
          <table:table-cell table:style-name="ce165" office:value-type="float" office:value="12" calcext:value-type="float">
            <text:p><text:s text:c="3"/>12</text:p>
          </table:table-cell>
          <table:table-cell table:style-name="ce165" office:value-type="float" office:value="5822" calcext:value-type="float">
            <text:p><text:s text:c="3"/>5,822</text:p>
          </table:table-cell>
          <table:table-cell table:style-name="ce165" office:value-type="float" office:value="2675" calcext:value-type="float">
            <text:p><text:s text:c="3"/>2,675</text:p>
          </table:table-cell>
          <table:table-cell table:style-name="ce165" office:value-type="float" office:value="3147" calcext:value-type="float">
            <text:p><text:s text:c="3"/>3,147</text:p>
          </table:table-cell>
          <table:table-cell table:style-name="ce165" office:value-type="float" office:value="105" calcext:value-type="float">
            <text:p><text:s text:c="3"/>105</text:p>
          </table:table-cell>
          <table:table-cell table:style-name="ce165" office:value-type="float" office:value="57" calcext:value-type="float">
            <text:p><text:s text:c="3"/>57</text:p>
          </table:table-cell>
          <table:table-cell table:style-name="ce165" office:value-type="float" office:value="48" calcext:value-type="float">
            <text:p><text:s text:c="3"/>48</text:p>
          </table:table-cell>
          <table:table-cell table:style-name="ce165" office:value-type="float" office:value="3752" calcext:value-type="float">
            <text:p><text:s text:c="3"/>3,752</text:p>
          </table:table-cell>
          <table:table-cell table:style-name="ce165" office:value-type="float" office:value="2740" calcext:value-type="float">
            <text:p><text:s text:c="3"/>2,740</text:p>
          </table:table-cell>
          <table:table-cell table:style-name="ce165" office:value-type="float" office:value="1012" calcext:value-type="float">
            <text:p><text:s text:c="3"/>1,012</text:p>
          </table:table-cell>
          <table:table-cell table:style-name="ce165" office:value-type="float" office:value="3629" calcext:value-type="float">
            <text:p><text:s text:c="3"/>3,629</text:p>
          </table:table-cell>
          <table:table-cell table:style-name="ce165" office:value-type="float" office:value="2736" calcext:value-type="float">
            <text:p><text:s text:c="3"/>2,736</text:p>
          </table:table-cell>
          <table:table-cell table:style-name="ce165" office:value-type="float" office:value="893" calcext:value-type="float">
            <text:p><text:s text:c="3"/>893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119" calcext:value-type="float">
            <text:p><text:s text:c="3"/>119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6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24" calcext:value-type="float">
            <text:p><text:s text:c="3"/>108,824</text:p>
          </table:table-cell>
          <table:table-cell table:style-name="ce55" office:value-type="float" office:value="98024" calcext:value-type="float">
            <text:p><text:s text:c="3"/>98,024</text:p>
          </table:table-cell>
          <table:table-cell table:style-name="ce55" office:value-type="float" office:value="98010" calcext:value-type="float">
            <text:p><text:s text:c="3"/>98,010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5892" calcext:value-type="float">
            <text:p><text:s text:c="3"/>5,892</text:p>
          </table:table-cell>
          <table:table-cell table:style-name="ce55" office:value-type="float" office:value="2722" calcext:value-type="float">
            <text:p><text:s text:c="3"/>2,722</text:p>
          </table:table-cell>
          <table:table-cell table:style-name="ce55" office:value-type="float" office:value="3170" calcext:value-type="float">
            <text:p><text:s text:c="3"/>3,170</text:p>
          </table:table-cell>
          <table:table-cell table:style-name="ce55" office:value-type="float" office:value="202" calcext:value-type="float">
            <text:p><text:s text:c="3"/>202</text:p>
          </table:table-cell>
          <table:table-cell table:style-name="ce55" office:value-type="float" office:value="74" calcext:value-type="float">
            <text:p><text:s text:c="3"/>74</text:p>
          </table:table-cell>
          <table:table-cell table:style-name="ce55" office:value-type="float" office:value="128" calcext:value-type="float">
            <text:p><text:s text:c="3"/>128</text:p>
          </table:table-cell>
          <table:table-cell table:style-name="ce55" office:value-type="float" office:value="4706" calcext:value-type="float">
            <text:p><text:s text:c="3"/>4,706</text:p>
          </table:table-cell>
          <table:table-cell table:style-name="ce55" office:value-type="float" office:value="2786" calcext:value-type="float">
            <text:p><text:s text:c="3"/>2,786</text:p>
          </table:table-cell>
          <table:table-cell table:style-name="ce55" office:value-type="float" office:value="1920" calcext:value-type="float">
            <text:p><text:s text:c="3"/>1,920</text:p>
          </table:table-cell>
          <table:table-cell table:style-name="ce55" office:value-type="float" office:value="4040" calcext:value-type="float">
            <text:p><text:s text:c="3"/>4,040</text:p>
          </table:table-cell>
          <table:table-cell table:style-name="ce55" office:value-type="float" office:value="2772" calcext:value-type="float">
            <text:p><text:s text:c="3"/>2,772</text:p>
          </table:table-cell>
          <table:table-cell table:style-name="ce55" office:value-type="float" office:value="1268" calcext:value-type="float">
            <text:p><text:s text:c="3"/>1,268</text:p>
          </table:table-cell>
          <table:table-cell table:style-name="ce55" office:value-type="float" office:value="666" calcext:value-type="float">
            <text:p><text:s text:c="3"/>666</text:p>
          </table:table-cell>
          <table:table-cell table:style-name="ce55" office:value-type="float" office:value="14" calcext:value-type="float">
            <text:p><text:s text:c="3"/>14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56" office:value-type="float" office:value="54412" calcext:value-type="float">
            <text:p><text:s text:c="3"/>54,412</text:p>
          </table:table-cell>
          <table:table-cell table:style-name="ce56" office:value-type="float" office:value="53273" calcext:value-type="float">
            <text:p><text:s text:c="3"/>53,273</text:p>
          </table:table-cell>
          <table:table-cell table:style-name="ce56" office:value-type="float" office:value="53268" calcext:value-type="float">
            <text:p><text:s text:c="3"/>53,268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76" calcext:value-type="float">
            <text:p><text:s text:c="3"/>276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35" calcext:value-type="float">
            <text:p><text:s text:c="3"/>235</text:p>
          </table:table-cell>
          <table:table-cell table:style-name="ce56" office:value-type="float" office:value="84" calcext:value-type="float">
            <text:p><text:s text:c="3"/>84</text:p>
          </table:table-cell>
          <table:table-cell table:style-name="ce56" office:value-type="float" office:value="23" calcext:value-type="float">
            <text:p><text:s text:c="3"/>23</text:p>
          </table:table-cell>
          <table:table-cell table:style-name="ce56" office:value-type="float" office:value="61" calcext:value-type="float">
            <text:p><text:s text:c="3"/>61</text:p>
          </table:table-cell>
          <table:table-cell table:style-name="ce56" office:value-type="float" office:value="779" calcext:value-type="float">
            <text:p><text:s text:c="3"/>779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746" calcext:value-type="float">
            <text:p><text:s text:c="3"/>746</text:p>
          </table:table-cell>
          <table:table-cell table:style-name="ce56" office:value-type="float" office:value="236" calcext:value-type="float">
            <text:p><text:s text:c="3"/>236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543" calcext:value-type="float">
            <text:p><text:s text:c="3"/>543</text:p>
          </table:table-cell>
          <table:table-cell table:style-name="ce56" office:value-type="float" office:value="9" calcext:value-type="float">
            <text:p><text:s text:c="3"/>9</text:p>
          </table:table-cell>
          <table:table-cell table:style-name="ce56" office:value-type="float" office:value="534" calcext:value-type="float">
            <text:p><text:s text:c="3"/>534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4412" calcext:value-type="float">
            <text:p><text:s text:c="3"/>54,412</text:p>
          </table:table-cell>
          <table:table-cell table:style-name="ce165" office:value-type="float" office:value="44751" calcext:value-type="float">
            <text:p><text:s text:c="3"/>44,751</text:p>
          </table:table-cell>
          <table:table-cell table:style-name="ce165" office:value-type="float" office:value="44742" calcext:value-type="float">
            <text:p><text:s text:c="3"/>44,742</text:p>
          </table:table-cell>
          <table:table-cell table:style-name="ce165" office:value-type="float" office:value="9" calcext:value-type="float">
            <text:p><text:s text:c="3"/>9</text:p>
          </table:table-cell>
          <table:table-cell table:style-name="ce165" office:value-type="float" office:value="5616" calcext:value-type="float">
            <text:p><text:s text:c="3"/>5,616</text:p>
          </table:table-cell>
          <table:table-cell table:style-name="ce165" office:value-type="float" office:value="2681" calcext:value-type="float">
            <text:p><text:s text:c="3"/>2,681</text:p>
          </table:table-cell>
          <table:table-cell table:style-name="ce165" office:value-type="float" office:value="2935" calcext:value-type="float">
            <text:p><text:s text:c="3"/>2,93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165" office:value-type="float" office:value="51" calcext:value-type="float">
            <text:p><text:s text:c="3"/>51</text:p>
          </table:table-cell>
          <table:table-cell table:style-name="ce165" office:value-type="float" office:value="67" calcext:value-type="float">
            <text:p><text:s text:c="3"/>67</text:p>
          </table:table-cell>
          <table:table-cell table:style-name="ce165" office:value-type="float" office:value="3927" calcext:value-type="float">
            <text:p><text:s text:c="3"/>3,927</text:p>
          </table:table-cell>
          <table:table-cell table:style-name="ce165" office:value-type="float" office:value="2753" calcext:value-type="float">
            <text:p><text:s text:c="3"/>2,753</text:p>
          </table:table-cell>
          <table:table-cell table:style-name="ce165" office:value-type="float" office:value="1174" calcext:value-type="float">
            <text:p><text:s text:c="3"/>1,174</text:p>
          </table:table-cell>
          <table:table-cell table:style-name="ce165" office:value-type="float" office:value="3804" calcext:value-type="float">
            <text:p><text:s text:c="3"/>3,804</text:p>
          </table:table-cell>
          <table:table-cell table:style-name="ce165" office:value-type="float" office:value="2748" calcext:value-type="float">
            <text:p><text:s text:c="3"/>2,748</text:p>
          </table:table-cell>
          <table:table-cell table:style-name="ce165" office:value-type="float" office:value="1056" calcext:value-type="float">
            <text:p><text:s text:c="3"/>1,056</text:p>
          </table:table-cell>
          <table:table-cell table:style-name="ce165" office:value-type="float" office:value="123" calcext:value-type="float">
            <text:p><text:s text:c="3"/>123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118" calcext:value-type="float">
            <text:p><text:s text:c="3"/>118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7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55" office:value-type="float" office:value="108886" calcext:value-type="float">
            <text:p><text:s text:c="3"/>108,886</text:p>
          </table:table-cell>
          <table:table-cell table:style-name="ce55" office:value-type="float" office:value="98490" calcext:value-type="float">
            <text:p><text:s text:c="3"/>98,490</text:p>
          </table:table-cell>
          <table:table-cell table:style-name="ce55" office:value-type="float" office:value="98469" calcext:value-type="float">
            <text:p><text:s text:c="3"/>98,469</text:p>
          </table:table-cell>
          <table:table-cell table:style-name="ce55" office:value-type="float" office:value="21" calcext:value-type="float">
            <text:p><text:s text:c="3"/>21</text:p>
          </table:table-cell>
          <table:table-cell table:style-name="ce55" office:value-type="float" office:value="5573" calcext:value-type="float">
            <text:p><text:s text:c="3"/>5,573</text:p>
          </table:table-cell>
          <table:table-cell table:style-name="ce55" office:value-type="float" office:value="2560" calcext:value-type="float">
            <text:p><text:s text:c="3"/>2,560</text:p>
          </table:table-cell>
          <table:table-cell table:style-name="ce55" office:value-type="float" office:value="3013" calcext:value-type="float">
            <text:p><text:s text:c="3"/>3,013</text:p>
          </table:table-cell>
          <table:table-cell table:style-name="ce55" office:value-type="float" office:value="244" calcext:value-type="float">
            <text:p><text:s text:c="3"/>244</text:p>
          </table:table-cell>
          <table:table-cell table:style-name="ce55" office:value-type="float" office:value="100" calcext:value-type="float">
            <text:p><text:s text:c="3"/>100</text:p>
          </table:table-cell>
          <table:table-cell table:style-name="ce55" office:value-type="float" office:value="144" calcext:value-type="float">
            <text:p><text:s text:c="3"/>144</text:p>
          </table:table-cell>
          <table:table-cell table:style-name="ce55" office:value-type="float" office:value="4579" calcext:value-type="float">
            <text:p><text:s text:c="3"/>4,579</text:p>
          </table:table-cell>
          <table:table-cell table:style-name="ce55" office:value-type="float" office:value="2658" calcext:value-type="float">
            <text:p><text:s text:c="3"/>2,658</text:p>
          </table:table-cell>
          <table:table-cell table:style-name="ce55" office:value-type="float" office:value="1921" calcext:value-type="float">
            <text:p><text:s text:c="3"/>1,921</text:p>
          </table:table-cell>
          <table:table-cell table:style-name="ce55" office:value-type="float" office:value="3909" calcext:value-type="float">
            <text:p><text:s text:c="3"/>3,909</text:p>
          </table:table-cell>
          <table:table-cell table:style-name="ce55" office:value-type="float" office:value="2640" calcext:value-type="float">
            <text:p><text:s text:c="3"/>2,640</text:p>
          </table:table-cell>
          <table:table-cell table:style-name="ce55" office:value-type="float" office:value="1269" calcext:value-type="float">
            <text:p><text:s text:c="3"/>1,269</text:p>
          </table:table-cell>
          <table:table-cell table:style-name="ce55" office:value-type="float" office:value="670" calcext:value-type="float">
            <text:p><text:s text:c="3"/>670</text:p>
          </table:table-cell>
          <table:table-cell table:style-name="ce55" office:value-type="float" office:value="18" calcext:value-type="float">
            <text:p><text:s text:c="3"/>18</text:p>
          </table:table-cell>
          <table:table-cell table:style-name="ce55" office:value-type="float" office:value="652" calcext:value-type="float">
            <text:p><text:s text:c="3"/>652</text:p>
          </table:table-cell>
          <table:table-cell table:style-name="ce96"/>
          <table:table-cell table:style-name="ce55" table:number-columns-repeated="17"/>
          <table:table-cell table:style-name="ce115"/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56" office:value-type="float" office:value="54443" calcext:value-type="float">
            <text:p><text:s text:c="3"/>54,443</text:p>
          </table:table-cell>
          <table:table-cell table:style-name="ce56" office:value-type="float" office:value="53323" calcext:value-type="float">
            <text:p><text:s text:c="3"/>53,323</text:p>
          </table:table-cell>
          <table:table-cell table:style-name="ce56" office:value-type="float" office:value="53307" calcext:value-type="float">
            <text:p><text:s text:c="3"/>53,307</text:p>
          </table:table-cell>
          <table:table-cell table:style-name="ce56" office:value-type="float" office:value="16" calcext:value-type="float">
            <text:p><text:s text:c="3"/>16</text:p>
          </table:table-cell>
          <table:table-cell table:style-name="ce56" office:value-type="float" office:value="287" calcext:value-type="float">
            <text:p><text:s text:c="3"/>287</text:p>
          </table:table-cell>
          <table:table-cell table:style-name="ce56" office:value-type="float" office:value="41" calcext:value-type="float">
            <text:p><text:s text:c="3"/>41</text:p>
          </table:table-cell>
          <table:table-cell table:style-name="ce56" office:value-type="float" office:value="246" calcext:value-type="float">
            <text:p><text:s text:c="3"/>246</text:p>
          </table:table-cell>
          <table:table-cell table:style-name="ce56" office:value-type="float" office:value="93" calcext:value-type="float">
            <text:p><text:s text:c="3"/>93</text:p>
          </table:table-cell>
          <table:table-cell table:style-name="ce56" office:value-type="float" office:value="24" calcext:value-type="float">
            <text:p><text:s text:c="3"/>24</text:p>
          </table:table-cell>
          <table:table-cell table:style-name="ce56" office:value-type="float" office:value="69" calcext:value-type="float">
            <text:p><text:s text:c="3"/>69</text:p>
          </table:table-cell>
          <table:table-cell table:style-name="ce56" office:value-type="float" office:value="740" calcext:value-type="float">
            <text:p><text:s text:c="3"/>740</text:p>
          </table:table-cell>
          <table:table-cell table:style-name="ce56" office:value-type="float" office:value="30" calcext:value-type="float">
            <text:p><text:s text:c="3"/>30</text:p>
          </table:table-cell>
          <table:table-cell table:style-name="ce56" office:value-type="float" office:value="710" calcext:value-type="float">
            <text:p><text:s text:c="3"/>710</text:p>
          </table:table-cell>
          <table:table-cell table:style-name="ce56" office:value-type="float" office:value="202" calcext:value-type="float">
            <text:p><text:s text:c="3"/>202</text:p>
          </table:table-cell>
          <table:table-cell table:style-name="ce56" office:value-type="float" office:value="19" calcext:value-type="float">
            <text:p><text:s text:c="3"/>19</text:p>
          </table:table-cell>
          <table:table-cell table:style-name="ce56" office:value-type="float" office:value="183" calcext:value-type="float">
            <text:p><text:s text:c="3"/>183</text:p>
          </table:table-cell>
          <table:table-cell table:style-name="ce56" office:value-type="float" office:value="538" calcext:value-type="float">
            <text:p><text:s text:c="3"/>538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527" calcext:value-type="float">
            <text:p><text:s text:c="3"/>527</text:p>
          </table:table-cell>
          <table:table-cell table:style-name="ce97"/>
          <table:table-cell table:style-name="ce56" table:number-columns-repeated="17"/>
          <table:table-cell table:style-name="ce116"/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165" office:value-type="float" office:value="54443" calcext:value-type="float">
            <text:p><text:s text:c="3"/>54,443</text:p>
          </table:table-cell>
          <table:table-cell table:style-name="ce165" office:value-type="float" office:value="45167" calcext:value-type="float">
            <text:p><text:s text:c="3"/>45,167</text:p>
          </table:table-cell>
          <table:table-cell table:style-name="ce165" office:value-type="float" office:value="45162" calcext:value-type="float">
            <text:p><text:s text:c="3"/>45,162</text:p>
          </table:table-cell>
          <table:table-cell table:style-name="ce165" office:value-type="float" office:value="5" calcext:value-type="float">
            <text:p><text:s text:c="3"/>5</text:p>
          </table:table-cell>
          <table:table-cell table:style-name="ce165" office:value-type="float" office:value="5286" calcext:value-type="float">
            <text:p><text:s text:c="3"/>5,286</text:p>
          </table:table-cell>
          <table:table-cell table:style-name="ce165" office:value-type="float" office:value="2519" calcext:value-type="float">
            <text:p><text:s text:c="3"/>2,519</text:p>
          </table:table-cell>
          <table:table-cell table:style-name="ce165" office:value-type="float" office:value="2767" calcext:value-type="float">
            <text:p><text:s text:c="3"/>2,767</text:p>
          </table:table-cell>
          <table:table-cell table:style-name="ce165" office:value-type="float" office:value="151" calcext:value-type="float">
            <text:p><text:s text:c="3"/>151</text:p>
          </table:table-cell>
          <table:table-cell table:style-name="ce165" office:value-type="float" office:value="76" calcext:value-type="float">
            <text:p><text:s text:c="3"/>76</text:p>
          </table:table-cell>
          <table:table-cell table:style-name="ce165" office:value-type="float" office:value="75" calcext:value-type="float">
            <text:p><text:s text:c="3"/>75</text:p>
          </table:table-cell>
          <table:table-cell table:style-name="ce165" office:value-type="float" office:value="3839" calcext:value-type="float">
            <text:p><text:s text:c="3"/>3,839</text:p>
          </table:table-cell>
          <table:table-cell table:style-name="ce165" office:value-type="float" office:value="2628" calcext:value-type="float">
            <text:p><text:s text:c="3"/>2,628</text:p>
          </table:table-cell>
          <table:table-cell table:style-name="ce165" office:value-type="float" office:value="1211" calcext:value-type="float">
            <text:p><text:s text:c="3"/>1,211</text:p>
          </table:table-cell>
          <table:table-cell table:style-name="ce165" office:value-type="float" office:value="3707" calcext:value-type="float">
            <text:p><text:s text:c="3"/>3,707</text:p>
          </table:table-cell>
          <table:table-cell table:style-name="ce165" office:value-type="float" office:value="2621" calcext:value-type="float">
            <text:p><text:s text:c="3"/>2,621</text:p>
          </table:table-cell>
          <table:table-cell table:style-name="ce165" office:value-type="float" office:value="1086" calcext:value-type="float">
            <text:p><text:s text:c="3"/>1,086</text:p>
          </table:table-cell>
          <table:table-cell table:style-name="ce165" office:value-type="float" office:value="132" calcext:value-type="float">
            <text:p><text:s text:c="3"/>132</text:p>
          </table:table-cell>
          <table:table-cell table:style-name="ce165" office:value-type="float" office:value="7" calcext:value-type="float">
            <text:p><text:s text:c="3"/>7</text:p>
          </table:table-cell>
          <table:table-cell table:style-name="ce165" office:value-type="float" office:value="125" calcext:value-type="float">
            <text:p><text:s text:c="3"/>125</text:p>
          </table:table-cell>
          <table:table-cell table:style-name="ce200"/>
          <table:table-cell table:style-name="ce165" table:number-columns-repeated="17"/>
          <table:table-cell table:style-name="ce214"/>
          <table:table-cell table:style-name="ce215"/>
          <table:table-cell table:number-columns-repeated="964"/>
        </table:table-row>
        <table:table-row table:style-name="ro7">
          <table:table-cell table:style-name="ce13" office:value-type="string" calcext:value-type="string" table:number-columns-spanned="1" table:number-rows-spanned="3">
            <text:p>108年</text:p>
          </table:table-cell>
          <table:table-cell table:style-name="ce37" office:value-type="string" calcext:value-type="string">
            <text:p>計</text:p>
          </table:table-cell>
          <table:table-cell table:style-name="ce55" office:value-type="float" office:value="108946" calcext:value-type="float">
            <text:p><text:s text:c="3"/>108,946</text:p>
          </table:table-cell>
          <table:table-cell table:style-name="ce55" office:value-type="float" office:value="99139" calcext:value-type="float">
            <text:p><text:s text:c="3"/>99,139</text:p>
          </table:table-cell>
          <table:table-cell table:style-name="ce55" office:value-type="float" office:value="99123" calcext:value-type="float">
            <text:p><text:s text:c="3"/>99,12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55" office:value-type="float" office:value="108726" calcext:value-type="float">
            <text:p><text:s text:c="3"/>108,726</text:p>
          </table:table-cell>
          <table:table-cell table:style-name="ce55" office:value-type="float" office:value="98919" calcext:value-type="float">
            <text:p><text:s text:c="3"/>98,919</text:p>
          </table:table-cell>
          <table:table-cell table:style-name="ce55" office:value-type="float" office:value="98903" calcext:value-type="float">
            <text:p><text:s text:c="3"/>98,903</text:p>
          </table:table-cell>
          <table:table-cell table:style-name="ce55" office:value-type="float" office:value="16" calcext:value-type="float">
            <text:p><text:s text:c="3"/>16</text:p>
          </table:table-cell>
          <table:table-cell table:style-name="ce55" office:value-type="float" office:value="5068" calcext:value-type="float">
            <text:p><text:s text:c="3"/>5,068</text:p>
          </table:table-cell>
          <table:table-cell table:style-name="ce55" office:value-type="float" office:value="2356" calcext:value-type="float">
            <text:p><text:s text:c="3"/>2,356</text:p>
          </table:table-cell>
          <table:table-cell table:style-name="ce55" office:value-type="float" office:value="2712" calcext:value-type="float">
            <text:p><text:s text:c="3"/>2,712</text:p>
          </table:table-cell>
          <table:table-cell table:style-name="ce55" office:value-type="float" office:value="255" calcext:value-type="float">
            <text:p><text:s text:c="3"/>255</text:p>
          </table:table-cell>
          <table:table-cell table:style-name="ce55" office:value-type="float" office:value="102" calcext:value-type="float">
            <text:p><text:s text:c="3"/>102</text:p>
          </table:table-cell>
          <table:table-cell table:style-name="ce55" office:value-type="float" office:value="153" calcext:value-type="float">
            <text:p><text:s text:c="3"/>153</text:p>
          </table:table-cell>
          <table:table-cell table:style-name="ce55" office:value-type="float" office:value="4484" calcext:value-type="float">
            <text:p><text:s text:c="3"/>4,484</text:p>
          </table:table-cell>
          <table:table-cell table:style-name="ce55" office:value-type="float" office:value="2545" calcext:value-type="float">
            <text:p><text:s text:c="3"/>2,545</text:p>
          </table:table-cell>
          <table:table-cell table:style-name="ce55" office:value-type="float" office:value="1939" calcext:value-type="float">
            <text:p><text:s text:c="3"/>1,939</text:p>
          </table:table-cell>
          <table:table-cell table:style-name="ce55" office:value-type="float" office:value="3778" calcext:value-type="float">
            <text:p><text:s text:c="3"/>3,778</text:p>
          </table:table-cell>
          <table:table-cell table:style-name="ce55" office:value-type="float" office:value="2522" calcext:value-type="float">
            <text:p><text:s text:c="3"/>2,522</text:p>
          </table:table-cell>
          <table:table-cell table:style-name="ce55" office:value-type="float" office:value="1256" calcext:value-type="float">
            <text:p><text:s text:c="3"/>1,256</text:p>
          </table:table-cell>
          <table:table-cell table:style-name="ce55" office:value-type="float" office:value="706" calcext:value-type="float">
            <text:p><text:s text:c="3"/>706</text:p>
          </table:table-cell>
          <table:table-cell table:style-name="ce55" office:value-type="float" office:value="23" calcext:value-type="float">
            <text:p><text:s text:c="3"/>23</text:p>
          </table:table-cell>
          <table:table-cell table:style-name="ce55" office:value-type="float" office:value="683" calcext:value-type="float">
            <text:p><text:s text:c="3"/>683</text:p>
          </table:table-cell>
          <table:table-cell table:style-name="ce96" office:value-type="float" office:value="220" calcext:value-type="float">
            <text:p><text:s text:c="3"/>220</text:p>
          </table:table-cell>
          <table:table-cell table:number-columns-repeated="2" table:style-name="ce55" office:value-type="float" office:value="220" calcext:value-type="float">
            <text:p><text:s text:c="3"/>220</text:p>
          </table:table-cell>
          <table:table-cell table:number-columns-repeated="15" table:style-name="ce55" office:value-type="float" office:value="0" calcext:value-type="float">
            <text:p>—</text:p>
          </table:table-cell>
          <table:table-cell table:style-name="ce115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4"/>
          <table:table-cell table:style-name="ce38" office:value-type="string" calcext:value-type="string">
            <text:p>男</text:p>
          </table:table-cell>
          <table:table-cell table:style-name="ce56" office:value-type="float" office:value="54463" calcext:value-type="float">
            <text:p><text:s text:c="3"/>54,463</text:p>
          </table:table-cell>
          <table:table-cell table:style-name="ce56" office:value-type="float" office:value="53314" calcext:value-type="float">
            <text:p><text:s text:c="3"/>53,314</text:p>
          </table:table-cell>
          <table:table-cell table:style-name="ce56" office:value-type="float" office:value="53302" calcext:value-type="float">
            <text:p><text:s text:c="3"/>53,3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56" office:value-type="float" office:value="54363" calcext:value-type="float">
            <text:p><text:s text:c="3"/>54,363</text:p>
          </table:table-cell>
          <table:table-cell table:style-name="ce56" office:value-type="float" office:value="53214" calcext:value-type="float">
            <text:p><text:s text:c="3"/>53,214</text:p>
          </table:table-cell>
          <table:table-cell table:style-name="ce56" office:value-type="float" office:value="53202" calcext:value-type="float">
            <text:p><text:s text:c="3"/>53,202</text:p>
          </table:table-cell>
          <table:table-cell table:style-name="ce56" office:value-type="float" office:value="12" calcext:value-type="float">
            <text:p><text:s text:c="3"/>12</text:p>
          </table:table-cell>
          <table:table-cell table:style-name="ce56" office:value-type="float" office:value="269" calcext:value-type="float">
            <text:p><text:s text:c="3"/>269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231" calcext:value-type="float">
            <text:p><text:s text:c="3"/>231</text:p>
          </table:table-cell>
          <table:table-cell table:style-name="ce56" office:value-type="float" office:value="117" calcext:value-type="float">
            <text:p><text:s text:c="3"/>117</text:p>
          </table:table-cell>
          <table:table-cell table:style-name="ce56" office:value-type="float" office:value="36" calcext:value-type="float">
            <text:p><text:s text:c="3"/>36</text:p>
          </table:table-cell>
          <table:table-cell table:style-name="ce56" office:value-type="float" office:value="81" calcext:value-type="float">
            <text:p><text:s text:c="3"/>81</text:p>
          </table:table-cell>
          <table:table-cell table:style-name="ce56" office:value-type="float" office:value="763" calcext:value-type="float">
            <text:p><text:s text:c="3"/>763</text:p>
          </table:table-cell>
          <table:table-cell table:style-name="ce56" office:value-type="float" office:value="49" calcext:value-type="float">
            <text:p><text:s text:c="3"/>49</text:p>
          </table:table-cell>
          <table:table-cell table:style-name="ce56" office:value-type="float" office:value="714" calcext:value-type="float">
            <text:p><text:s text:c="3"/>714</text:p>
          </table:table-cell>
          <table:table-cell table:style-name="ce56" office:value-type="float" office:value="212" calcext:value-type="float">
            <text:p><text:s text:c="3"/>212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78" calcext:value-type="float">
            <text:p><text:s text:c="3"/>178</text:p>
          </table:table-cell>
          <table:table-cell table:style-name="ce56" office:value-type="float" office:value="551" calcext:value-type="float">
            <text:p><text:s text:c="3"/>551</text:p>
          </table:table-cell>
          <table:table-cell table:style-name="ce56" office:value-type="float" office:value="15" calcext:value-type="float">
            <text:p><text:s text:c="3"/>15</text:p>
          </table:table-cell>
          <table:table-cell table:style-name="ce56" office:value-type="float" office:value="536" calcext:value-type="float">
            <text:p><text:s text:c="3"/>536</text:p>
          </table:table-cell>
          <table:table-cell table:style-name="ce97" office:value-type="float" office:value="100" calcext:value-type="float">
            <text:p><text:s text:c="3"/>100</text:p>
          </table:table-cell>
          <table:table-cell table:number-columns-repeated="2" table:style-name="ce56" office:value-type="float" office:value="100" calcext:value-type="float">
            <text:p><text:s text:c="3"/>1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covered-table-cell table:style-name="ce15"/>
          <table:table-cell table:style-name="ce152" office:value-type="string" calcext:value-type="string">
            <text:p>女</text:p>
          </table:table-cell>
          <table:table-cell table:style-name="ce56" office:value-type="float" office:value="54483" calcext:value-type="float">
            <text:p><text:s text:c="3"/>54,483</text:p>
          </table:table-cell>
          <table:table-cell table:style-name="ce165" office:value-type="float" office:value="45825" calcext:value-type="float">
            <text:p><text:s text:c="3"/>45,825</text:p>
          </table:table-cell>
          <table:table-cell table:style-name="ce165" office:value-type="float" office:value="45821" calcext:value-type="float">
            <text:p><text:s text:c="3"/>45,82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165" office:value-type="float" office:value="54363" calcext:value-type="float">
            <text:p><text:s text:c="3"/>54,363</text:p>
          </table:table-cell>
          <table:table-cell table:style-name="ce165" office:value-type="float" office:value="45705" calcext:value-type="float">
            <text:p><text:s text:c="3"/>45,705</text:p>
          </table:table-cell>
          <table:table-cell table:style-name="ce165" office:value-type="float" office:value="45701" calcext:value-type="float">
            <text:p><text:s text:c="3"/>45,701</text:p>
          </table:table-cell>
          <table:table-cell table:style-name="ce165" office:value-type="float" office:value="4" calcext:value-type="float">
            <text:p><text:s text:c="3"/>4</text:p>
          </table:table-cell>
          <table:table-cell table:style-name="ce165" office:value-type="float" office:value="4799" calcext:value-type="float">
            <text:p><text:s text:c="3"/>4,799</text:p>
          </table:table-cell>
          <table:table-cell table:style-name="ce165" office:value-type="float" office:value="2318" calcext:value-type="float">
            <text:p><text:s text:c="3"/>2,318</text:p>
          </table:table-cell>
          <table:table-cell table:style-name="ce165" office:value-type="float" office:value="2481" calcext:value-type="float">
            <text:p><text:s text:c="3"/>2,481</text:p>
          </table:table-cell>
          <table:table-cell table:style-name="ce165" office:value-type="float" office:value="138" calcext:value-type="float">
            <text:p><text:s text:c="3"/>138</text:p>
          </table:table-cell>
          <table:table-cell table:style-name="ce165" office:value-type="float" office:value="66" calcext:value-type="float">
            <text:p><text:s text:c="3"/>66</text:p>
          </table:table-cell>
          <table:table-cell table:style-name="ce165" office:value-type="float" office:value="72" calcext:value-type="float">
            <text:p><text:s text:c="3"/>72</text:p>
          </table:table-cell>
          <table:table-cell table:style-name="ce165" office:value-type="float" office:value="3721" calcext:value-type="float">
            <text:p><text:s text:c="3"/>3,721</text:p>
          </table:table-cell>
          <table:table-cell table:style-name="ce165" office:value-type="float" office:value="2496" calcext:value-type="float">
            <text:p><text:s text:c="3"/>2,496</text:p>
          </table:table-cell>
          <table:table-cell table:style-name="ce165" office:value-type="float" office:value="1225" calcext:value-type="float">
            <text:p><text:s text:c="3"/>1,225</text:p>
          </table:table-cell>
          <table:table-cell table:style-name="ce165" office:value-type="float" office:value="3566" calcext:value-type="float">
            <text:p><text:s text:c="3"/>3,566</text:p>
          </table:table-cell>
          <table:table-cell table:style-name="ce165" office:value-type="float" office:value="2488" calcext:value-type="float">
            <text:p><text:s text:c="3"/>2,488</text:p>
          </table:table-cell>
          <table:table-cell table:style-name="ce165" office:value-type="float" office:value="1078" calcext:value-type="float">
            <text:p><text:s text:c="3"/>1,078</text:p>
          </table:table-cell>
          <table:table-cell table:style-name="ce165" office:value-type="float" office:value="155" calcext:value-type="float">
            <text:p><text:s text:c="3"/>155</text:p>
          </table:table-cell>
          <table:table-cell table:style-name="ce165" office:value-type="float" office:value="8" calcext:value-type="float">
            <text:p><text:s text:c="3"/>8</text:p>
          </table:table-cell>
          <table:table-cell table:style-name="ce165" office:value-type="float" office:value="147" calcext:value-type="float">
            <text:p><text:s text:c="3"/>147</text:p>
          </table:table-cell>
          <table:table-cell table:style-name="ce200" office:value-type="float" office:value="120" calcext:value-type="float">
            <text:p><text:s text:c="3"/>120</text:p>
          </table:table-cell>
          <table:table-cell table:number-columns-repeated="2" table:style-name="ce165" office:value-type="float" office:value="120" calcext:value-type="float">
            <text:p><text:s text:c="3"/>120</text:p>
          </table:table-cell>
          <table:table-cell table:number-columns-repeated="15" table:style-name="ce165" office:value-type="float" office:value="0" calcext:value-type="float">
            <text:p>—</text:p>
          </table:table-cell>
          <table:table-cell table:style-name="ce214" office:value-type="float" office:value="0" calcext:value-type="float">
            <text:p>—</text:p>
          </table:table-cell>
          <table:table-cell table:style-name="ce215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09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103360" calcext:value-type="float">
            <text:p><text:s text:c="3"/>103,360</text:p>
          </table:table-cell>
          <table:table-cell table:style-name="ce54" office:value-type="float" office:value="96058" calcext:value-type="float">
            <text:p><text:s text:c="3"/>96,058</text:p>
          </table:table-cell>
          <table:table-cell table:style-name="ce54" office:value-type="float" office:value="96051" calcext:value-type="float">
            <text:p><text:s text:c="3"/>96,051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3428" calcext:value-type="float">
            <text:p><text:s text:c="3"/>3,428</text:p>
          </table:table-cell>
          <table:table-cell table:style-name="ce54" office:value-type="float" office:value="1881" calcext:value-type="float">
            <text:p><text:s text:c="3"/>1,881</text:p>
          </table:table-cell>
          <table:table-cell table:style-name="ce54" office:value-type="float" office:value="1547" calcext:value-type="float">
            <text:p><text:s text:c="3"/>1,547</text:p>
          </table:table-cell>
          <table:table-cell table:style-name="ce54" office:value-type="float" office:value="163" calcext:value-type="float">
            <text:p><text:s text:c="3"/>163</text:p>
          </table:table-cell>
          <table:table-cell table:style-name="ce54" office:value-type="float" office:value="101" calcext:value-type="float">
            <text:p><text:s text:c="3"/>101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3711" calcext:value-type="float">
            <text:p><text:s text:c="3"/>3,711</text:p>
          </table:table-cell>
          <table:table-cell table:style-name="ce54" office:value-type="float" office:value="2235" calcext:value-type="float">
            <text:p><text:s text:c="3"/>2,235</text:p>
          </table:table-cell>
          <table:table-cell table:style-name="ce54" office:value-type="float" office:value="1476" calcext:value-type="float">
            <text:p><text:s text:c="3"/>1,476</text:p>
          </table:table-cell>
          <table:table-cell table:style-name="ce54" office:value-type="float" office:value="3251" calcext:value-type="float">
            <text:p><text:s text:c="3"/>3,251</text:p>
          </table:table-cell>
          <table:table-cell table:style-name="ce54" office:value-type="float" office:value="2218" calcext:value-type="float">
            <text:p><text:s text:c="3"/>2,218</text:p>
          </table:table-cell>
          <table:table-cell table:style-name="ce54" office:value-type="float" office:value="1033" calcext:value-type="float">
            <text:p><text:s text:c="3"/>1,033</text:p>
          </table:table-cell>
          <table:table-cell table:style-name="ce54" office:value-type="float" office:value="460" calcext:value-type="float">
            <text:p><text:s text:c="3"/>460</text:p>
          </table:table-cell>
          <table:table-cell table:style-name="ce54" office:value-type="float" office:value="17" calcext:value-type="float">
            <text:p><text:s text:c="3"/>17</text:p>
          </table:table-cell>
          <table:table-cell table:style-name="ce54" office:value-type="float" office:value="443" calcext:value-type="float">
            <text:p><text:s text:c="3"/>443</text:p>
          </table:table-cell>
          <table:table-cell table:style-name="ce159" office:value-type="float" office:value="102618" calcext:value-type="float">
            <text:p><text:s text:c="3"/>102,618</text:p>
          </table:table-cell>
          <table:table-cell table:style-name="ce159" office:value-type="float" office:value="95317" calcext:value-type="float">
            <text:p><text:s text:c="3"/>95,317</text:p>
          </table:table-cell>
          <table:table-cell table:style-name="ce159" office:value-type="float" office:value="95310" calcext:value-type="float">
            <text:p><text:s text:c="3"/>95,310</text:p>
          </table:table-cell>
          <table:table-cell table:style-name="ce159" office:value-type="float" office:value="7" calcext:value-type="float">
            <text:p><text:s text:c="3"/>7</text:p>
          </table:table-cell>
          <table:table-cell table:style-name="ce159" office:value-type="float" office:value="3428" calcext:value-type="float">
            <text:p><text:s text:c="3"/>3,428</text:p>
          </table:table-cell>
          <table:table-cell table:style-name="ce159" office:value-type="float" office:value="1881" calcext:value-type="float">
            <text:p><text:s text:c="3"/>1,881</text:p>
          </table:table-cell>
          <table:table-cell table:style-name="ce159" office:value-type="float" office:value="1547" calcext:value-type="float">
            <text:p><text:s text:c="3"/>1,547</text:p>
          </table:table-cell>
          <table:table-cell table:style-name="ce159" office:value-type="float" office:value="163" calcext:value-type="float">
            <text:p><text:s text:c="3"/>163</text:p>
          </table:table-cell>
          <table:table-cell table:style-name="ce159" office:value-type="float" office:value="101" calcext:value-type="float">
            <text:p><text:s text:c="3"/>101</text:p>
          </table:table-cell>
          <table:table-cell table:style-name="ce159" office:value-type="float" office:value="62" calcext:value-type="float">
            <text:p><text:s text:c="3"/>62</text:p>
          </table:table-cell>
          <table:table-cell table:style-name="ce159" office:value-type="float" office:value="3710" calcext:value-type="float">
            <text:p><text:s text:c="3"/>3,710</text:p>
          </table:table-cell>
          <table:table-cell table:style-name="ce159" office:value-type="float" office:value="2235" calcext:value-type="float">
            <text:p><text:s text:c="3"/>2,235</text:p>
          </table:table-cell>
          <table:table-cell table:style-name="ce159" office:value-type="float" office:value="1475" calcext:value-type="float">
            <text:p><text:s text:c="3"/>1,475</text:p>
          </table:table-cell>
          <table:table-cell table:style-name="ce159" office:value-type="float" office:value="3251" calcext:value-type="float">
            <text:p><text:s text:c="3"/>3,251</text:p>
          </table:table-cell>
          <table:table-cell table:style-name="ce159" office:value-type="float" office:value="2218" calcext:value-type="float">
            <text:p><text:s text:c="3"/>2,218</text:p>
          </table:table-cell>
          <table:table-cell table:style-name="ce159" office:value-type="float" office:value="1033" calcext:value-type="float">
            <text:p><text:s text:c="3"/>1,033</text:p>
          </table:table-cell>
          <table:table-cell table:style-name="ce159" office:value-type="float" office:value="459" calcext:value-type="float">
            <text:p><text:s text:c="3"/>459</text:p>
          </table:table-cell>
          <table:table-cell table:style-name="ce159" office:value-type="float" office:value="17" calcext:value-type="float">
            <text:p><text:s text:c="3"/>17</text:p>
          </table:table-cell>
          <table:table-cell table:style-name="ce159" office:value-type="float" office:value="442" calcext:value-type="float">
            <text:p><text:s text:c="3"/>442</text:p>
          </table:table-cell>
          <table:table-cell table:style-name="ce159" office:value-type="float" office:value="742" calcext:value-type="float">
            <text:p><text:s text:c="3"/>742</text:p>
          </table:table-cell>
          <table:table-cell table:number-columns-repeated="2" table:style-name="ce159" office:value-type="float" office:value="741" calcext:value-type="float">
            <text:p><text:s text:c="3"/>741</text:p>
          </table:table-cell>
          <table:table-cell table:number-columns-repeated="7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number-columns-repeated="3" table:style-name="ce159" office:value-type="float" office:value="0" calcext:value-type="float">
            <text:p>—</text:p>
          </table:table-cell>
          <table:table-cell table:style-name="ce159" office:value-type="float" office:value="1" calcext:value-type="float">
            <text:p><text:s text:c="3"/>1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7"/>
          <table:table-cell table:style-name="ce34" office:value-type="string" calcext:value-type="string">
            <text:p>男</text:p>
          </table:table-cell>
          <table:table-cell table:style-name="ce56" office:value-type="float" office:value="51509" calcext:value-type="float">
            <text:p><text:s text:c="3"/>51,509</text:p>
          </table:table-cell>
          <table:table-cell table:style-name="ce56" office:value-type="float" office:value="50705" calcext:value-type="float">
            <text:p><text:s text:c="3"/>50,705</text:p>
          </table:table-cell>
          <table:table-cell table:style-name="ce56" office:value-type="float" office:value="50699" calcext:value-type="float">
            <text:p><text:s text:c="3"/>50,6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50505" calcext:value-type="float">
            <text:p><text:s text:c="3"/>50,505</text:p>
          </table:table-cell>
          <table:table-cell table:style-name="ce56" office:value-type="float" office:value="50499" calcext:value-type="float">
            <text:p><text:s text:c="3"/>50,499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82" calcext:value-type="float">
            <text:p><text:s text:c="3"/>182</text:p>
          </table:table-cell>
          <table:table-cell table:style-name="ce56" office:value-type="float" office:value="37" calcext:value-type="float">
            <text:p><text:s text:c="3"/>37</text:p>
          </table:table-cell>
          <table:table-cell table:style-name="ce56" office:value-type="float" office:value="145" calcext:value-type="float">
            <text:p><text:s text:c="3"/>145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8" calcext:value-type="float">
            <text:p><text:s text:c="3"/>3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550" calcext:value-type="float">
            <text:p><text:s text:c="3"/>550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05" calcext:value-type="float">
            <text:p><text:s text:c="3"/>505</text:p>
          </table:table-cell>
          <table:table-cell table:style-name="ce56" office:value-type="float" office:value="198" calcext:value-type="float">
            <text:p><text:s text:c="3"/>198</text:p>
          </table:table-cell>
          <table:table-cell table:style-name="ce56" office:value-type="float" office:value="34" calcext:value-type="float">
            <text:p><text:s text:c="3"/>34</text:p>
          </table:table-cell>
          <table:table-cell table:style-name="ce56" office:value-type="float" office:value="164" calcext:value-type="float">
            <text:p><text:s text:c="3"/>164</text:p>
          </table:table-cell>
          <table:table-cell table:style-name="ce56" office:value-type="float" office:value="352" calcext:value-type="float">
            <text:p><text:s text:c="3"/>352</text:p>
          </table:table-cell>
          <table:table-cell table:style-name="ce56" office:value-type="float" office:value="11" calcext:value-type="float">
            <text:p><text:s text:c="3"/>11</text:p>
          </table:table-cell>
          <table:table-cell table:style-name="ce56" office:value-type="float" office:value="341" calcext:value-type="float">
            <text:p><text:s text:c="3"/>341</text:p>
          </table:table-cell>
          <table:table-cell table:number-columns-repeated="3" table:style-name="ce56" office:value-type="float" office:value="200" calcext:value-type="float">
            <text:p><text:s text:c="3"/>200</text:p>
          </table:table-cell>
          <table:table-cell table:number-columns-repeated="15" table:style-name="ce56" office:value-type="float" office:value="0" calcext:value-type="float">
            <text:p>—</text:p>
          </table:table-cell>
          <table:table-cell table:style-name="ce116" office:value-type="float" office:value="0" calcext:value-type="float">
            <text:p>—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8"/>
          <table:table-cell table:style-name="ce35" office:value-type="string" calcext:value-type="string">
            <text:p>女</text:p>
          </table:table-cell>
          <table:table-cell table:style-name="ce56" office:value-type="float" office:value="51851" calcext:value-type="float">
            <text:p><text:s text:c="3"/>51,851</text:p>
          </table:table-cell>
          <table:table-cell table:style-name="ce56" office:value-type="float" office:value="45353" calcext:value-type="float">
            <text:p><text:s text:c="3"/>45,353</text:p>
          </table:table-cell>
          <table:table-cell table:style-name="ce56" office:value-type="float" office:value="45352" calcext:value-type="float">
            <text:p><text:s text:c="3"/>45,352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1" calcext:value-type="float">
            <text:p><text:s text:c="3"/>3,161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1" calcext:value-type="float">
            <text:p><text:s text:c="3"/>971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8" calcext:value-type="float">
            <text:p><text:s text:c="3"/>108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2" calcext:value-type="float">
            <text:p><text:s text:c="3"/>102</text:p>
          </table:table-cell>
          <table:table-cell table:style-name="ce56" office:value-type="float" office:value="51309" calcext:value-type="float">
            <text:p><text:s text:c="3"/>51,309</text:p>
          </table:table-cell>
          <table:table-cell table:style-name="ce56" office:value-type="float" office:value="44812" calcext:value-type="float">
            <text:p><text:s text:c="3"/>44,812</text:p>
          </table:table-cell>
          <table:table-cell table:style-name="ce56" office:value-type="float" office:value="44811" calcext:value-type="float">
            <text:p><text:s text:c="3"/>44,811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3246" calcext:value-type="float">
            <text:p><text:s text:c="3"/>3,246</text:p>
          </table:table-cell>
          <table:table-cell table:style-name="ce56" office:value-type="float" office:value="1844" calcext:value-type="float">
            <text:p><text:s text:c="3"/>1,844</text:p>
          </table:table-cell>
          <table:table-cell table:style-name="ce56" office:value-type="float" office:value="1402" calcext:value-type="float">
            <text:p><text:s text:c="3"/>1,402</text:p>
          </table:table-cell>
          <table:table-cell table:style-name="ce56" office:value-type="float" office:value="91" calcext:value-type="float">
            <text:p><text:s text:c="3"/>91</text:p>
          </table:table-cell>
          <table:table-cell table:style-name="ce56" office:value-type="float" office:value="63" calcext:value-type="float">
            <text:p><text:s text:c="3"/>63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3160" calcext:value-type="float">
            <text:p><text:s text:c="3"/>3,160</text:p>
          </table:table-cell>
          <table:table-cell table:style-name="ce56" office:value-type="float" office:value="2190" calcext:value-type="float">
            <text:p><text:s text:c="3"/>2,190</text:p>
          </table:table-cell>
          <table:table-cell table:style-name="ce56" office:value-type="float" office:value="970" calcext:value-type="float">
            <text:p><text:s text:c="3"/>970</text:p>
          </table:table-cell>
          <table:table-cell table:style-name="ce56" office:value-type="float" office:value="3053" calcext:value-type="float">
            <text:p><text:s text:c="3"/>3,053</text:p>
          </table:table-cell>
          <table:table-cell table:style-name="ce56" office:value-type="float" office:value="2184" calcext:value-type="float">
            <text:p><text:s text:c="3"/>2,184</text:p>
          </table:table-cell>
          <table:table-cell table:style-name="ce56" office:value-type="float" office:value="869" calcext:value-type="float">
            <text:p><text:s text:c="3"/>869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6" calcext:value-type="float">
            <text:p><text:s text:c="3"/>6</text:p>
          </table:table-cell>
          <table:table-cell table:style-name="ce56" office:value-type="float" office:value="101" calcext:value-type="float">
            <text:p><text:s text:c="3"/>101</text:p>
          </table:table-cell>
          <table:table-cell table:style-name="ce56" office:value-type="float" office:value="542" calcext:value-type="float">
            <text:p><text:s text:c="3"/>542</text:p>
          </table:table-cell>
          <table:table-cell table:number-columns-repeated="2" table:style-name="ce56" office:value-type="float" office:value="541" calcext:value-type="float">
            <text:p><text:s text:c="3"/>54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6" office:value-type="string" calcext:value-type="string" table:number-columns-spanned="1" table:number-rows-spanned="3">
            <text:p/>
            <text:p>110年</text:p>
            <text:p/>
          </table:table-cell>
          <table:table-cell table:style-name="ce36" office:value-type="string" calcext:value-type="string">
            <text:p>計</text:p>
          </table:table-cell>
          <table:table-cell table:style-name="ce54" office:value-type="float" office:value="95774" calcext:value-type="float">
            <text:p><text:s text:c="3"/>95,774</text:p>
          </table:table-cell>
          <table:table-cell table:style-name="ce54" office:value-type="float" office:value="89245" calcext:value-type="float">
            <text:p><text:s text:c="3"/>89,245</text:p>
          </table:table-cell>
          <table:table-cell table:style-name="ce54" office:value-type="float" office:value="89234" calcext:value-type="float">
            <text:p><text:s text:c="3"/>89,234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963" calcext:value-type="float">
            <text:p><text:s text:c="3"/>2,963</text:p>
          </table:table-cell>
          <table:table-cell table:style-name="ce54" office:value-type="float" office:value="1550" calcext:value-type="float">
            <text:p><text:s text:c="3"/>1,550</text:p>
          </table:table-cell>
          <table:table-cell table:style-name="ce54" office:value-type="float" office:value="1413" calcext:value-type="float">
            <text:p><text:s text:c="3"/>1,413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87" calcext:value-type="float">
            <text:p><text:s text:c="3"/>87</text:p>
          </table:table-cell>
          <table:table-cell table:style-name="ce54" office:value-type="float" office:value="75" calcext:value-type="float">
            <text:p><text:s text:c="3"/>75</text:p>
          </table:table-cell>
          <table:table-cell table:style-name="ce54" office:value-type="float" office:value="3404" calcext:value-type="float">
            <text:p><text:s text:c="3"/>3,404</text:p>
          </table:table-cell>
          <table:table-cell table:style-name="ce54" office:value-type="float" office:value="1984" calcext:value-type="float">
            <text:p><text:s text:c="3"/>1,984</text:p>
          </table:table-cell>
          <table:table-cell table:style-name="ce54" office:value-type="float" office:value="1420" calcext:value-type="float">
            <text:p><text:s text:c="3"/>1,420</text:p>
          </table:table-cell>
          <table:table-cell table:style-name="ce54" office:value-type="float" office:value="2911" calcext:value-type="float">
            <text:p><text:s text:c="3"/>2,911</text:p>
          </table:table-cell>
          <table:table-cell table:style-name="ce54" office:value-type="float" office:value="1963" calcext:value-type="float">
            <text:p><text:s text:c="3"/>1,963</text:p>
          </table:table-cell>
          <table:table-cell table:style-name="ce54" office:value-type="float" office:value="948" calcext:value-type="float">
            <text:p><text:s text:c="3"/>948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1" calcext:value-type="float">
            <text:p><text:s text:c="3"/>21</text:p>
          </table:table-cell>
          <table:table-cell table:style-name="ce54" office:value-type="float" office:value="472" calcext:value-type="float">
            <text:p><text:s text:c="3"/>472</text:p>
          </table:table-cell>
          <table:table-cell table:style-name="ce159" office:value-type="float" office:value="94758" calcext:value-type="float">
            <text:p><text:s text:c="3"/>94,758</text:p>
          </table:table-cell>
          <table:table-cell table:style-name="ce159" office:value-type="float" office:value="88236" calcext:value-type="float">
            <text:p><text:s text:c="3"/>88,236</text:p>
          </table:table-cell>
          <table:table-cell table:style-name="ce159" office:value-type="float" office:value="88225" calcext:value-type="float">
            <text:p><text:s text:c="3"/>88,225</text:p>
          </table:table-cell>
          <table:table-cell table:style-name="ce159" office:value-type="float" office:value="11" calcext:value-type="float">
            <text:p><text:s text:c="3"/>11</text:p>
          </table:table-cell>
          <table:table-cell table:style-name="ce159" office:value-type="float" office:value="2962" calcext:value-type="float">
            <text:p><text:s text:c="3"/>2,962</text:p>
          </table:table-cell>
          <table:table-cell table:style-name="ce159" office:value-type="float" office:value="1549" calcext:value-type="float">
            <text:p><text:s text:c="3"/>1,549</text:p>
          </table:table-cell>
          <table:table-cell table:style-name="ce159" office:value-type="float" office:value="1413" calcext:value-type="float">
            <text:p><text:s text:c="3"/>1,413</text:p>
          </table:table-cell>
          <table:table-cell table:style-name="ce159" office:value-type="float" office:value="162" calcext:value-type="float">
            <text:p><text:s text:c="3"/>162</text:p>
          </table:table-cell>
          <table:table-cell table:style-name="ce159" office:value-type="float" office:value="87" calcext:value-type="float">
            <text:p><text:s text:c="3"/>87</text:p>
          </table:table-cell>
          <table:table-cell table:style-name="ce159" office:value-type="float" office:value="75" calcext:value-type="float">
            <text:p><text:s text:c="3"/>75</text:p>
          </table:table-cell>
          <table:table-cell table:style-name="ce159" office:value-type="float" office:value="3398" calcext:value-type="float">
            <text:p><text:s text:c="3"/>3,398</text:p>
          </table:table-cell>
          <table:table-cell table:style-name="ce159" office:value-type="float" office:value="1982" calcext:value-type="float">
            <text:p><text:s text:c="3"/>1,982</text:p>
          </table:table-cell>
          <table:table-cell table:style-name="ce159" office:value-type="float" office:value="1416" calcext:value-type="float">
            <text:p><text:s text:c="3"/>1,416</text:p>
          </table:table-cell>
          <table:table-cell table:style-name="ce159" office:value-type="float" office:value="2909" calcext:value-type="float">
            <text:p><text:s text:c="3"/>2,909</text:p>
          </table:table-cell>
          <table:table-cell table:style-name="ce159" office:value-type="float" office:value="1961" calcext:value-type="float">
            <text:p><text:s text:c="3"/>1,961</text:p>
          </table:table-cell>
          <table:table-cell table:style-name="ce159" office:value-type="float" office:value="948" calcext:value-type="float">
            <text:p><text:s text:c="3"/>948</text:p>
          </table:table-cell>
          <table:table-cell table:style-name="ce159" office:value-type="float" office:value="489" calcext:value-type="float">
            <text:p><text:s text:c="3"/>489</text:p>
          </table:table-cell>
          <table:table-cell table:style-name="ce159" office:value-type="float" office:value="21" calcext:value-type="float">
            <text:p><text:s text:c="3"/>21</text:p>
          </table:table-cell>
          <table:table-cell table:style-name="ce159" office:value-type="float" office:value="468" calcext:value-type="float">
            <text:p><text:s text:c="3"/>468</text:p>
          </table:table-cell>
          <table:table-cell table:style-name="ce159" office:value-type="float" office:value="1016" calcext:value-type="float">
            <text:p><text:s text:c="3"/>1,016</text:p>
          </table:table-cell>
          <table:table-cell table:number-columns-repeated="2" table:style-name="ce159" office:value-type="float" office:value="1009" calcext:value-type="float">
            <text:p><text:s text:c="3"/>1,009</text:p>
          </table:table-cell>
          <table:table-cell table:style-name="ce159" office:value-type="float" office:value="0" calcext:value-type="float">
            <text:p>—</text:p>
          </table:table-cell>
          <table:table-cell table:number-columns-repeated="2" table:style-name="ce159" office:value-type="float" office:value="1" calcext:value-type="float">
            <text:p><text:s text:c="3"/>1</text:p>
          </table:table-cell>
          <table:table-cell table:number-columns-repeated="4" table:style-name="ce159" office:value-type="float" office:value="0" calcext:value-type="float">
            <text:p>—</text:p>
          </table:table-cell>
          <table:table-cell table:style-name="ce159" office:value-type="float" office:value="6" calcext:value-type="float">
            <text:p><text:s text:c="3"/>6</text:p>
          </table:table-cell>
          <table:table-cell table:style-name="ce159" office:value-type="float" office:value="2" calcext:value-type="float">
            <text:p><text:s text:c="3"/>2</text:p>
          </table:table-cell>
          <table:table-cell table:style-name="ce159" office:value-type="float" office:value="4" calcext:value-type="float">
            <text:p><text:s text:c="3"/>4</text:p>
          </table:table-cell>
          <table:table-cell table:number-columns-repeated="2" table:style-name="ce159" office:value-type="float" office:value="2" calcext:value-type="float">
            <text:p><text:s text:c="3"/>2</text:p>
          </table:table-cell>
          <table:table-cell table:style-name="ce159" office:value-type="float" office:value="0" calcext:value-type="float">
            <text:p>—</text:p>
          </table:table-cell>
          <table:table-cell table:style-name="ce159" office:value-type="float" office:value="4" calcext:value-type="float">
            <text:p><text:s text:c="3"/>4</text:p>
          </table:table-cell>
          <table:table-cell table:style-name="ce203" office:value-type="float" office:value="0" calcext:value-type="float">
            <text:p>—</text:p>
          </table:table-cell>
          <table:table-cell table:style-name="ce203" office:value-type="float" office:value="4" calcext:value-type="float">
            <text:p><text:s text:c="3"/>4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4" office:value-type="string" calcext:value-type="string">
            <text:p>男</text:p>
          </table:table-cell>
          <table:table-cell table:style-name="ce56" office:value-type="float" office:value="47631" calcext:value-type="float">
            <text:p><text:s text:c="3"/>47,631</text:p>
          </table:table-cell>
          <table:table-cell table:style-name="ce56" office:value-type="float" office:value="46756" calcext:value-type="float">
            <text:p><text:s text:c="3"/>46,756</text:p>
          </table:table-cell>
          <table:table-cell table:style-name="ce56" office:value-type="float" office:value="46748" calcext:value-type="float">
            <text:p><text:s text:c="3"/>46,748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9" calcext:value-type="float">
            <text:p><text:s text:c="3"/>599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4" calcext:value-type="float">
            <text:p><text:s text:c="3"/>554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9" calcext:value-type="float">
            <text:p><text:s text:c="3"/>379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2" calcext:value-type="float">
            <text:p><text:s text:c="3"/>362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6505" calcext:value-type="float">
            <text:p><text:s text:c="3"/>46,505</text:p>
          </table:table-cell>
          <table:table-cell table:style-name="ce56" office:value-type="float" office:value="46497" calcext:value-type="float">
            <text:p><text:s text:c="3"/>46,497</text:p>
          </table:table-cell>
          <table:table-cell table:style-name="ce56" office:value-type="float" office:value="8" calcext:value-type="float">
            <text:p><text:s text:c="3"/>8</text:p>
          </table:table-cell>
          <table:table-cell table:style-name="ce56" office:value-type="float" office:value="204" calcext:value-type="float">
            <text:p><text:s text:c="3"/>204</text:p>
          </table:table-cell>
          <table:table-cell table:style-name="ce56" office:value-type="float" office:value="33" calcext:value-type="float">
            <text:p><text:s text:c="3"/>33</text:p>
          </table:table-cell>
          <table:table-cell table:style-name="ce56" office:value-type="float" office:value="171" calcext:value-type="float">
            <text:p><text:s text:c="3"/>171</text:p>
          </table:table-cell>
          <table:table-cell table:style-name="ce56" office:value-type="float" office:value="72" calcext:value-type="float">
            <text:p><text:s text:c="3"/>72</text:p>
          </table:table-cell>
          <table:table-cell table:style-name="ce56" office:value-type="float" office:value="32" calcext:value-type="float">
            <text:p><text:s text:c="3"/>32</text:p>
          </table:table-cell>
          <table:table-cell table:style-name="ce56" office:value-type="float" office:value="40" calcext:value-type="float">
            <text:p><text:s text:c="3"/>40</text:p>
          </table:table-cell>
          <table:table-cell table:style-name="ce56" office:value-type="float" office:value="598" calcext:value-type="float">
            <text:p><text:s text:c="3"/>598</text:p>
          </table:table-cell>
          <table:table-cell table:style-name="ce56" office:value-type="float" office:value="45" calcext:value-type="float">
            <text:p><text:s text:c="3"/>45</text:p>
          </table:table-cell>
          <table:table-cell table:style-name="ce56" office:value-type="float" office:value="553" calcext:value-type="float">
            <text:p><text:s text:c="3"/>553</text:p>
          </table:table-cell>
          <table:table-cell table:style-name="ce56" office:value-type="float" office:value="220" calcext:value-type="float">
            <text:p><text:s text:c="3"/>220</text:p>
          </table:table-cell>
          <table:table-cell table:style-name="ce56" office:value-type="float" office:value="28" calcext:value-type="float">
            <text:p><text:s text:c="3"/>28</text:p>
          </table:table-cell>
          <table:table-cell table:style-name="ce56" office:value-type="float" office:value="192" calcext:value-type="float">
            <text:p><text:s text:c="3"/>192</text:p>
          </table:table-cell>
          <table:table-cell table:style-name="ce56" office:value-type="float" office:value="378" calcext:value-type="float">
            <text:p><text:s text:c="3"/>378</text:p>
          </table:table-cell>
          <table:table-cell table:style-name="ce56" office:value-type="float" office:value="17" calcext:value-type="float">
            <text:p><text:s text:c="3"/>17</text:p>
          </table:table-cell>
          <table:table-cell table:style-name="ce56" office:value-type="float" office:value="361" calcext:value-type="float">
            <text:p><text:s text:c="3"/>361</text:p>
          </table:table-cell>
          <table:table-cell table:style-name="ce56" office:value-type="float" office:value="252" calcext:value-type="float">
            <text:p><text:s text:c="3"/>252</text:p>
          </table:table-cell>
          <table:table-cell table:number-columns-repeated="2" table:style-name="ce56" office:value-type="float" office:value="251" calcext:value-type="float">
            <text:p><text:s text:c="3"/>251</text:p>
          </table:table-cell>
          <table:table-cell table:number-columns-repeated="7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number-columns-repeated="3" table:style-name="ce56" office:value-type="float" office:value="0" calcext:value-type="float">
            <text:p>—</text:p>
          </table:table-cell>
          <table:table-cell table:style-name="ce56" office:value-type="float" office:value="1" calcext:value-type="float">
            <text:p><text:s text:c="3"/>1</text:p>
          </table:table-cell>
          <table:table-cell table:style-name="ce56" office:value-type="float" office:value="0" calcext:value-type="float">
            <text:p>—</text:p>
          </table:table-cell>
          <table:table-cell table:style-name="ce116" office:value-type="float" office:value="1" calcext:value-type="float">
            <text:p><text:s text:c="3"/>1</text:p>
          </table:table-cell>
          <table:table-cell table:style-name="ce216"/>
          <table:table-cell table:number-columns-repeated="964"/>
        </table:table-row>
        <table:table-row table:style-name="ro7">
          <table:covered-table-cell table:style-name="ce16"/>
          <table:table-cell table:style-name="ce35" office:value-type="string" calcext:value-type="string">
            <text:p>女</text:p>
          </table:table-cell>
          <table:table-cell table:style-name="ce56" office:value-type="float" office:value="48143" calcext:value-type="float">
            <text:p><text:s text:c="3"/>48,143</text:p>
          </table:table-cell>
          <table:table-cell table:style-name="ce56" office:value-type="float" office:value="42489" calcext:value-type="float">
            <text:p><text:s text:c="3"/>42,489</text:p>
          </table:table-cell>
          <table:table-cell table:style-name="ce56" office:value-type="float" office:value="42486" calcext:value-type="float">
            <text:p><text:s text:c="3"/>42,486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9" calcext:value-type="float">
            <text:p><text:s text:c="3"/>2,759</text:p>
          </table:table-cell>
          <table:table-cell table:style-name="ce56" office:value-type="float" office:value="1517" calcext:value-type="float">
            <text:p><text:s text:c="3"/>1,517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5" calcext:value-type="float">
            <text:p><text:s text:c="3"/>2,805</text:p>
          </table:table-cell>
          <table:table-cell table:style-name="ce56" office:value-type="float" office:value="1939" calcext:value-type="float">
            <text:p><text:s text:c="3"/>1,939</text:p>
          </table:table-cell>
          <table:table-cell table:style-name="ce56" office:value-type="float" office:value="866" calcext:value-type="float">
            <text:p><text:s text:c="3"/>866</text:p>
          </table:table-cell>
          <table:table-cell table:style-name="ce56" office:value-type="float" office:value="2691" calcext:value-type="float">
            <text:p><text:s text:c="3"/>2,691</text:p>
          </table:table-cell>
          <table:table-cell table:style-name="ce56" office:value-type="float" office:value="1935" calcext:value-type="float">
            <text:p><text:s text:c="3"/>1,935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4" calcext:value-type="float">
            <text:p><text:s text:c="3"/>114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10" calcext:value-type="float">
            <text:p><text:s text:c="3"/>110</text:p>
          </table:table-cell>
          <table:table-cell table:style-name="ce56" office:value-type="float" office:value="47379" calcext:value-type="float">
            <text:p><text:s text:c="3"/>47,379</text:p>
          </table:table-cell>
          <table:table-cell table:style-name="ce56" office:value-type="float" office:value="41731" calcext:value-type="float">
            <text:p><text:s text:c="3"/>41,731</text:p>
          </table:table-cell>
          <table:table-cell table:style-name="ce56" office:value-type="float" office:value="41728" calcext:value-type="float">
            <text:p><text:s text:c="3"/>41,728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2758" calcext:value-type="float">
            <text:p><text:s text:c="3"/>2,758</text:p>
          </table:table-cell>
          <table:table-cell table:style-name="ce56" office:value-type="float" office:value="1516" calcext:value-type="float">
            <text:p><text:s text:c="3"/>1,516</text:p>
          </table:table-cell>
          <table:table-cell table:style-name="ce56" office:value-type="float" office:value="1242" calcext:value-type="float">
            <text:p><text:s text:c="3"/>1,242</text:p>
          </table:table-cell>
          <table:table-cell table:style-name="ce56" office:value-type="float" office:value="90" calcext:value-type="float">
            <text:p><text:s text:c="3"/>90</text:p>
          </table:table-cell>
          <table:table-cell table:style-name="ce56" office:value-type="float" office:value="55" calcext:value-type="float">
            <text:p><text:s text:c="3"/>55</text:p>
          </table:table-cell>
          <table:table-cell table:style-name="ce56" office:value-type="float" office:value="35" calcext:value-type="float">
            <text:p><text:s text:c="3"/>35</text:p>
          </table:table-cell>
          <table:table-cell table:style-name="ce56" office:value-type="float" office:value="2800" calcext:value-type="float">
            <text:p><text:s text:c="3"/>2,800</text:p>
          </table:table-cell>
          <table:table-cell table:style-name="ce56" office:value-type="float" office:value="1937" calcext:value-type="float">
            <text:p><text:s text:c="3"/>1,937</text:p>
          </table:table-cell>
          <table:table-cell table:style-name="ce56" office:value-type="float" office:value="863" calcext:value-type="float">
            <text:p><text:s text:c="3"/>863</text:p>
          </table:table-cell>
          <table:table-cell table:style-name="ce56" office:value-type="float" office:value="2689" calcext:value-type="float">
            <text:p><text:s text:c="3"/>2,689</text:p>
          </table:table-cell>
          <table:table-cell table:style-name="ce56" office:value-type="float" office:value="1933" calcext:value-type="float">
            <text:p><text:s text:c="3"/>1,933</text:p>
          </table:table-cell>
          <table:table-cell table:style-name="ce56" office:value-type="float" office:value="756" calcext:value-type="float">
            <text:p><text:s text:c="3"/>756</text:p>
          </table:table-cell>
          <table:table-cell table:style-name="ce56" office:value-type="float" office:value="111" calcext:value-type="float">
            <text:p><text:s text:c="3"/>111</text:p>
          </table:table-cell>
          <table:table-cell table:style-name="ce56" office:value-type="float" office:value="4" calcext:value-type="float">
            <text:p><text:s text:c="3"/>4</text:p>
          </table:table-cell>
          <table:table-cell table:style-name="ce56" office:value-type="float" office:value="107" calcext:value-type="float">
            <text:p><text:s text:c="3"/>107</text:p>
          </table:table-cell>
          <table:table-cell table:style-name="ce56" office:value-type="float" office:value="764" calcext:value-type="float">
            <text:p><text:s text:c="3"/>764</text:p>
          </table:table-cell>
          <table:table-cell table:number-columns-repeated="2" table:style-name="ce56" office:value-type="float" office:value="758" calcext:value-type="float">
            <text:p><text:s text:c="3"/>758</text:p>
          </table:table-cell>
          <table:table-cell table:style-name="ce56" office:value-type="float" office:value="0" calcext:value-type="float">
            <text:p>—</text:p>
          </table:table-cell>
          <table:table-cell table:number-columns-repeated="2" table:style-name="ce56" office:value-type="float" office:value="1" calcext:value-type="float">
            <text:p><text:s text:c="3"/>1</text:p>
          </table:table-cell>
          <table:table-cell table:number-columns-repeated="4" table:style-name="ce56" office:value-type="float" office:value="0" calcext:value-type="float">
            <text:p>—</text:p>
          </table:table-cell>
          <table:table-cell table:style-name="ce56" office:value-type="float" office:value="5" calcext:value-type="float">
            <text:p><text:s text:c="3"/>5</text:p>
          </table:table-cell>
          <table:table-cell table:style-name="ce56" office:value-type="float" office:value="2" calcext:value-type="float">
            <text:p><text:s text:c="3"/>2</text:p>
          </table:table-cell>
          <table:table-cell table:style-name="ce56" office:value-type="float" office:value="3" calcext:value-type="float">
            <text:p><text:s text:c="3"/>3</text:p>
          </table:table-cell>
          <table:table-cell table:number-columns-repeated="2" table:style-name="ce56" office:value-type="float" office:value="2" calcext:value-type="float">
            <text:p><text:s text:c="3"/>2</text:p>
          </table:table-cell>
          <table:table-cell table:style-name="ce56" office:value-type="float" office:value="0" calcext:value-type="float">
            <text:p>—</text:p>
          </table:table-cell>
          <table:table-cell table:style-name="ce56" office:value-type="float" office:value="3" calcext:value-type="float">
            <text:p><text:s text:c="3"/>3</text:p>
          </table:table-cell>
          <table:table-cell table:style-name="ce56" office:value-type="float" office:value="0" calcext:value-type="float">
            <text:p>—</text:p>
          </table:table-cell>
          <table:table-cell table:style-name="ce214" office:value-type="float" office:value="3" calcext:value-type="float">
            <text:p><text:s text:c="3"/>3</text:p>
          </table:table-cell>
          <table:table-cell table:style-name="ce216"/>
          <table:table-cell table:number-columns-repeated="964"/>
        </table:table-row>
        <table:table-row table:style-name="ro7">
          <table:table-cell table:style-name="ce19" office:value-type="string" calcext:value-type="string" table:number-columns-spanned="1" table:number-rows-spanned="3">
            <text:p>111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1218" calcext:value-type="float">
            <text:p><text:s text:c="3"/>101,218</text:p>
          </table:table-cell>
          <table:table-cell table:style-name="ce57" office:value-type="float" office:value="94282" calcext:value-type="float">
            <text:p><text:s text:c="3"/>94,282</text:p>
          </table:table-cell>
          <table:table-cell table:style-name="ce57" office:value-type="float" office:value="94266" calcext:value-type="float">
            <text:p><text:s text:c="3"/>94,26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4" calcext:value-type="float">
            <text:p><text:s text:c="3"/>2,994</text:p>
          </table:table-cell>
          <table:table-cell table:style-name="ce57" office:value-type="float" office:value="1585" calcext:value-type="float">
            <text:p><text:s text:c="3"/>1,585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30" calcext:value-type="float">
            <text:p><text:s text:c="3"/>230</text:p>
          </table:table-cell>
          <table:table-cell table:style-name="ce57" office:value-type="float" office:value="118" calcext:value-type="float">
            <text:p><text:s text:c="3"/>118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12" calcext:value-type="float">
            <text:p><text:s text:c="3"/>3,712</text:p>
          </table:table-cell>
          <table:table-cell table:style-name="ce57" office:value-type="float" office:value="2202" calcext:value-type="float">
            <text:p><text:s text:c="3"/>2,202</text:p>
          </table:table-cell>
          <table:table-cell table:style-name="ce57" office:value-type="float" office:value="1510" calcext:value-type="float">
            <text:p><text:s text:c="3"/>1,510</text:p>
          </table:table-cell>
          <table:table-cell table:style-name="ce57" office:value-type="float" office:value="3111" calcext:value-type="float">
            <text:p><text:s text:c="3"/>3,111</text:p>
          </table:table-cell>
          <table:table-cell table:style-name="ce57" office:value-type="float" office:value="2171" calcext:value-type="float">
            <text:p><text:s text:c="3"/>2,171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601" calcext:value-type="float">
            <text:p><text:s text:c="3"/>601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70" calcext:value-type="float">
            <text:p><text:s text:c="3"/>570</text:p>
          </table:table-cell>
          <table:table-cell table:style-name="ce57" office:value-type="float" office:value="99994" calcext:value-type="float">
            <text:p><text:s text:c="3"/>99,994</text:p>
          </table:table-cell>
          <table:table-cell table:style-name="ce57" office:value-type="float" office:value="93071" calcext:value-type="float">
            <text:p><text:s text:c="3"/>93,071</text:p>
          </table:table-cell>
          <table:table-cell table:style-name="ce57" office:value-type="float" office:value="93055" calcext:value-type="float">
            <text:p><text:s text:c="3"/>93,05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2993" calcext:value-type="float">
            <text:p><text:s text:c="3"/>2,993</text:p>
          </table:table-cell>
          <table:table-cell table:style-name="ce57" office:value-type="float" office:value="1584" calcext:value-type="float">
            <text:p><text:s text:c="3"/>1,584</text:p>
          </table:table-cell>
          <table:table-cell table:style-name="ce57" office:value-type="float" office:value="1409" calcext:value-type="float">
            <text:p><text:s text:c="3"/>1,409</text:p>
          </table:table-cell>
          <table:table-cell table:style-name="ce57" office:value-type="float" office:value="228" calcext:value-type="float">
            <text:p><text:s text:c="3"/>228</text:p>
          </table:table-cell>
          <table:table-cell table:style-name="ce57" office:value-type="float" office:value="116" calcext:value-type="float">
            <text:p><text:s text:c="3"/>116</text:p>
          </table:table-cell>
          <table:table-cell table:style-name="ce57" office:value-type="float" office:value="112" calcext:value-type="float">
            <text:p><text:s text:c="3"/>112</text:p>
          </table:table-cell>
          <table:table-cell table:style-name="ce57" office:value-type="float" office:value="3702" calcext:value-type="float">
            <text:p><text:s text:c="3"/>3,702</text:p>
          </table:table-cell>
          <table:table-cell table:style-name="ce57" office:value-type="float" office:value="2200" calcext:value-type="float">
            <text:p><text:s text:c="3"/>2,200</text:p>
          </table:table-cell>
          <table:table-cell table:style-name="ce57" office:value-type="float" office:value="1502" calcext:value-type="float">
            <text:p><text:s text:c="3"/>1,502</text:p>
          </table:table-cell>
          <table:table-cell table:style-name="ce57" office:value-type="float" office:value="3109" calcext:value-type="float">
            <text:p><text:s text:c="3"/>3,109</text:p>
          </table:table-cell>
          <table:table-cell table:style-name="ce57" office:value-type="float" office:value="2169" calcext:value-type="float">
            <text:p><text:s text:c="3"/>2,169</text:p>
          </table:table-cell>
          <table:table-cell table:style-name="ce57" office:value-type="float" office:value="940" calcext:value-type="float">
            <text:p><text:s text:c="3"/>940</text:p>
          </table:table-cell>
          <table:table-cell table:style-name="ce57" office:value-type="float" office:value="593" calcext:value-type="float">
            <text:p><text:s text:c="3"/>593</text:p>
          </table:table-cell>
          <table:table-cell table:style-name="ce57" office:value-type="float" office:value="31" calcext:value-type="float">
            <text:p><text:s text:c="3"/>31</text:p>
          </table:table-cell>
          <table:table-cell table:style-name="ce57" office:value-type="float" office:value="562" calcext:value-type="float">
            <text:p><text:s text:c="3"/>562</text:p>
          </table:table-cell>
          <table:table-cell table:style-name="ce57" office:value-type="float" office:value="1224" calcext:value-type="float">
            <text:p><text:s text:c="3"/>1,224</text:p>
          </table:table-cell>
          <table:table-cell table:number-columns-repeated="2" table:style-name="ce57" office:value-type="float" office:value="1211" calcext:value-type="float">
            <text:p><text:s text:c="3"/>1,21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2" calcext:value-type="float">
            <text:p><text:s text:c="3"/>2</text:p>
          </table:table-cell>
          <table:table-cell table:style-name="ce57" office:value-type="float" office:value="8" calcext:value-type="float">
            <text:p><text:s text:c="3"/>8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8" calcext:value-type="float">
            <text:p><text:s text:c="3"/>8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8" calcext:value-type="float">
            <text:p><text:s text:c="3"/>8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0313" calcext:value-type="float">
            <text:p><text:s text:c="3"/>50,313</text:p>
          </table:table-cell>
          <table:table-cell table:style-name="ce58" office:value-type="float" office:value="49249" calcext:value-type="float">
            <text:p><text:s text:c="3"/>49,249</text:p>
          </table:table-cell>
          <table:table-cell table:style-name="ce58" office:value-type="float" office:value="49239" calcext:value-type="float">
            <text:p><text:s text:c="3"/>49,239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7" calcext:value-type="float">
            <text:p><text:s text:c="3"/>97</text:p>
          </table:table-cell>
          <table:table-cell table:style-name="ce58" office:value-type="float" office:value="34" calcext:value-type="float">
            <text:p><text:s text:c="3"/>34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43" calcext:value-type="float">
            <text:p><text:s text:c="3"/>743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8" calcext:value-type="float">
            <text:p><text:s text:c="3"/>678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7" calcext:value-type="float">
            <text:p><text:s text:c="3"/>477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54" calcext:value-type="float">
            <text:p><text:s text:c="3"/>454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8940" calcext:value-type="float">
            <text:p><text:s text:c="3"/>48,940</text:p>
          </table:table-cell>
          <table:table-cell table:style-name="ce58" office:value-type="float" office:value="48930" calcext:value-type="float">
            <text:p><text:s text:c="3"/>48,930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51" calcext:value-type="float">
            <text:p><text:s text:c="3"/>51</text:p>
          </table:table-cell>
          <table:table-cell table:style-name="ce58" office:value-type="float" office:value="173" calcext:value-type="float">
            <text:p><text:s text:c="3"/>173</text:p>
          </table:table-cell>
          <table:table-cell table:style-name="ce58" office:value-type="float" office:value="95" calcext:value-type="float">
            <text:p><text:s text:c="3"/>9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style-name="ce58" office:value-type="float" office:value="63" calcext:value-type="float">
            <text:p><text:s text:c="3"/>63</text:p>
          </table:table-cell>
          <table:table-cell table:style-name="ce58" office:value-type="float" office:value="738" calcext:value-type="float">
            <text:p><text:s text:c="3"/>738</text:p>
          </table:table-cell>
          <table:table-cell table:style-name="ce58" office:value-type="float" office:value="65" calcext:value-type="float">
            <text:p><text:s text:c="3"/>65</text:p>
          </table:table-cell>
          <table:table-cell table:style-name="ce58" office:value-type="float" office:value="673" calcext:value-type="float">
            <text:p><text:s text:c="3"/>673</text:p>
          </table:table-cell>
          <table:table-cell table:style-name="ce58" office:value-type="float" office:value="266" calcext:value-type="float">
            <text:p><text:s text:c="3"/>266</text:p>
          </table:table-cell>
          <table:table-cell table:style-name="ce58" office:value-type="float" office:value="42" calcext:value-type="float">
            <text:p><text:s text:c="3"/>42</text:p>
          </table:table-cell>
          <table:table-cell table:style-name="ce58" office:value-type="float" office:value="224" calcext:value-type="float">
            <text:p><text:s text:c="3"/>224</text:p>
          </table:table-cell>
          <table:table-cell table:style-name="ce58" office:value-type="float" office:value="472" calcext:value-type="float">
            <text:p><text:s text:c="3"/>472</text:p>
          </table:table-cell>
          <table:table-cell table:style-name="ce58" office:value-type="float" office:value="23" calcext:value-type="float">
            <text:p><text:s text:c="3"/>23</text:p>
          </table:table-cell>
          <table:table-cell table:style-name="ce58" office:value-type="float" office:value="449" calcext:value-type="float">
            <text:p><text:s text:c="3"/>449</text:p>
          </table:table-cell>
          <table:table-cell table:style-name="ce58" office:value-type="float" office:value="316" calcext:value-type="float">
            <text:p><text:s text:c="3"/>316</text:p>
          </table:table-cell>
          <table:table-cell table:number-columns-repeated="2" table:style-name="ce58" office:value-type="float" office:value="309" calcext:value-type="float">
            <text:p><text:s text:c="3"/>309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5" calcext:value-type="float">
            <text:p><text:s text:c="3"/>5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45033" calcext:value-type="float">
            <text:p><text:s text:c="3"/>45,033</text:p>
          </table:table-cell>
          <table:table-cell table:style-name="ce58" office:value-type="float" office:value="45027" calcext:value-type="float">
            <text:p><text:s text:c="3"/>45,02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70" calcext:value-type="float">
            <text:p><text:s text:c="3"/>2,770</text:p>
          </table:table-cell>
          <table:table-cell table:style-name="ce58" office:value-type="float" office:value="1534" calcext:value-type="float">
            <text:p><text:s text:c="3"/>1,534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9" calcext:value-type="float">
            <text:p><text:s text:c="3"/>2,969</text:p>
          </table:table-cell>
          <table:table-cell table:style-name="ce58" office:value-type="float" office:value="2137" calcext:value-type="float">
            <text:p><text:s text:c="3"/>2,137</text:p>
          </table:table-cell>
          <table:table-cell table:style-name="ce58" office:value-type="float" office:value="832" calcext:value-type="float">
            <text:p><text:s text:c="3"/>832</text:p>
          </table:table-cell>
          <table:table-cell table:style-name="ce58" office:value-type="float" office:value="2845" calcext:value-type="float">
            <text:p><text:s text:c="3"/>2,845</text:p>
          </table:table-cell>
          <table:table-cell table:style-name="ce58" office:value-type="float" office:value="2129" calcext:value-type="float">
            <text:p><text:s text:c="3"/>2,129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4" calcext:value-type="float">
            <text:p><text:s text:c="3"/>124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6" calcext:value-type="float">
            <text:p><text:s text:c="3"/>116</text:p>
          </table:table-cell>
          <table:table-cell table:style-name="ce58" office:value-type="float" office:value="49997" calcext:value-type="float">
            <text:p><text:s text:c="3"/>49,997</text:p>
          </table:table-cell>
          <table:table-cell table:style-name="ce58" office:value-type="float" office:value="44131" calcext:value-type="float">
            <text:p><text:s text:c="3"/>44,131</text:p>
          </table:table-cell>
          <table:table-cell table:style-name="ce58" office:value-type="float" office:value="44125" calcext:value-type="float">
            <text:p><text:s text:c="3"/>44,125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769" calcext:value-type="float">
            <text:p><text:s text:c="3"/>2,769</text:p>
          </table:table-cell>
          <table:table-cell table:style-name="ce58" office:value-type="float" office:value="1533" calcext:value-type="float">
            <text:p><text:s text:c="3"/>1,533</text:p>
          </table:table-cell>
          <table:table-cell table:style-name="ce58" office:value-type="float" office:value="1236" calcext:value-type="float">
            <text:p><text:s text:c="3"/>1,236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4" calcext:value-type="float">
            <text:p><text:s text:c="3"/>84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2964" calcext:value-type="float">
            <text:p><text:s text:c="3"/>2,964</text:p>
          </table:table-cell>
          <table:table-cell table:style-name="ce58" office:value-type="float" office:value="2135" calcext:value-type="float">
            <text:p><text:s text:c="3"/>2,135</text:p>
          </table:table-cell>
          <table:table-cell table:style-name="ce58" office:value-type="float" office:value="829" calcext:value-type="float">
            <text:p><text:s text:c="3"/>829</text:p>
          </table:table-cell>
          <table:table-cell table:style-name="ce58" office:value-type="float" office:value="2843" calcext:value-type="float">
            <text:p><text:s text:c="3"/>2,843</text:p>
          </table:table-cell>
          <table:table-cell table:style-name="ce58" office:value-type="float" office:value="2127" calcext:value-type="float">
            <text:p><text:s text:c="3"/>2,127</text:p>
          </table:table-cell>
          <table:table-cell table:style-name="ce58" office:value-type="float" office:value="716" calcext:value-type="float">
            <text:p><text:s text:c="3"/>716</text:p>
          </table:table-cell>
          <table:table-cell table:style-name="ce58" office:value-type="float" office:value="121" calcext:value-type="float">
            <text:p><text:s text:c="3"/>121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13" calcext:value-type="float">
            <text:p><text:s text:c="3"/>113</text:p>
          </table:table-cell>
          <table:table-cell table:style-name="ce58" office:value-type="float" office:value="908" calcext:value-type="float">
            <text:p><text:s text:c="3"/>908</text:p>
          </table:table-cell>
          <table:table-cell table:number-columns-repeated="2" table:style-name="ce58" office:value-type="float" office:value="902" calcext:value-type="float">
            <text:p><text:s text:c="3"/>902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2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170" calcext:value-type="float">
            <text:p><text:s text:c="3"/>106,170</text:p>
          </table:table-cell>
          <table:table-cell table:style-name="ce57" office:value-type="float" office:value="97763" calcext:value-type="float">
            <text:p><text:s text:c="3"/>97,763</text:p>
          </table:table-cell>
          <table:table-cell table:style-name="ce57" office:value-type="float" office:value="97752" calcext:value-type="float">
            <text:p><text:s text:c="3"/>97,752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3950" calcext:value-type="float">
            <text:p><text:s text:c="3"/>3,950</text:p>
          </table:table-cell>
          <table:table-cell table:style-name="ce57" office:value-type="float" office:value="1864" calcext:value-type="float">
            <text:p><text:s text:c="3"/>1,864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3" calcext:value-type="float">
            <text:p><text:s text:c="3"/>363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4" calcext:value-type="float">
            <text:p><text:s text:c="3"/>204</text:p>
          </table:table-cell>
          <table:table-cell table:style-name="ce57" office:value-type="float" office:value="4094" calcext:value-type="float">
            <text:p><text:s text:c="3"/>4,094</text:p>
          </table:table-cell>
          <table:table-cell table:style-name="ce57" office:value-type="float" office:value="2277" calcext:value-type="float">
            <text:p><text:s text:c="3"/>2,277</text:p>
          </table:table-cell>
          <table:table-cell table:style-name="ce57" office:value-type="float" office:value="1817" calcext:value-type="float">
            <text:p><text:s text:c="3"/>1,817</text:p>
          </table:table-cell>
          <table:table-cell table:style-name="ce57" office:value-type="float" office:value="3267" calcext:value-type="float">
            <text:p><text:s text:c="3"/>3,267</text:p>
          </table:table-cell>
          <table:table-cell table:style-name="ce57" office:value-type="float" office:value="2253" calcext:value-type="float">
            <text:p><text:s text:c="3"/>2,253</text:p>
          </table:table-cell>
          <table:table-cell table:style-name="ce57" office:value-type="float" office:value="1014" calcext:value-type="float">
            <text:p><text:s text:c="3"/>1,014</text:p>
          </table:table-cell>
          <table:table-cell table:style-name="ce57" office:value-type="float" office:value="827" calcext:value-type="float">
            <text:p><text:s text:c="3"/>827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803" calcext:value-type="float">
            <text:p><text:s text:c="3"/>803</text:p>
          </table:table-cell>
          <table:table-cell table:style-name="ce57" office:value-type="float" office:value="104608" calcext:value-type="float">
            <text:p><text:s text:c="3"/>104,608</text:p>
          </table:table-cell>
          <table:table-cell table:style-name="ce57" office:value-type="float" office:value="96214" calcext:value-type="float">
            <text:p><text:s text:c="3"/>96,214</text:p>
          </table:table-cell>
          <table:table-cell table:style-name="ce57" office:value-type="float" office:value="96204" calcext:value-type="float">
            <text:p><text:s text:c="3"/>96,204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948" calcext:value-type="float">
            <text:p><text:s text:c="3"/>3,948</text:p>
          </table:table-cell>
          <table:table-cell table:style-name="ce57" office:value-type="float" office:value="1862" calcext:value-type="float">
            <text:p><text:s text:c="3"/>1,862</text:p>
          </table:table-cell>
          <table:table-cell table:style-name="ce57" office:value-type="float" office:value="2086" calcext:value-type="float">
            <text:p><text:s text:c="3"/>2,086</text:p>
          </table:table-cell>
          <table:table-cell table:style-name="ce57" office:value-type="float" office:value="362" calcext:value-type="float">
            <text:p><text:s text:c="3"/>362</text:p>
          </table:table-cell>
          <table:table-cell table:style-name="ce57" office:value-type="float" office:value="159" calcext:value-type="float">
            <text:p><text:s text:c="3"/>159</text:p>
          </table:table-cell>
          <table:table-cell table:style-name="ce57" office:value-type="float" office:value="203" calcext:value-type="float">
            <text:p><text:s text:c="3"/>203</text:p>
          </table:table-cell>
          <table:table-cell table:style-name="ce57" office:value-type="float" office:value="4084" calcext:value-type="float">
            <text:p><text:s text:c="3"/>4,084</text:p>
          </table:table-cell>
          <table:table-cell table:style-name="ce57" office:value-type="float" office:value="2274" calcext:value-type="float">
            <text:p><text:s text:c="3"/>2,274</text:p>
          </table:table-cell>
          <table:table-cell table:style-name="ce57" office:value-type="float" office:value="1810" calcext:value-type="float">
            <text:p><text:s text:c="3"/>1,810</text:p>
          </table:table-cell>
          <table:table-cell table:style-name="ce57" office:value-type="float" office:value="3263" calcext:value-type="float">
            <text:p><text:s text:c="3"/>3,263</text:p>
          </table:table-cell>
          <table:table-cell table:style-name="ce57" office:value-type="float" office:value="2250" calcext:value-type="float">
            <text:p><text:s text:c="3"/>2,250</text:p>
          </table:table-cell>
          <table:table-cell table:style-name="ce57" office:value-type="float" office:value="1013" calcext:value-type="float">
            <text:p><text:s text:c="3"/>1,013</text:p>
          </table:table-cell>
          <table:table-cell table:style-name="ce57" office:value-type="float" office:value="821" calcext:value-type="float">
            <text:p><text:s text:c="3"/>821</text:p>
          </table:table-cell>
          <table:table-cell table:style-name="ce57" office:value-type="float" office:value="24" calcext:value-type="float">
            <text:p><text:s text:c="3"/>24</text:p>
          </table:table-cell>
          <table:table-cell table:style-name="ce57" office:value-type="float" office:value="797" calcext:value-type="float">
            <text:p><text:s text:c="3"/>797</text:p>
          </table:table-cell>
          <table:table-cell table:style-name="ce57" office:value-type="float" office:value="1562" calcext:value-type="float">
            <text:p><text:s text:c="3"/>1,562</text:p>
          </table:table-cell>
          <table:table-cell table:style-name="ce57" office:value-type="float" office:value="1549" calcext:value-type="float">
            <text:p><text:s text:c="3"/>1,549</text:p>
          </table:table-cell>
          <table:table-cell table:style-name="ce57" office:value-type="float" office:value="1548" calcext:value-type="float">
            <text:p><text:s text:c="3"/>1,548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2" table:style-name="ce57" office:value-type="float" office:value="2" calcext:value-type="float">
            <text:p><text:s text:c="3"/>2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10" calcext:value-type="float">
            <text:p><text:s text:c="3"/>10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7" calcext:value-type="float">
            <text:p><text:s text:c="3"/>7</text:p>
          </table:table-cell>
          <table:table-cell table:style-name="ce57" office:value-type="float" office:value="4" calcext:value-type="float">
            <text:p><text:s text:c="3"/>4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2712" calcext:value-type="float">
            <text:p><text:s text:c="3"/>52,712</text:p>
          </table:table-cell>
          <table:table-cell table:style-name="ce58" office:value-type="float" office:value="51317" calcext:value-type="float">
            <text:p><text:s text:c="3"/>51,317</text:p>
          </table:table-cell>
          <table:table-cell table:style-name="ce58" office:value-type="float" office:value="51309" calcext:value-type="float">
            <text:p><text:s text:c="3"/>51,30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10" calcext:value-type="float">
            <text:p><text:s text:c="3"/>910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8" calcext:value-type="float">
            <text:p><text:s text:c="3"/>858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8" calcext:value-type="float">
            <text:p><text:s text:c="3"/>648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32" calcext:value-type="float">
            <text:p><text:s text:c="3"/>632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50912" calcext:value-type="float">
            <text:p><text:s text:c="3"/>50,912</text:p>
          </table:table-cell>
          <table:table-cell table:style-name="ce58" office:value-type="float" office:value="50905" calcext:value-type="float">
            <text:p><text:s text:c="3"/>50,905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26" calcext:value-type="float">
            <text:p><text:s text:c="3"/>326</text:p>
          </table:table-cell>
          <table:table-cell table:style-name="ce58" office:value-type="float" office:value="53" calcext:value-type="float">
            <text:p><text:s text:c="3"/>53</text:p>
          </table:table-cell>
          <table:table-cell table:style-name="ce58" office:value-type="float" office:value="273" calcext:value-type="float">
            <text:p><text:s text:c="3"/>273</text:p>
          </table:table-cell>
          <table:table-cell table:style-name="ce58" office:value-type="float" office:value="159" calcext:value-type="float">
            <text:p><text:s text:c="3"/>159</text:p>
          </table:table-cell>
          <table:table-cell table:style-name="ce58" office:value-type="float" office:value="41" calcext:value-type="float">
            <text:p><text:s text:c="3"/>41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52" calcext:value-type="float">
            <text:p><text:s text:c="3"/>52</text:p>
          </table:table-cell>
          <table:table-cell table:style-name="ce58" office:value-type="float" office:value="855" calcext:value-type="float">
            <text:p><text:s text:c="3"/>855</text:p>
          </table:table-cell>
          <table:table-cell table:style-name="ce58" office:value-type="float" office:value="262" calcext:value-type="float">
            <text:p><text:s text:c="3"/>262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226" calcext:value-type="float">
            <text:p><text:s text:c="3"/>226</text:p>
          </table:table-cell>
          <table:table-cell table:style-name="ce58" office:value-type="float" office:value="645" calcext:value-type="float">
            <text:p><text:s text:c="3"/>645</text:p>
          </table:table-cell>
          <table:table-cell table:style-name="ce58" office:value-type="float" office:value="16" calcext:value-type="float">
            <text:p><text:s text:c="3"/>16</text:p>
          </table:table-cell>
          <table:table-cell table:style-name="ce58" office:value-type="float" office:value="629" calcext:value-type="float">
            <text:p><text:s text:c="3"/>629</text:p>
          </table:table-cell>
          <table:table-cell table:style-name="ce58" office:value-type="float" office:value="408" calcext:value-type="float">
            <text:p><text:s text:c="3"/>408</text:p>
          </table:table-cell>
          <table:table-cell table:style-name="ce58" office:value-type="float" office:value="405" calcext:value-type="float">
            <text:p><text:s text:c="3"/>405</text:p>
          </table:table-cell>
          <table:table-cell table:style-name="ce58" office:value-type="float" office:value="404" calcext:value-type="float">
            <text:p><text:s text:c="3"/>404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6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458" calcext:value-type="float">
            <text:p><text:s text:c="3"/>53,458</text:p>
          </table:table-cell>
          <table:table-cell table:style-name="ce58" office:value-type="float" office:value="46446" calcext:value-type="float">
            <text:p><text:s text:c="3"/>46,446</text:p>
          </table:table-cell>
          <table:table-cell table:style-name="ce58" office:value-type="float" office:value="46443" calcext:value-type="float">
            <text:p><text:s text:c="3"/>46,443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4" calcext:value-type="float">
            <text:p><text:s text:c="3"/>3,624</text:p>
          </table:table-cell>
          <table:table-cell table:style-name="ce58" office:value-type="float" office:value="1811" calcext:value-type="float">
            <text:p><text:s text:c="3"/>1,811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4" calcext:value-type="float">
            <text:p><text:s text:c="3"/>204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6" calcext:value-type="float">
            <text:p><text:s text:c="3"/>86</text:p>
          </table:table-cell>
          <table:table-cell table:style-name="ce58" office:value-type="float" office:value="3184" calcext:value-type="float">
            <text:p><text:s text:c="3"/>3,184</text:p>
          </table:table-cell>
          <table:table-cell table:style-name="ce58" office:value-type="float" office:value="2225" calcext:value-type="float">
            <text:p><text:s text:c="3"/>2,225</text:p>
          </table:table-cell>
          <table:table-cell table:style-name="ce58" office:value-type="float" office:value="959" calcext:value-type="float">
            <text:p><text:s text:c="3"/>959</text:p>
          </table:table-cell>
          <table:table-cell table:style-name="ce58" office:value-type="float" office:value="3005" calcext:value-type="float">
            <text:p><text:s text:c="3"/>3,005</text:p>
          </table:table-cell>
          <table:table-cell table:style-name="ce58" office:value-type="float" office:value="2217" calcext:value-type="float">
            <text:p><text:s text:c="3"/>2,217</text:p>
          </table:table-cell>
          <table:table-cell table:style-name="ce58" office:value-type="float" office:value="788" calcext:value-type="float">
            <text:p><text:s text:c="3"/>788</text:p>
          </table:table-cell>
          <table:table-cell table:style-name="ce58" office:value-type="float" office:value="179" calcext:value-type="float">
            <text:p><text:s text:c="3"/>179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1" calcext:value-type="float">
            <text:p><text:s text:c="3"/>171</text:p>
          </table:table-cell>
          <table:table-cell table:style-name="ce58" office:value-type="float" office:value="52304" calcext:value-type="float">
            <text:p><text:s text:c="3"/>52,304</text:p>
          </table:table-cell>
          <table:table-cell table:style-name="ce58" office:value-type="float" office:value="45302" calcext:value-type="float">
            <text:p><text:s text:c="3"/>45,302</text:p>
          </table:table-cell>
          <table:table-cell table:style-name="ce58" office:value-type="float" office:value="45299" calcext:value-type="float">
            <text:p><text:s text:c="3"/>45,29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3622" calcext:value-type="float">
            <text:p><text:s text:c="3"/>3,622</text:p>
          </table:table-cell>
          <table:table-cell table:style-name="ce58" office:value-type="float" office:value="1809" calcext:value-type="float">
            <text:p><text:s text:c="3"/>1,809</text:p>
          </table:table-cell>
          <table:table-cell table:style-name="ce58" office:value-type="float" office:value="1813" calcext:value-type="float">
            <text:p><text:s text:c="3"/>1,813</text:p>
          </table:table-cell>
          <table:table-cell table:style-name="ce58" office:value-type="float" office:value="203" calcext:value-type="float">
            <text:p><text:s text:c="3"/>203</text:p>
          </table:table-cell>
          <table:table-cell table:style-name="ce58" office:value-type="float" office:value="118" calcext:value-type="float">
            <text:p><text:s text:c="3"/>118</text:p>
          </table:table-cell>
          <table:table-cell table:style-name="ce58" office:value-type="float" office:value="85" calcext:value-type="float">
            <text:p><text:s text:c="3"/>85</text:p>
          </table:table-cell>
          <table:table-cell table:style-name="ce58" office:value-type="float" office:value="3177" calcext:value-type="float">
            <text:p><text:s text:c="3"/>3,177</text:p>
          </table:table-cell>
          <table:table-cell table:style-name="ce58" office:value-type="float" office:value="2222" calcext:value-type="float">
            <text:p><text:s text:c="3"/>2,222</text:p>
          </table:table-cell>
          <table:table-cell table:style-name="ce58" office:value-type="float" office:value="955" calcext:value-type="float">
            <text:p><text:s text:c="3"/>955</text:p>
          </table:table-cell>
          <table:table-cell table:style-name="ce58" office:value-type="float" office:value="3001" calcext:value-type="float">
            <text:p><text:s text:c="3"/>3,001</text:p>
          </table:table-cell>
          <table:table-cell table:style-name="ce58" office:value-type="float" office:value="2214" calcext:value-type="float">
            <text:p><text:s text:c="3"/>2,214</text:p>
          </table:table-cell>
          <table:table-cell table:style-name="ce58" office:value-type="float" office:value="787" calcext:value-type="float">
            <text:p><text:s text:c="3"/>787</text:p>
          </table:table-cell>
          <table:table-cell table:style-name="ce58" office:value-type="float" office:value="176" calcext:value-type="float">
            <text:p><text:s text:c="3"/>176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8" calcext:value-type="float">
            <text:p><text:s text:c="3"/>168</text:p>
          </table:table-cell>
          <table:table-cell table:style-name="ce58" office:value-type="float" office:value="1154" calcext:value-type="float">
            <text:p><text:s text:c="3"/>1,154</text:p>
          </table:table-cell>
          <table:table-cell table:number-columns-repeated="2" table:style-name="ce58" office:value-type="float" office:value="1144" calcext:value-type="float">
            <text:p><text:s text:c="3"/>1,144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3" calcext:value-type="float">
            <text:p><text:s text:c="3"/>3</text:p>
          </table:table-cell>
          <table:table-cell table:number-columns-repeated="2" table:style-name="ce58" office:value-type="float" office:value="4" calcext:value-type="float">
            <text:p><text:s text:c="3"/>4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3年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106938" calcext:value-type="float">
            <text:p><text:s text:c="3"/>106,938</text:p>
          </table:table-cell>
          <table:table-cell table:style-name="ce57" office:value-type="float" office:value="98912" calcext:value-type="float">
            <text:p><text:s text:c="3"/>98,912</text:p>
          </table:table-cell>
          <table:table-cell table:style-name="ce57" office:value-type="float" office:value="98896" calcext:value-type="float">
            <text:p><text:s text:c="3"/>98,896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6" calcext:value-type="float">
            <text:p><text:s text:c="3"/>3,626</text:p>
          </table:table-cell>
          <table:table-cell table:style-name="ce57" office:value-type="float" office:value="1794" calcext:value-type="float">
            <text:p><text:s text:c="3"/>1,794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12" calcext:value-type="float">
            <text:p><text:s text:c="3"/>312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73" calcext:value-type="float">
            <text:p><text:s text:c="3"/>173</text:p>
          </table:table-cell>
          <table:table-cell table:style-name="ce57" office:value-type="float" office:value="4088" calcext:value-type="float">
            <text:p><text:s text:c="3"/>4,088</text:p>
          </table:table-cell>
          <table:table-cell table:style-name="ce57" office:value-type="float" office:value="2185" calcext:value-type="float">
            <text:p><text:s text:c="3"/>2,185</text:p>
          </table:table-cell>
          <table:table-cell table:style-name="ce57" office:value-type="float" office:value="1903" calcext:value-type="float">
            <text:p><text:s text:c="3"/>1,903</text:p>
          </table:table-cell>
          <table:table-cell table:style-name="ce57" office:value-type="float" office:value="3254" calcext:value-type="float">
            <text:p><text:s text:c="3"/>3,254</text:p>
          </table:table-cell>
          <table:table-cell table:style-name="ce57" office:value-type="float" office:value="2165" calcext:value-type="float">
            <text:p><text:s text:c="3"/>2,165</text:p>
          </table:table-cell>
          <table:table-cell table:style-name="ce57" office:value-type="float" office:value="1089" calcext:value-type="float">
            <text:p><text:s text:c="3"/>1,089</text:p>
          </table:table-cell>
          <table:table-cell table:style-name="ce57" office:value-type="float" office:value="834" calcext:value-type="float">
            <text:p><text:s text:c="3"/>834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14" calcext:value-type="float">
            <text:p><text:s text:c="3"/>814</text:p>
          </table:table-cell>
          <table:table-cell table:style-name="ce57" office:value-type="float" office:value="105086" calcext:value-type="float">
            <text:p><text:s text:c="3"/>105,086</text:p>
          </table:table-cell>
          <table:table-cell table:style-name="ce57" office:value-type="float" office:value="97081" calcext:value-type="float">
            <text:p><text:s text:c="3"/>97,081</text:p>
          </table:table-cell>
          <table:table-cell table:style-name="ce57" office:value-type="float" office:value="97065" calcext:value-type="float">
            <text:p><text:s text:c="3"/>97,065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3625" calcext:value-type="float">
            <text:p><text:s text:c="3"/>3,625</text:p>
          </table:table-cell>
          <table:table-cell table:style-name="ce57" office:value-type="float" office:value="1793" calcext:value-type="float">
            <text:p><text:s text:c="3"/>1,793</text:p>
          </table:table-cell>
          <table:table-cell table:style-name="ce57" office:value-type="float" office:value="1832" calcext:value-type="float">
            <text:p><text:s text:c="3"/>1,832</text:p>
          </table:table-cell>
          <table:table-cell table:style-name="ce57" office:value-type="float" office:value="307" calcext:value-type="float">
            <text:p><text:s text:c="3"/>307</text:p>
          </table:table-cell>
          <table:table-cell table:style-name="ce57" office:value-type="float" office:value="139" calcext:value-type="float">
            <text:p><text:s text:c="3"/>139</text:p>
          </table:table-cell>
          <table:table-cell table:style-name="ce57" office:value-type="float" office:value="168" calcext:value-type="float">
            <text:p><text:s text:c="3"/>168</text:p>
          </table:table-cell>
          <table:table-cell table:style-name="ce57" office:value-type="float" office:value="4073" calcext:value-type="float">
            <text:p><text:s text:c="3"/>4,073</text:p>
          </table:table-cell>
          <table:table-cell table:style-name="ce57" office:value-type="float" office:value="2179" calcext:value-type="float">
            <text:p><text:s text:c="3"/>2,179</text:p>
          </table:table-cell>
          <table:table-cell table:style-name="ce57" office:value-type="float" office:value="1894" calcext:value-type="float">
            <text:p><text:s text:c="3"/>1,894</text:p>
          </table:table-cell>
          <table:table-cell table:style-name="ce57" office:value-type="float" office:value="3245" calcext:value-type="float">
            <text:p><text:s text:c="3"/>3,245</text:p>
          </table:table-cell>
          <table:table-cell table:style-name="ce57" office:value-type="float" office:value="2159" calcext:value-type="float">
            <text:p><text:s text:c="3"/>2,159</text:p>
          </table:table-cell>
          <table:table-cell table:style-name="ce57" office:value-type="float" office:value="1086" calcext:value-type="float">
            <text:p><text:s text:c="3"/>1,086</text:p>
          </table:table-cell>
          <table:table-cell table:style-name="ce57" office:value-type="float" office:value="828" calcext:value-type="float">
            <text:p><text:s text:c="3"/>828</text:p>
          </table:table-cell>
          <table:table-cell table:style-name="ce57" office:value-type="float" office:value="20" calcext:value-type="float">
            <text:p><text:s text:c="3"/>20</text:p>
          </table:table-cell>
          <table:table-cell table:style-name="ce57" office:value-type="float" office:value="808" calcext:value-type="float">
            <text:p><text:s text:c="3"/>808</text:p>
          </table:table-cell>
          <table:table-cell table:style-name="ce57" office:value-type="float" office:value="1852" calcext:value-type="float">
            <text:p><text:s text:c="3"/>1,852</text:p>
          </table:table-cell>
          <table:table-cell table:number-columns-repeated="2" table:style-name="ce57" office:value-type="float" office:value="1831" calcext:value-type="float">
            <text:p><text:s text:c="3"/>1,831</text:p>
          </table:table-cell>
          <table:table-cell table:style-name="ce57" office:value-type="float" office:value="0" calcext:value-type="float">
            <text:p>—</text:p>
          </table:table-cell>
          <table:table-cell table:number-columns-repeated="2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5" calcext:value-type="float">
            <text:p><text:s text:c="3"/>15</text:p>
          </table:table-cell>
          <table:table-cell table:style-name="ce57" office:value-type="float" office:value="6" calcext:value-type="float">
            <text:p><text:s text:c="3"/>6</text:p>
          </table:table-cell>
          <table:table-cell table:number-columns-repeated="2" table:style-name="ce57" office:value-type="float" office:value="9" calcext:value-type="float">
            <text:p><text:s text:c="3"/>9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3" calcext:value-type="float">
            <text:p><text:s text:c="3"/>3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6" calcext:value-type="float">
            <text:p><text:s text:c="3"/>6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53021" calcext:value-type="float">
            <text:p><text:s text:c="3"/>53,021</text:p>
          </table:table-cell>
          <table:table-cell table:style-name="ce58" office:value-type="float" office:value="51637" calcext:value-type="float">
            <text:p><text:s text:c="3"/>51,637</text:p>
          </table:table-cell>
          <table:table-cell table:style-name="ce58" office:value-type="float" office:value="51627" calcext:value-type="float">
            <text:p><text:s text:c="3"/>51,6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1" calcext:value-type="float">
            <text:p><text:s text:c="3"/>131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2" calcext:value-type="float">
            <text:p><text:s text:c="3"/>92</text:p>
          </table:table-cell>
          <table:table-cell table:style-name="ce58" office:value-type="float" office:value="966" calcext:value-type="float">
            <text:p><text:s text:c="3"/>966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7" calcext:value-type="float">
            <text:p><text:s text:c="3"/>907</text:p>
          </table:table-cell>
          <table:table-cell table:style-name="ce58" office:value-type="float" office:value="312" calcext:value-type="float">
            <text:p><text:s text:c="3"/>312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5" calcext:value-type="float">
            <text:p><text:s text:c="3"/>265</text:p>
          </table:table-cell>
          <table:table-cell table:style-name="ce58" office:value-type="float" office:value="654" calcext:value-type="float">
            <text:p><text:s text:c="3"/>654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42" calcext:value-type="float">
            <text:p><text:s text:c="3"/>64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51165" calcext:value-type="float">
            <text:p><text:s text:c="3"/>51,165</text:p>
          </table:table-cell>
          <table:table-cell table:style-name="ce58" office:value-type="float" office:value="51155" calcext:value-type="float">
            <text:p><text:s text:c="3"/>51,155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287" calcext:value-type="float">
            <text:p><text:s text:c="3"/>287</text:p>
          </table:table-cell>
          <table:table-cell table:style-name="ce58" office:value-type="float" office:value="57" calcext:value-type="float">
            <text:p><text:s text:c="3"/>5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130" calcext:value-type="float">
            <text:p><text:s text:c="3"/>130</text:p>
          </table:table-cell>
          <table:table-cell table:style-name="ce58" office:value-type="float" office:value="39" calcext:value-type="float">
            <text:p><text:s text:c="3"/>39</text:p>
          </table:table-cell>
          <table:table-cell table:style-name="ce58" office:value-type="float" office:value="91" calcext:value-type="float">
            <text:p><text:s text:c="3"/>91</text:p>
          </table:table-cell>
          <table:table-cell table:style-name="ce58" office:value-type="float" office:value="961" calcext:value-type="float">
            <text:p><text:s text:c="3"/>961</text:p>
          </table:table-cell>
          <table:table-cell table:style-name="ce58" office:value-type="float" office:value="59" calcext:value-type="float">
            <text:p><text:s text:c="3"/>59</text:p>
          </table:table-cell>
          <table:table-cell table:style-name="ce58" office:value-type="float" office:value="902" calcext:value-type="float">
            <text:p><text:s text:c="3"/>902</text:p>
          </table:table-cell>
          <table:table-cell table:style-name="ce58" office:value-type="float" office:value="310" calcext:value-type="float">
            <text:p><text:s text:c="3"/>310</text:p>
          </table:table-cell>
          <table:table-cell table:style-name="ce58" office:value-type="float" office:value="47" calcext:value-type="float">
            <text:p><text:s text:c="3"/>47</text:p>
          </table:table-cell>
          <table:table-cell table:style-name="ce58" office:value-type="float" office:value="263" calcext:value-type="float">
            <text:p><text:s text:c="3"/>263</text:p>
          </table:table-cell>
          <table:table-cell table:style-name="ce58" office:value-type="float" office:value="651" calcext:value-type="float">
            <text:p><text:s text:c="3"/>651</text:p>
          </table:table-cell>
          <table:table-cell table:style-name="ce58" office:value-type="float" office:value="12" calcext:value-type="float">
            <text:p><text:s text:c="3"/>12</text:p>
          </table:table-cell>
          <table:table-cell table:style-name="ce58" office:value-type="float" office:value="639" calcext:value-type="float">
            <text:p><text:s text:c="3"/>639</text:p>
          </table:table-cell>
          <table:table-cell table:style-name="ce58" office:value-type="float" office:value="478" calcext:value-type="float">
            <text:p><text:s text:c="3"/>478</text:p>
          </table:table-cell>
          <table:table-cell table:number-columns-repeated="2" table:style-name="ce58" office:value-type="float" office:value="472" calcext:value-type="float">
            <text:p><text:s text:c="3"/>47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53917" calcext:value-type="float">
            <text:p><text:s text:c="3"/>53,917</text:p>
          </table:table-cell>
          <table:table-cell table:style-name="ce58" office:value-type="float" office:value="47275" calcext:value-type="float">
            <text:p><text:s text:c="3"/>47,275</text:p>
          </table:table-cell>
          <table:table-cell table:style-name="ce58" office:value-type="float" office:value="47269" calcext:value-type="float">
            <text:p><text:s text:c="3"/>47,269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9" calcext:value-type="float">
            <text:p><text:s text:c="3"/>3,339</text:p>
          </table:table-cell>
          <table:table-cell table:style-name="ce58" office:value-type="float" office:value="1737" calcext:value-type="float">
            <text:p><text:s text:c="3"/>1,737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81" calcext:value-type="float">
            <text:p><text:s text:c="3"/>181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81" calcext:value-type="float">
            <text:p><text:s text:c="3"/>81</text:p>
          </table:table-cell>
          <table:table-cell table:style-name="ce58" office:value-type="float" office:value="3122" calcext:value-type="float">
            <text:p><text:s text:c="3"/>3,122</text:p>
          </table:table-cell>
          <table:table-cell table:style-name="ce58" office:value-type="float" office:value="2126" calcext:value-type="float">
            <text:p><text:s text:c="3"/>2,126</text:p>
          </table:table-cell>
          <table:table-cell table:style-name="ce58" office:value-type="float" office:value="996" calcext:value-type="float">
            <text:p><text:s text:c="3"/>996</text:p>
          </table:table-cell>
          <table:table-cell table:style-name="ce58" office:value-type="float" office:value="2942" calcext:value-type="float">
            <text:p><text:s text:c="3"/>2,942</text:p>
          </table:table-cell>
          <table:table-cell table:style-name="ce58" office:value-type="float" office:value="2118" calcext:value-type="float">
            <text:p><text:s text:c="3"/>2,118</text:p>
          </table:table-cell>
          <table:table-cell table:style-name="ce58" office:value-type="float" office:value="824" calcext:value-type="float">
            <text:p><text:s text:c="3"/>824</text:p>
          </table:table-cell>
          <table:table-cell table:style-name="ce58" office:value-type="float" office:value="180" calcext:value-type="float">
            <text:p><text:s text:c="3"/>180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72" calcext:value-type="float">
            <text:p><text:s text:c="3"/>172</text:p>
          </table:table-cell>
          <table:table-cell table:style-name="ce58" office:value-type="float" office:value="52543" calcext:value-type="float">
            <text:p><text:s text:c="3"/>52,543</text:p>
          </table:table-cell>
          <table:table-cell table:style-name="ce58" office:value-type="float" office:value="45916" calcext:value-type="float">
            <text:p><text:s text:c="3"/>45,916</text:p>
          </table:table-cell>
          <table:table-cell table:style-name="ce58" office:value-type="float" office:value="45910" calcext:value-type="float">
            <text:p><text:s text:c="3"/>45,9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3338" calcext:value-type="float">
            <text:p><text:s text:c="3"/>3,338</text:p>
          </table:table-cell>
          <table:table-cell table:style-name="ce58" office:value-type="float" office:value="1736" calcext:value-type="float">
            <text:p><text:s text:c="3"/>1,736</text:p>
          </table:table-cell>
          <table:table-cell table:style-name="ce58" office:value-type="float" office:value="1602" calcext:value-type="float">
            <text:p><text:s text:c="3"/>1,602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7" calcext:value-type="float">
            <text:p><text:s text:c="3"/>77</text:p>
          </table:table-cell>
          <table:table-cell table:style-name="ce58" office:value-type="float" office:value="3112" calcext:value-type="float">
            <text:p><text:s text:c="3"/>3,112</text:p>
          </table:table-cell>
          <table:table-cell table:style-name="ce58" office:value-type="float" office:value="2120" calcext:value-type="float">
            <text:p><text:s text:c="3"/>2,120</text:p>
          </table:table-cell>
          <table:table-cell table:style-name="ce58" office:value-type="float" office:value="992" calcext:value-type="float">
            <text:p><text:s text:c="3"/>992</text:p>
          </table:table-cell>
          <table:table-cell table:style-name="ce58" office:value-type="float" office:value="2935" calcext:value-type="float">
            <text:p><text:s text:c="3"/>2,935</text:p>
          </table:table-cell>
          <table:table-cell table:style-name="ce58" office:value-type="float" office:value="2112" calcext:value-type="float">
            <text:p><text:s text:c="3"/>2,112</text:p>
          </table:table-cell>
          <table:table-cell table:style-name="ce58" office:value-type="float" office:value="823" calcext:value-type="float">
            <text:p><text:s text:c="3"/>823</text:p>
          </table:table-cell>
          <table:table-cell table:style-name="ce58" office:value-type="float" office:value="177" calcext:value-type="float">
            <text:p><text:s text:c="3"/>177</text:p>
          </table:table-cell>
          <table:table-cell table:style-name="ce58" office:value-type="float" office:value="8" calcext:value-type="float">
            <text:p><text:s text:c="3"/>8</text:p>
          </table:table-cell>
          <table:table-cell table:style-name="ce58" office:value-type="float" office:value="169" calcext:value-type="float">
            <text:p><text:s text:c="3"/>169</text:p>
          </table:table-cell>
          <table:table-cell table:style-name="ce58" office:value-type="float" office:value="1374" calcext:value-type="float">
            <text:p><text:s text:c="3"/>1,374</text:p>
          </table:table-cell>
          <table:table-cell table:number-columns-repeated="2" table:style-name="ce58" office:value-type="float" office:value="1359" calcext:value-type="float">
            <text:p><text:s text:c="3"/>1,359</text:p>
          </table:table-cell>
          <table:table-cell table:style-name="ce58" office:value-type="float" office:value="0" calcext:value-type="float">
            <text:p>—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" calcext:value-type="float">
            <text:p><text:s text:c="3"/>4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6" calcext:value-type="float">
            <text:p><text:s text:c="3"/>9,006</text:p>
          </table:table-cell>
          <table:table-cell table:number-columns-repeated="2" table:style-name="ce59" office:value-type="float" office:value="8309" calcext:value-type="float">
            <text:p><text:s text:c="3"/>8,30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31" calcext:value-type="float">
            <text:p><text:s text:c="3"/>331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6" calcext:value-type="float">
            <text:p><text:s text:c="3"/>166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7" calcext:value-type="float">
            <text:p><text:s text:c="3"/>67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number-columns-repeated="2" table:style-name="ce59" office:value-type="float" office:value="8160" calcext:value-type="float">
            <text:p><text:s text:c="3"/>8,16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43" calcext:value-type="float">
            <text:p><text:s text:c="3"/>34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328" calcext:value-type="float">
            <text:p><text:s text:c="3"/>328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2" calcext:value-type="float">
            <text:p><text:s text:c="3"/>152</text:p>
          </table:table-cell>
          <table:table-cell table:number-columns-repeated="2" table:style-name="ce59" office:value-type="float" office:value="149" calcext:value-type="float">
            <text:p><text:s text:c="3"/>149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3" calcext:value-type="float">
            <text:p><text:s text:c="3"/>3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1" calcext:value-type="float">
            <text:p><text:s text:c="3"/>4,481</text:p>
          </table:table-cell>
          <table:table-cell table:number-columns-repeated="2" table:style-name="ce60" office:value-type="float" office:value="4349" calcext:value-type="float">
            <text:p><text:s text:c="3"/>4,3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2" calcext:value-type="float">
            <text:p><text:s text:c="3"/>6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4296" calcext:value-type="float">
            <text:p><text:s text:c="3"/>4,29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1" calcext:value-type="float">
            <text:p><text:s text:c="3"/>9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number-columns-repeated="2" table:style-name="ce60" office:value-type="float" office:value="53" calcext:value-type="float">
            <text:p><text:s text:c="3"/>5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25" calcext:value-type="float">
            <text:p><text:s text:c="3"/>4,525</text:p>
          </table:table-cell>
          <table:table-cell table:number-columns-repeated="2" table:style-name="ce60" office:value-type="float" office:value="3960" calcext:value-type="float">
            <text:p><text:s text:c="3"/>3,96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9" calcext:value-type="float">
            <text:p><text:s text:c="3"/>239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4" calcext:value-type="float">
            <text:p><text:s text:c="3"/>3,86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13" calcext:value-type="float">
            <text:p><text:s text:c="3"/>313</text:p>
          </table:table-cell>
          <table:table-cell table:style-name="ce60" office:value-type="float" office:value="149" calcext:value-type="float">
            <text:p><text:s text:c="3"/>149</text:p>
          </table:table-cell>
          <table:table-cell table:style-name="ce60" office:value-type="float" office:value="164" calcext:value-type="float">
            <text:p><text:s text:c="3"/>164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37" calcext:value-type="float">
            <text:p><text:s text:c="3"/>237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98" calcext:value-type="float">
            <text:p><text:s text:c="3"/>98</text:p>
          </table:table-cell>
          <table:table-cell table:number-columns-repeated="2" table:style-name="ce60" office:value-type="float" office:value="96" calcext:value-type="float">
            <text:p><text:s text:c="3"/>96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2" calcext:value-type="float">
            <text:p><text:s text:c="3"/>2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7686" calcext:value-type="float">
            <text:p><text:s text:c="3"/>7,686</text:p>
          </table:table-cell>
          <table:table-cell table:number-columns-repeated="2" table:style-name="ce59" office:value-type="float" office:value="7136" calcext:value-type="float">
            <text:p><text:s text:c="3"/>7,136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2" calcext:value-type="float">
            <text:p><text:s text:c="3"/>142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3" calcext:value-type="float">
            <text:p><text:s text:c="3"/>6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7524" calcext:value-type="float">
            <text:p><text:s text:c="3"/>7,524</text:p>
          </table:table-cell>
          <table:table-cell table:number-columns-repeated="2" table:style-name="ce59" office:value-type="float" office:value="6975" calcext:value-type="float">
            <text:p><text:s text:c="3"/>6,97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55" calcext:value-type="float">
            <text:p><text:s text:c="3"/>255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1" calcext:value-type="float">
            <text:p><text:s text:c="3"/>21</text:p>
          </table:table-cell>
          <table:table-cell table:style-name="ce59" office:value-type="float" office:value="8" calcext:value-type="float">
            <text:p><text:s text:c="3"/>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73" calcext:value-type="float">
            <text:p><text:s text:c="3"/>273</text:p>
          </table:table-cell>
          <table:table-cell table:style-name="ce59" office:value-type="float" office:value="132" calcext:value-type="float">
            <text:p><text:s text:c="3"/>132</text:p>
          </table:table-cell>
          <table:table-cell table:style-name="ce59" office:value-type="float" office:value="141" calcext:value-type="float">
            <text:p><text:s text:c="3"/>141</text:p>
          </table:table-cell>
          <table:table-cell table:style-name="ce59" office:value-type="float" office:value="211" calcext:value-type="float">
            <text:p><text:s text:c="3"/>211</text:p>
          </table:table-cell>
          <table:table-cell table:style-name="ce59" office:value-type="float" office:value="131" calcext:value-type="float">
            <text:p><text:s text:c="3"/>131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1" calcext:value-type="float">
            <text:p><text:s text:c="3"/>161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800" calcext:value-type="float">
            <text:p><text:s text:c="3"/>3,800</text:p>
          </table:table-cell>
          <table:table-cell table:number-columns-repeated="2" table:style-name="ce60" office:value-type="float" office:value="3703" calcext:value-type="float">
            <text:p><text:s text:c="3"/>3,70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665" calcext:value-type="float">
            <text:p><text:s text:c="3"/>3,6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number-columns-repeated="3" table:style-name="ce60" office:value-type="float" office:value="38" calcext:value-type="float">
            <text:p><text:s text:c="3"/>3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886" calcext:value-type="float">
            <text:p><text:s text:c="3"/>3,886</text:p>
          </table:table-cell>
          <table:table-cell table:number-columns-repeated="2" table:style-name="ce60" office:value-type="float" office:value="3433" calcext:value-type="float">
            <text:p><text:s text:c="3"/>3,43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1" calcext:value-type="float">
            <text:p><text:s text:c="3"/>211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3762" calcext:value-type="float">
            <text:p><text:s text:c="3"/>3,762</text:p>
          </table:table-cell>
          <table:table-cell table:number-columns-repeated="2" table:style-name="ce60" office:value-type="float" office:value="3310" calcext:value-type="float">
            <text:p><text:s text:c="3"/>3,3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9" calcext:value-type="float">
            <text:p><text:s text:c="3"/>229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style-name="ce60" office:value-type="float" office:value="127" calcext:value-type="float">
            <text:p><text:s text:c="3"/>12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0" calcext:value-type="float">
            <text:p><text:s text:c="3"/>210</text:p>
          </table:table-cell>
          <table:table-cell table:style-name="ce60" office:value-type="float" office:value="132" calcext:value-type="float">
            <text:p><text:s text:c="3"/>132</text:p>
          </table:table-cell>
          <table:table-cell table:style-name="ce60" office:value-type="float" office:value="78" calcext:value-type="float">
            <text:p><text:s text:c="3"/>78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4" calcext:value-type="float">
            <text:p><text:s text:c="3"/>124</text:p>
          </table:table-cell>
          <table:table-cell table:number-columns-repeated="2" table:style-name="ce60" office:value-type="float" office:value="123" calcext:value-type="float">
            <text:p><text:s text:c="3"/>123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3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00" calcext:value-type="float">
            <text:p><text:s text:c="3"/>9,000</text:p>
          </table:table-cell>
          <table:table-cell table:style-name="ce59" office:value-type="float" office:value="8324" calcext:value-type="float">
            <text:p><text:s text:c="3"/>8,324</text:p>
          </table:table-cell>
          <table:table-cell table:style-name="ce59" office:value-type="float" office:value="8322" calcext:value-type="float">
            <text:p><text:s text:c="3"/>8,32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8854" calcext:value-type="float">
            <text:p><text:s text:c="3"/>8,854</text:p>
          </table:table-cell>
          <table:table-cell table:style-name="ce59" office:value-type="float" office:value="8178" calcext:value-type="float">
            <text:p><text:s text:c="3"/>8,178</text:p>
          </table:table-cell>
          <table:table-cell table:style-name="ce59" office:value-type="float" office:value="8176" calcext:value-type="float">
            <text:p><text:s text:c="3"/>8,176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293" calcext:value-type="float">
            <text:p><text:s text:c="3"/>29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3" calcext:value-type="float">
            <text:p><text:s text:c="3"/>283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4" calcext:value-type="float">
            <text:p><text:s text:c="3"/>94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3" calcext:value-type="float">
            <text:p><text:s text:c="3"/>4,463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309" calcext:value-type="float">
            <text:p><text:s text:c="3"/>4,30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86" calcext:value-type="float">
            <text:p><text:s text:c="3"/>86</text:p>
          </table:table-cell>
          <table:table-cell table:style-name="ce60" office:value-type="float" office:value="33" calcext:value-type="float">
            <text:p><text:s text:c="3"/>3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number-columns-repeated="3" table:style-name="ce60" office:value-type="float" office:value="36" calcext:value-type="float">
            <text:p><text:s text:c="3"/>36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7" calcext:value-type="float">
            <text:p><text:s text:c="3"/>4,537</text:p>
          </table:table-cell>
          <table:table-cell table:number-columns-repeated="2" table:style-name="ce60" office:value-type="float" office:value="3977" calcext:value-type="float">
            <text:p><text:s text:c="3"/>3,97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427" calcext:value-type="float">
            <text:p><text:s text:c="3"/>4,427</text:p>
          </table:table-cell>
          <table:table-cell table:number-columns-repeated="2" table:style-name="ce60" office:value-type="float" office:value="3867" calcext:value-type="float">
            <text:p><text:s text:c="3"/>3,8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46" calcext:value-type="float">
            <text:p><text:s text:c="3"/>146</text:p>
          </table:table-cell>
          <table:table-cell table:style-name="ce60" office:value-type="float" office:value="131" calcext:value-type="float">
            <text:p><text:s text:c="3"/>13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71" calcext:value-type="float">
            <text:p><text:s text:c="3"/>27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7" calcext:value-type="float">
            <text:p><text:s text:c="3"/>187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10" calcext:value-type="float">
            <text:p><text:s text:c="3"/>11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4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998" calcext:value-type="float">
            <text:p><text:s text:c="3"/>8,998</text:p>
          </table:table-cell>
          <table:table-cell table:style-name="ce59" office:value-type="float" office:value="8314" calcext:value-type="float">
            <text:p><text:s text:c="3"/>8,314</text:p>
          </table:table-cell>
          <table:table-cell table:style-name="ce59" office:value-type="float" office:value="8312" calcext:value-type="float">
            <text:p><text:s text:c="3"/>8,31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9" calcext:value-type="float">
            <text:p><text:s text:c="3"/>59</text:p>
          </table:table-cell>
          <table:table-cell table:style-name="ce59" office:value-type="float" office:value="8836" calcext:value-type="float">
            <text:p><text:s text:c="3"/>8,836</text:p>
          </table:table-cell>
          <table:table-cell table:style-name="ce59" office:value-type="float" office:value="8154" calcext:value-type="float">
            <text:p><text:s text:c="3"/>8,154</text:p>
          </table:table-cell>
          <table:table-cell table:style-name="ce59" office:value-type="float" office:value="8152" calcext:value-type="float">
            <text:p><text:s text:c="3"/>8,152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11" calcext:value-type="float">
            <text:p><text:s text:c="3"/>311</text:p>
          </table:table-cell>
          <table:table-cell table:style-name="ce59" office:value-type="float" office:value="163" calcext:value-type="float">
            <text:p><text:s text:c="3"/>163</text:p>
          </table:table-cell>
          <table:table-cell table:style-name="ce59" office:value-type="float" office:value="148" calcext:value-type="float">
            <text:p><text:s text:c="3"/>148</text:p>
          </table:table-cell>
          <table:table-cell table:style-name="ce59" office:value-type="float" office:value="35" calcext:value-type="float">
            <text:p><text:s text:c="3"/>35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336" calcext:value-type="float">
            <text:p><text:s text:c="3"/>336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style-name="ce59" office:value-type="float" office:value="188" calcext:value-type="float">
            <text:p><text:s text:c="3"/>188</text:p>
          </table:table-cell>
          <table:table-cell table:style-name="ce59" office:value-type="float" office:value="88" calcext:value-type="float">
            <text:p><text:s text:c="3"/>88</text:p>
          </table:table-cell>
          <table:table-cell table:style-name="ce59" office:value-type="float" office:value="60" calcext:value-type="float">
            <text:p><text:s text:c="3"/>60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58" calcext:value-type="float">
            <text:p><text:s text:c="3"/>58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number-columns-repeated="2" table:style-name="ce59" office:value-type="float" office:value="160" calcext:value-type="float">
            <text:p><text:s text:c="3"/>160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60" calcext:value-type="float">
            <text:p><text:s text:c="3"/>4,460</text:p>
          </table:table-cell>
          <table:table-cell table:style-name="ce60" office:value-type="float" office:value="4347" calcext:value-type="float">
            <text:p><text:s text:c="3"/>4,347</text:p>
          </table:table-cell>
          <table:table-cell table:style-name="ce60" office:value-type="float" office:value="4345" calcext:value-type="float">
            <text:p><text:s text:c="3"/>4,345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7" calcext:value-type="float">
            <text:p><text:s text:c="3"/>4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style-name="ce60" office:value-type="float" office:value="4306" calcext:value-type="float">
            <text:p><text:s text:c="3"/>4,306</text:p>
          </table:table-cell>
          <table:table-cell table:style-name="ce60" office:value-type="float" office:value="4304" calcext:value-type="float">
            <text:p><text:s text:c="3"/>4,304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67" calcext:value-type="float">
            <text:p><text:s text:c="3"/>6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2" calcext:value-type="float">
            <text:p><text:s text:c="3"/>42</text:p>
          </table:table-cell>
          <table:table-cell table:number-columns-repeated="2" table:style-name="ce60" office:value-type="float" office:value="41" calcext:value-type="float">
            <text:p><text:s text:c="3"/>4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38" calcext:value-type="float">
            <text:p><text:s text:c="3"/>4,538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3" calcext:value-type="float">
            <text:p><text:s text:c="3"/>293</text:p>
          </table:table-cell>
          <table:table-cell table:style-name="ce60" office:value-type="float" office:value="160" calcext:value-type="float">
            <text:p><text:s text:c="3"/>160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418" calcext:value-type="float">
            <text:p><text:s text:c="3"/>4,418</text:p>
          </table:table-cell>
          <table:table-cell table:number-columns-repeated="2" table:style-name="ce60" office:value-type="float" office:value="3848" calcext:value-type="float">
            <text:p><text:s text:c="3"/>3,84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2" calcext:value-type="float">
            <text:p><text:s text:c="3"/>292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number-columns-repeated="2" table:style-name="ce60" office:value-type="float" office:value="7" calcext:value-type="float">
            <text:p><text:s text:c="3"/>7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50" calcext:value-type="float">
            <text:p><text:s text:c="3"/>250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20" calcext:value-type="float">
            <text:p><text:s text:c="3"/>120</text:p>
          </table:table-cell>
          <table:table-cell table:number-columns-repeated="2" table:style-name="ce60" office:value-type="float" office:value="119" calcext:value-type="float">
            <text:p><text:s text:c="3"/>119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1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5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10034" calcext:value-type="float">
            <text:p><text:s text:c="3"/>10,034</text:p>
          </table:table-cell>
          <table:table-cell table:style-name="ce59" office:value-type="float" office:value="9305" calcext:value-type="float">
            <text:p><text:s text:c="3"/>9,305</text:p>
          </table:table-cell>
          <table:table-cell table:style-name="ce59" office:value-type="float" office:value="9304" calcext:value-type="float">
            <text:p><text:s text:c="3"/>9,304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9872" calcext:value-type="float">
            <text:p><text:s text:c="3"/>9,872</text:p>
          </table:table-cell>
          <table:table-cell table:style-name="ce59" office:value-type="float" office:value="9143" calcext:value-type="float">
            <text:p><text:s text:c="3"/>9,143</text:p>
          </table:table-cell>
          <table:table-cell table:style-name="ce59" office:value-type="float" office:value="9142" calcext:value-type="float">
            <text:p><text:s text:c="3"/>9,14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15" calcext:value-type="float">
            <text:p><text:s text:c="3"/>315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33" calcext:value-type="float">
            <text:p><text:s text:c="3"/>3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381" calcext:value-type="float">
            <text:p><text:s text:c="3"/>381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164" calcext:value-type="float">
            <text:p><text:s text:c="3"/>164</text:p>
          </table:table-cell>
          <table:table-cell table:style-name="ce59" office:value-type="float" office:value="316" calcext:value-type="float">
            <text:p><text:s text:c="3"/>316</text:p>
          </table:table-cell>
          <table:table-cell table:style-name="ce59" office:value-type="float" office:value="217" calcext:value-type="float">
            <text:p><text:s text:c="3"/>217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number-columns-repeated="3" table:style-name="ce59" office:value-type="float" office:value="162" calcext:value-type="float">
            <text:p><text:s text:c="3"/>162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976" calcext:value-type="float">
            <text:p><text:s text:c="3"/>4,976</text:p>
          </table:table-cell>
          <table:table-cell table:style-name="ce60" office:value-type="float" office:value="4865" calcext:value-type="float">
            <text:p><text:s text:c="3"/>4,865</text:p>
          </table:table-cell>
          <table:table-cell table:style-name="ce60" office:value-type="float" office:value="4864" calcext:value-type="float">
            <text:p><text:s text:c="3"/>4,86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style-name="ce60" office:value-type="float" office:value="4825" calcext:value-type="float">
            <text:p><text:s text:c="3"/>4,825</text:p>
          </table:table-cell>
          <table:table-cell table:style-name="ce60" office:value-type="float" office:value="4824" calcext:value-type="float">
            <text:p><text:s text:c="3"/>4,82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0" calcext:value-type="float">
            <text:p><text:s text:c="3"/>70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5058" calcext:value-type="float">
            <text:p><text:s text:c="3"/>5,058</text:p>
          </table:table-cell>
          <table:table-cell table:number-columns-repeated="2" table:style-name="ce60" office:value-type="float" office:value="4440" calcext:value-type="float">
            <text:p><text:s text:c="3"/>4,44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936" calcext:value-type="float">
            <text:p><text:s text:c="3"/>4,936</text:p>
          </table:table-cell>
          <table:table-cell table:number-columns-repeated="2" table:style-name="ce60" office:value-type="float" office:value="4318" calcext:value-type="float">
            <text:p><text:s text:c="3"/>4,31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90" calcext:value-type="float">
            <text:p><text:s text:c="3"/>290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139" calcext:value-type="float">
            <text:p><text:s text:c="3"/>139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07" calcext:value-type="float">
            <text:p><text:s text:c="3"/>30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number-columns-repeated="3" table:style-name="ce60" office:value-type="float" office:value="122" calcext:value-type="float">
            <text:p><text:s text:c="3"/>12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6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240" calcext:value-type="float">
            <text:p><text:s text:c="3"/>8,240</text:p>
          </table:table-cell>
          <table:table-cell table:style-name="ce59" office:value-type="float" office:value="7616" calcext:value-type="float">
            <text:p><text:s text:c="3"/>7,616</text:p>
          </table:table-cell>
          <table:table-cell table:style-name="ce59" office:value-type="float" office:value="7615" calcext:value-type="float">
            <text:p><text:s text:c="3"/>7,61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326" calcext:value-type="float">
            <text:p><text:s text:c="3"/>326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6" calcext:value-type="float">
            <text:p><text:s text:c="3"/>146</text:p>
          </table:table-cell>
          <table:table-cell table:style-name="ce59" office:value-type="float" office:value="258" calcext:value-type="float">
            <text:p><text:s text:c="3"/>258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1" calcext:value-type="float">
            <text:p><text:s text:c="3"/>81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090" calcext:value-type="float">
            <text:p><text:s text:c="3"/>8,090</text:p>
          </table:table-cell>
          <table:table-cell table:style-name="ce59" office:value-type="float" office:value="7468" calcext:value-type="float">
            <text:p><text:s text:c="3"/>7,468</text:p>
          </table:table-cell>
          <table:table-cell table:style-name="ce59" office:value-type="float" office:value="7467" calcext:value-type="float">
            <text:p><text:s text:c="3"/>7,46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74" calcext:value-type="float">
            <text:p><text:s text:c="3"/>274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style-name="ce59" office:value-type="float" office:value="138" calcext:value-type="float">
            <text:p><text:s text:c="3"/>138</text:p>
          </table:table-cell>
          <table:table-cell table:style-name="ce59" office:value-type="float" office:value="23" calcext:value-type="float">
            <text:p><text:s text:c="3"/>23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25" calcext:value-type="float">
            <text:p><text:s text:c="3"/>325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style-name="ce59" office:value-type="float" office:value="145" calcext:value-type="float">
            <text:p><text:s text:c="3"/>145</text:p>
          </table:table-cell>
          <table:table-cell table:style-name="ce59" office:value-type="float" office:value="257" calcext:value-type="float">
            <text:p><text:s text:c="3"/>25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68" calcext:value-type="float">
            <text:p><text:s text:c="3"/>68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50" calcext:value-type="float">
            <text:p><text:s text:c="3"/>150</text:p>
          </table:table-cell>
          <table:table-cell table:number-columns-repeated="2" table:style-name="ce59" office:value-type="float" office:value="148" calcext:value-type="float">
            <text:p><text:s text:c="3"/>148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083" calcext:value-type="float">
            <text:p><text:s text:c="3"/>4,083</text:p>
          </table:table-cell>
          <table:table-cell table:number-columns-repeated="2" table:style-name="ce60" office:value-type="float" office:value="3967" calcext:value-type="float">
            <text:p><text:s text:c="3"/>3,96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5" calcext:value-type="float">
            <text:p><text:s text:c="3"/>85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number-columns-repeated="2" table:style-name="ce60" office:value-type="float" office:value="3930" calcext:value-type="float">
            <text:p><text:s text:c="3"/>3,93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8" calcext:value-type="float">
            <text:p><text:s text:c="3"/>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59" calcext:value-type="float">
            <text:p><text:s text:c="3"/>59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7" calcext:value-type="float">
            <text:p><text:s text:c="3"/>57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number-columns-repeated="2" table:style-name="ce60" office:value-type="float" office:value="37" calcext:value-type="float">
            <text:p><text:s text:c="3"/>37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157" calcext:value-type="float">
            <text:p><text:s text:c="3"/>4,157</text:p>
          </table:table-cell>
          <table:table-cell table:style-name="ce60" office:value-type="float" office:value="3649" calcext:value-type="float">
            <text:p><text:s text:c="3"/>3,649</text:p>
          </table:table-cell>
          <table:table-cell table:style-name="ce60" office:value-type="float" office:value="3648" calcext:value-type="float">
            <text:p><text:s text:c="3"/>3,64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045" calcext:value-type="float">
            <text:p><text:s text:c="3"/>4,045</text:p>
          </table:table-cell>
          <table:table-cell table:style-name="ce60" office:value-type="float" office:value="3538" calcext:value-type="float">
            <text:p><text:s text:c="3"/>3,538</text:p>
          </table:table-cell>
          <table:table-cell table:style-name="ce60" office:value-type="float" office:value="3537" calcext:value-type="float">
            <text:p><text:s text:c="3"/>3,537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51" calcext:value-type="float">
            <text:p><text:s text:c="3"/>251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41" calcext:value-type="float">
            <text:p><text:s text:c="3"/>241</text:p>
          </table:table-cell>
          <table:table-cell table:style-name="ce60" office:value-type="float" office:value="172" calcext:value-type="float">
            <text:p><text:s text:c="3"/>172</text:p>
          </table:table-cell>
          <table:table-cell table:style-name="ce60" office:value-type="float" office:value="69" calcext:value-type="float">
            <text:p><text:s text:c="3"/>69</text:p>
          </table:table-cell>
          <table:table-cell table:style-name="ce60" office:value-type="float" office:value="232" calcext:value-type="float">
            <text:p><text:s text:c="3"/>232</text:p>
          </table:table-cell>
          <table:table-cell table:style-name="ce60" office:value-type="float" office:value="171" calcext:value-type="float">
            <text:p><text:s text:c="3"/>171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12" calcext:value-type="float">
            <text:p><text:s text:c="3"/>112</text:p>
          </table:table-cell>
          <table:table-cell table:number-columns-repeated="2" table:style-name="ce60" office:value-type="float" office:value="111" calcext:value-type="float">
            <text:p><text:s text:c="3"/>111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7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054" calcext:value-type="float">
            <text:p><text:s text:c="3"/>9,054</text:p>
          </table:table-cell>
          <table:table-cell table:number-columns-repeated="2" table:style-name="ce59" office:value-type="float" office:value="8349" calcext:value-type="float">
            <text:p><text:s text:c="3"/>8,3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style-name="ce59" office:value-type="float" office:value="8908" calcext:value-type="float">
            <text:p><text:s text:c="3"/>8,908</text:p>
          </table:table-cell>
          <table:table-cell table:number-columns-repeated="2" table:style-name="ce59" office:value-type="float" office:value="8203" calcext:value-type="float">
            <text:p><text:s text:c="3"/>8,203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312" calcext:value-type="float">
            <text:p><text:s text:c="3"/>312</text:p>
          </table:table-cell>
          <table:table-cell table:style-name="ce59" office:value-type="float" office:value="147" calcext:value-type="float">
            <text:p><text:s text:c="3"/>147</text:p>
          </table:table-cell>
          <table:table-cell table:style-name="ce59" office:value-type="float" office:value="165" calcext:value-type="float">
            <text:p><text:s text:c="3"/>165</text:p>
          </table:table-cell>
          <table:table-cell table:style-name="ce59" office:value-type="float" office:value="29" calcext:value-type="float">
            <text:p><text:s text:c="3"/>29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64" calcext:value-type="float">
            <text:p><text:s text:c="3"/>364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77" calcext:value-type="float">
            <text:p><text:s text:c="3"/>177</text:p>
          </table:table-cell>
          <table:table-cell table:style-name="ce59" office:value-type="float" office:value="291" calcext:value-type="float">
            <text:p><text:s text:c="3"/>291</text:p>
          </table:table-cell>
          <table:table-cell table:style-name="ce59" office:value-type="float" office:value="183" calcext:value-type="float">
            <text:p><text:s text:c="3"/>183</text:p>
          </table:table-cell>
          <table:table-cell table:style-name="ce59" office:value-type="float" office:value="108" calcext:value-type="float">
            <text:p><text:s text:c="3"/>108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69" calcext:value-type="float">
            <text:p><text:s text:c="3"/>69</text:p>
          </table:table-cell>
          <table:table-cell table:number-columns-repeated="3" table:style-name="ce59" office:value-type="float" office:value="146" calcext:value-type="float">
            <text:p><text:s text:c="3"/>146</text:p>
          </table:table-cell>
          <table:table-cell table:number-columns-repeated="15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482" calcext:value-type="float">
            <text:p><text:s text:c="3"/>4,482</text:p>
          </table:table-cell>
          <table:table-cell table:number-columns-repeated="2" table:style-name="ce60" office:value-type="float" office:value="4369" calcext:value-type="float">
            <text:p><text:s text:c="3"/>4,36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4341" calcext:value-type="float">
            <text:p><text:s text:c="3"/>4,3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4" calcext:value-type="float">
            <text:p><text:s text:c="3"/>24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3" calcext:value-type="float">
            <text:p><text:s text:c="3"/>53</text:p>
          </table:table-cell>
          <table:table-cell table:number-columns-repeated="3" table:style-name="ce60" office:value-type="float" office:value="28" calcext:value-type="float">
            <text:p><text:s text:c="3"/>2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572" calcext:value-type="float">
            <text:p><text:s text:c="3"/>4,572</text:p>
          </table:table-cell>
          <table:table-cell table:number-columns-repeated="2" table:style-name="ce60" office:value-type="float" office:value="3980" calcext:value-type="float">
            <text:p><text:s text:c="3"/>3,98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54" calcext:value-type="float">
            <text:p><text:s text:c="3"/>4,454</text:p>
          </table:table-cell>
          <table:table-cell table:number-columns-repeated="2" table:style-name="ce60" office:value-type="float" office:value="3862" calcext:value-type="float">
            <text:p><text:s text:c="3"/>3,862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8" calcext:value-type="float">
            <text:p><text:s text:c="3"/>288</text:p>
          </table:table-cell>
          <table:table-cell table:style-name="ce60" office:value-type="float" office:value="143" calcext:value-type="float">
            <text:p><text:s text:c="3"/>143</text:p>
          </table:table-cell>
          <table:table-cell table:style-name="ce60" office:value-type="float" office:value="145" calcext:value-type="float">
            <text:p><text:s text:c="3"/>145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87" calcext:value-type="float">
            <text:p><text:s text:c="3"/>287</text:p>
          </table:table-cell>
          <table:table-cell table:style-name="ce60" office:value-type="float" office:value="184" calcext:value-type="float">
            <text:p><text:s text:c="3"/>184</text:p>
          </table:table-cell>
          <table:table-cell table:style-name="ce60" office:value-type="float" office:value="103" calcext:value-type="float">
            <text:p><text:s text:c="3"/>103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number-columns-repeated="3" table:style-name="ce60" office:value-type="float" office:value="118" calcext:value-type="float">
            <text:p><text:s text:c="3"/>11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8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446" calcext:value-type="float">
            <text:p><text:s text:c="3"/>9,446</text:p>
          </table:table-cell>
          <table:table-cell table:style-name="ce59" office:value-type="float" office:value="8719" calcext:value-type="float">
            <text:p><text:s text:c="3"/>8,719</text:p>
          </table:table-cell>
          <table:table-cell table:style-name="ce59" office:value-type="float" office:value="8718" calcext:value-type="float">
            <text:p><text:s text:c="3"/>8,718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1" calcext:value-type="float">
            <text:p><text:s text:c="3"/>31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0" calcext:value-type="float">
            <text:p><text:s text:c="3"/>20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9302" calcext:value-type="float">
            <text:p><text:s text:c="3"/>9,302</text:p>
          </table:table-cell>
          <table:table-cell table:style-name="ce59" office:value-type="float" office:value="8576" calcext:value-type="float">
            <text:p><text:s text:c="3"/>8,576</text:p>
          </table:table-cell>
          <table:table-cell table:style-name="ce59" office:value-type="float" office:value="8575" calcext:value-type="float">
            <text:p><text:s text:c="3"/>8,57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27" calcext:value-type="float">
            <text:p><text:s text:c="3"/>327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167" calcext:value-type="float">
            <text:p><text:s text:c="3"/>167</text:p>
          </table:table-cell>
          <table:table-cell table:style-name="ce59" office:value-type="float" office:value="30" calcext:value-type="float">
            <text:p><text:s text:c="3"/>30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19" calcext:value-type="float">
            <text:p><text:s text:c="3"/>19</text:p>
          </table:table-cell>
          <table:table-cell table:style-name="ce59" office:value-type="float" office:value="369" calcext:value-type="float">
            <text:p><text:s text:c="3"/>369</text:p>
          </table:table-cell>
          <table:table-cell table:style-name="ce59" office:value-type="float" office:value="200" calcext:value-type="float">
            <text:p><text:s text:c="3"/>20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94" calcext:value-type="float">
            <text:p><text:s text:c="3"/>294</text:p>
          </table:table-cell>
          <table:table-cell table:style-name="ce59" office:value-type="float" office:value="198" calcext:value-type="float">
            <text:p><text:s text:c="3"/>198</text:p>
          </table:table-cell>
          <table:table-cell table:style-name="ce59" office:value-type="float" office:value="96" calcext:value-type="float">
            <text:p><text:s text:c="3"/>96</text:p>
          </table:table-cell>
          <table:table-cell table:style-name="ce59" office:value-type="float" office:value="75" calcext:value-type="float">
            <text:p><text:s text:c="3"/>7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73" calcext:value-type="float">
            <text:p><text:s text:c="3"/>73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number-columns-repeated="2" table:style-name="ce59" office:value-type="float" office:value="143" calcext:value-type="float">
            <text:p><text:s text:c="3"/>14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8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691" calcext:value-type="float">
            <text:p><text:s text:c="3"/>4,691</text:p>
          </table:table-cell>
          <table:table-cell table:number-columns-repeated="2" table:style-name="ce60" office:value-type="float" office:value="4559" calcext:value-type="float">
            <text:p><text:s text:c="3"/>4,55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number-columns-repeated="2" table:style-name="ce60" office:value-type="float" office:value="4519" calcext:value-type="float">
            <text:p><text:s text:c="3"/>4,51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" calcext:value-type="float">
            <text:p><text:s text:c="3"/>3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61" calcext:value-type="float">
            <text:p><text:s text:c="3"/>61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60" calcext:value-type="float">
            <text:p><text:s text:c="3"/>60</text:p>
          </table:table-cell>
          <table:table-cell table:number-columns-repeated="3" table:style-name="ce60" office:value-type="float" office:value="40" calcext:value-type="float">
            <text:p><text:s text:c="3"/>40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755" calcext:value-type="float">
            <text:p><text:s text:c="3"/>4,755</text:p>
          </table:table-cell>
          <table:table-cell table:style-name="ce60" office:value-type="float" office:value="4160" calcext:value-type="float">
            <text:p><text:s text:c="3"/>4,160</text:p>
          </table:table-cell>
          <table:table-cell table:style-name="ce60" office:value-type="float" office:value="4159" calcext:value-type="float">
            <text:p><text:s text:c="3"/>4,159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4651" calcext:value-type="float">
            <text:p><text:s text:c="3"/>4,651</text:p>
          </table:table-cell>
          <table:table-cell table:style-name="ce60" office:value-type="float" office:value="4057" calcext:value-type="float">
            <text:p><text:s text:c="3"/>4,057</text:p>
          </table:table-cell>
          <table:table-cell table:style-name="ce60" office:value-type="float" office:value="4056" calcext:value-type="float">
            <text:p><text:s text:c="3"/>4,0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7" calcext:value-type="float">
            <text:p><text:s text:c="3"/>297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147" calcext:value-type="float">
            <text:p><text:s text:c="3"/>147</text:p>
          </table:table-cell>
          <table:table-cell table:style-name="ce60" office:value-type="float" office:value="15" calcext:value-type="float">
            <text:p><text:s text:c="3"/>15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82" calcext:value-type="float">
            <text:p><text:s text:c="3"/>282</text:p>
          </table:table-cell>
          <table:table-cell table:style-name="ce60" office:value-type="float" office:value="195" calcext:value-type="float">
            <text:p><text:s text:c="3"/>195</text:p>
          </table:table-cell>
          <table:table-cell table:style-name="ce60" office:value-type="float" office:value="87" calcext:value-type="float">
            <text:p><text:s text:c="3"/>87</text:p>
          </table:table-cell>
          <table:table-cell table:style-name="ce60" office:value-type="float" office:value="268" calcext:value-type="float">
            <text:p><text:s text:c="3"/>268</text:p>
          </table:table-cell>
          <table:table-cell table:style-name="ce60" office:value-type="float" office:value="194" calcext:value-type="float">
            <text:p><text:s text:c="3"/>194</text:p>
          </table:table-cell>
          <table:table-cell table:style-name="ce60" office:value-type="float" office:value="74" calcext:value-type="float">
            <text:p><text:s text:c="3"/>74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104" calcext:value-type="float">
            <text:p><text:s text:c="3"/>104</text:p>
          </table:table-cell>
          <table:table-cell table:number-columns-repeated="2" table:style-name="ce60" office:value-type="float" office:value="103" calcext:value-type="float">
            <text:p><text:s text:c="3"/>10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9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8" calcext:value-type="float">
            <text:p><text:s text:c="3"/>9,138</text:p>
          </table:table-cell>
          <table:table-cell table:style-name="ce59" office:value-type="float" office:value="8432" calcext:value-type="float">
            <text:p><text:s text:c="3"/>8,432</text:p>
          </table:table-cell>
          <table:table-cell table:style-name="ce59" office:value-type="float" office:value="8431" calcext:value-type="float">
            <text:p><text:s text:c="3"/>8,43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9" calcext:value-type="float">
            <text:p><text:s text:c="3"/>359</text:p>
          </table:table-cell>
          <table:table-cell table:style-name="ce59" office:value-type="float" office:value="190" calcext:value-type="float">
            <text:p><text:s text:c="3"/>190</text:p>
          </table:table-cell>
          <table:table-cell table:style-name="ce59" office:value-type="float" office:value="169" calcext:value-type="float">
            <text:p><text:s text:c="3"/>169</text:p>
          </table:table-cell>
          <table:table-cell table:style-name="ce59" office:value-type="float" office:value="288" calcext:value-type="float">
            <text:p><text:s text:c="3"/>288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99" calcext:value-type="float">
            <text:p><text:s text:c="3"/>99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8958" calcext:value-type="float">
            <text:p><text:s text:c="3"/>8,958</text:p>
          </table:table-cell>
          <table:table-cell table:style-name="ce59" office:value-type="float" office:value="8257" calcext:value-type="float">
            <text:p><text:s text:c="3"/>8,257</text:p>
          </table:table-cell>
          <table:table-cell table:style-name="ce59" office:value-type="float" office:value="8256" calcext:value-type="float">
            <text:p><text:s text:c="3"/>8,25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32" calcext:value-type="float">
            <text:p><text:s text:c="3"/>332</text:p>
          </table:table-cell>
          <table:table-cell table:style-name="ce59" office:value-type="float" office:value="162" calcext:value-type="float">
            <text:p><text:s text:c="3"/>162</text:p>
          </table:table-cell>
          <table:table-cell table:style-name="ce59" office:value-type="float" office:value="170" calcext:value-type="float">
            <text:p><text:s text:c="3"/>170</text:p>
          </table:table-cell>
          <table:table-cell table:style-name="ce59" office:value-type="float" office:value="14" calcext:value-type="float">
            <text:p><text:s text:c="3"/>14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9" calcext:value-type="float">
            <text:p><text:s text:c="3"/>9</text:p>
          </table:table-cell>
          <table:table-cell table:style-name="ce59" office:value-type="float" office:value="355" calcext:value-type="float">
            <text:p><text:s text:c="3"/>355</text:p>
          </table:table-cell>
          <table:table-cell table:style-name="ce59" office:value-type="float" office:value="187" calcext:value-type="float">
            <text:p><text:s text:c="3"/>187</text:p>
          </table:table-cell>
          <table:table-cell table:style-name="ce59" office:value-type="float" office:value="168" calcext:value-type="float">
            <text:p><text:s text:c="3"/>168</text:p>
          </table:table-cell>
          <table:table-cell table:style-name="ce59" office:value-type="float" office:value="284" calcext:value-type="float">
            <text:p><text:s text:c="3"/>284</text:p>
          </table:table-cell>
          <table:table-cell table:style-name="ce59" office:value-type="float" office:value="186" calcext:value-type="float">
            <text:p><text:s text:c="3"/>186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71" calcext:value-type="float">
            <text:p><text:s text:c="3"/>71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70" calcext:value-type="float">
            <text:p><text:s text:c="3"/>70</text:p>
          </table:table-cell>
          <table:table-cell table:style-name="ce59" office:value-type="float" office:value="180" calcext:value-type="float">
            <text:p><text:s text:c="3"/>180</text:p>
          </table:table-cell>
          <table:table-cell table:number-columns-repeated="2" table:style-name="ce59" office:value-type="float" office:value="175" calcext:value-type="float">
            <text:p><text:s text:c="3"/>175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4" calcext:value-type="float">
            <text:p><text:s text:c="3"/>4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19" calcext:value-type="float">
            <text:p><text:s text:c="3"/>4,519</text:p>
          </table:table-cell>
          <table:table-cell table:style-name="ce60" office:value-type="float" office:value="4403" calcext:value-type="float">
            <text:p><text:s text:c="3"/>4,403</text:p>
          </table:table-cell>
          <table:table-cell table:style-name="ce60" office:value-type="float" office:value="4402" calcext:value-type="float">
            <text:p><text:s text:c="3"/>4,40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7" calcext:value-type="float">
            <text:p><text:s text:c="3"/>77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3" calcext:value-type="float">
            <text:p><text:s text:c="3"/>23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style-name="ce60" office:value-type="float" office:value="4364" calcext:value-type="float">
            <text:p><text:s text:c="3"/>4,364</text:p>
          </table:table-cell>
          <table:table-cell table:style-name="ce60" office:value-type="float" office:value="4363" calcext:value-type="float">
            <text:p><text:s text:c="3"/>4,36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9" calcext:value-type="float">
            <text:p><text:s text:c="3"/>2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6" calcext:value-type="float">
            <text:p><text:s text:c="3"/>26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0" calcext:value-type="float">
            <text:p><text:s text:c="3"/>40</text:p>
          </table:table-cell>
          <table:table-cell table:number-columns-repeated="2" table:style-name="ce60" office:value-type="float" office:value="39" calcext:value-type="float">
            <text:p><text:s text:c="3"/>39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19" calcext:value-type="float">
            <text:p><text:s text:c="3"/>4,619</text:p>
          </table:table-cell>
          <table:table-cell table:number-columns-repeated="2" table:style-name="ce60" office:value-type="float" office:value="4029" calcext:value-type="float">
            <text:p><text:s text:c="3"/>4,02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77" calcext:value-type="float">
            <text:p><text:s text:c="3"/>277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5" calcext:value-type="float">
            <text:p><text:s text:c="3"/>185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4479" calcext:value-type="float">
            <text:p><text:s text:c="3"/>4,479</text:p>
          </table:table-cell>
          <table:table-cell table:number-columns-repeated="2" table:style-name="ce60" office:value-type="float" office:value="3893" calcext:value-type="float">
            <text:p><text:s text:c="3"/>3,893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03" calcext:value-type="float">
            <text:p><text:s text:c="3"/>303</text:p>
          </table:table-cell>
          <table:table-cell table:style-name="ce60" office:value-type="float" office:value="159" calcext:value-type="float">
            <text:p><text:s text:c="3"/>159</text:p>
          </table:table-cell>
          <table:table-cell table:style-name="ce60" office:value-type="float" office:value="144" calcext:value-type="float">
            <text:p><text:s text:c="3"/>144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74" calcext:value-type="float">
            <text:p><text:s text:c="3"/>274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92" calcext:value-type="float">
            <text:p><text:s text:c="3"/>92</text:p>
          </table:table-cell>
          <table:table-cell table:style-name="ce60" office:value-type="float" office:value="258" calcext:value-type="float">
            <text:p><text:s text:c="3"/>258</text:p>
          </table:table-cell>
          <table:table-cell table:style-name="ce60" office:value-type="float" office:value="182" calcext:value-type="float">
            <text:p><text:s text:c="3"/>182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6" calcext:value-type="float">
            <text:p><text:s text:c="3"/>16</text:p>
          </table:table-cell>
          <table:table-cell table:style-name="ce60" office:value-type="float" office:value="140" calcext:value-type="float">
            <text:p><text:s text:c="3"/>140</text:p>
          </table:table-cell>
          <table:table-cell table:number-columns-repeated="2" table:style-name="ce60" office:value-type="float" office:value="136" calcext:value-type="float">
            <text:p><text:s text:c="3"/>136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3" calcext:value-type="float">
            <text:p><text:s text:c="3"/>3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0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508" calcext:value-type="float">
            <text:p><text:s text:c="3"/>8,508</text:p>
          </table:table-cell>
          <table:table-cell table:number-columns-repeated="2" table:style-name="ce59" office:value-type="float" office:value="7864" calcext:value-type="float">
            <text:p><text:s text:c="3"/>7,864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8" calcext:value-type="float">
            <text:p><text:s text:c="3"/>338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6" calcext:value-type="float">
            <text:p><text:s text:c="3"/>156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6" calcext:value-type="float">
            <text:p><text:s text:c="3"/>6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8354" calcext:value-type="float">
            <text:p><text:s text:c="3"/>8,354</text:p>
          </table:table-cell>
          <table:table-cell table:number-columns-repeated="2" table:style-name="ce59" office:value-type="float" office:value="7711" calcext:value-type="float">
            <text:p><text:s text:c="3"/>7,71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81" calcext:value-type="float">
            <text:p><text:s text:c="3"/>281</text:p>
          </table:table-cell>
          <table:table-cell table:style-name="ce59" office:value-type="float" office:value="144" calcext:value-type="float">
            <text:p><text:s text:c="3"/>144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5" calcext:value-type="float">
            <text:p><text:s text:c="3"/>25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337" calcext:value-type="float">
            <text:p><text:s text:c="3"/>337</text:p>
          </table:table-cell>
          <table:table-cell table:style-name="ce59" office:value-type="float" office:value="182" calcext:value-type="float">
            <text:p><text:s text:c="3"/>182</text:p>
          </table:table-cell>
          <table:table-cell table:style-name="ce59" office:value-type="float" office:value="155" calcext:value-type="float">
            <text:p><text:s text:c="3"/>155</text:p>
          </table:table-cell>
          <table:table-cell table:style-name="ce59" office:value-type="float" office:value="272" calcext:value-type="float">
            <text:p><text:s text:c="3"/>272</text:p>
          </table:table-cell>
          <table:table-cell table:style-name="ce59" office:value-type="float" office:value="181" calcext:value-type="float">
            <text:p><text:s text:c="3"/>181</text:p>
          </table:table-cell>
          <table:table-cell table:style-name="ce59" office:value-type="float" office:value="91" calcext:value-type="float">
            <text:p><text:s text:c="3"/>91</text:p>
          </table:table-cell>
          <table:table-cell table:style-name="ce59" office:value-type="float" office:value="65" calcext:value-type="float">
            <text:p><text:s text:c="3"/>65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4" calcext:value-type="float">
            <text:p><text:s text:c="3"/>64</text:p>
          </table:table-cell>
          <table:table-cell table:style-name="ce59" office:value-type="float" office:value="154" calcext:value-type="float">
            <text:p><text:s text:c="3"/>154</text:p>
          </table:table-cell>
          <table:table-cell table:number-columns-repeated="2" table:style-name="ce59" office:value-type="float" office:value="153" calcext:value-type="float">
            <text:p><text:s text:c="3"/>153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223" calcext:value-type="float">
            <text:p><text:s text:c="3"/>4,223</text:p>
          </table:table-cell>
          <table:table-cell table:number-columns-repeated="2" table:style-name="ce60" office:value-type="float" office:value="4110" calcext:value-type="float">
            <text:p><text:s text:c="3"/>4,1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3" calcext:value-type="float">
            <text:p><text:s text:c="3"/>83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4065" calcext:value-type="float">
            <text:p><text:s text:c="3"/>4,06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82" calcext:value-type="float">
            <text:p><text:s text:c="3"/>82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79" calcext:value-type="float">
            <text:p><text:s text:c="3"/>79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25" calcext:value-type="float">
            <text:p><text:s text:c="3"/>25</text:p>
          </table:table-cell>
          <table:table-cell table:style-name="ce60" office:value-type="float" office:value="55" calcext:value-type="float">
            <text:p><text:s text:c="3"/>5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54" calcext:value-type="float">
            <text:p><text:s text:c="3"/>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number-columns-repeated="2" table:style-name="ce60" office:value-type="float" office:value="45" calcext:value-type="float">
            <text:p><text:s text:c="3"/>4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285" calcext:value-type="float">
            <text:p><text:s text:c="3"/>4,285</text:p>
          </table:table-cell>
          <table:table-cell table:number-columns-repeated="2" table:style-name="ce60" office:value-type="float" office:value="3754" calcext:value-type="float">
            <text:p><text:s text:c="3"/>3,75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177" calcext:value-type="float">
            <text:p><text:s text:c="3"/>4,177</text:p>
          </table:table-cell>
          <table:table-cell table:number-columns-repeated="2" table:style-name="ce60" office:value-type="float" office:value="3646" calcext:value-type="float">
            <text:p><text:s text:c="3"/>3,64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59" calcext:value-type="float">
            <text:p><text:s text:c="3"/>259</text:p>
          </table:table-cell>
          <table:table-cell table:style-name="ce60" office:value-type="float" office:value="142" calcext:value-type="float">
            <text:p><text:s text:c="3"/>142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76" calcext:value-type="float">
            <text:p><text:s text:c="3"/>76</text:p>
          </table:table-cell>
          <table:table-cell table:style-name="ce60" office:value-type="float" office:value="245" calcext:value-type="float">
            <text:p><text:s text:c="3"/>245</text:p>
          </table:table-cell>
          <table:table-cell table:style-name="ce60" office:value-type="float" office:value="179" calcext:value-type="float">
            <text:p><text:s text:c="3"/>179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number-columns-repeated="3" table:style-name="ce60" office:value-type="float" office:value="108" calcext:value-type="float">
            <text:p><text:s text:c="3"/>108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8696" calcext:value-type="float">
            <text:p><text:s text:c="3"/>8,696</text:p>
          </table:table-cell>
          <table:table-cell table:style-name="ce59" office:value-type="float" office:value="8096" calcext:value-type="float">
            <text:p><text:s text:c="3"/>8,096</text:p>
          </table:table-cell>
          <table:table-cell table:style-name="ce59" office:value-type="float" office:value="8089" calcext:value-type="float">
            <text:p><text:s text:c="3"/>8,089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6" calcext:value-type="float">
            <text:p><text:s text:c="3"/>296</text:p>
          </table:table-cell>
          <table:table-cell table:style-name="ce59" office:value-type="float" office:value="159" calcext:value-type="float">
            <text:p><text:s text:c="3"/>159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4" calcext:value-type="float">
            <text:p><text:s text:c="3"/>234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8538" calcext:value-type="float">
            <text:p><text:s text:c="3"/>8,538</text:p>
          </table:table-cell>
          <table:table-cell table:style-name="ce59" office:value-type="float" office:value="7939" calcext:value-type="float">
            <text:p><text:s text:c="3"/>7,939</text:p>
          </table:table-cell>
          <table:table-cell table:style-name="ce59" office:value-type="float" office:value="7932" calcext:value-type="float">
            <text:p><text:s text:c="3"/>7,932</text:p>
          </table:table-cell>
          <table:table-cell table:style-name="ce59" office:value-type="float" office:value="7" calcext:value-type="float">
            <text:p><text:s text:c="3"/>7</text:p>
          </table:table-cell>
          <table:table-cell table:style-name="ce59" office:value-type="float" office:value="276" calcext:value-type="float">
            <text:p><text:s text:c="3"/>276</text:p>
          </table:table-cell>
          <table:table-cell table:number-columns-repeated="2" table:style-name="ce59" office:value-type="float" office:value="138" calcext:value-type="float">
            <text:p><text:s text:c="3"/>138</text:p>
          </table:table-cell>
          <table:table-cell table:style-name="ce59" office:value-type="float" office:value="28" calcext:value-type="float">
            <text:p><text:s text:c="3"/>28</text:p>
          </table:table-cell>
          <table:table-cell table:style-name="ce59" office:value-type="float" office:value="13" calcext:value-type="float">
            <text:p><text:s text:c="3"/>13</text:p>
          </table:table-cell>
          <table:table-cell table:style-name="ce59" office:value-type="float" office:value="15" calcext:value-type="float">
            <text:p><text:s text:c="3"/>15</text:p>
          </table:table-cell>
          <table:table-cell table:style-name="ce59" office:value-type="float" office:value="295" calcext:value-type="float">
            <text:p><text:s text:c="3"/>295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style-name="ce59" office:value-type="float" office:value="137" calcext:value-type="float">
            <text:p><text:s text:c="3"/>137</text:p>
          </table:table-cell>
          <table:table-cell table:style-name="ce59" office:value-type="float" office:value="233" calcext:value-type="float">
            <text:p><text:s text:c="3"/>233</text:p>
          </table:table-cell>
          <table:table-cell table:style-name="ce59" office:value-type="float" office:value="157" calcext:value-type="float">
            <text:p><text:s text:c="3"/>157</text:p>
          </table:table-cell>
          <table:table-cell table:style-name="ce59" office:value-type="float" office:value="76" calcext:value-type="float">
            <text:p><text:s text:c="3"/>76</text:p>
          </table:table-cell>
          <table:table-cell table:style-name="ce59" office:value-type="float" office:value="62" calcext:value-type="float">
            <text:p><text:s text:c="3"/>6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61" calcext:value-type="float">
            <text:p><text:s text:c="3"/>61</text:p>
          </table:table-cell>
          <table:table-cell table:style-name="ce59" office:value-type="float" office:value="158" calcext:value-type="float">
            <text:p><text:s text:c="3"/>158</text:p>
          </table:table-cell>
          <table:table-cell table:number-columns-repeated="2" table:style-name="ce59" office:value-type="float" office:value="157" calcext:value-type="float">
            <text:p><text:s text:c="3"/>157</text:p>
          </table:table-cell>
          <table:table-cell table:number-columns-repeated="7"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number-columns-repeated="2"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311" calcext:value-type="float">
            <text:p><text:s text:c="3"/>4,311</text:p>
          </table:table-cell>
          <table:table-cell table:style-name="ce60" office:value-type="float" office:value="4209" calcext:value-type="float">
            <text:p><text:s text:c="3"/>4,209</text:p>
          </table:table-cell>
          <table:table-cell table:style-name="ce60" office:value-type="float" office:value="4206" calcext:value-type="float">
            <text:p><text:s text:c="3"/>4,206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4167" calcext:value-type="float">
            <text:p><text:s text:c="3"/>4,167</text:p>
          </table:table-cell>
          <table:table-cell table:style-name="ce60" office:value-type="float" office:value="4164" calcext:value-type="float">
            <text:p><text:s text:c="3"/>4,164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72" calcext:value-type="float">
            <text:p><text:s text:c="3"/>7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0" calcext:value-type="float">
            <text:p><text:s text:c="3"/>20</text:p>
          </table:table-cell>
          <table:table-cell table:style-name="ce60" office:value-type="float" office:value="45" calcext:value-type="float">
            <text:p><text:s text:c="3"/>4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44" calcext:value-type="float">
            <text:p><text:s text:c="3"/>44</text:p>
          </table:table-cell>
          <table:table-cell table:number-columns-repeated="3" table:style-name="ce60" office:value-type="float" office:value="42" calcext:value-type="float">
            <text:p><text:s text:c="3"/>42</text:p>
          </table:table-cell>
          <table:table-cell table:number-columns-repeated="15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385" calcext:value-type="float">
            <text:p><text:s text:c="3"/>4,385</text:p>
          </table:table-cell>
          <table:table-cell table:style-name="ce60" office:value-type="float" office:value="3887" calcext:value-type="float">
            <text:p><text:s text:c="3"/>3,887</text:p>
          </table:table-cell>
          <table:table-cell table:style-name="ce60" office:value-type="float" office:value="3883" calcext:value-type="float">
            <text:p><text:s text:c="3"/>3,883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4" calcext:value-type="float">
            <text:p><text:s text:c="3"/>224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7" calcext:value-type="float">
            <text:p><text:s text:c="3"/>207</text:p>
          </table:table-cell>
          <table:table-cell table:style-name="ce60" office:value-type="float" office:value="151" calcext:value-type="float">
            <text:p><text:s text:c="3"/>151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269" calcext:value-type="float">
            <text:p><text:s text:c="3"/>4,269</text:p>
          </table:table-cell>
          <table:table-cell table:style-name="ce60" office:value-type="float" office:value="3772" calcext:value-type="float">
            <text:p><text:s text:c="3"/>3,772</text:p>
          </table:table-cell>
          <table:table-cell table:style-name="ce60" office:value-type="float" office:value="3768" calcext:value-type="float">
            <text:p><text:s text:c="3"/>3,76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55" calcext:value-type="float">
            <text:p><text:s text:c="3"/>255</text:p>
          </table:table-cell>
          <table:table-cell table:style-name="ce60" office:value-type="float" office:value="134" calcext:value-type="float">
            <text:p><text:s text:c="3"/>134</text:p>
          </table:table-cell>
          <table:table-cell table:style-name="ce60" office:value-type="float" office:value="121" calcext:value-type="float">
            <text:p><text:s text:c="3"/>121</text:p>
          </table:table-cell>
          <table:table-cell table:style-name="ce60" office:value-type="float" office:value="19" calcext:value-type="float">
            <text:p><text:s text:c="3"/>19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223" calcext:value-type="float">
            <text:p><text:s text:c="3"/>223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73" calcext:value-type="float">
            <text:p><text:s text:c="3"/>73</text:p>
          </table:table-cell>
          <table:table-cell table:style-name="ce60" office:value-type="float" office:value="206" calcext:value-type="float">
            <text:p><text:s text:c="3"/>206</text:p>
          </table:table-cell>
          <table:table-cell table:style-name="ce60" office:value-type="float" office:value="150" calcext:value-type="float">
            <text:p><text:s text:c="3"/>150</text:p>
          </table:table-cell>
          <table:table-cell table:style-name="ce60" office:value-type="float" office:value="56" calcext:value-type="float">
            <text:p><text:s text:c="3"/>56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16" calcext:value-type="float">
            <text:p><text:s text:c="3"/>116</text:p>
          </table:table-cell>
          <table:table-cell table:number-columns-repeated="2" table:style-name="ce60" office:value-type="float" office:value="115" calcext:value-type="float">
            <text:p><text:s text:c="3"/>115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2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9132" calcext:value-type="float">
            <text:p><text:s text:c="3"/>9,132</text:p>
          </table:table-cell>
          <table:table-cell table:style-name="ce59" office:value-type="float" office:value="8448" calcext:value-type="float">
            <text:p><text:s text:c="3"/>8,448</text:p>
          </table:table-cell>
          <table:table-cell table:style-name="ce59" office:value-type="float" office:value="8447" calcext:value-type="float">
            <text:p><text:s text:c="3"/>8,447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4" calcext:value-type="float">
            <text:p><text:s text:c="3"/>24</text:p>
          </table:table-cell>
          <table:table-cell table:number-columns-repeated="2" table:style-name="ce59" office:value-type="float" office:value="12" calcext:value-type="float">
            <text:p><text:s text:c="3"/>12</text:p>
          </table:table-cell>
          <table:table-cell table:style-name="ce59" office:value-type="float" office:value="354" calcext:value-type="float">
            <text:p><text:s text:c="3"/>354</text:p>
          </table:table-cell>
          <table:table-cell table:style-name="ce59" office:value-type="float" office:value="193" calcext:value-type="float">
            <text:p><text:s text:c="3"/>193</text:p>
          </table:table-cell>
          <table:table-cell table:style-name="ce59" office:value-type="float" office:value="161" calcext:value-type="float">
            <text:p><text:s text:c="3"/>161</text:p>
          </table:table-cell>
          <table:table-cell table:style-name="ce59" office:value-type="float" office:value="269" calcext:value-type="float">
            <text:p><text:s text:c="3"/>269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78" calcext:value-type="float">
            <text:p><text:s text:c="3"/>78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8996" calcext:value-type="float">
            <text:p><text:s text:c="3"/>8,996</text:p>
          </table:table-cell>
          <table:table-cell table:style-name="ce59" office:value-type="float" office:value="8317" calcext:value-type="float">
            <text:p><text:s text:c="3"/>8,317</text:p>
          </table:table-cell>
          <table:table-cell table:style-name="ce59" office:value-type="float" office:value="8316" calcext:value-type="float">
            <text:p><text:s text:c="3"/>8,316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06" calcext:value-type="float">
            <text:p><text:s text:c="3"/>306</text:p>
          </table:table-cell>
          <table:table-cell table:style-name="ce59" office:value-type="float" office:value="171" calcext:value-type="float">
            <text:p><text:s text:c="3"/>171</text:p>
          </table:table-cell>
          <table:table-cell table:style-name="ce59" office:value-type="float" office:value="135" calcext:value-type="float">
            <text:p><text:s text:c="3"/>135</text:p>
          </table:table-cell>
          <table:table-cell table:style-name="ce59" office:value-type="float" office:value="22" calcext:value-type="float">
            <text:p><text:s text:c="3"/>22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10" calcext:value-type="float">
            <text:p><text:s text:c="3"/>10</text:p>
          </table:table-cell>
          <table:table-cell table:style-name="ce59" office:value-type="float" office:value="351" calcext:value-type="float">
            <text:p><text:s text:c="3"/>351</text:p>
          </table:table-cell>
          <table:table-cell table:style-name="ce59" office:value-type="float" office:value="191" calcext:value-type="float">
            <text:p><text:s text:c="3"/>191</text:p>
          </table:table-cell>
          <table:table-cell table:style-name="ce59" office:value-type="float" office:value="160" calcext:value-type="float">
            <text:p><text:s text:c="3"/>160</text:p>
          </table:table-cell>
          <table:table-cell table:style-name="ce59" office:value-type="float" office:value="266" calcext:value-type="float">
            <text:p><text:s text:c="3"/>266</text:p>
          </table:table-cell>
          <table:table-cell table:style-name="ce59" office:value-type="float" office:value="189" calcext:value-type="float">
            <text:p><text:s text:c="3"/>189</text:p>
          </table:table-cell>
          <table:table-cell table:style-name="ce59" office:value-type="float" office:value="77" calcext:value-type="float">
            <text:p><text:s text:c="3"/>77</text:p>
          </table:table-cell>
          <table:table-cell table:style-name="ce59" office:value-type="float" office:value="85" calcext:value-type="float">
            <text:p><text:s text:c="3"/>85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83" calcext:value-type="float">
            <text:p><text:s text:c="3"/>83</text:p>
          </table:table-cell>
          <table:table-cell table:style-name="ce59" office:value-type="float" office:value="136" calcext:value-type="float">
            <text:p><text:s text:c="3"/>136</text:p>
          </table:table-cell>
          <table:table-cell table:number-columns-repeated="2" table:style-name="ce59" office:value-type="float" office:value="131" calcext:value-type="float">
            <text:p><text:s text:c="3"/>131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3" calcext:value-type="float">
            <text:p><text:s text:c="3"/>3</text:p>
          </table:table-cell>
          <table:table-cell table:style-name="ce59" office:value-type="float" office:value="2" calcext:value-type="float">
            <text:p><text:s text:c="3"/>2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2" table:style-name="ce59" office:value-type="float" office:value="0" calcext:value-type="float">
            <text:p>—</text:p>
          </table:table-cell>
          <table:table-cell table:style-name="ce119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4532" calcext:value-type="float">
            <text:p><text:s text:c="3"/>4,532</text:p>
          </table:table-cell>
          <table:table-cell table:style-name="ce60" office:value-type="float" office:value="4409" calcext:value-type="float">
            <text:p><text:s text:c="3"/>4,409</text:p>
          </table:table-cell>
          <table:table-cell table:style-name="ce60" office:value-type="float" office:value="4408" calcext:value-type="float">
            <text:p><text:s text:c="3"/>4,408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1" calcext:value-type="float">
            <text:p><text:s text:c="3"/>11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style-name="ce60" office:value-type="float" office:value="4376" calcext:value-type="float">
            <text:p><text:s text:c="3"/>4,376</text:p>
          </table:table-cell>
          <table:table-cell table:style-name="ce60" office:value-type="float" office:value="4375" calcext:value-type="float">
            <text:p><text:s text:c="3"/>4,37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90" calcext:value-type="float">
            <text:p><text:s text:c="3"/>90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68" calcext:value-type="float">
            <text:p><text:s text:c="3"/>68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34" calcext:value-type="float">
            <text:p><text:s text:c="3"/>34</text:p>
          </table:table-cell>
          <table:table-cell table:number-columns-repeated="2" table:style-name="ce60" office:value-type="float" office:value="33" calcext:value-type="float">
            <text:p><text:s text:c="3"/>33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4600" calcext:value-type="float">
            <text:p><text:s text:c="3"/>4,600</text:p>
          </table:table-cell>
          <table:table-cell table:number-columns-repeated="2" table:style-name="ce60" office:value-type="float" office:value="4039" calcext:value-type="float">
            <text:p><text:s text:c="3"/>4,03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3" calcext:value-type="float">
            <text:p><text:s text:c="3"/>13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64" calcext:value-type="float">
            <text:p><text:s text:c="3"/>264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81" calcext:value-type="float">
            <text:p><text:s text:c="3"/>81</text:p>
          </table:table-cell>
          <table:table-cell table:style-name="ce60" office:value-type="float" office:value="247" calcext:value-type="float">
            <text:p><text:s text:c="3"/>247</text:p>
          </table:table-cell>
          <table:table-cell table:style-name="ce60" office:value-type="float" office:value="183" calcext:value-type="float">
            <text:p><text:s text:c="3"/>183</text:p>
          </table:table-cell>
          <table:table-cell table:style-name="ce60" office:value-type="float" office:value="64" calcext:value-type="float">
            <text:p><text:s text:c="3"/>64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4498" calcext:value-type="float">
            <text:p><text:s text:c="3"/>4,498</text:p>
          </table:table-cell>
          <table:table-cell table:number-columns-repeated="2" table:style-name="ce60" office:value-type="float" office:value="3941" calcext:value-type="float">
            <text:p><text:s text:c="3"/>3,94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84" calcext:value-type="float">
            <text:p><text:s text:c="3"/>284</text:p>
          </table:table-cell>
          <table:table-cell table:style-name="ce60" office:value-type="float" office:value="167" calcext:value-type="float">
            <text:p><text:s text:c="3"/>167</text:p>
          </table:table-cell>
          <table:table-cell table:style-name="ce60" office:value-type="float" office:value="117" calcext:value-type="float">
            <text:p><text:s text:c="3"/>11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261" calcext:value-type="float">
            <text:p><text:s text:c="3"/>261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244" calcext:value-type="float">
            <text:p><text:s text:c="3"/>244</text:p>
          </table:table-cell>
          <table:table-cell table:style-name="ce60" office:value-type="float" office:value="181" calcext:value-type="float">
            <text:p><text:s text:c="3"/>181</text:p>
          </table:table-cell>
          <table:table-cell table:style-name="ce60" office:value-type="float" office:value="63" calcext:value-type="float">
            <text:p><text:s text:c="3"/>63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102" calcext:value-type="float">
            <text:p><text:s text:c="3"/>102</text:p>
          </table:table-cell>
          <table:table-cell table:number-columns-repeated="2" table:style-name="ce60" office:value-type="float" office:value="98" calcext:value-type="float">
            <text:p><text:s text:c="3"/>98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2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9" office:value-type="string" calcext:value-type="string" table:number-columns-spanned="1" table:number-rows-spanned="3">
            <text:p>114年</text:p>
            <text:p>截至1月止</text:p>
          </table:table-cell>
          <table:table-cell table:style-name="ce19" office:value-type="string" calcext:value-type="string">
            <text:p>計</text:p>
          </table:table-cell>
          <table:table-cell table:style-name="ce57" office:value-type="float" office:value="6750" calcext:value-type="float">
            <text:p><text:s text:c="3"/>6,750</text:p>
          </table:table-cell>
          <table:table-cell table:style-name="ce57" office:value-type="float" office:value="6254" calcext:value-type="float">
            <text:p><text:s text:c="3"/>6,254</text:p>
          </table:table-cell>
          <table:table-cell table:style-name="ce57" office:value-type="float" office:value="6253" calcext:value-type="float">
            <text:p><text:s text:c="3"/>6,253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5" calcext:value-type="float">
            <text:p><text:s text:c="3"/>215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117" calcext:value-type="float">
            <text:p><text:s text:c="3"/>117</text:p>
          </table:table-cell>
          <table:table-cell table:style-name="ce57" office:value-type="float" office:value="18" calcext:value-type="float">
            <text:p><text:s text:c="3"/>18</text:p>
          </table:table-cell>
          <table:table-cell table:style-name="ce57" office:value-type="float" office:value="6" calcext:value-type="float">
            <text:p><text:s text:c="3"/>6</text:p>
          </table:table-cell>
          <table:table-cell table:style-name="ce57" office:value-type="float" office:value="12" calcext:value-type="float">
            <text:p><text:s text:c="3"/>12</text:p>
          </table:table-cell>
          <table:table-cell table:style-name="ce57" office:value-type="float" office:value="263" calcext:value-type="float">
            <text:p><text:s text:c="3"/>263</text:p>
          </table:table-cell>
          <table:table-cell table:style-name="ce57" office:value-type="float" office:value="133" calcext:value-type="float">
            <text:p><text:s text:c="3"/>133</text:p>
          </table:table-cell>
          <table:table-cell table:style-name="ce57" office:value-type="float" office:value="130" calcext:value-type="float">
            <text:p><text:s text:c="3"/>130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3" calcext:value-type="float">
            <text:p><text:s text:c="3"/>133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50" calcext:value-type="float">
            <text:p><text:s text:c="3"/>50</text:p>
          </table:table-cell>
          <table:table-cell table:style-name="ce57" office:value-type="float" office:value="6624" calcext:value-type="float">
            <text:p><text:s text:c="3"/>6,624</text:p>
          </table:table-cell>
          <table:table-cell table:style-name="ce57" office:value-type="float" office:value="6131" calcext:value-type="float">
            <text:p><text:s text:c="3"/>6,131</text:p>
          </table:table-cell>
          <table:table-cell table:style-name="ce57" office:value-type="float" office:value="6130" calcext:value-type="float">
            <text:p><text:s text:c="3"/>6,130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215" calcext:value-type="float">
            <text:p><text:s text:c="3"/>215</text:p>
          </table:table-cell>
          <table:table-cell table:style-name="ce57" office:value-type="float" office:value="98" calcext:value-type="float">
            <text:p><text:s text:c="3"/>98</text:p>
          </table:table-cell>
          <table:table-cell table:style-name="ce57" office:value-type="float" office:value="117" calcext:value-type="float">
            <text:p><text:s text:c="3"/>117</text:p>
          </table:table-cell>
          <table:table-cell table:style-name="ce57" office:value-type="float" office:value="16" calcext:value-type="float">
            <text:p><text:s text:c="3"/>16</text:p>
          </table:table-cell>
          <table:table-cell table:style-name="ce57" office:value-type="float" office:value="5" calcext:value-type="float">
            <text:p><text:s text:c="3"/>5</text:p>
          </table:table-cell>
          <table:table-cell table:style-name="ce57" office:value-type="float" office:value="11" calcext:value-type="float">
            <text:p><text:s text:c="3"/>11</text:p>
          </table:table-cell>
          <table:table-cell table:style-name="ce57" office:value-type="float" office:value="262" calcext:value-type="float">
            <text:p><text:s text:c="3"/>262</text:p>
          </table:table-cell>
          <table:table-cell table:style-name="ce57" office:value-type="float" office:value="133" calcext:value-type="float">
            <text:p><text:s text:c="3"/>133</text:p>
          </table:table-cell>
          <table:table-cell table:style-name="ce57" office:value-type="float" office:value="129" calcext:value-type="float">
            <text:p><text:s text:c="3"/>129</text:p>
          </table:table-cell>
          <table:table-cell table:style-name="ce57" office:value-type="float" office:value="213" calcext:value-type="float">
            <text:p><text:s text:c="3"/>213</text:p>
          </table:table-cell>
          <table:table-cell table:style-name="ce57" office:value-type="float" office:value="133" calcext:value-type="float">
            <text:p><text:s text:c="3"/>133</text:p>
          </table:table-cell>
          <table:table-cell table:style-name="ce57" office:value-type="float" office:value="80" calcext:value-type="float">
            <text:p><text:s text:c="3"/>80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49" calcext:value-type="float">
            <text:p><text:s text:c="3"/>49</text:p>
          </table:table-cell>
          <table:table-cell table:style-name="ce57" office:value-type="float" office:value="126" calcext:value-type="float">
            <text:p><text:s text:c="3"/>126</text:p>
          </table:table-cell>
          <table:table-cell table:number-columns-repeated="2" table:style-name="ce57" office:value-type="float" office:value="123" calcext:value-type="float">
            <text:p><text:s text:c="3"/>123</text:p>
          </table:table-cell>
          <table:table-cell table:number-columns-repeated="4" table:style-name="ce57" office:value-type="float" office:value="0" calcext:value-type="float">
            <text:p>—</text:p>
          </table:table-cell>
          <table:table-cell table:style-name="ce57" office:value-type="float" office:value="2" calcext:value-type="float">
            <text:p><text:s text:c="3"/>2</text:p>
          </table:table-cell>
          <table:table-cell table:number-columns-repeated="3"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number-columns-repeated="3" table:style-name="ce57" office:value-type="float" office:value="0" calcext:value-type="float">
            <text:p>—</text:p>
          </table:table-cell>
          <table:table-cell table:style-name="ce57" office:value-type="float" office:value="1" calcext:value-type="float">
            <text:p><text:s text:c="3"/>1</text:p>
          </table:table-cell>
          <table:table-cell table:style-name="ce57" office:value-type="float" office:value="0" calcext:value-type="float">
            <text:p>—</text:p>
          </table:table-cell>
          <table:table-cell table:style-name="ce117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男</text:p>
          </table:table-cell>
          <table:table-cell table:style-name="ce58" office:value-type="float" office:value="3344" calcext:value-type="float">
            <text:p><text:s text:c="3"/>3,344</text:p>
          </table:table-cell>
          <table:table-cell table:number-columns-repeated="2" table:style-name="ce58" office:value-type="float" office:value="3258" calcext:value-type="float">
            <text:p><text:s text:c="3"/>3,258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50" calcext:value-type="float">
            <text:p><text:s text:c="3"/>50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6" calcext:value-type="float">
            <text:p><text:s text:c="3"/>36</text:p>
          </table:table-cell>
          <table:table-cell table:style-name="ce58" office:value-type="float" office:value="3312" calcext:value-type="float">
            <text:p><text:s text:c="3"/>3,312</text:p>
          </table:table-cell>
          <table:table-cell table:number-columns-repeated="2" table:style-name="ce58" office:value-type="float" office:value="3227" calcext:value-type="float">
            <text:p><text:s text:c="3"/>3,227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27" calcext:value-type="float">
            <text:p><text:s text:c="3"/>27</text:p>
          </table:table-cell>
          <table:table-cell table:style-name="ce58" office:value-type="float" office:value="10" calcext:value-type="float">
            <text:p><text:s text:c="3"/>10</text:p>
          </table:table-cell>
          <table:table-cell table:style-name="ce58" office:value-type="float" office:value="17" calcext:value-type="float">
            <text:p><text:s text:c="3"/>17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49" calcext:value-type="float">
            <text:p><text:s text:c="3"/>49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35" calcext:value-type="float">
            <text:p><text:s text:c="3"/>35</text:p>
          </table:table-cell>
          <table:table-cell table:style-name="ce58" office:value-type="float" office:value="32" calcext:value-type="float">
            <text:p><text:s text:c="3"/>32</text:p>
          </table:table-cell>
          <table:table-cell table:number-columns-repeated="2" table:style-name="ce58" office:value-type="float" office:value="31" calcext:value-type="float">
            <text:p><text:s text:c="3"/>31</text:p>
          </table:table-cell>
          <table:table-cell table:number-columns-repeated="7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number-columns-repeated="3" table:style-name="ce58" office:value-type="float" office:value="0" calcext:value-type="float">
            <text:p>—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0" calcext:value-type="float">
            <text:p>—</text:p>
          </table:table-cell>
          <table:table-cell table:style-name="ce118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0"/>
          <table:table-cell table:style-name="ce20" office:value-type="string" calcext:value-type="string">
            <text:p>女</text:p>
          </table:table-cell>
          <table:table-cell table:style-name="ce58" office:value-type="float" office:value="3406" calcext:value-type="float">
            <text:p><text:s text:c="3"/>3,406</text:p>
          </table:table-cell>
          <table:table-cell table:style-name="ce58" office:value-type="float" office:value="2996" calcext:value-type="float">
            <text:p><text:s text:c="3"/>2,996</text:p>
          </table:table-cell>
          <table:table-cell table:style-name="ce58" office:value-type="float" office:value="2995" calcext:value-type="float">
            <text:p><text:s text:c="3"/>2,995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9" calcext:value-type="float">
            <text:p><text:s text:c="3"/>9</text:p>
          </table:table-cell>
          <table:table-cell table:style-name="ce58" office:value-type="float" office:value="3" calcext:value-type="float">
            <text:p><text:s text:c="3"/>3</text:p>
          </table:table-cell>
          <table:table-cell table:style-name="ce58" office:value-type="float" office:value="6" calcext:value-type="float">
            <text:p><text:s text:c="3"/>6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3312" calcext:value-type="float">
            <text:p><text:s text:c="3"/>3,312</text:p>
          </table:table-cell>
          <table:table-cell table:style-name="ce58" office:value-type="float" office:value="2904" calcext:value-type="float">
            <text:p><text:s text:c="3"/>2,904</text:p>
          </table:table-cell>
          <table:table-cell table:style-name="ce58" office:value-type="float" office:value="2903" calcext:value-type="float">
            <text:p><text:s text:c="3"/>2,903</text:p>
          </table:table-cell>
          <table:table-cell table:style-name="ce58" office:value-type="float" office:value="1" calcext:value-type="float">
            <text:p><text:s text:c="3"/>1</text:p>
          </table:table-cell>
          <table:table-cell table:style-name="ce58" office:value-type="float" office:value="188" calcext:value-type="float">
            <text:p><text:s text:c="3"/>188</text:p>
          </table:table-cell>
          <table:table-cell table:style-name="ce58" office:value-type="float" office:value="88" calcext:value-type="float">
            <text:p><text:s text:c="3"/>88</text:p>
          </table:table-cell>
          <table:table-cell table:style-name="ce58" office:value-type="float" office:value="100" calcext:value-type="float">
            <text:p><text:s text:c="3"/>100</text:p>
          </table:table-cell>
          <table:table-cell table:style-name="ce58" office:value-type="float" office:value="7" calcext:value-type="float">
            <text:p><text:s text:c="3"/>7</text:p>
          </table:table-cell>
          <table:table-cell table:style-name="ce58" office:value-type="float" office:value="2" calcext:value-type="float">
            <text:p><text:s text:c="3"/>2</text:p>
          </table:table-cell>
          <table:table-cell table:style-name="ce58" office:value-type="float" office:value="5" calcext:value-type="float">
            <text:p><text:s text:c="3"/>5</text:p>
          </table:table-cell>
          <table:table-cell table:style-name="ce58" office:value-type="float" office:value="213" calcext:value-type="float">
            <text:p><text:s text:c="3"/>213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80" calcext:value-type="float">
            <text:p><text:s text:c="3"/>80</text:p>
          </table:table-cell>
          <table:table-cell table:style-name="ce58" office:value-type="float" office:value="199" calcext:value-type="float">
            <text:p><text:s text:c="3"/>199</text:p>
          </table:table-cell>
          <table:table-cell table:style-name="ce58" office:value-type="float" office:value="133" calcext:value-type="float">
            <text:p><text:s text:c="3"/>133</text:p>
          </table:table-cell>
          <table:table-cell table:style-name="ce58" office:value-type="float" office:value="66" calcext:value-type="float">
            <text:p><text:s text:c="3"/>66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0" calcext:value-type="float">
            <text:p>—</text:p>
          </table:table-cell>
          <table:table-cell table:style-name="ce58" office:value-type="float" office:value="14" calcext:value-type="float">
            <text:p><text:s text:c="3"/>14</text:p>
          </table:table-cell>
          <table:table-cell table:style-name="ce58" office:value-type="float" office:value="94" calcext:value-type="float">
            <text:p><text:s text:c="3"/>94</text:p>
          </table:table-cell>
          <table:table-cell table:number-columns-repeated="2" table:style-name="ce58" office:value-type="float" office:value="92" calcext:value-type="float">
            <text:p><text:s text:c="3"/>92</text:p>
          </table:table-cell>
          <table:table-cell table:number-columns-repeated="4" table:style-name="ce58" office:value-type="float" office:value="0" calcext:value-type="float">
            <text:p>—</text:p>
          </table:table-cell>
          <table:table-cell table:style-name="ce58" office:value-type="float" office:value="2" calcext:value-type="float">
            <text:p><text:s text:c="3"/>2</text:p>
          </table:table-cell>
          <table:table-cell table:number-columns-repeated="2" table:style-name="ce58" office:value-type="float" office:value="1" calcext:value-type="float">
            <text:p><text:s text:c="3"/>1</text:p>
          </table:table-cell>
          <table:table-cell table:number-columns-repeated="8" table:style-name="ce58" office:value-type="float" office:value="0" calcext:value-type="float">
            <text:p>—</text:p>
          </table:table-cell>
          <table:table-cell table:style-name="ce118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21" office:value-type="string" calcext:value-type="string" table:number-columns-spanned="1" table:number-rows-spanned="3">
            <text:p>1月</text:p>
          </table:table-cell>
          <table:table-cell table:style-name="ce21" office:value-type="string" calcext:value-type="string">
            <text:p>計</text:p>
          </table:table-cell>
          <table:table-cell table:style-name="ce59" office:value-type="float" office:value="6750" calcext:value-type="float">
            <text:p><text:s text:c="3"/>6,750</text:p>
          </table:table-cell>
          <table:table-cell table:style-name="ce59" office:value-type="float" office:value="6254" calcext:value-type="float">
            <text:p><text:s text:c="3"/>6,254</text:p>
          </table:table-cell>
          <table:table-cell table:style-name="ce59" office:value-type="float" office:value="6253" calcext:value-type="float">
            <text:p><text:s text:c="3"/>6,253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8" calcext:value-type="float">
            <text:p><text:s text:c="3"/>18</text:p>
          </table:table-cell>
          <table:table-cell table:style-name="ce59" office:value-type="float" office:value="6" calcext:value-type="float">
            <text:p><text:s text:c="3"/>6</text:p>
          </table:table-cell>
          <table:table-cell table:style-name="ce59" office:value-type="float" office:value="12" calcext:value-type="float">
            <text:p><text:s text:c="3"/>12</text:p>
          </table:table-cell>
          <table:table-cell table:style-name="ce59" office:value-type="float" office:value="263" calcext:value-type="float">
            <text:p><text:s text:c="3"/>26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30" calcext:value-type="float">
            <text:p><text:s text:c="3"/>130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50" calcext:value-type="float">
            <text:p><text:s text:c="3"/>50</text:p>
          </table:table-cell>
          <table:table-cell table:style-name="ce59" office:value-type="float" office:value="6624" calcext:value-type="float">
            <text:p><text:s text:c="3"/>6,624</text:p>
          </table:table-cell>
          <table:table-cell table:style-name="ce59" office:value-type="float" office:value="6131" calcext:value-type="float">
            <text:p><text:s text:c="3"/>6,131</text:p>
          </table:table-cell>
          <table:table-cell table:style-name="ce59" office:value-type="float" office:value="6130" calcext:value-type="float">
            <text:p><text:s text:c="3"/>6,130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215" calcext:value-type="float">
            <text:p><text:s text:c="3"/>215</text:p>
          </table:table-cell>
          <table:table-cell table:style-name="ce59" office:value-type="float" office:value="98" calcext:value-type="float">
            <text:p><text:s text:c="3"/>98</text:p>
          </table:table-cell>
          <table:table-cell table:style-name="ce59" office:value-type="float" office:value="117" calcext:value-type="float">
            <text:p><text:s text:c="3"/>117</text:p>
          </table:table-cell>
          <table:table-cell table:style-name="ce59" office:value-type="float" office:value="16" calcext:value-type="float">
            <text:p><text:s text:c="3"/>16</text:p>
          </table:table-cell>
          <table:table-cell table:style-name="ce59" office:value-type="float" office:value="5" calcext:value-type="float">
            <text:p><text:s text:c="3"/>5</text:p>
          </table:table-cell>
          <table:table-cell table:style-name="ce59" office:value-type="float" office:value="11" calcext:value-type="float">
            <text:p><text:s text:c="3"/>11</text:p>
          </table:table-cell>
          <table:table-cell table:style-name="ce59" office:value-type="float" office:value="262" calcext:value-type="float">
            <text:p><text:s text:c="3"/>262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129" calcext:value-type="float">
            <text:p><text:s text:c="3"/>129</text:p>
          </table:table-cell>
          <table:table-cell table:style-name="ce59" office:value-type="float" office:value="213" calcext:value-type="float">
            <text:p><text:s text:c="3"/>213</text:p>
          </table:table-cell>
          <table:table-cell table:style-name="ce59" office:value-type="float" office:value="133" calcext:value-type="float">
            <text:p><text:s text:c="3"/>133</text:p>
          </table:table-cell>
          <table:table-cell table:style-name="ce59" office:value-type="float" office:value="80" calcext:value-type="float">
            <text:p><text:s text:c="3"/>80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49" calcext:value-type="float">
            <text:p><text:s text:c="3"/>49</text:p>
          </table:table-cell>
          <table:table-cell table:style-name="ce59" office:value-type="float" office:value="126" calcext:value-type="float">
            <text:p><text:s text:c="3"/>126</text:p>
          </table:table-cell>
          <table:table-cell table:number-columns-repeated="2" table:style-name="ce59" office:value-type="float" office:value="123" calcext:value-type="float">
            <text:p><text:s text:c="3"/>123</text:p>
          </table:table-cell>
          <table:table-cell table:number-columns-repeated="4" table:style-name="ce59" office:value-type="float" office:value="0" calcext:value-type="float">
            <text:p>—</text:p>
          </table:table-cell>
          <table:table-cell table:style-name="ce59" office:value-type="float" office:value="2" calcext:value-type="float">
            <text:p><text:s text:c="3"/>2</text:p>
          </table:table-cell>
          <table:table-cell table:number-columns-repeated="3"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number-columns-repeated="3" table:style-name="ce59" office:value-type="float" office:value="0" calcext:value-type="float">
            <text:p>—</text:p>
          </table:table-cell>
          <table:table-cell table:style-name="ce59" office:value-type="float" office:value="1" calcext:value-type="float">
            <text:p><text:s text:c="3"/>1</text:p>
          </table:table-cell>
          <table:table-cell table:style-name="ce59" office:value-type="float" office:value="0" calcext:value-type="float">
            <text:p>—</text:p>
          </table:table-cell>
          <table:table-cell table:style-name="ce119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男</text:p>
          </table:table-cell>
          <table:table-cell table:style-name="ce60" office:value-type="float" office:value="3344" calcext:value-type="float">
            <text:p><text:s text:c="3"/>3,344</text:p>
          </table:table-cell>
          <table:table-cell table:number-columns-repeated="2" table:style-name="ce60" office:value-type="float" office:value="3258" calcext:value-type="float">
            <text:p><text:s text:c="3"/>3,258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50" calcext:value-type="float">
            <text:p><text:s text:c="3"/>50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6" calcext:value-type="float">
            <text:p><text:s text:c="3"/>36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number-columns-repeated="2" table:style-name="ce60" office:value-type="float" office:value="3227" calcext:value-type="float">
            <text:p><text:s text:c="3"/>3,227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27" calcext:value-type="float">
            <text:p><text:s text:c="3"/>27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17" calcext:value-type="float">
            <text:p><text:s text:c="3"/>17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49" calcext:value-type="float">
            <text:p><text:s text:c="3"/>49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35" calcext:value-type="float">
            <text:p><text:s text:c="3"/>35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number-columns-repeated="2" table:style-name="ce60" office:value-type="float" office:value="31" calcext:value-type="float">
            <text:p><text:s text:c="3"/>31</text:p>
          </table:table-cell>
          <table:table-cell table:number-columns-repeated="7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number-columns-repeated="3" table:style-name="ce60" office:value-type="float" office:value="0" calcext:value-type="float">
            <text:p>—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number-columns-repeated="965"/>
        </table:table-row>
        <table:table-row table:style-name="ro7">
          <table:covered-table-cell table:style-name="ce22"/>
          <table:table-cell table:style-name="ce22" office:value-type="string" calcext:value-type="string">
            <text:p>女</text:p>
          </table:table-cell>
          <table:table-cell table:style-name="ce60" office:value-type="float" office:value="3406" calcext:value-type="float">
            <text:p><text:s text:c="3"/>3,406</text:p>
          </table:table-cell>
          <table:table-cell table:style-name="ce60" office:value-type="float" office:value="2996" calcext:value-type="float">
            <text:p><text:s text:c="3"/>2,996</text:p>
          </table:table-cell>
          <table:table-cell table:style-name="ce60" office:value-type="float" office:value="2995" calcext:value-type="float">
            <text:p><text:s text:c="3"/>2,995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3312" calcext:value-type="float">
            <text:p><text:s text:c="3"/>3,312</text:p>
          </table:table-cell>
          <table:table-cell table:style-name="ce60" office:value-type="float" office:value="2904" calcext:value-type="float">
            <text:p><text:s text:c="3"/>2,904</text:p>
          </table:table-cell>
          <table:table-cell table:style-name="ce60" office:value-type="float" office:value="2903" calcext:value-type="float">
            <text:p><text:s text:c="3"/>2,903</text:p>
          </table:table-cell>
          <table:table-cell table:style-name="ce60" office:value-type="float" office:value="1" calcext:value-type="float">
            <text:p><text:s text:c="3"/>1</text:p>
          </table:table-cell>
          <table:table-cell table:style-name="ce60" office:value-type="float" office:value="188" calcext:value-type="float">
            <text:p><text:s text:c="3"/>188</text:p>
          </table:table-cell>
          <table:table-cell table:style-name="ce60" office:value-type="float" office:value="88" calcext:value-type="float">
            <text:p><text:s text:c="3"/>88</text:p>
          </table:table-cell>
          <table:table-cell table:style-name="ce60" office:value-type="float" office:value="100" calcext:value-type="float">
            <text:p><text:s text:c="3"/>100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2" calcext:value-type="float">
            <text:p><text:s text:c="3"/>2</text:p>
          </table:table-cell>
          <table:table-cell table:style-name="ce60" office:value-type="float" office:value="5" calcext:value-type="float">
            <text:p><text:s text:c="3"/>5</text:p>
          </table:table-cell>
          <table:table-cell table:style-name="ce60" office:value-type="float" office:value="213" calcext:value-type="float">
            <text:p><text:s text:c="3"/>213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80" calcext:value-type="float">
            <text:p><text:s text:c="3"/>80</text:p>
          </table:table-cell>
          <table:table-cell table:style-name="ce60" office:value-type="float" office:value="199" calcext:value-type="float">
            <text:p><text:s text:c="3"/>199</text:p>
          </table:table-cell>
          <table:table-cell table:style-name="ce60" office:value-type="float" office:value="133" calcext:value-type="float">
            <text:p><text:s text:c="3"/>133</text:p>
          </table:table-cell>
          <table:table-cell table:style-name="ce60" office:value-type="float" office:value="66" calcext:value-type="float">
            <text:p><text:s text:c="3"/>66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0" calcext:value-type="float">
            <text:p>—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office:value-type="float" office:value="94" calcext:value-type="float">
            <text:p><text:s text:c="3"/>94</text:p>
          </table:table-cell>
          <table:table-cell table:number-columns-repeated="2" table:style-name="ce60" office:value-type="float" office:value="92" calcext:value-type="float">
            <text:p><text:s text:c="3"/>92</text:p>
          </table:table-cell>
          <table:table-cell table:number-columns-repeated="4" table:style-name="ce60" office:value-type="float" office:value="0" calcext:value-type="float">
            <text:p>—</text:p>
          </table:table-cell>
          <table:table-cell table:style-name="ce60" office:value-type="float" office:value="2" calcext:value-type="float">
            <text:p><text:s text:c="3"/>2</text:p>
          </table:table-cell>
          <table:table-cell table:number-columns-repeated="2" table:style-name="ce60" office:value-type="float" office:value="1" calcext:value-type="float">
            <text:p><text:s text:c="3"/>1</text:p>
          </table:table-cell>
          <table:table-cell table:number-columns-repeated="8" table:style-name="ce60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number-columns-repeated="965"/>
        </table:table-row>
        <table:table-row table:style-name="ro7">
          <table:table-cell table:style-name="ce149"/>
          <table:table-cell table:style-name="ce153"/>
          <table:table-cell table:style-name="ce166" office:value-type="string" calcext:value-type="string">
            <text:p>說明：1.本表按登記日期統計，95年以前未有設籍情形統計。</text:p>
          </table:table-cell>
          <table:table-cell table:style-name="ce171" table:number-columns-repeated="3"/>
          <table:table-cell table:style-name="ce173" table:number-columns-repeated="4"/>
          <table:table-cell table:style-name="ce174" table:number-columns-spanned="2" table:number-rows-spanned="1"/>
          <table:covered-table-cell table:style-name="ce174"/>
          <table:table-cell table:style-name="ce171" table:number-columns-repeated="4"/>
          <table:table-cell table:style-name="ce149" table:number-columns-repeated="2"/>
          <table:table-cell table:style-name="ce179"/>
          <table:table-cell table:style-name="ce180"/>
          <table:table-cell table:style-name="ce149" table:number-columns-repeated="22"/>
          <table:table-cell table:style-name="ce201" table:number-columns-repeated="10"/>
          <table:table-cell table:style-name="ce149" table:number-columns-repeated="6"/>
          <table:table-cell table:style-name="ce147" office:value-type="string" calcext:value-type="string">
            <text:p>內政部戶政司編製</text:p>
          </table:table-cell>
          <table:table-cell table:number-columns-repeated="965"/>
        </table:table-row>
        <table:table-row table:style-name="ro7">
          <table:table-cell table:number-columns-repeated="2"/>
          <table:table-cell table:style-name="ce26" office:value-type="string" calcext:value-type="string">
            <text:p>     <text:s/>2.本國籍未設籍欄位係指臺灣地區無戶籍國民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3.本表係統計結婚者之原屬國籍(地區)，凡外國籍或大陸、港澳地區人士取得我國國籍者，仍以其原屬國籍(地區)統計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26" office:value-type="string" calcext:value-type="string">
            <text:p><text:s text:c="6"/>4.終止結婚(相同性別)原屬國籍(地區)有部分為大陸、港澳地區或東南亞人士(同婚尚未合法國家)，乃係其已取得我國國籍故可辦理登記。</text:p>
          </table:table-cell>
          <table:table-cell table:style-name="ce168"/>
          <table:table-cell table:style-name="ce167" table:number-columns-repeated="2"/>
          <table:table-cell table:style-name="ce168" table:number-columns-repeated="16"/>
          <table:table-cell/>
          <table:table-cell table:style-name="ce169" table:number-columns-repeated="18"/>
          <table:table-cell/>
          <table:table-cell table:style-name="ce169" table:number-columns-repeated="10"/>
          <table:table-cell table:number-columns-repeated="972"/>
        </table:table-row>
        <table:table-row table:style-name="ro7">
          <table:table-cell/>
          <table:table-cell table:style-name="ce139"/>
          <table:table-cell table:style-name="ce26" office:value-type="string" calcext:value-type="string">
            <text:p><text:s text:c="6"/>5.外裔係指外國籍歸化（取得）我國國籍者，其中已設籍係指已辦理初設戶籍登記者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/>
          <table:table-cell table:style-name="ce154"/>
          <table:table-cell table:style-name="ce26" office:value-type="string" calcext:value-type="string">
            <text:p><text:s text:c="6"/>6.終止結婚(相同性別)資料係自108年5月24日起統計。</text:p>
          </table:table-cell>
          <table:table-cell table:style-name="ce168" table:number-columns-repeated="19"/>
          <table:table-cell table:style-name="ce169" table:number-columns-repeated="30"/>
          <table:table-cell table:number-columns-repeated="972"/>
        </table:table-row>
        <table:table-row table:style-name="ro7">
          <table:table-cell table:style-name="ce139" table:number-columns-repeated="2"/>
          <table:table-cell table:style-name="ce167"/>
          <table:table-cell table:style-name="ce168" table:number-columns-repeated="19"/>
          <table:table-cell table:style-name="ce189"/>
          <table:table-cell table:style-name="ce169" table:number-columns-repeated="18"/>
          <table:table-cell table:style-name="ce189"/>
          <table:table-cell table:style-name="ce169" table:number-columns-repeated="10"/>
          <table:table-cell table:number-columns-repeated="972"/>
        </table:table-row>
        <table:table-row table:style-name="ro7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19">
          <table:table-cell table:number-columns-repeated="2"/>
          <table:table-cell table:style-name="ce168" table:number-columns-repeated="20"/>
          <table:table-cell table:style-name="ce169" table:number-columns-repeated="30"/>
          <table:table-cell table:number-columns-repeated="972"/>
        </table:table-row>
        <table:table-row table:style-name="ro7" table:number-rows-repeated="99">
          <table:table-cell table:number-columns-repeated="2"/>
          <table:table-cell table:style-name="ce169" table:number-columns-repeated="50"/>
          <table:table-cell table:number-columns-repeated="972"/>
        </table:table-row>
        <table:table-row table:style-name="ro7" table:number-rows-repeated="1048365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09離-年月別'.$A$1" table:cell-range-address="$'09離-設籍情形'.$A$1:.$BG$108" table:range-usable-as="print-range"/>
          <table:named-expression table:name="Excel_BuiltIn_Print_Titles" table:base-cell-address="$'09離-年月別'.$A$1" table:expression="[$'09離-設籍情形'.$A$1:.$B$1048576];[$'09離-設籍情形'.$A$1:.$AMJ$6]"/>
        </table:named-expressions>
      </table:table>
      <table:named-expressions>
        <table:named-expression table:name="Excel_BuiltIn_Print_Area" table:base-cell-address="$'09離-年月別'.$A$1" table:expression="['smb://192.168.167.105/d/Documents%20and%20Settings/Administrator/%E6%A1%8C%E9%9D%A2/%E8%8B%97%E6%A0%97.xls'#$''.$V$7:.$AW$43]"/>
        <table:named-expression table:name="NAME" table:base-cell-address="$'09離-年月別'.$A$1" table:expression="['smb://192.168.167.105/d/Documents%20and%20Settings/Administrator/%E6%A1%8C%E9%9D%A2/%E8%8B%97%E6%A0%97.xls'#$''.$BZ$11:.$CA$39]"/>
        <table:named-expression table:name="PRINT_AREA_MI" table:base-cell-address="$'09離-年月別'.$A$1" table:expression="['smb://192.168.167.105/d/Documents%20and%20Settings/Administrator/%E6%A1%8C%E9%9D%A2/%E8%8B%97%E6%A0%97.xls'#$''.$V$7:.$AW$43]"/>
        <table:named-expression table:name="P_1" table:base-cell-address="$'09離-年月別'.$A$1" table:expression="['smb://192.168.167.105/d/Documents%20and%20Settings/Administrator/%E6%A1%8C%E9%9D%A2/%E8%8B%97%E6%A0%97.xls'#$''.$A$7:.$U$40]"/>
        <table:named-expression table:name="P_11" table:base-cell-address="$'09離-年月別'.$A$1" table:expression="['smb://192.168.167.105/d/Documents%20and%20Settings/Administrator/%E6%A1%8C%E9%9D%A2/%E8%8B%97%E6%A0%97.xls'#$''.$A$87:.$M$119]"/>
        <table:named-expression table:name="P_2" table:base-cell-address="$'09離-年月別'.$A$1" table:expression="['smb://192.168.167.105/d/Documents%20and%20Settings/Administrator/%E6%A1%8C%E9%9D%A2/%E8%8B%97%E6%A0%97.xls'#$''.$V$7:.$AW$43]"/>
        <table:named-expression table:name="\a" table:base-cell-address="$'09離-年月別'.$A$1" table:expression="['smb://192.168.167.105/d/Documents%20and%20Settings/Administrator/%E6%A1%8C%E9%9D%A2/%E8%8B%97%E6%A0%97.xls'#$''.$B$80]"/>
        <table:named-expression table:name="\b" table:base-cell-address="$'09離-年月別'.$A$1" table:expression="['smb://192.168.167.105/d/Documents%20and%20Settings/Administrator/%E6%A1%8C%E9%9D%A2/%E8%8B%97%E6%A0%97.xls'#$''.$B$40]"/>
        <table:named-expression table:name="_Fill" table:base-cell-address="$'09離-年月別'.$A$1" table:expression="['file:///Users/moi1849/Desktop/123/3/1.%E6%9C%88%E5%A0%B1/06%E9%80%9F(%E6%9C%88)%E5%A0%B1%E5%A5%97%E5%8D%B0/11012/%E4%B8%8A%E7%B6%B2%E5%90%84%E6%9C%8808%E5%8F%8A09%E5%85%AC%E5%BC%8F(12%E6%9C%88).xls'#$''.$G$5]"/>
        <table:named-expression table:name="出生" table:base-cell-address="$'09離-年月別'.$A$1" table:expression="['file:///Users/moi1849/Desktop/123/3/1.%E6%9C%88%E5%A0%B1/06%E9%80%9F(%E6%9C%88)%E5%A0%B1%E5%A5%97%E5%8D%B0/11012/%E4%B8%8A%E7%B6%B2%E5%90%84%E6%9C%8808%E5%8F%8A09%E5%85%AC%E5%BC%8F(12%E6%9C%88).xls'#$''.$V$14:.$V$34]"/>
        <table:named-expression table:name="月底人口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T$14:.$AU$34]"/>
        <table:named-expression table:name="死亡" table:base-cell-address="$'09離-年月別'.$A$1" table:expression="['file:///Users/moi1849/Desktop/123/3/1.%E6%9C%88%E5%A0%B1/06%E9%80%9F(%E6%9C%88)%E5%A0%B1%E5%A5%97%E5%8D%B0/11012/%E4%B8%8A%E7%B6%B2%E5%90%84%E6%9C%8808%E5%8F%8A09%E5%85%AC%E5%BC%8F(12%E6%9C%88).xls'#$''.$Y$14:.$Y$34]"/>
        <table:named-expression table:name="結婚" table:base-cell-address="$'09離-年月別'.$A$1" table:expression="['file:///Users/moi1849/Desktop/123/3/1.%E6%9C%88%E5%A0%B1/06%E9%80%9F(%E6%9C%88)%E5%A0%B1%E5%A5%97%E5%8D%B0/11012/%E4%B8%8A%E7%B6%B2%E5%90%84%E6%9C%8808%E5%8F%8A09%E5%85%AC%E5%BC%8F(12%E6%9C%88).xls'#$''.$L$14:.$L$34]"/>
        <table:named-expression table:name="鄰數戶數" table:base-cell-address="$'09離-年月別'.$A$1" table:expression="['file:///Users/moi1849/Desktop/123/3/1.%E6%9C%88%E5%A0%B1/06%E9%80%9F(%E6%9C%88)%E5%A0%B1%E5%A5%97%E5%8D%B0/11012/%E4%B8%8A%E7%B6%B2%E5%90%84%E6%9C%8808%E5%8F%8A09%E5%85%AC%E5%BC%8F(12%E6%9C%88).xls'#$''.$AQ$14:.$AR$34]"/>
        <table:named-expression table:name="離婚" table:base-cell-address="$'09離-年月別'.$A$1" table:expression="['file:///Users/moi1849/Desktop/123/3/1.%E6%9C%88%E5%A0%B1/06%E9%80%9F(%E6%9C%88)%E5%A0%B1%E5%A5%97%E5%8D%B0/11012/%E4%B8%8A%E7%B6%B2%E5%90%84%E6%9C%8808%E5%8F%8A09%E5%85%AC%E5%BC%8F(12%E6%9C%88).xls'#$''.$M$14:.$M$34]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1" svg:font-family="'Times New Roman'"/>
    <style:font-face style:name="新細明體1" svg:font-family="新細明體"/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TW" style:font-name-complex="Noto Sans Devanagari" style:language-complex="hi" style:country-complex="IN"/>
    </style:default-style>
    <number:number-style style:name="N0">
      <number:number number:min-integer-digits="1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6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9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9P2" style:volatile="true">
      <loext:text> </loext:text>
      <loext:fill-character> </loext:fill-character>
      <number:text>-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fill-character> </loext:fill-character>
      <number:number number:decimal-places="0" loext:min-decimal-places="0" number:min-integer-digits="1" number:grouping="true"/>
    </number:number-style>
    <number:number-style style:name="N15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58">
      <number:text>－</number:text>
      <style:map style:condition="value()&gt;0" style:apply-style-name="N158P0"/>
      <style:map style:condition="value()&lt;0" style:apply-style-name="N158P1"/>
    </number:number-style>
    <number:number-style style:name="N159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1P2" style:volatile="true">
      <loext:text> </loext:text>
      <loext:fill-character> </loext:fill-character>
      <number:text>- </number:text>
    </number:number-style>
    <number:text-style style:name="N161">
      <number:text> </number:text>
      <number:text-content/>
      <number:text> </number:text>
      <style:map style:condition="value()&gt;0" style:apply-style-name="N161P0"/>
      <style:map style:condition="value()&lt;0" style:apply-style-name="N161P1"/>
      <style:map style:condition="value()=0" style:apply-style-name="N161P2"/>
    </number:text-style>
    <number:number-style style:name="N162P0" style:volatile="true">
      <number:number number:decimal-places="2" loext:min-decimal-places="2" number:min-integer-digits="1" number:grouping="true"/>
    </number:number-style>
    <number:number-style style:name="N162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">
      <number:number number:min-integer-digits="1"/>
      <number:text> </number:text>
    </number:number-style>
    <number:number-style style:name="N164P0" style:volatile="true">
      <number:text>Yes</number:text>
    </number:number-style>
    <number:number-style style:name="N164P1" style:volatile="true">
      <number:text>Yes</number:text>
    </number:number-style>
    <number:number-style style:name="N164">
      <number:text>No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number:text>True</number:text>
    </number:number-style>
    <number:number-style style:name="N165P1" style:volatile="true">
      <number:text>True</number:text>
    </number:number-style>
    <number:number-style style:name="N165">
      <number:text>False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text>On</number:text>
    </number:number-style>
    <number:number-style style:name="N166P1" style:volatile="true">
      <number:text>On</number:text>
    </number:number-style>
    <number:number-style style:name="N166">
      <number:text>Off</number:text>
      <style:map style:condition="value()&gt;0" style:apply-style-name="N166P0"/>
      <style:map style:condition="value()&lt;0" style:apply-style-name="N166P1"/>
    </number:number-style>
    <number:currency-style style:name="N167P0" style:volatile="true"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167">
      <style:text-properties fo:color="#ff0000"/>
      <number:text>(</number:text>
      <number:currency-symbol number:language="zh" number:country="TW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167P0"/>
    </number:currency-style>
    <number:number-style style:name="N16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8P2" style:volatile="true">
      <number:text>—</number:text>
    </number:number-style>
    <number:text-style style:name="N168">
      <number:text/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number number:decimal-places="2" loext:min-decimal-places="2" number:min-integer-digits="1" number:grouping="true"/>
    </number:number-style>
    <number:number-style style:name="N170P1" style:volatile="true">
      <number:text>–</number:text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number:number number:decimal-places="0" loext:min-decimal-places="0" number:min-integer-digits="1" number:grouping="true"/>
    </number:number-style>
    <number:number-style style:name="N171P1" style:volatile="true">
      <number:text>–</number:text>
      <number:number number:decimal-places="0" loext:min-decimal-places="0" number:min-integer-digits="1" number:grouping="true"/>
    </number:number-style>
    <number:number-style style:name="N171">
      <number:text>—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0" loext:min-decimal-places="0" number:min-integer-digits="1" number:grouping="true"/>
    </number:number-style>
    <number:number-style style:name="N173P1" style:volatile="true">
      <number:text>-</number:text>
      <number:number number:decimal-places="0" loext:min-decimal-places="0" number:min-integer-digits="1" number:grouping="true"/>
    </number:number-style>
    <number:number-style style:name="N173">
      <number:text>—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number:number number:decimal-places="0" loext:min-decimal-places="0" number:min-integer-digits="1" number:grouping="true"/>
      <number:text> </number:text>
    </number:number-style>
    <number:number-style style:name="N174P1" style:volatile="true">
      <number:number number:decimal-places="0" loext:min-decimal-places="0" number:min-integer-digits="1" number:grouping="true"/>
      <number:text> </number:text>
    </number:number-style>
    <number:number-style style:name="N174">
      <number:text>— 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75P1" style:volatile="true">
      <number:text>－  </number:text>
      <number:number number:decimal-places="0" loext:min-decimal-places="0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3" number:language="zh" number:country="TW">
      <number:month/>
      <number:text>/</number:text>
      <number:day/>
      <number:text>/</number:text>
      <number:year/>
    </number:date-style>
    <number:date-style style:name="N10144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5" number:language="zh" number:country="TW">
      <number:hours number:style="long"/>
      <number:text>時</number:text>
      <number:minutes number:style="long"/>
      <number:text>分</number:text>
    </number:time-style>
    <number:time-style style:name="N10146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7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49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49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49P0"/>
    </number:currency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1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style:style style:name="Default" style:family="table-cell">
      <style:table-cell-properties fo:padding="0.071cm" style:rotation-align="none"/>
      <style:text-properties style:font-name="新細明體" fo:font-family="新細明體" style:font-family-generic="roman" style:font-pitch="variable" fo:font-size="12pt" style:font-size-asian="12pt" style:font-name-complex="新細明體" style:font-family-complex="新細明體" style:font-family-generic-complex="roman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ccent_20_1_20_1" style:display-name="Accent 1 1" style:family="table-cell" style:parent-style-name="Default">
      <style:table-cell-properties fo:background-color="#00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2_20_1" style:display-name="Accent 2 1" style:family="table-cell" style:parent-style-name="Default">
      <style:table-cell-properties fo:background-color="#80808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3_20_1" style:display-name="Accent 3 1" style:family="table-cell" style:parent-style-name="Default">
      <style:table-cell-properties fo:background-color="#dddddd"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Accent_20_4" style:display-name="Accent 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Bad_20_1" style:display-name="Bad 1" style:family="table-cell" style:parent-style-name="Default">
      <style:table-cell-properties fo:background-color="#ffcccc"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Error_20_1" style:display-name="Error 1" style:family="table-cell" style:parent-style-name="Default">
      <style:table-cell-properties fo:background-color="#cc0000" fo:padding="0.071cm"/>
      <style:text-properties fo:color="#ffffff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Footnote_20_1" style:display-name="Footnote 1" style:family="table-cell" style:parent-style-name="Default">
      <style:table-cell-properties fo:padding="0.071cm"/>
      <style:text-properties fo:color="#80808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Good_20_1" style:display-name="Good 1" style:family="table-cell" style:parent-style-name="Default">
      <style:table-cell-properties fo:background-color="#ccffcc" fo:padding="0.071cm"/>
      <style:text-properties fo:color="#00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1_20_1" style:display-name="Heading 1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2_20_1" style:display-name="Heading 2 1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Heading_20_3" style:display-name="Heading 3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eutral_20_1" style:display-name="Neutral 1" style:family="table-cell" style:parent-style-name="Default">
      <style:table-cell-properties fo:background-color="#ffffcc" fo:padding="0.071cm"/>
      <style:text-properties fo:color="#9966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Note_20_1" style:display-name="Note 1" style:family="table-cell" style:parent-style-name="Default">
      <style:table-cell-properties fo:background-color="#ffffcc" style:diagonal-bl-tr="none" style:diagonal-tl-br="none" fo:border="0.74pt solid #808080" fo:padding="0.071cm" style:rotation-align="none"/>
      <style:text-properties fo:color="#333333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Status_20_1" style:display-name="Status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Text_20_1" style:display-name="Text 1" style:family="table-cell" style:parent-style-name="Default">
      <style:table-cell-properties fo:padding="0.071cm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Warning_20_1" style:display-name="Warning 1" style:family="table-cell" style:parent-style-name="Default">
      <style:table-cell-properties fo:padding="0.071cm"/>
      <style:text-properties fo:color="#cc0000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20_3" style:display-name="一般 3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971112離婚按國籍及設籍情形" style:display-name="一般_971112離婚按國籍及設籍情形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新細明體" style:font-family-complex="新細明體" style:font-family-generic-complex="roman" style:font-pitch-complex="variable" style:font-size-complex="12pt" style:font-style-complex="normal" style:font-weight-complex="normal"/>
    </style:style>
    <style:style style:name="一般_5f_作業要點之表_20_2" style:display-name="一般_作業要點之表 2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name-complex="Courier" style:font-family-complex="Courier" style:font-family-generic-complex="modern" style:font-pitch-complex="fixed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071cm"/>
    </style:style>
    <style:style style:name="千分位_5b_0_5d__20_2" style:display-name="千分位[0] 2" style:family="table-cell" style:parent-style-name="Default" style:data-style-name="N149">
      <style:table-cell-properties fo:padding="0.071cm"/>
    </style:style>
    <style:style style:name="千分位_5b_0_5d__5f_公務統計表格_20_2" style:display-name="千分位[0]_公務統計表格 2" style:family="table-cell" style:parent-style-name="Default" style:data-style-name="N169">
      <style:table-cell-properties fo:padding="0.071c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9.7cm" fo:page-height="21.001cm" style:num-format="1" style:print-orientation="landscape" fo:margin-top="0.801cm" fo:margin-bottom="0.499cm" fo:margin-left="0cm" fo:margin-right="0cm" style:first-page-number="continue" style:scale-to="55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.3cm" fo:margin-left="1.9cm" fo:margin-right="1.9cm" fo:margin-top="0cm"/>
      </style:footer-style>
    </style:page-layout>
    <style:page-layout style:name="Mpm4">
      <style:page-layout-properties fo:page-width="29.7cm" fo:page-height="21.001cm" style:num-format="1" style:print-orientation="landscape" fo:margin-top="1.499cm" fo:margin-bottom="0cm" fo:margin-left="0cm" fo:margin-right="0cm" style:first-page-number="continue" style:scale-to="63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svg:height="0cm" fo:margin-left="1.9cm" fo:margin-right="1.9cm" fo:margin-top="0cm"/>
      </style:footer-style>
    </style:page-layout>
    <style:page-layout style:name="Mpm5">
      <style:page-layout-properties fo:page-width="21.001cm" fo:page-height="29.7cm" style:num-format="1" style:print-orientation="portrait" fo:margin-top="1cm" fo:margin-bottom="0.499cm" fo:margin-left="0cm" fo:margin-right="0cm" style:first-page-number="continue" style:scale-to="50%" style:table-centering="horizontal" style:writing-mode="lr-tb"/>
      <style:header-style>
        <style:header-footer-properties fo:min-height="0.75cm" fo:margin-left="1.9cm" fo:margin-right="1.9cm" fo:margin-bottom="0cm"/>
      </style:header-style>
      <style:footer-style>
        <style:header-footer-properties fo:min-height="0.75cm" fo:margin-left="1.9cm" fo:margin-right="1.9cm" fo:margin-top="0.076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新細明體" fo:font-size="12pt" fo:font-style="normal" fo:text-shadow="none" style:text-underline-style="none" fo:font-weight="normal" style:font-size-asian="12pt" style:font-style-asian="normal" style:font-weight-asian="normal" style:font-name-complex="新細明體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2-04">0000/00/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09離-年月別" style:display-name="PageStyle_09離-年月別" style:page-layout-name="Mpm3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縣市別" style:display-name="PageStyle_09離-縣市別" style:page-layout-name="Mpm4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  <style:master-page style:name="PageStyle_5f_09離-設籍情形" style:display-name="PageStyle_09離-設籍情形" style:page-layout-name="Mpm5">
      <style:header style:display="false"/>
      <style:header-left style:display="false"/>
      <style:footer>
        <text:p><text:span text:style-name="MT1">－</text:span><text:span text:style-name="MT1"><text:page-number>1</text:page-number></text:span><text:span text:style-name="MT1">－</text:span></text:p>
      </style:footer>
      <style:footer-left style:display="false">
        <text:p><text:span text:style-name="MT1">－</text:span><text:span text:style-name="MT1"><text:page-number>1</text:page-number></text:span><text:span text:style-name="MT1">－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creator>紀珮菁(Peggy Chi)</dc:creator>
    <dc:date>2022-06-29T17:02:57</dc:date>
    <meta:print-date>2022-06-29T17:02:50</meta:print-date>
    <meta:document-statistic meta:table-count="3" meta:cell-count="9719" meta:object-count="0"/>
    <meta:generator>LibreOffice/6.4.7.2$Linux_X86_64 LibreOffice_project/40$Build-2</meta:generator>
  </office:meta>
</office:document-meta>
</file>